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3" style:family="graphic" style:parent-style-name="standard">
      <style:graphic-properties draw:stroke="solid" svg:stroke-width="0.022cm" svg:stroke-color="#457b9d" draw:stroke-linejoin="round" svg:stroke-linecap="butt" draw:fill="none" fo:padding-top="0.011cm" fo:padding-bottom="0.011cm" fo:padding-left="0.011cm" fo:padding-right="0.011cm"/>
    </style:style>
    <style:style style:name="gr4" style:family="graphic" style:parent-style-name="standard">
      <style:graphic-properties draw:stroke="solid" svg:stroke-width="0.022cm" svg:stroke-color="#995d81" draw:stroke-linejoin="round" svg:stroke-linecap="butt" draw:fill="none" fo:padding-top="0.011cm" fo:padding-bottom="0.011cm" fo:padding-left="0.011cm" fo:padding-right="0.011cm"/>
    </style:style>
    <style:style style:name="gr5" style:family="graphic" style:parent-style-name="standard">
      <style:graphic-properties draw:stroke="solid" svg:stroke-width="0.022cm" svg:stroke-color="#018530" draw:stroke-linejoin="round" svg:stroke-linecap="butt" draw:fill="none" fo:padding-top="0.011cm" fo:padding-bottom="0.011cm" fo:padding-left="0.011cm" fo:padding-right="0.011cm"/>
    </style:style>
    <style:style style:name="gr6" style:family="graphic" style:parent-style-name="standard">
      <style:graphic-properties draw:stroke="none" draw:fill="solid" draw:fill-color="#457b9d"/>
    </style:style>
    <style:style style:name="gr7" style:family="graphic" style:parent-style-name="standard">
      <style:graphic-properties draw:stroke="solid" svg:stroke-width="0.019cm" svg:stroke-color="#457b9d" draw:stroke-linejoin="round" svg:stroke-linecap="round" draw:fill="none" fo:padding-top="0.009cm" fo:padding-bottom="0.009cm" fo:padding-left="0.009cm" fo:padding-right="0.009cm"/>
    </style:style>
    <style:style style:name="gr8" style:family="graphic" style:parent-style-name="standard">
      <style:graphic-properties draw:stroke="none" draw:fill="solid" draw:fill-color="#995d81"/>
    </style:style>
    <style:style style:name="gr9" style:family="graphic" style:parent-style-name="standard">
      <style:graphic-properties draw:stroke="solid" svg:stroke-width="0.019cm" svg:stroke-color="#995d81" draw:stroke-linejoin="round" svg:stroke-linecap="round" draw:fill="none" fo:padding-top="0.009cm" fo:padding-bottom="0.009cm" fo:padding-left="0.009cm" fo:padding-right="0.009cm"/>
    </style:style>
    <style:style style:name="gr10" style:family="graphic" style:parent-style-name="standard">
      <style:graphic-properties draw:stroke="none" draw:fill="solid" draw:fill-color="#018530"/>
    </style:style>
    <style:style style:name="gr11" style:family="graphic" style:parent-style-name="standard">
      <style:graphic-properties draw:stroke="solid" svg:stroke-width="0.019cm" svg:stroke-color="#018530" draw:stroke-linejoin="round" svg:stroke-linecap="round" draw:fill="none" fo:padding-top="0.009cm" fo:padding-bottom="0.009cm" fo:padding-left="0.009cm" fo:padding-right="0.009cm"/>
    </style:style>
    <style:style style:name="gr12" style:family="graphic" style:parent-style-name="standard">
      <style:graphic-properties draw:stroke="none" draw:fill="solid" draw:fill-color="#457b9d" draw:opacity="30%"/>
    </style:style>
    <style:style style:name="gr13" style:family="graphic" style:parent-style-name="standard">
      <style:graphic-properties draw:stroke="dash" draw:stroke-dash="stroke-dash54" svg:stroke-width="0.03cm" svg:stroke-color="#457b9d" draw:stroke-linejoin="round" svg:stroke-linecap="butt" draw:fill="none" fo:padding-top="0.015cm" fo:padding-bottom="0.015cm" fo:padding-left="0.015cm" fo:padding-right="0.015cm"/>
    </style:style>
    <style:style style:name="gr14" style:family="graphic" style:parent-style-name="standard">
      <style:graphic-properties draw:stroke="none" draw:fill="solid" draw:fill-color="#995d81" draw:opacity="30%"/>
    </style:style>
    <style:style style:name="gr15" style:family="graphic" style:parent-style-name="standard">
      <style:graphic-properties draw:stroke="dash" draw:stroke-dash="stroke-dash54" svg:stroke-width="0.03cm" svg:stroke-color="#995d81" draw:stroke-linejoin="round" svg:stroke-linecap="butt" draw:fill="none" fo:padding-top="0.015cm" fo:padding-bottom="0.015cm" fo:padding-left="0.015cm" fo:padding-right="0.015cm"/>
    </style:style>
    <style:style style:name="gr16" style:family="graphic" style:parent-style-name="standard">
      <style:graphic-properties draw:stroke="none" draw:fill="solid" draw:fill-color="#018530" draw:opacity="30%"/>
    </style:style>
    <style:style style:name="gr17" style:family="graphic" style:parent-style-name="standard">
      <style:graphic-properties draw:stroke="dash" draw:stroke-dash="stroke-dash54" svg:stroke-width="0.03cm" svg:stroke-color="#018530" draw:stroke-linejoin="round" svg:stroke-linecap="butt" draw:fill="none" fo:padding-top="0.015cm" fo:padding-bottom="0.015cm" fo:padding-left="0.015cm" fo:padding-right="0.015cm"/>
    </style:style>
    <style:style style:name="gr18" style:family="graphic" style:parent-style-name="standard">
      <style:graphic-properties draw:stroke="solid" svg:stroke-width="0.037cm" svg:stroke-color="#457b9d" draw:stroke-linejoin="round" svg:stroke-linecap="butt" draw:fill="none" fo:padding-top="0.018cm" fo:padding-bottom="0.018cm" fo:padding-left="0.018cm" fo:padding-right="0.018cm"/>
    </style:style>
    <style:style style:name="gr19" style:family="graphic" style:parent-style-name="standard">
      <style:graphic-properties draw:stroke="solid" svg:stroke-width="0.037cm" svg:stroke-color="#995d81" draw:stroke-linejoin="round" svg:stroke-linecap="butt" draw:fill="none" fo:padding-top="0.018cm" fo:padding-bottom="0.018cm" fo:padding-left="0.018cm" fo:padding-right="0.018cm"/>
    </style:style>
    <style:style style:name="gr20" style:family="graphic" style:parent-style-name="standard">
      <style:graphic-properties draw:stroke="solid" svg:stroke-width="0.037cm" svg:stroke-color="#018530" draw:stroke-linejoin="round" svg:stroke-linecap="butt" draw:fill="none" fo:padding-top="0.018cm" fo:padding-bottom="0.018cm" fo:padding-left="0.018cm" fo:padding-right="0.018cm"/>
    </style:style>
    <style:style style:name="gr21" style:family="graphic" style:parent-style-name="standard">
      <style:graphic-properties draw:stroke="none" draw:fill="none" draw:textarea-horizontal-align="left" draw:textarea-vertical-align="top" draw:auto-grow-height="true" draw:auto-grow-width="true" fo:min-height="0.306cm" fo:min-width="0.2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17cm" fo:min-width="0.189cm" fo:padding-top="0cm" fo:padding-bottom="0cm" fo:padding-left="0cm" fo:padding-right="0cm"/>
      <style:paragraph-properties style:writing-mode="lr-tb"/>
    </style:style>
    <style:style style:name="gr23" style:family="graphic" style:parent-style-name="standard">
      <style:graphic-properties draw:stroke="none" draw:fill="solid" draw:fill-color="#ffffff" draw:opacity="70%"/>
    </style:style>
    <style:style style:name="gr24" style:family="graphic" style:parent-style-name="standard">
      <style:graphic-properties draw:stroke="solid" svg:stroke-width="0.024cm" svg:stroke-color="#000000" draw:stroke-linejoin="round" svg:stroke-linecap="round" draw:fill="solid" draw:fill-color="#6867ac" fo:padding-top="0.012cm" fo:padding-bottom="0.012cm" fo:padding-left="0.012cm" fo:padding-right="0.012cm"/>
    </style:style>
    <style:style style:name="gr25" style:family="graphic" style:parent-style-name="standard">
      <style:graphic-properties draw:stroke="solid" svg:stroke-width="0.024cm" svg:stroke-color="#000000" draw:stroke-linejoin="round" svg:stroke-linecap="round" draw:fill="solid" draw:fill-color="#f69320" fo:padding-top="0.012cm" fo:padding-bottom="0.012cm" fo:padding-left="0.012cm" fo:padding-right="0.012cm"/>
    </style:style>
    <style:style style:name="gr26" style:family="graphic" style:parent-style-name="standard">
      <style:graphic-properties draw:stroke="none" draw:fill="none" draw:textarea-horizontal-align="left" draw:textarea-vertical-align="top" draw:auto-grow-height="true" draw:auto-grow-width="true" fo:min-height="0.306cm" fo:min-width="2.652cm" fo:padding-top="0cm" fo:padding-bottom="0cm" fo:padding-left="0cm" fo:padding-right="0cm"/>
      <style:paragraph-properties style:writing-mode="lr-tb"/>
    </style:style>
    <style:style style:name="gr27" style:family="graphic" style:parent-style-name="standard">
      <style:graphic-properties draw:stroke="solid" svg:stroke-width="0.024cm" svg:stroke-color="#000000" draw:stroke-linejoin="round" svg:stroke-linecap="round" draw:fill="solid" draw:fill-color="#bf1d1e" fo:padding-top="0.012cm" fo:padding-bottom="0.012cm" fo:padding-left="0.012cm" fo:padding-right="0.012cm"/>
    </style:style>
    <style:style style:name="gr28" style:family="graphic" style:parent-style-name="standard">
      <style:graphic-properties draw:stroke="none" draw:fill="none" draw:textarea-horizontal-align="left" draw:textarea-vertical-align="top" draw:auto-grow-height="true" draw:auto-grow-width="true" fo:min-height="0.272cm" fo:min-width="0.62cm" fo:padding-top="0cm" fo:padding-bottom="0cm" fo:padding-left="0cm" fo:padding-right="0cm"/>
      <style:paragraph-properties style:writing-mode="lr-tb"/>
    </style:style>
    <style:style style:name="gr29"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30" style:family="graphic" style:parent-style-name="standard">
      <style:graphic-properties draw:stroke="none" draw:fill="none" draw:textarea-horizontal-align="left" draw:textarea-vertical-align="top" draw:auto-grow-height="true" draw:auto-grow-width="true" fo:min-height="0.319cm" fo:min-width="0.396cm" fo:padding-top="0cm" fo:padding-bottom="0cm" fo:padding-left="0cm" fo:padding-right="0cm"/>
      <style:paragraph-properties style:writing-mode="lr-tb"/>
    </style:style>
    <style:style style:name="gr31"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32" style:family="graphic" style:parent-style-name="standard">
      <style:graphic-properties draw:stroke="none" draw:fill="none" draw:textarea-horizontal-align="left" draw:textarea-vertical-align="top" draw:auto-grow-height="true" draw:auto-grow-width="true" fo:min-height="0.319cm" fo:min-width="0.55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57cm" fo:min-width="2.88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57cm" fo:min-width="4.21cm" fo:padding-top="0cm" fo:padding-bottom="0cm" fo:padding-left="0cm" fo:padding-right="0cm"/>
      <style:paragraph-properties style:writing-mode="lr-tb"/>
    </style:style>
    <style:style style:name="gr35" style:family="graphic" style:parent-style-name="standard">
      <style:graphic-properties draw:stroke="solid" svg:stroke-width="0.037cm" svg:stroke-color="#457b9d" draw:stroke-linejoin="miter" svg:stroke-linecap="butt" draw:fill="none" fo:padding-top="0.018cm" fo:padding-bottom="0.018cm" fo:padding-left="0.018cm" fo:padding-right="0.018cm"/>
    </style:style>
    <style:style style:name="gr36" style:family="graphic" style:parent-style-name="standard">
      <style:graphic-properties draw:stroke="solid" svg:stroke-width="0.075cm" svg:stroke-color="#457b9d" draw:stroke-linejoin="miter" svg:stroke-linecap="butt" draw:fill="none" fo:padding-top="0.037cm" fo:padding-bottom="0.037cm" fo:padding-left="0.037cm" fo:padding-right="0.037cm"/>
    </style:style>
    <style:style style:name="gr37" style:family="graphic" style:parent-style-name="standard">
      <style:graphic-properties draw:stroke="solid" svg:stroke-width="0.024cm" svg:stroke-color="#995d81" svg:stroke-opacity="30%" draw:stroke-linejoin="round" svg:stroke-linecap="round" draw:fill="none" fo:padding-top="0.012cm" fo:padding-bottom="0.012cm" fo:padding-left="0.012cm" fo:padding-right="0.012cm"/>
    </style:style>
    <style:style style:name="gr38" style:family="graphic" style:parent-style-name="standard">
      <style:graphic-properties draw:stroke="solid" svg:stroke-width="0.037cm" svg:stroke-color="#995d81" draw:stroke-linejoin="miter" svg:stroke-linecap="butt" draw:fill="none" fo:padding-top="0.018cm" fo:padding-bottom="0.018cm" fo:padding-left="0.018cm" fo:padding-right="0.018cm"/>
    </style:style>
    <style:style style:name="gr39" style:family="graphic" style:parent-style-name="standard">
      <style:graphic-properties draw:stroke="solid" svg:stroke-width="0.075cm" svg:stroke-color="#995d81" draw:stroke-linejoin="miter" svg:stroke-linecap="butt" draw:fill="none" fo:padding-top="0.037cm" fo:padding-bottom="0.037cm" fo:padding-left="0.037cm" fo:padding-right="0.037cm"/>
    </style:style>
    <style:style style:name="gr40" style:family="graphic" style:parent-style-name="standard">
      <style:graphic-properties draw:stroke="solid" svg:stroke-width="0.024cm" svg:stroke-color="#018530" svg:stroke-opacity="30%" draw:stroke-linejoin="round" svg:stroke-linecap="round" draw:fill="none" fo:padding-top="0.012cm" fo:padding-bottom="0.012cm" fo:padding-left="0.012cm" fo:padding-right="0.012cm"/>
    </style:style>
    <style:style style:name="gr41" style:family="graphic" style:parent-style-name="standard">
      <style:graphic-properties draw:stroke="solid" svg:stroke-width="0.037cm" svg:stroke-color="#018530" draw:stroke-linejoin="miter" svg:stroke-linecap="butt" draw:fill="none" fo:padding-top="0.018cm" fo:padding-bottom="0.018cm" fo:padding-left="0.018cm" fo:padding-right="0.018cm"/>
    </style:style>
    <style:style style:name="gr42" style:family="graphic" style:parent-style-name="standard">
      <style:graphic-properties draw:stroke="solid" svg:stroke-width="0.075cm" svg:stroke-color="#018530" draw:stroke-linejoin="miter" svg:stroke-linecap="butt" draw:fill="none" fo:padding-top="0.037cm" fo:padding-bottom="0.037cm" fo:padding-left="0.037cm" fo:padding-right="0.037cm"/>
    </style:style>
    <style:style style:name="gr43"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36cm" fo:min-width="0.417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36cm" fo:min-width="0.3cm" fo:padding-top="0cm" fo:padding-bottom="0cm" fo:padding-left="0cm" fo:padding-right="0cm"/>
      <style:paragraph-properties style:writing-mode="lr-tb"/>
    </style:style>
    <style:style style:name="gr46" style:family="graphic" style:parent-style-name="standard">
      <style:graphic-properties draw:stroke="dash" draw:stroke-dash="stroke-dash93" svg:stroke-width="0.037cm" svg:stroke-color="#a9a9a9" draw:stroke-linejoin="round" svg:stroke-linecap="butt" draw:fill="none" fo:padding-top="0.018cm" fo:padding-bottom="0.018cm" fo:padding-left="0.018cm" fo:padding-right="0.018cm"/>
    </style:style>
    <style:style style:name="gr47" style:family="graphic" style:parent-style-name="standard">
      <style:graphic-properties draw:stroke="solid" svg:stroke-width="0.024cm" svg:stroke-color="#457b9d" svg:stroke-opacity="30%" draw:stroke-linejoin="round" svg:stroke-linecap="round" draw:fill="none" fo:padding-top="0.012cm" fo:padding-bottom="0.012cm" fo:padding-left="0.012cm" fo:padding-right="0.012cm"/>
    </style:style>
    <style:style style:name="gr48" style:family="graphic" style:parent-style-name="standard">
      <style:graphic-properties draw:stroke="none" draw:fill="none" draw:textarea-horizontal-align="left" draw:textarea-vertical-align="top" draw:auto-grow-height="true" draw:auto-grow-width="true" fo:min-height="0.239cm" fo:min-width="0.294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57cm" fo:min-width="5.277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19cm" fo:min-width="0.56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19cm" fo:min-width="0.408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19cm" fo:min-width="0.315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19cm" fo:min-width="0.472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57cm" fo:min-width="2.013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36cm" fo:min-width="0.332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57cm" fo:min-width="5.36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57cm" fo:min-width="1.827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57cm" fo:min-width="3.338cm" fo:padding-top="0cm" fo:padding-bottom="0cm" fo:padding-left="0cm" fo:padding-right="0cm"/>
      <style:paragraph-properties style:writing-mode="lr-tb"/>
    </style:style>
    <style:style style:name="gr60" style:family="graphic" style:parent-style-name="standard">
      <style:graphic-properties draw:stroke="none" svg:stroke-width="0.028cm" draw:marker-start-width="0.243cm" draw:marker-end-width="0.243cm" draw:fill="solid" draw:fill-color="#ffffff"/>
    </style:style>
    <style:style style:name="gr61" style:family="graphic" style:parent-style-name="standard">
      <style:graphic-properties draw:stroke="solid" svg:stroke-width="0.028cm" svg:stroke-color="#457b9d" draw:marker-start-width="0.209cm" draw:marker-end-width="0.209cm" draw:stroke-linejoin="round" svg:stroke-linecap="butt" draw:fill="none" fo:padding-top="0.014cm" fo:padding-bottom="0.014cm" fo:padding-left="0.014cm" fo:padding-right="0.014cm"/>
    </style:style>
    <style:style style:name="gr62" style:family="graphic" style:parent-style-name="standard">
      <style:graphic-properties draw:stroke="none" svg:stroke-width="0.028cm" draw:marker-start-width="0.242cm" draw:marker-end-width="0.242cm" draw:fill="solid" draw:fill-color="#457b9d"/>
    </style:style>
    <style:style style:name="gr63" style:family="graphic" style:parent-style-name="standard">
      <style:graphic-properties draw:stroke="solid" svg:stroke-width="0.028cm" svg:stroke-color="#457b9d" draw:marker-start-width="0.214cm" draw:marker-end-width="0.214cm" draw:stroke-linejoin="round" svg:stroke-linecap="round" draw:fill="none" fo:padding-top="0.014cm" fo:padding-bottom="0.014cm" fo:padding-left="0.014cm" fo:padding-right="0.014cm"/>
    </style:style>
    <style:style style:name="gr64" style:family="graphic" style:parent-style-name="standard">
      <style:graphic-properties draw:stroke="none" draw:stroke-dash="Long_20_Dash" svg:stroke-width="0.028cm" draw:marker-start-width="0.243cm" draw:marker-end-width="0.243cm" svg:stroke-linecap="butt" draw:fill="solid" draw:fill-color="#457b9d" draw:opacity="30%"/>
    </style:style>
    <style:style style:name="gr65" style:family="graphic" style:parent-style-name="standard">
      <style:graphic-properties draw:stroke="dash" draw:stroke-dash="Long_20_Dash" svg:stroke-width="0.028cm" svg:stroke-color="#457b9d" draw:marker-start-width="0.197cm" draw:marker-end-width="0.197cm" draw:stroke-linejoin="miter" svg:stroke-linecap="butt" draw:fill="none" fo:padding-top="0.014cm" fo:padding-bottom="0.014cm" fo:padding-left="0.014cm" fo:padding-right="0.014cm"/>
    </style:style>
    <style:style style:name="gr66" style:family="graphic" style:parent-style-name="standard">
      <style:graphic-properties draw:stroke="solid" svg:stroke-width="0.028cm" svg:stroke-color="#457b9d" draw:marker-start-width="0.187cm" draw:marker-end-width="0.187cm" draw:stroke-linejoin="round" svg:stroke-linecap="butt" draw:fill="none" fo:padding-top="0.014cm" fo:padding-bottom="0.014cm" fo:padding-left="0.014cm" fo:padding-right="0.014cm"/>
    </style:style>
    <style:style style:name="gr67" style:family="graphic" style:parent-style-name="standard">
      <style:graphic-properties draw:stroke="solid" svg:stroke-width="0.028cm" svg:stroke-color="#995d81" draw:marker-start-width="0.209cm" draw:marker-end-width="0.209cm" draw:stroke-linejoin="round" svg:stroke-linecap="butt" draw:fill="none" fo:padding-top="0.014cm" fo:padding-bottom="0.014cm" fo:padding-left="0.014cm" fo:padding-right="0.014cm"/>
    </style:style>
    <style:style style:name="gr68" style:family="graphic" style:parent-style-name="standard">
      <style:graphic-properties draw:stroke="none" svg:stroke-width="0.028cm" draw:marker-start-width="0.242cm" draw:marker-end-width="0.242cm" draw:fill="solid" draw:fill-color="#995d81"/>
    </style:style>
    <style:style style:name="gr69" style:family="graphic" style:parent-style-name="standard">
      <style:graphic-properties draw:stroke="solid" svg:stroke-width="0.028cm" svg:stroke-color="#995d81" draw:marker-start-width="0.214cm" draw:marker-end-width="0.214cm" draw:stroke-linejoin="round" svg:stroke-linecap="round" draw:fill="none" fo:padding-top="0.014cm" fo:padding-bottom="0.014cm" fo:padding-left="0.014cm" fo:padding-right="0.014cm"/>
    </style:style>
    <style:style style:name="gr70" style:family="graphic" style:parent-style-name="standard">
      <style:graphic-properties draw:stroke="none" svg:stroke-width="0.028cm" draw:marker-start-width="0.243cm" draw:marker-end-width="0.243cm" draw:fill="solid" draw:fill-color="#995d81" draw:opacity="30%"/>
    </style:style>
    <style:style style:name="gr71" style:family="graphic" style:parent-style-name="standard">
      <style:graphic-properties draw:stroke="dash" draw:stroke-dash="Long_20_Dash" svg:stroke-width="0.028cm" svg:stroke-color="#995d81" draw:marker-start-width="0.197cm" draw:marker-end-width="0.197cm" draw:stroke-linejoin="miter" svg:stroke-linecap="butt" draw:fill="none" fo:padding-top="0.014cm" fo:padding-bottom="0.014cm" fo:padding-left="0.014cm" fo:padding-right="0.014cm"/>
    </style:style>
    <style:style style:name="gr72" style:family="graphic" style:parent-style-name="standard">
      <style:graphic-properties draw:stroke="solid" svg:stroke-width="0.028cm" svg:stroke-color="#995d81" draw:marker-start-width="0.187cm" draw:marker-end-width="0.187cm" draw:stroke-linejoin="round" svg:stroke-linecap="butt" draw:fill="none" fo:padding-top="0.014cm" fo:padding-bottom="0.014cm" fo:padding-left="0.014cm" fo:padding-right="0.014cm"/>
    </style:style>
    <style:style style:name="gr73" style:family="graphic" style:parent-style-name="standard">
      <style:graphic-properties draw:stroke="none" draw:stroke-dash="Double_20_Dash" svg:stroke-width="0.028cm" draw:marker-start-width="0.243cm" draw:marker-end-width="0.243cm" svg:stroke-linecap="butt" draw:fill="solid" draw:fill-color="#ffffff"/>
    </style:style>
    <style:style style:name="gr74" style:family="graphic" style:parent-style-name="standard">
      <style:graphic-properties draw:stroke="solid" svg:stroke-width="0.028cm" svg:stroke-color="#018530" draw:marker-start-width="0.21cm" draw:marker-end-width="0.21cm" draw:stroke-linejoin="round" svg:stroke-linecap="butt" draw:fill="none" fo:padding-top="0.015cm" fo:padding-bottom="0.015cm" fo:padding-left="0.015cm" fo:padding-right="0.015cm"/>
    </style:style>
    <style:style style:name="gr75" style:family="graphic" style:parent-style-name="standard">
      <style:graphic-properties draw:stroke="none" svg:stroke-width="0.028cm" draw:marker-start-width="0.243cm" draw:marker-end-width="0.243cm" draw:fill="solid" draw:fill-color="#018530"/>
    </style:style>
    <style:style style:name="gr76" style:family="graphic" style:parent-style-name="standard">
      <style:graphic-properties draw:stroke="solid" svg:stroke-width="0.028cm" svg:stroke-color="#018530" draw:marker-start-width="0.215cm" draw:marker-end-width="0.215cm" draw:stroke-linejoin="round" svg:stroke-linecap="round" draw:fill="none" fo:padding-top="0.015cm" fo:padding-bottom="0.015cm" fo:padding-left="0.015cm" fo:padding-right="0.015cm"/>
    </style:style>
    <style:style style:name="gr77" style:family="graphic" style:parent-style-name="standard">
      <style:graphic-properties draw:stroke="none" svg:stroke-width="0.028cm" draw:marker-start-width="0.243cm" draw:marker-end-width="0.243cm" draw:fill="solid" draw:fill-color="#018530" draw:opacity="30%"/>
    </style:style>
    <style:style style:name="gr78" style:family="graphic" style:parent-style-name="standard">
      <style:graphic-properties draw:stroke="dash" draw:stroke-dash="Long_20_Dash" svg:stroke-width="0.028cm" svg:stroke-color="#018530" draw:marker-start-width="0.198cm" draw:marker-end-width="0.198cm" draw:stroke-linejoin="miter" svg:stroke-linecap="butt" draw:fill="none" fo:padding-top="0.015cm" fo:padding-bottom="0.015cm" fo:padding-left="0.015cm" fo:padding-right="0.015cm"/>
    </style:style>
    <style:style style:name="gr79" style:family="graphic" style:parent-style-name="standard">
      <style:graphic-properties draw:stroke="solid" svg:stroke-width="0.028cm" svg:stroke-color="#018530" draw:marker-start-width="0.188cm" draw:marker-end-width="0.188cm" draw:stroke-linejoin="round" svg:stroke-linecap="butt" draw:fill="none" fo:padding-top="0.015cm" fo:padding-bottom="0.015cm" fo:padding-left="0.015cm" fo:padding-right="0.015cm"/>
    </style:style>
    <style:style style:name="gr80" style:family="graphic" style:parent-style-name="standard">
      <style:graphic-properties draw:stroke="none" draw:fill="none" draw:textarea-horizontal-align="left" draw:textarea-vertical-align="top" draw:auto-grow-height="true" draw:auto-grow-width="true" fo:min-height="0.368cm" fo:min-width="1.604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68cm" fo:min-width="3.1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735cm" fo:min-width="2.178cm" fo:padding-top="0cm" fo:padding-bottom="0cm" fo:padding-left="0cm" fo:padding-right="0cm"/>
      <style:paragraph-properties style:writing-mode="lr-tb"/>
    </style:style>
    <style:style style:name="gr83" style:family="graphic" style:parent-style-name="standard">
      <style:graphic-properties draw:stroke="solid" svg:stroke-width="0.035cm" svg:stroke-color="#999999" draw:marker-start-width="0.252cm" draw:marker-end-width="0.252cm" draw:fill-color="#dddddd" draw:opacity="70%" draw:textarea-horizontal-align="justify" draw:textarea-vertical-align="middle" draw:auto-grow-height="false" fo:min-height="0.25cm" fo:min-width="6.5cm" fo:padding-top="0.142cm" fo:padding-bottom="0.142cm" fo:padding-left="0.267cm" fo:padding-right="0.267cm"/>
    </style:style>
    <style:style style:name="gr84" style:family="graphic" style:parent-style-name="standard">
      <style:graphic-properties draw:stroke="solid" svg:stroke-width="0.035cm" svg:stroke-color="#999999" draw:marker-start-width="0.252cm" draw:marker-end-width="0.252cm" draw:fill="solid" draw:fill-color="#dddddd" draw:opacity="70%" draw:textarea-horizontal-align="justify" draw:textarea-vertical-align="middle" draw:auto-grow-height="false" fo:min-height="0.25cm" fo:min-width="6.5cm" fo:padding-top="0.142cm" fo:padding-bottom="0.142cm" fo:padding-left="0.267cm" fo:padding-right="0.267cm"/>
    </style:style>
    <style:style style:name="gr85" style:family="graphic" style:parent-style-name="standard">
      <style:graphic-properties draw:stroke="none" svg:stroke-color="#000000" draw:fill="none" draw:fill-color="#ffffff" draw:textarea-vertical-align="middle" draw:auto-grow-height="false" fo:min-height="0cm"/>
      <style:paragraph-properties style:writing-mode="lr-tb"/>
    </style:style>
    <style:style style:name="gr86" style:family="graphic" style:parent-style-name="standard">
      <style:graphic-properties draw:stroke="none" svg:stroke-width="0.035cm" draw:marker-start-width="0.253cm" draw:marker-end-width="0.253cm" draw:fill="solid" draw:fill-color="#ffffff"/>
    </style:style>
    <style:style style:name="gr87" style:family="graphic" style:parent-style-name="standard">
      <style:graphic-properties draw:stroke="solid" svg:stroke-width="0.035cm" svg:stroke-color="#457b9d" draw:marker-start-width="0.219cm" draw:marker-end-width="0.219cm" draw:stroke-linejoin="round" svg:stroke-linecap="butt" draw:fill="none" fo:padding-top="0.017cm" fo:padding-bottom="0.017cm" fo:padding-left="0.017cm" fo:padding-right="0.017cm"/>
    </style:style>
    <style:style style:name="gr88" style:family="graphic" style:parent-style-name="standard">
      <style:graphic-properties draw:stroke="none" svg:stroke-width="0.035cm" draw:marker-start-width="0.252cm" draw:marker-end-width="0.252cm" draw:fill="solid" draw:fill-color="#457b9d"/>
    </style:style>
    <style:style style:name="gr89" style:family="graphic" style:parent-style-name="standard">
      <style:graphic-properties draw:stroke="solid" svg:stroke-width="0.035cm" svg:stroke-color="#457b9d" draw:marker-start-width="0.224cm" draw:marker-end-width="0.224cm" draw:stroke-linejoin="round" svg:stroke-linecap="round" draw:fill="none" fo:padding-top="0.017cm" fo:padding-bottom="0.017cm" fo:padding-left="0.017cm" fo:padding-right="0.017cm"/>
    </style:style>
    <style:style style:name="gr90" style:family="graphic" style:parent-style-name="standard">
      <style:graphic-properties draw:stroke="none" draw:stroke-dash="Long_20_Dash" svg:stroke-width="0.035cm" draw:marker-start-width="0.253cm" draw:marker-end-width="0.253cm" svg:stroke-linecap="butt" draw:fill="solid" draw:fill-color="#457b9d" draw:opacity="30%"/>
    </style:style>
    <style:style style:name="gr91" style:family="graphic" style:parent-style-name="standard">
      <style:graphic-properties draw:stroke="dash" draw:stroke-dash="Long_20_Dash" svg:stroke-width="0.035cm" svg:stroke-color="#457b9d" draw:marker-start-width="0.207cm" draw:marker-end-width="0.207cm" draw:stroke-linejoin="miter" svg:stroke-linecap="butt" draw:fill="none" fo:padding-top="0.017cm" fo:padding-bottom="0.017cm" fo:padding-left="0.017cm" fo:padding-right="0.017cm"/>
    </style:style>
    <style:style style:name="gr92" style:family="graphic" style:parent-style-name="standard">
      <style:graphic-properties draw:stroke="solid" svg:stroke-width="0.035cm" svg:stroke-color="#457b9d" draw:marker-start-width="0.197cm" draw:marker-end-width="0.197cm" draw:stroke-linejoin="round" svg:stroke-linecap="butt" draw:fill="none" fo:padding-top="0.017cm" fo:padding-bottom="0.017cm" fo:padding-left="0.017cm" fo:padding-right="0.017cm"/>
    </style:style>
    <style:style style:name="gr93" style:family="graphic" style:parent-style-name="standard">
      <style:graphic-properties draw:stroke="solid" svg:stroke-width="0.035cm" svg:stroke-color="#995d81" draw:marker-start-width="0.219cm" draw:marker-end-width="0.219cm" draw:stroke-linejoin="round" svg:stroke-linecap="butt" draw:fill="none" fo:padding-top="0.017cm" fo:padding-bottom="0.017cm" fo:padding-left="0.017cm" fo:padding-right="0.017cm"/>
    </style:style>
    <style:style style:name="gr94" style:family="graphic" style:parent-style-name="standard">
      <style:graphic-properties draw:stroke="none" svg:stroke-width="0.035cm" draw:marker-start-width="0.252cm" draw:marker-end-width="0.252cm" draw:fill="solid" draw:fill-color="#995d81"/>
    </style:style>
    <style:style style:name="gr95" style:family="graphic" style:parent-style-name="standard">
      <style:graphic-properties draw:stroke="solid" svg:stroke-width="0.035cm" svg:stroke-color="#995d81" draw:marker-start-width="0.224cm" draw:marker-end-width="0.224cm" draw:stroke-linejoin="round" svg:stroke-linecap="round" draw:fill="none" fo:padding-top="0.017cm" fo:padding-bottom="0.017cm" fo:padding-left="0.017cm" fo:padding-right="0.017cm"/>
    </style:style>
    <style:style style:name="gr96" style:family="graphic" style:parent-style-name="standard">
      <style:graphic-properties draw:stroke="none" svg:stroke-width="0.035cm" draw:marker-start-width="0.253cm" draw:marker-end-width="0.253cm" draw:fill="solid" draw:fill-color="#995d81" draw:opacity="30%"/>
    </style:style>
    <style:style style:name="gr97" style:family="graphic" style:parent-style-name="standard">
      <style:graphic-properties draw:stroke="dash" draw:stroke-dash="Long_20_Dash" svg:stroke-width="0.035cm" svg:stroke-color="#995d81" draw:marker-start-width="0.207cm" draw:marker-end-width="0.207cm" draw:stroke-linejoin="miter" svg:stroke-linecap="butt" draw:fill="none" fo:padding-top="0.017cm" fo:padding-bottom="0.017cm" fo:padding-left="0.017cm" fo:padding-right="0.017cm"/>
    </style:style>
    <style:style style:name="gr98" style:family="graphic" style:parent-style-name="standard">
      <style:graphic-properties draw:stroke="solid" svg:stroke-width="0.035cm" svg:stroke-color="#995d81" draw:marker-start-width="0.197cm" draw:marker-end-width="0.197cm" draw:stroke-linejoin="round" svg:stroke-linecap="butt" draw:fill="none" fo:padding-top="0.017cm" fo:padding-bottom="0.017cm" fo:padding-left="0.017cm" fo:padding-right="0.017cm"/>
    </style:style>
    <style:style style:name="gr99" style:family="graphic" style:parent-style-name="standard">
      <style:graphic-properties draw:stroke="none" draw:stroke-dash="Double_20_Dash" svg:stroke-width="0.035cm" draw:marker-start-width="0.253cm" draw:marker-end-width="0.253cm" svg:stroke-linecap="butt" draw:fill="solid" draw:fill-color="#ffffff"/>
    </style:style>
    <style:style style:name="gr100" style:family="graphic" style:parent-style-name="standard">
      <style:graphic-properties draw:stroke="solid" svg:stroke-width="0.035cm" svg:stroke-color="#018530" draw:marker-start-width="0.22cm" draw:marker-end-width="0.22cm" draw:stroke-linejoin="round" svg:stroke-linecap="butt" draw:fill="none" fo:padding-top="0.018cm" fo:padding-bottom="0.018cm" fo:padding-left="0.018cm" fo:padding-right="0.018cm"/>
    </style:style>
    <style:style style:name="gr101" style:family="graphic" style:parent-style-name="standard">
      <style:graphic-properties draw:stroke="none" svg:stroke-width="0.035cm" draw:marker-start-width="0.253cm" draw:marker-end-width="0.253cm" draw:fill="solid" draw:fill-color="#018530"/>
    </style:style>
    <style:style style:name="gr102" style:family="graphic" style:parent-style-name="standard">
      <style:graphic-properties draw:stroke="solid" svg:stroke-width="0.035cm" svg:stroke-color="#018530" draw:marker-start-width="0.225cm" draw:marker-end-width="0.225cm" draw:stroke-linejoin="round" svg:stroke-linecap="round" draw:fill="none" fo:padding-top="0.018cm" fo:padding-bottom="0.018cm" fo:padding-left="0.018cm" fo:padding-right="0.018cm"/>
    </style:style>
    <style:style style:name="gr103" style:family="graphic" style:parent-style-name="standard">
      <style:graphic-properties draw:stroke="none" svg:stroke-width="0.035cm" draw:marker-start-width="0.253cm" draw:marker-end-width="0.253cm" draw:fill="solid" draw:fill-color="#018530" draw:opacity="30%"/>
    </style:style>
    <style:style style:name="gr104" style:family="graphic" style:parent-style-name="standard">
      <style:graphic-properties draw:stroke="dash" draw:stroke-dash="Long_20_Dash" svg:stroke-width="0.035cm" svg:stroke-color="#018530" draw:marker-start-width="0.208cm" draw:marker-end-width="0.208cm" draw:stroke-linejoin="miter" svg:stroke-linecap="butt" draw:fill="none" fo:padding-top="0.018cm" fo:padding-bottom="0.018cm" fo:padding-left="0.018cm" fo:padding-right="0.018cm"/>
    </style:style>
    <style:style style:name="gr105" style:family="graphic" style:parent-style-name="standard">
      <style:graphic-properties draw:stroke="solid" svg:stroke-width="0.035cm" svg:stroke-color="#018530" draw:marker-start-width="0.198cm" draw:marker-end-width="0.198cm" draw:stroke-linejoin="round" svg:stroke-linecap="butt" draw:fill="none" fo:padding-top="0.018cm" fo:padding-bottom="0.018cm" fo:padding-left="0.018cm" fo:padding-right="0.018cm"/>
    </style:style>
    <style:style style:name="gr106" style:family="graphic" style:parent-style-name="standard">
      <style:graphic-properties draw:stroke="solid" svg:stroke-width="0.053cm" svg:stroke-color="#b2b2b2" draw:marker-start-width="0.279cm" draw:marker-end-width="0.279cm" draw:stroke-linejoin="round" svg:stroke-linecap="round" draw:fill="gradient" draw:fill-color="#dddddd" draw:fill-gradient-name="Gradient_20_9" draw:opacity="85%" draw:textarea-horizontal-align="justify" draw:textarea-vertical-align="middle" draw:auto-grow-height="false" fo:min-height="0.25cm" fo:min-width="6.5cm" fo:padding-top="0.142cm" fo:padding-bottom="0.142cm" fo:padding-left="0.267cm" fo:padding-right="0.267cm"/>
    </style:style>
    <style:style style:name="gr107" style:family="graphic" style:parent-style-name="standard">
      <style:graphic-properties draw:stroke="solid" svg:stroke-width="0.053cm" svg:stroke-color="#b2b2b2" draw:marker-start-width="0.279cm" draw:marker-end-width="0.279cm" draw:fill="gradient" draw:fill-color="#dddddd" draw:fill-gradient-name="Gradient_20_5" draw:opacity="85%" draw:textarea-horizontal-align="justify" draw:textarea-vertical-align="middle" draw:auto-grow-height="false" fo:min-height="0.25cm" fo:min-width="6.5cm" fo:padding-top="0.142cm" fo:padding-bottom="0.142cm" fo:padding-left="0.267cm" fo:padding-right="0.267cm"/>
    </style:style>
    <style:style style:name="gr108" style:family="graphic" style:parent-style-name="standard">
      <style:graphic-properties draw:stroke="solid" svg:stroke-width="0.053cm" svg:stroke-color="#b2b2b2" draw:marker-start-width="0.279cm" draw:marker-end-width="0.279cm" draw:fill="gradient" draw:fill-color="#dddddd" draw:fill-gradient-name="Gradient_20_9" draw:opacity="85%" draw:textarea-horizontal-align="justify" draw:textarea-vertical-align="middle" draw:auto-grow-height="false" fo:min-height="0.25cm" fo:min-width="6.5cm" fo:padding-top="0.151cm" fo:padding-bottom="0.151cm" fo:padding-left="0.276cm" fo:padding-right="0.276cm"/>
    </style:style>
    <style:style style:name="gr109" style:family="graphic" style:parent-style-name="standard">
      <style:graphic-properties draw:stroke="none" svg:stroke-color="#000000" draw:fill="none" draw:fill-color="#ffffff" draw:opacity="90%" draw:textarea-vertical-align="middle" draw:auto-grow-height="false" fo:min-height="0cm"/>
      <style:paragraph-properties style:writing-mode="lr-tb"/>
    </style:style>
    <style:style style:name="gr110" style:family="graphic" style:parent-style-name="standard">
      <style:graphic-properties draw:stroke="solid" svg:stroke-width="0.035cm" svg:stroke-color="#ffffff" draw:marker-start-width="0.252cm" draw:marker-end-width="0.252cm" draw:fill="gradient" draw:fill-color="#b2b2b2" draw:fill-gradient-name="Gradient_20_23" draw:gradient-step-count="64" draw:opacity="70%" draw:textarea-horizontal-align="justify" draw:textarea-vertical-align="middle" draw:auto-grow-height="false" fo:min-height="0.104cm" fo:min-width="6.854cm" fo:padding-top="0.017cm" fo:padding-bottom="0.017cm" fo:padding-left="0.017cm" fo:padding-right="0.017cm" draw:shadow="hidden"/>
    </style:style>
    <style:style style:name="gr111" style:family="graphic" style:parent-style-name="standard">
      <style:graphic-properties draw:stroke="solid" svg:stroke-width="0.035cm" svg:stroke-color="#ffffff" draw:marker-start-width="0.252cm" draw:marker-end-width="0.252cm" draw:fill="gradient" draw:fill-color="#b2b2b2" draw:fill-gradient-name="Gradient_20_22" draw:gradient-step-count="64" draw:opacity="70%" draw:textarea-horizontal-align="justify" draw:textarea-vertical-align="middle" draw:auto-grow-height="false" fo:min-height="0.354cm" fo:min-width="4.614cm" fo:padding-top="0.017cm" fo:padding-bottom="0.017cm" fo:padding-left="0.017cm" fo:padding-right="0.017cm"/>
    </style:style>
    <style:style style:name="gr112" style:family="graphic" style:parent-style-name="standard">
      <style:graphic-properties draw:stroke="solid" svg:stroke-width="0.035cm" svg:stroke-color="#ffffff" draw:marker-start-width="0.252cm" draw:marker-end-width="0.252cm" draw:fill-color="#018530" draw:opacity="70%" draw:textarea-horizontal-align="justify" draw:textarea-vertical-align="middle" draw:auto-grow-height="false" fo:min-height="0.104cm" fo:min-width="6.854cm" fo:padding-top="0.017cm" fo:padding-bottom="0.017cm" fo:padding-left="0.017cm" fo:padding-right="0.017cm" draw:shadow="hidden"/>
    </style:style>
    <style:style style:name="gr113" style:family="graphic" style:parent-style-name="standard">
      <style:graphic-properties draw:stroke="solid" svg:stroke-width="0.035cm" svg:stroke-color="#ffffff" draw:marker-start-width="0.252cm" draw:marker-end-width="0.252cm" draw:fill="solid" draw:fill-color="#457b9d" draw:opacity="70%" draw:textarea-horizontal-align="justify" draw:textarea-vertical-align="middle" draw:auto-grow-height="false" fo:min-height="0.336cm" fo:min-width="2.586cm" fo:padding-top="0.017cm" fo:padding-bottom="0.017cm" fo:padding-left="0.017cm" fo:padding-right="0.017cm"/>
    </style:style>
    <style:style style:name="gr114" style:family="graphic" style:parent-style-name="standard">
      <style:graphic-properties draw:stroke="none" svg:stroke-width="0.035cm" svg:stroke-color="#000000" draw:marker-start-width="0.252cm" draw:marker-end-width="0.252cm" draw:fill="none" draw:fill-color="#ffffff" draw:opacity="85%" draw:textarea-vertical-align="middle" draw:auto-grow-height="false" fo:min-height="0cm"/>
      <style:paragraph-properties style:writing-mode="lr-tb"/>
    </style:style>
    <style:style style:name="gr115" style:family="graphic" style:parent-style-name="standard">
      <style:graphic-properties draw:stroke="none" svg:stroke-width="0.035cm" svg:stroke-color="#000000" draw:marker-start-width="0.252cm" draw:marker-end-width="0.252cm" draw:fill="none" draw:fill-color="#ffffff" draw:textarea-vertical-align="middle" draw:auto-grow-height="false" fo:min-he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57cm" fo:min-width="1.60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713cm" fo:min-width="2.10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457b9d"/>
    </style:style>
    <style:style style:name="P4" style:family="paragraph">
      <loext:graphic-properties draw:fill="solid" draw:fill-color="#995d81"/>
    </style:style>
    <style:style style:name="P5" style:family="paragraph">
      <loext:graphic-properties draw:fill="solid" draw:fill-color="#018530"/>
    </style:style>
    <style:style style:name="P6" style:family="paragraph">
      <loext:graphic-properties draw:fill="solid" draw:fill-color="#457b9d" draw:opacity="30%"/>
    </style:style>
    <style:style style:name="P7" style:family="paragraph">
      <loext:graphic-properties draw:fill="solid" draw:fill-color="#995d81" draw:opacity="30%"/>
    </style:style>
    <style:style style:name="P8" style:family="paragraph">
      <loext:graphic-properties draw:fill="solid" draw:fill-color="#018530" draw:opacity="30%"/>
    </style:style>
    <style:style style:name="P9" style:family="paragraph">
      <style:paragraph-properties fo:text-align="start" style:writing-mode="lr-tb"/>
    </style:style>
    <style:style style:name="P10" style:family="paragraph">
      <loext:graphic-properties draw:fill="none"/>
      <style:text-properties fo:font-size="7.69999980926514pt" style:font-size-asian="7.69999980926514pt" style:font-size-complex="7.69999980926514pt"/>
    </style:style>
    <style:style style:name="P11" style:family="paragraph">
      <loext:graphic-properties draw:fill="none"/>
      <style:text-properties fo:font-size="5.40000009536743pt" style:font-size-asian="5.40000009536743pt" style:font-size-complex="5.40000009536743pt"/>
    </style:style>
    <style:style style:name="P12" style:family="paragraph">
      <loext:graphic-properties draw:fill="solid" draw:fill-color="#ffffff" draw:opacity="70%"/>
    </style:style>
    <style:style style:name="P13" style:family="paragraph">
      <loext:graphic-properties draw:fill="solid" draw:fill-color="#6867ac"/>
    </style:style>
    <style:style style:name="P14" style:family="paragraph">
      <loext:graphic-properties draw:fill="solid" draw:fill-color="#f69320"/>
    </style:style>
    <style:style style:name="P15" style:family="paragraph">
      <loext:graphic-properties draw:fill="solid" draw:fill-color="#bf1d1e"/>
    </style:style>
    <style:style style:name="P16" style:family="paragraph">
      <loext:graphic-properties draw:fill="none"/>
      <style:text-properties fo:font-size="6.90000009536743pt" style:font-size-asian="6.90000009536743pt" style:font-size-complex="6.90000009536743pt"/>
    </style:style>
    <style:style style:name="P17" style:family="paragraph">
      <loext:graphic-properties draw:fill="none"/>
      <style:text-properties fo:font-size="8pt" style:font-size-asian="8pt" style:font-size-complex="8pt"/>
    </style:style>
    <style:style style:name="P18" style:family="paragraph">
      <loext:graphic-properties draw:fill="none"/>
      <style:text-properties fo:font-size="9pt" style:font-size-asian="9pt" style:font-size-complex="9pt"/>
    </style:style>
    <style:style style:name="P19" style:family="paragraph">
      <loext:graphic-properties draw:fill="none"/>
      <style:text-properties fo:font-size="11pt" style:font-size-asian="11pt" style:font-size-complex="11pt"/>
    </style:style>
    <style:style style:name="P20" style:family="paragraph">
      <loext:graphic-properties draw:fill="none"/>
      <style:text-properties fo:font-size="8.60000038146973pt" style:font-size-asian="8.60000038146973pt" style:font-size-complex="8.60000038146973pt"/>
    </style:style>
    <style:style style:name="P21" style:family="paragraph">
      <loext:graphic-properties draw:fill="none"/>
      <style:text-properties fo:font-size="6pt" style:font-size-asian="6pt" style:font-size-complex="6pt"/>
    </style:style>
    <style:style style:name="P22" style:family="paragraph">
      <loext:graphic-properties draw:fill="none"/>
      <style:paragraph-properties fo:text-align="start"/>
      <style:text-properties style:font-name="Arial2" fo:font-size="9pt" style:font-size-asian="9pt" style:font-size-complex="9pt"/>
    </style:style>
    <style:style style:name="P23" style:family="paragraph">
      <style:paragraph-properties fo:text-align="end" style:writing-mode="lr-tb"/>
    </style:style>
    <style:style style:name="P24" style:family="paragraph">
      <loext:graphic-properties draw:fill="none"/>
      <style:paragraph-properties fo:text-align="end"/>
      <style:text-properties style:font-name="Arial2" fo:font-size="9pt" style:font-size-asian="9pt" style:font-size-complex="9pt"/>
    </style:style>
    <style:style style:name="P25" style:family="paragraph">
      <loext:graphic-properties draw:fill-color="#dddddd" draw:opacity="70%"/>
      <style:paragraph-properties fo:text-align="end"/>
      <style:text-properties style:font-name="Arial2" fo:font-size="10pt" fo:font-style="italic" style:font-size-asian="10pt" style:font-style-asian="italic" style:font-size-complex="10pt" style:font-style-complex="italic"/>
    </style:style>
    <style:style style:name="P26" style:family="paragraph">
      <loext:graphic-properties draw:fill="solid" draw:fill-color="#dddddd" draw:opacity="70%"/>
      <style:paragraph-properties fo:text-align="start"/>
      <style:text-properties style:font-name="Arial2" fo:font-size="10pt" fo:font-style="italic" style:font-size-asian="10pt" style:font-style-asian="italic" style:font-size-complex="10pt" style:font-style-complex="italic"/>
    </style:style>
    <style:style style:name="P27" style:family="paragraph">
      <loext:graphic-properties draw:fill-color="#dddddd" draw:opacity="70%"/>
      <style:paragraph-properties fo:text-align="start"/>
      <style:text-properties style:font-name="Arial2" fo:font-size="10pt" fo:font-style="italic" style:font-size-asian="10pt" style:font-style-asian="italic" style:font-size-complex="10pt" style:font-style-complex="italic"/>
    </style:style>
    <style:style style:name="P28" style:family="paragraph">
      <style:paragraph-properties fo:text-align="start"/>
    </style:style>
    <style:style style:name="P29" style:family="paragraph">
      <loext:graphic-properties draw:fill="none" draw:fill-color="#ffffff"/>
      <style:paragraph-properties fo:text-align="start"/>
      <style:text-properties fo:color="#666666" loext:opacity="100%" loext:color-lum-mod="100%" loext:color-lum-off="0%" style:font-name="Arial2" fo:font-size="9pt" fo:font-style="italic" style:font-size-asian="9pt" style:font-style-asian="italic" style:font-size-complex="9pt" style:font-style-complex="italic"/>
    </style:style>
    <style:style style:name="P30" style:family="paragraph">
      <style:paragraph-properties fo:text-align="end"/>
    </style:style>
    <style:style style:name="P31" style:family="paragraph">
      <loext:graphic-properties draw:fill="none" draw:fill-color="#ffffff"/>
      <style:paragraph-properties fo:text-align="end"/>
      <style:text-properties fo:color="#666666" loext:opacity="100%" loext:color-lum-mod="100%" loext:color-lum-off="0%" style:font-name="Arial2" fo:font-size="9pt" fo:font-style="italic" style:font-size-asian="9pt" style:font-style-asian="italic" style:font-size-complex="9pt" style:font-style-complex="italic"/>
    </style:style>
    <style:style style:name="P32" style:family="paragraph">
      <loext:graphic-properties draw:fill="gradient" draw:fill-color="#dddddd" draw:fill-gradient-name="Gradient_20_9" draw:opacity="85%"/>
      <style:paragraph-properties fo:text-align="end"/>
      <style:text-properties style:font-name="Arial2" fo:font-size="10pt" fo:font-style="italic" style:font-size-asian="10pt" style:font-style-asian="italic" style:font-size-complex="10pt" style:font-style-complex="italic"/>
    </style:style>
    <style:style style:name="P33" style:family="paragraph">
      <loext:graphic-properties draw:fill="gradient" draw:fill-color="#dddddd" draw:fill-gradient-name="Gradient_20_5" draw:opacity="85%"/>
      <style:paragraph-properties fo:text-align="start"/>
      <style:text-properties style:font-name="Arial2" fo:font-size="10pt" fo:font-style="italic" style:font-size-asian="10pt" style:font-style-asian="italic" style:font-size-complex="10pt" style:font-style-complex="italic"/>
    </style:style>
    <style:style style:name="P34" style:family="paragraph">
      <loext:graphic-properties draw:fill="none" draw:fill-color="#ffffff"/>
      <style:paragraph-properties fo:text-align="start"/>
      <style:text-properties fo:color="#ffffff" loext:opacity="100%" loext:color-lum-mod="100%" loext:color-lum-off="0%" style:font-name="Arial2" fo:font-size="9pt" fo:font-style="italic" fo:font-weight="normal" style:font-size-asian="9pt" style:font-style-asian="italic" style:font-weight-asian="normal" style:font-size-complex="9pt" style:font-style-complex="italic" style:font-weight-complex="normal"/>
    </style:style>
    <style:style style:name="P35" style:family="paragraph">
      <loext:graphic-properties draw:fill="none" draw:fill-color="#ffffff"/>
      <style:paragraph-properties fo:text-align="start"/>
      <style:text-properties fo:color="#ffffff" loext:opacity="100%" loext:color-lum-mod="100%" loext:color-lum-off="0%" style:font-name="Arial2" fo:font-size="9pt" fo:font-style="italic" style:font-size-asian="9pt" style:font-style-asian="italic" style:font-size-complex="9pt" style:font-style-complex="italic"/>
    </style:style>
    <style:style style:name="P36" style:family="paragraph">
      <loext:graphic-properties draw:fill="none" draw:fill-color="#ffffff"/>
      <style:paragraph-properties fo:text-align="end"/>
      <style:text-properties fo:color="#ffffff" loext:opacity="100%" loext:color-lum-mod="100%" loext:color-lum-off="0%" style:font-name="Arial2" fo:font-size="9pt" fo:font-style="italic" style:font-size-asian="9pt" style:font-style-asian="italic" style:font-size-complex="9pt" style:font-style-complex="italic"/>
    </style:style>
    <style:style style:name="P37" style:family="paragraph">
      <loext:graphic-properties draw:fill="none" draw:fill-color="#ffffff" draw:opacity="90%"/>
      <style:paragraph-properties fo:text-align="end"/>
      <style:text-properties fo:color="#ffffff" loext:opacity="100%" loext:color-lum-mod="100%" loext:color-lum-off="0%" style:font-name="Arial2" fo:font-size="9pt" fo:font-style="italic" style:font-size-asian="9pt" style:font-style-asian="italic" style:font-size-complex="9pt" style:font-style-complex="italic"/>
    </style:style>
    <style:style style:name="P38" style:family="paragraph">
      <loext:graphic-properties draw:fill="gradient" draw:fill-color="#b2b2b2" draw:fill-gradient-name="Gradient_20_23" draw:gradient-step-count="64" draw:opacity="70%"/>
      <style:paragraph-properties fo:text-align="center"/>
    </style:style>
    <style:style style:name="P39" style:family="paragraph">
      <loext:graphic-properties draw:fill="gradient" draw:fill-color="#b2b2b2" draw:fill-gradient-name="Gradient_20_22" draw:gradient-step-count="64" draw:opacity="70%"/>
      <style:paragraph-properties fo:text-align="center"/>
    </style:style>
    <style:style style:name="P40" style:family="paragraph">
      <loext:graphic-properties draw:fill-color="#018530" draw:opacity="70%"/>
      <style:paragraph-properties fo:text-align="center"/>
    </style:style>
    <style:style style:name="P41" style:family="paragraph">
      <loext:graphic-properties draw:fill="solid" draw:fill-color="#457b9d" draw:opacity="70%"/>
      <style:paragraph-properties fo:text-align="center"/>
    </style:style>
    <style:style style:name="P42" style:family="paragraph">
      <loext:graphic-properties draw:fill="none" draw:fill-color="#ffffff" draw:opacity="85%"/>
      <style:paragraph-properties fo:text-align="start"/>
      <style:text-properties fo:color="#ffffff" loext:opacity="100%" loext:color-lum-mod="100%" loext:color-lum-off="0%" style:font-name="Arial2" fo:font-size="9.5pt" fo:font-style="italic" style:font-size-asian="9.5pt" style:font-style-asian="italic" style:font-size-complex="9.5pt" style:font-style-complex="italic"/>
    </style:style>
    <style:style style:name="P43" style:family="paragraph">
      <loext:graphic-properties draw:fill="none" draw:fill-color="#ffffff"/>
      <style:paragraph-properties fo:text-align="start"/>
      <style:text-properties fo:color="#ffffff" loext:opacity="100%" loext:color-lum-mod="100%" loext:color-lum-off="0%" style:font-name="Arial2" fo:font-size="9.5pt" fo:font-style="italic" style:font-size-asian="9.5pt" style:font-style-asian="italic" style:font-size-complex="9.5pt" style:font-style-complex="italic"/>
    </style:style>
    <style:style style:name="P44" style:family="paragraph">
      <loext:graphic-properties draw:fill="none" draw:fill-color="#ffffff"/>
      <style:paragraph-properties fo:text-align="end"/>
      <style:text-properties fo:color="#ffffff" loext:opacity="100%" loext:color-lum-mod="100%" loext:color-lum-off="0%" style:font-name="Arial2" fo:font-size="9.5pt" fo:font-style="italic" style:font-size-asian="9.5pt" style:font-style-asian="italic" style:font-size-complex="9.5pt" style:font-style-complex="italic"/>
    </style:style>
    <style:style style:name="P45" style:family="paragraph">
      <style:paragraph-properties fo:text-align="center" style:writing-mode="lr-tb"/>
    </style:style>
    <style:style style:name="P46" style:family="paragraph">
      <loext:graphic-properties draw:fill="none"/>
      <style:paragraph-properties fo:text-align="center"/>
      <style:text-properties style:font-name="Arial2" fo:font-size="9pt" style:font-size-asian="9pt" style:font-size-complex="9pt"/>
    </style:style>
    <style:style style:name="T1" style:family="text">
      <style:text-properties fo:color="#000000" loext:opacity="100%" style:font-name="Arial1" fo:font-size="7.69999980926514pt" fo:font-weight="normal" style:font-name-asian="Arial1" style:font-size-asian="7.69999980926514pt" style:font-weight-asian="normal" style:font-name-complex="Arial1" style:font-size-complex="7.69999980926514pt" style:font-weight-complex="normal"/>
    </style:style>
    <style:style style:name="T2" style:family="text">
      <style:text-properties fo:color="#000000" loext:opacity="100%" style:font-name="Arial1" fo:font-size="5.40000009536743pt" fo:font-weight="normal" style:font-name-asian="Arial1" style:font-size-asian="5.40000009536743pt" style:font-weight-asian="normal" style:font-name-complex="Arial1" style:font-size-complex="5.40000009536743pt" style:font-weight-complex="normal"/>
    </style:style>
    <style:style style:name="T3" style:family="text">
      <style:text-properties fo:color="#f69320" loext:opacity="100%" style:font-name="Arial1" fo:font-size="6.90000009536743pt" fo:font-weight="normal" style:font-name-asian="Arial1" style:font-size-asian="6.90000009536743pt" style:font-weight-asian="normal" style:font-name-complex="Arial1" style:font-size-complex="6.90000009536743pt" style:font-weight-complex="normal"/>
    </style:style>
    <style:style style:name="T4" style:family="text">
      <style:text-properties fo:color="#bf1d1e" loext:opacity="100%" style:font-name="Arial1" fo:font-size="6.90000009536743pt" fo:font-weight="normal" style:font-name-asian="Arial1" style:font-size-asian="6.90000009536743pt" style:font-weight-asian="normal" style:font-name-complex="Arial1" style:font-size-complex="6.90000009536743pt" style:font-weight-complex="normal"/>
    </style:style>
    <style:style style:name="T5" style:family="text">
      <style:text-properties fo:color="#000000" loext:opacity="100%" style:font-name="Arial1" fo:font-size="8pt" fo:font-weight="normal" style:font-name-asian="Arial1" style:font-size-asian="8pt" style:font-weight-asian="normal" style:font-name-complex="Arial1" style:font-size-complex="8pt" style:font-weight-complex="normal"/>
    </style:style>
    <style:style style:name="T6" style:family="text">
      <style:text-properties fo:color="#000000" loext:opacity="100%" style:font-name="Arial1" fo:font-size="9pt" fo:font-weight="normal" style:font-name-asian="Arial1" style:font-size-asian="9pt" style:font-weight-asian="normal" style:font-name-complex="Arial1" style:font-size-complex="9pt" style:font-weight-complex="normal"/>
    </style:style>
    <style:style style:name="T7" style:family="text">
      <style:text-properties fo:color="#000000" loext:opacity="100%" style:font-name="Arial1" fo:font-size="11pt" fo:font-weight="bold" style:font-name-asian="Arial1" style:font-size-asian="11pt" style:font-weight-asian="bold" style:font-name-complex="Arial1" style:font-size-complex="11pt" style:font-weight-complex="bold"/>
    </style:style>
    <style:style style:name="T8" style:family="text">
      <style:text-properties fo:color="#000000" loext:opacity="100%" style:font-name="Arial1" fo:font-size="8.60000038146973pt" fo:font-weight="normal" style:font-name-asian="Arial1" style:font-size-asian="8.60000038146973pt" style:font-weight-asian="normal" style:font-name-complex="Arial1" style:font-size-complex="8.60000038146973pt" style:font-weight-complex="normal"/>
    </style:style>
    <style:style style:name="T9" style:family="text">
      <style:text-properties fo:color="#000000" loext:opacity="100%" style:font-name="Arial1" fo:font-size="6pt" fo:font-weight="normal" style:font-name-asian="Arial1" style:font-size-asian="6pt" style:font-weight-asian="normal" style:font-name-complex="Arial1" style:font-size-complex="6pt" style:font-weight-complex="normal"/>
    </style:style>
    <style:style style:name="T10" style:family="text">
      <style:text-properties style:font-name="Arial2" fo:font-size="9pt" style:font-size-asian="9pt" style:font-size-complex="9pt"/>
    </style:style>
    <style:style style:name="T11" style:family="text">
      <style:text-properties fo:color="#666666" loext:opacity="100%" style:font-name="Arial2" fo:font-size="9pt" fo:font-style="italic" style:font-size-asian="9pt" style:font-style-asian="italic" style:font-size-complex="9pt" style:font-style-complex="italic"/>
    </style:style>
    <style:style style:name="T12" style:family="text">
      <style:text-properties fo:color="#ffffff" loext:opacity="100%" style:font-name="Arial2" fo:font-size="9pt" fo:font-style="italic" fo:font-weight="normal" style:font-size-asian="9pt" style:font-style-asian="italic" style:font-weight-asian="normal" style:font-size-complex="9pt" style:font-style-complex="italic" style:font-weight-complex="normal"/>
    </style:style>
    <style:style style:name="T13" style:family="text">
      <style:text-properties fo:color="#ffffff" loext:opacity="100%" style:font-name="Arial2" fo:font-size="9pt" fo:font-style="italic" style:font-size-asian="9pt" style:font-style-asian="italic" style:font-size-complex="9pt" style:font-style-complex="italic"/>
    </style:style>
    <style:style style:name="T14" style:family="text">
      <style:text-properties fo:color="#ffffff" loext:opacity="100%" style:font-name="Arial2" fo:font-size="9.5pt" fo:font-style="italic" style:font-size-asian="9.5pt" style:font-style-asian="italic" style:font-size-complex="9.5pt"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8.979cm" svg:height="11.994cm" svg:x="0cm" svg:y="0cm" svg:viewBox="0 0 18980 11995" draw:points="0,0 18980,0 18980,11995 0,11995">
          <text:p/>
        </draw:polygon>
        <draw:polygon draw:style-name="gr2" draw:text-style-name="P1" draw:layer="layout" svg:width="10.988cm" svg:height="6.779cm" svg:x="0cm" svg:y="0cm" svg:viewBox="0 0 10989 6780" draw:points="0,0 10989,0 10989,6780 0,6780">
          <text:p/>
        </draw:polygon>
        <draw:polygon draw:style-name="gr1" draw:text-style-name="P1" draw:layer="layout" svg:width="8.787cm" svg:height="5.018cm" svg:x="1.701cm" svg:y="0.5cm" svg:viewBox="0 0 8788 5019" draw:points="0,0 8788,0 8788,5019 0,5019">
          <text:p/>
        </draw:polygon>
        <draw:line draw:style-name="gr3" draw:text-style-name="P2" draw:layer="layout" svg:x1="1.972cm" svg:y1="3.864cm" svg:x2="1.972cm" svg:y2="1.769cm">
          <text:p/>
        </draw:line>
        <draw:line draw:style-name="gr3" draw:text-style-name="P2" draw:layer="layout" svg:x1="2.298cm" svg:y1="3.662cm" svg:x2="2.298cm" svg:y2="1.494cm">
          <text:p/>
        </draw:line>
        <draw:line draw:style-name="gr3" draw:text-style-name="P2" draw:layer="layout" svg:x1="2.623cm" svg:y1="3.517cm" svg:x2="2.623cm" svg:y2="1.401cm">
          <text:p/>
        </draw:line>
        <draw:line draw:style-name="gr3" draw:text-style-name="P2" draw:layer="layout" svg:x1="2.949cm" svg:y1="4.114cm" svg:x2="2.949cm" svg:y2="1.795cm">
          <text:p/>
        </draw:line>
        <draw:line draw:style-name="gr3" draw:text-style-name="P2" draw:layer="layout" svg:x1="3.274cm" svg:y1="4.36cm" svg:x2="3.274cm" svg:y2="2.121cm">
          <text:p/>
        </draw:line>
        <draw:line draw:style-name="gr3" draw:text-style-name="P2" draw:layer="layout" svg:x1="3.599cm" svg:y1="4.734cm" svg:x2="3.599cm" svg:y2="2.088cm">
          <text:p/>
        </draw:line>
        <draw:line draw:style-name="gr3" draw:text-style-name="P2" draw:layer="layout" svg:x1="4.901cm" svg:y1="5.129cm" svg:x2="4.901cm" svg:y2="3.717cm">
          <text:p/>
        </draw:line>
        <draw:line draw:style-name="gr3" draw:text-style-name="P2" draw:layer="layout" svg:x1="6.203cm" svg:y1="5.273cm" svg:x2="6.203cm" svg:y2="4.071cm">
          <text:p/>
        </draw:line>
        <draw:line draw:style-name="gr3" draw:text-style-name="P2" draw:layer="layout" svg:x1="6.528cm" svg:y1="5.423cm" svg:x2="6.528cm" svg:y2="3.331cm">
          <text:p/>
        </draw:line>
        <draw:line draw:style-name="gr3" draw:text-style-name="P2" draw:layer="layout" svg:x1="6.854cm" svg:y1="5.605cm" svg:x2="6.854cm" svg:y2="2.901cm">
          <text:p/>
        </draw:line>
        <draw:line draw:style-name="gr3" draw:text-style-name="P2" draw:layer="layout" svg:x1="7.179cm" svg:y1="5.505cm" svg:x2="7.179cm" svg:y2="3.572cm">
          <text:p/>
        </draw:line>
        <draw:line draw:style-name="gr3" draw:text-style-name="P2" draw:layer="layout" svg:x1="8.806cm" svg:y1="6.091cm" svg:x2="8.806cm" svg:y2="4.317cm">
          <text:p/>
        </draw:line>
        <draw:line draw:style-name="gr4" draw:text-style-name="P2" draw:layer="layout" svg:x1="2.027cm" svg:y1="3.328cm" svg:x2="2.027cm" svg:y2="2.03cm">
          <text:p/>
        </draw:line>
        <draw:line draw:style-name="gr4" draw:text-style-name="P2" draw:layer="layout" svg:x1="2.352cm" svg:y1="3.34cm" svg:x2="2.352cm" svg:y2="1.795cm">
          <text:p/>
        </draw:line>
        <draw:line draw:style-name="gr4" draw:text-style-name="P2" draw:layer="layout" svg:x1="2.677cm" svg:y1="3.135cm" svg:x2="2.677cm" svg:y2="1.633cm">
          <text:p/>
        </draw:line>
        <draw:line draw:style-name="gr4" draw:text-style-name="P2" draw:layer="layout" svg:x1="3.003cm" svg:y1="3.403cm" svg:x2="3.003cm" svg:y2="1.733cm">
          <text:p/>
        </draw:line>
        <draw:line draw:style-name="gr4" draw:text-style-name="P2" draw:layer="layout" svg:x1="3.328cm" svg:y1="3.555cm" svg:x2="3.328cm" svg:y2="1.844cm">
          <text:p/>
        </draw:line>
        <draw:line draw:style-name="gr4" draw:text-style-name="P2" draw:layer="layout" svg:x1="3.654cm" svg:y1="3.97cm" svg:x2="3.654cm" svg:y2="1.829cm">
          <text:p/>
        </draw:line>
        <draw:line draw:style-name="gr4" draw:text-style-name="P2" draw:layer="layout" svg:x1="4.955cm" svg:y1="3.615cm" svg:x2="4.955cm" svg:y2="2.54cm">
          <text:p/>
        </draw:line>
        <draw:line draw:style-name="gr4" draw:text-style-name="P2" draw:layer="layout" svg:x1="6.257cm" svg:y1="4.294cm" svg:x2="6.257cm" svg:y2="2.672cm">
          <text:p/>
        </draw:line>
        <draw:line draw:style-name="gr4" draw:text-style-name="P2" draw:layer="layout" svg:x1="6.583cm" svg:y1="4.446cm" svg:x2="6.583cm" svg:y2="2.642cm">
          <text:p/>
        </draw:line>
        <draw:line draw:style-name="gr4" draw:text-style-name="P2" draw:layer="layout" svg:x1="6.908cm" svg:y1="4.406cm" svg:x2="6.908cm" svg:y2="2.912cm">
          <text:p/>
        </draw:line>
        <draw:line draw:style-name="gr4" draw:text-style-name="P2" draw:layer="layout" svg:x1="7.233cm" svg:y1="5.017cm" svg:x2="7.233cm" svg:y2="2.715cm">
          <text:p/>
        </draw:line>
        <draw:line draw:style-name="gr4" draw:text-style-name="P2" draw:layer="layout" svg:x1="8.861cm" svg:y1="5.754cm" svg:x2="8.861cm" svg:y2="2.232cm">
          <text:p/>
        </draw:line>
        <draw:line draw:style-name="gr5" draw:text-style-name="P2" draw:layer="layout" svg:x1="2.081cm" svg:y1="3.541cm" svg:x2="2.081cm" svg:y2="1.984cm">
          <text:p/>
        </draw:line>
        <draw:line draw:style-name="gr5" draw:text-style-name="P2" draw:layer="layout" svg:x1="2.406cm" svg:y1="3.37cm" svg:x2="2.406cm" svg:y2="2.027cm">
          <text:p/>
        </draw:line>
        <draw:line draw:style-name="gr5" draw:text-style-name="P2" draw:layer="layout" svg:x1="2.732cm" svg:y1="3.502cm" svg:x2="2.732cm" svg:y2="1.951cm">
          <text:p/>
        </draw:line>
        <draw:line draw:style-name="gr5" draw:text-style-name="P2" draw:layer="layout" svg:x1="3.057cm" svg:y1="4.072cm" svg:x2="3.057cm" svg:y2="2.021cm">
          <text:p/>
        </draw:line>
        <draw:line draw:style-name="gr5" draw:text-style-name="P2" draw:layer="layout" svg:x1="3.383cm" svg:y1="4.118cm" svg:x2="3.383cm" svg:y2="2.068cm">
          <text:p/>
        </draw:line>
        <draw:line draw:style-name="gr5" draw:text-style-name="P2" draw:layer="layout" svg:x1="3.708cm" svg:y1="4.259cm" svg:x2="3.708cm" svg:y2="2.139cm">
          <text:p/>
        </draw:line>
        <draw:line draw:style-name="gr5" draw:text-style-name="P2" draw:layer="layout" svg:x1="5.01cm" svg:y1="4.445cm" svg:x2="5.01cm" svg:y2="2.301cm">
          <text:p/>
        </draw:line>
        <draw:line draw:style-name="gr5" draw:text-style-name="P2" draw:layer="layout" svg:x1="6.311cm" svg:y1="4.53cm" svg:x2="6.311cm" svg:y2="2.755cm">
          <text:p/>
        </draw:line>
        <draw:line draw:style-name="gr5" draw:text-style-name="P2" draw:layer="layout" svg:x1="6.637cm" svg:y1="4.501cm" svg:x2="6.637cm" svg:y2="2.577cm">
          <text:p/>
        </draw:line>
        <draw:line draw:style-name="gr5" draw:text-style-name="P2" draw:layer="layout" svg:x1="6.962cm" svg:y1="5.016cm" svg:x2="6.962cm" svg:y2="2.6cm">
          <text:p/>
        </draw:line>
        <draw:line draw:style-name="gr5" draw:text-style-name="P2" draw:layer="layout" svg:x1="7.288cm" svg:y1="4.769cm" svg:x2="7.288cm" svg:y2="2.508cm">
          <text:p/>
        </draw:line>
        <draw:line draw:style-name="gr5" draw:text-style-name="P2" draw:layer="layout" svg:x1="8.915cm" svg:y1="5.116cm" svg:x2="8.915cm" svg:y2="2.08cm">
          <text:p/>
        </draw:line>
        <draw:path draw:style-name="gr6" draw:text-style-name="P3" draw:layer="layout" svg:width="0.081cm" svg:height="0.08cm" svg:x="1.932cm" svg:y="2.776cm" svg:viewBox="0 0 82 81" svg:d="M82 40c0 55-82 55-82 0 0-53 82-53 82 0z">
          <text:p/>
        </draw:path>
        <draw:path draw:style-name="gr7" draw:text-style-name="P2" draw:layer="layout" svg:width="0.081cm" svg:height="0.08cm" svg:x="1.932cm" svg:y="2.776cm" svg:viewBox="0 0 82 81" svg:d="M82 40c0 55-82 55-82 0 0-53 82-53 82 0z">
          <text:p/>
        </draw:path>
        <draw:path draw:style-name="gr6" draw:text-style-name="P3" draw:layer="layout" svg:width="0.08cm" svg:height="0.081cm" svg:x="2.258cm" svg:y="2.538cm" svg:viewBox="0 0 81 82" svg:d="M81 41c0 54-81 54-81 0 0-55 81-55 81 0z">
          <text:p/>
        </draw:path>
        <draw:path draw:style-name="gr7" draw:text-style-name="P2" draw:layer="layout" svg:width="0.08cm" svg:height="0.081cm" svg:x="2.258cm" svg:y="2.538cm" svg:viewBox="0 0 81 82" svg:d="M81 41c0 54-81 54-81 0 0-55 81-55 81 0z">
          <text:p/>
        </draw:path>
        <draw:path draw:style-name="gr6" draw:text-style-name="P3" draw:layer="layout" svg:width="0.08cm" svg:height="0.08cm" svg:x="2.583cm" svg:y="2.418cm" svg:viewBox="0 0 81 81" svg:d="M81 41c0 53-81 53-81 0 0-55 81-55 81 0z">
          <text:p/>
        </draw:path>
        <draw:path draw:style-name="gr7" draw:text-style-name="P2" draw:layer="layout" svg:width="0.08cm" svg:height="0.08cm" svg:x="2.583cm" svg:y="2.418cm" svg:viewBox="0 0 81 81" svg:d="M81 41c0 53-81 53-81 0 0-55 81-55 81 0z">
          <text:p/>
        </draw:path>
        <draw:path draw:style-name="gr6" draw:text-style-name="P3" draw:layer="layout" svg:width="0.08cm" svg:height="0.082cm" svg:x="2.909cm" svg:y="2.914cm" svg:viewBox="0 0 81 83" svg:d="M81 41c0 55-81 55-81 0s81-55 81 0z">
          <text:p/>
        </draw:path>
        <draw:path draw:style-name="gr7" draw:text-style-name="P2" draw:layer="layout" svg:width="0.08cm" svg:height="0.082cm" svg:x="2.909cm" svg:y="2.914cm" svg:viewBox="0 0 81 83" svg:d="M81 41c0 55-81 55-81 0s81-55 81 0z">
          <text:p/>
        </draw:path>
        <draw:path draw:style-name="gr6" draw:text-style-name="P3" draw:layer="layout" svg:width="0.08cm" svg:height="0.081cm" svg:x="3.234cm" svg:y="3.2cm" svg:viewBox="0 0 81 82" svg:d="M81 41c0 54-81 54-81 0 0-55 81-55 81 0z">
          <text:p/>
        </draw:path>
        <draw:path draw:style-name="gr7" draw:text-style-name="P2" draw:layer="layout" svg:width="0.08cm" svg:height="0.081cm" svg:x="3.234cm" svg:y="3.2cm" svg:viewBox="0 0 81 82" svg:d="M81 41c0 54-81 54-81 0 0-55 81-55 81 0z">
          <text:p/>
        </draw:path>
        <draw:path draw:style-name="gr6" draw:text-style-name="P3" draw:layer="layout" svg:width="0.082cm" svg:height="0.081cm" svg:x="3.559cm" svg:y="3.371cm" svg:viewBox="0 0 83 82" svg:d="M83 41c0 54-83 54-83 0 0-55 83-55 83 0z">
          <text:p/>
        </draw:path>
        <draw:path draw:style-name="gr7" draw:text-style-name="P2" draw:layer="layout" svg:width="0.082cm" svg:height="0.081cm" svg:x="3.559cm" svg:y="3.371cm" svg:viewBox="0 0 83 82" svg:d="M83 41c0 54-83 54-83 0 0-55 83-55 83 0z">
          <text:p/>
        </draw:path>
        <draw:path draw:style-name="gr6" draw:text-style-name="P3" draw:layer="layout" svg:width="0.08cm" svg:height="0.079cm" svg:x="4.861cm" svg:y="4.383cm" svg:viewBox="0 0 81 80" svg:d="M81 40c0 54-81 54-81 0 0-53 81-53 81 0z">
          <text:p/>
        </draw:path>
        <draw:path draw:style-name="gr7" draw:text-style-name="P2" draw:layer="layout" svg:width="0.08cm" svg:height="0.079cm" svg:x="4.861cm" svg:y="4.383cm" svg:viewBox="0 0 81 80" svg:d="M81 40c0 54-81 54-81 0 0-53 81-53 81 0z">
          <text:p/>
        </draw:path>
        <draw:path draw:style-name="gr6" draw:text-style-name="P3" draw:layer="layout" svg:width="0.08cm" svg:height="0.081cm" svg:x="6.163cm" svg:y="4.632cm" svg:viewBox="0 0 81 82" svg:d="M81 41c0 54-81 54-81 0 0-55 81-55 81 0z">
          <text:p/>
        </draw:path>
        <draw:path draw:style-name="gr7" draw:text-style-name="P2" draw:layer="layout" svg:width="0.08cm" svg:height="0.081cm" svg:x="6.163cm" svg:y="4.632cm" svg:viewBox="0 0 81 82" svg:d="M81 41c0 54-81 54-81 0 0-55 81-55 81 0z">
          <text:p/>
        </draw:path>
        <draw:path draw:style-name="gr6" draw:text-style-name="P3" draw:layer="layout" svg:width="0.08cm" svg:height="0.081cm" svg:x="6.488cm" svg:y="4.337cm" svg:viewBox="0 0 81 82" svg:d="M81 41c0 54-81 54-81 0 0-55 81-55 81 0z">
          <text:p/>
        </draw:path>
        <draw:path draw:style-name="gr7" draw:text-style-name="P2" draw:layer="layout" svg:width="0.08cm" svg:height="0.081cm" svg:x="6.488cm" svg:y="4.337cm" svg:viewBox="0 0 81 82" svg:d="M81 41c0 54-81 54-81 0 0-55 81-55 81 0z">
          <text:p/>
        </draw:path>
        <draw:path draw:style-name="gr6" draw:text-style-name="P3" draw:layer="layout" svg:width="0.08cm" svg:height="0.082cm" svg:x="6.814cm" svg:y="4.213cm" svg:viewBox="0 0 81 83" svg:d="M81 41c0 55-81 55-81 0s81-55 81 0z">
          <text:p/>
        </draw:path>
        <draw:path draw:style-name="gr7" draw:text-style-name="P2" draw:layer="layout" svg:width="0.08cm" svg:height="0.082cm" svg:x="6.814cm" svg:y="4.213cm" svg:viewBox="0 0 81 83" svg:d="M81 41c0 55-81 55-81 0s81-55 81 0z">
          <text:p/>
        </draw:path>
        <draw:path draw:style-name="gr6" draw:text-style-name="P3" draw:layer="layout" svg:width="0.08cm" svg:height="0.081cm" svg:x="7.139cm" svg:y="4.498cm" svg:viewBox="0 0 81 82" svg:d="M81 41c0 54-81 54-81 0 0-55 81-55 81 0z">
          <text:p/>
        </draw:path>
        <draw:path draw:style-name="gr7" draw:text-style-name="P2" draw:layer="layout" svg:width="0.08cm" svg:height="0.081cm" svg:x="7.139cm" svg:y="4.498cm" svg:viewBox="0 0 81 82" svg:d="M81 41c0 54-81 54-81 0 0-55 81-55 81 0z">
          <text:p/>
        </draw:path>
        <draw:path draw:style-name="gr6" draw:text-style-name="P3" draw:layer="layout" svg:width="0.08cm" svg:height="0.081cm" svg:x="8.766cm" svg:y="5.164cm" svg:viewBox="0 0 81 82" svg:d="M81 41c0 54-81 54-81 0 0-55 81-55 81 0z">
          <text:p/>
        </draw:path>
        <draw:path draw:style-name="gr7" draw:text-style-name="P2" draw:layer="layout" svg:width="0.08cm" svg:height="0.081cm" svg:x="8.766cm" svg:y="5.164cm" svg:viewBox="0 0 81 82" svg:d="M81 41c0 54-81 54-81 0 0-55 81-55 81 0z">
          <text:p/>
        </draw:path>
        <draw:path draw:style-name="gr8" draw:text-style-name="P4" draw:layer="layout" svg:width="0.081cm" svg:height="0.081cm" svg:x="1.986cm" svg:y="2.639cm" svg:viewBox="0 0 82 82" svg:d="M82 41c0 54-82 54-82 0 0-55 82-55 82 0z">
          <text:p/>
        </draw:path>
        <draw:path draw:style-name="gr9" draw:text-style-name="P2" draw:layer="layout" svg:width="0.081cm" svg:height="0.081cm" svg:x="1.986cm" svg:y="2.639cm" svg:viewBox="0 0 82 82" svg:d="M82 41c0 54-82 54-82 0 0-55 82-55 82 0z">
          <text:p/>
        </draw:path>
        <draw:path draw:style-name="gr8" draw:text-style-name="P4" draw:layer="layout" svg:width="0.08cm" svg:height="0.081cm" svg:x="2.312cm" svg:y="2.528cm" svg:viewBox="0 0 81 82" svg:d="M81 41c0 54-81 54-81 0 0-55 81-55 81 0z">
          <text:p/>
        </draw:path>
        <draw:path draw:style-name="gr9" draw:text-style-name="P2" draw:layer="layout" svg:width="0.08cm" svg:height="0.081cm" svg:x="2.312cm" svg:y="2.528cm" svg:viewBox="0 0 81 82" svg:d="M81 41c0 54-81 54-81 0 0-55 81-55 81 0z">
          <text:p/>
        </draw:path>
        <draw:path draw:style-name="gr8" draw:text-style-name="P4" draw:layer="layout" svg:width="0.081cm" svg:height="0.081cm" svg:x="2.637cm" svg:y="2.344cm" svg:viewBox="0 0 82 82" svg:d="M82 41c0 54-82 54-82 0 0-55 82-55 82 0z">
          <text:p/>
        </draw:path>
        <draw:path draw:style-name="gr9" draw:text-style-name="P2" draw:layer="layout" svg:width="0.081cm" svg:height="0.081cm" svg:x="2.637cm" svg:y="2.344cm" svg:viewBox="0 0 82 82" svg:d="M82 41c0 54-82 54-82 0 0-55 82-55 82 0z">
          <text:p/>
        </draw:path>
        <draw:path draw:style-name="gr8" draw:text-style-name="P4" draw:layer="layout" svg:width="0.08cm" svg:height="0.081cm" svg:x="2.963cm" svg:y="2.528cm" svg:viewBox="0 0 81 82" svg:d="M81 41c0 54-81 54-81 0 0-55 81-55 81 0z">
          <text:p/>
        </draw:path>
        <draw:path draw:style-name="gr9" draw:text-style-name="P2" draw:layer="layout" svg:width="0.08cm" svg:height="0.081cm" svg:x="2.963cm" svg:y="2.528cm" svg:viewBox="0 0 81 82" svg:d="M81 41c0 54-81 54-81 0 0-55 81-55 81 0z">
          <text:p/>
        </draw:path>
        <draw:path draw:style-name="gr8" draw:text-style-name="P4" draw:layer="layout" svg:width="0.08cm" svg:height="0.08cm" svg:x="3.288cm" svg:y="2.66cm" svg:viewBox="0 0 81 81" svg:d="M81 41c0 53-81 53-81 0 0-55 81-55 81 0z">
          <text:p/>
        </draw:path>
        <draw:path draw:style-name="gr9" draw:text-style-name="P2" draw:layer="layout" svg:width="0.08cm" svg:height="0.08cm" svg:x="3.288cm" svg:y="2.66cm" svg:viewBox="0 0 81 81" svg:d="M81 41c0 53-81 53-81 0 0-55 81-55 81 0z">
          <text:p/>
        </draw:path>
        <draw:path draw:style-name="gr8" draw:text-style-name="P4" draw:layer="layout" svg:width="0.08cm" svg:height="0.08cm" svg:x="3.614cm" svg:y="2.859cm" svg:viewBox="0 0 81 81" svg:d="M81 40c0 55-81 55-81 0 0-53 81-53 81 0z">
          <text:p/>
        </draw:path>
        <draw:path draw:style-name="gr9" draw:text-style-name="P2" draw:layer="layout" svg:width="0.08cm" svg:height="0.08cm" svg:x="3.614cm" svg:y="2.859cm" svg:viewBox="0 0 81 81" svg:d="M81 40c0 55-81 55-81 0 0-53 81-53 81 0z">
          <text:p/>
        </draw:path>
        <draw:path draw:style-name="gr8" draw:text-style-name="P4" draw:layer="layout" svg:width="0.081cm" svg:height="0.08cm" svg:x="4.915cm" svg:y="3.037cm" svg:viewBox="0 0 82 81" svg:d="M82 40c0 55-82 55-82 0 0-53 82-53 82 0z">
          <text:p/>
        </draw:path>
        <draw:path draw:style-name="gr9" draw:text-style-name="P2" draw:layer="layout" svg:width="0.081cm" svg:height="0.08cm" svg:x="4.915cm" svg:y="3.037cm" svg:viewBox="0 0 82 81" svg:d="M82 40c0 55-82 55-82 0 0-53 82-53 82 0z">
          <text:p/>
        </draw:path>
        <draw:path draw:style-name="gr8" draw:text-style-name="P4" draw:layer="layout" svg:width="0.08cm" svg:height="0.081cm" svg:x="6.217cm" svg:y="3.443cm" svg:viewBox="0 0 81 82" svg:d="M81 41c0 54-81 54-81 0 0-55 81-55 81 0z">
          <text:p/>
        </draw:path>
        <draw:path draw:style-name="gr9" draw:text-style-name="P2" draw:layer="layout" svg:width="0.08cm" svg:height="0.081cm" svg:x="6.217cm" svg:y="3.443cm" svg:viewBox="0 0 81 82" svg:d="M81 41c0 54-81 54-81 0 0-55 81-55 81 0z">
          <text:p/>
        </draw:path>
        <draw:path draw:style-name="gr8" draw:text-style-name="P4" draw:layer="layout" svg:width="0.081cm" svg:height="0.081cm" svg:x="6.542cm" svg:y="3.504cm" svg:viewBox="0 0 82 82" svg:d="M82 41c0 54-82 54-82 0 0-55 82-55 82 0z">
          <text:p/>
        </draw:path>
        <draw:path draw:style-name="gr9" draw:text-style-name="P2" draw:layer="layout" svg:width="0.081cm" svg:height="0.081cm" svg:x="6.542cm" svg:y="3.504cm" svg:viewBox="0 0 82 82" svg:d="M82 41c0 54-82 54-82 0 0-55 82-55 82 0z">
          <text:p/>
        </draw:path>
        <draw:path draw:style-name="gr8" draw:text-style-name="P4" draw:layer="layout" svg:width="0.08cm" svg:height="0.081cm" svg:x="6.868cm" svg:y="3.619cm" svg:viewBox="0 0 81 82" svg:d="M81 41c0 54-81 54-81 0 0-55 81-55 81 0z">
          <text:p/>
        </draw:path>
        <draw:path draw:style-name="gr9" draw:text-style-name="P2" draw:layer="layout" svg:width="0.08cm" svg:height="0.081cm" svg:x="6.868cm" svg:y="3.619cm" svg:viewBox="0 0 81 82" svg:d="M81 41c0 54-81 54-81 0 0-55 81-55 81 0z">
          <text:p/>
        </draw:path>
        <draw:path draw:style-name="gr8" draw:text-style-name="P4" draw:layer="layout" svg:width="0.08cm" svg:height="0.08cm" svg:x="7.193cm" svg:y="3.826cm" svg:viewBox="0 0 81 81" svg:d="M81 40c0 55-81 55-81 0 0-53 81-53 81 0z">
          <text:p/>
        </draw:path>
        <draw:path draw:style-name="gr9" draw:text-style-name="P2" draw:layer="layout" svg:width="0.08cm" svg:height="0.08cm" svg:x="7.193cm" svg:y="3.826cm" svg:viewBox="0 0 81 81" svg:d="M81 40c0 55-81 55-81 0 0-53 81-53 81 0z">
          <text:p/>
        </draw:path>
        <draw:path draw:style-name="gr8" draw:text-style-name="P4" draw:layer="layout" svg:width="0.081cm" svg:height="0.081cm" svg:x="8.82cm" svg:y="3.953cm" svg:viewBox="0 0 82 82" svg:d="M82 41c0 54-82 54-82 0 0-55 82-55 82 0z">
          <text:p/>
        </draw:path>
        <draw:path draw:style-name="gr9" draw:text-style-name="P2" draw:layer="layout" svg:width="0.081cm" svg:height="0.081cm" svg:x="8.82cm" svg:y="3.953cm" svg:viewBox="0 0 82 82" svg:d="M82 41c0 54-82 54-82 0 0-55 82-55 82 0z">
          <text:p/>
        </draw:path>
        <draw:path draw:style-name="gr10" draw:text-style-name="P5" draw:layer="layout" svg:width="0.08cm" svg:height="0.08cm" svg:x="2.041cm" svg:y="2.723cm" svg:viewBox="0 0 81 81" svg:d="M81 41c0 53-81 53-81 0 0-55 81-55 81 0z">
          <text:p/>
        </draw:path>
        <draw:path draw:style-name="gr11" draw:text-style-name="P2" draw:layer="layout" svg:width="0.08cm" svg:height="0.08cm" svg:x="2.041cm" svg:y="2.723cm" svg:viewBox="0 0 81 81" svg:d="M81 41c0 53-81 53-81 0 0-55 81-55 81 0z">
          <text:p/>
        </draw:path>
        <draw:path draw:style-name="gr10" draw:text-style-name="P5" draw:layer="layout" svg:width="0.08cm" svg:height="0.081cm" svg:x="2.366cm" svg:y="2.658cm" svg:viewBox="0 0 81 82" svg:d="M81 41c0 54-81 54-81 0 0-55 81-55 81 0z">
          <text:p/>
        </draw:path>
        <draw:path draw:style-name="gr11" draw:text-style-name="P2" draw:layer="layout" svg:width="0.08cm" svg:height="0.081cm" svg:x="2.366cm" svg:y="2.658cm" svg:viewBox="0 0 81 82" svg:d="M81 41c0 54-81 54-81 0 0-55 81-55 81 0z">
          <text:p/>
        </draw:path>
        <draw:path draw:style-name="gr10" draw:text-style-name="P5" draw:layer="layout" svg:width="0.08cm" svg:height="0.082cm" svg:x="2.692cm" svg:y="2.686cm" svg:viewBox="0 0 81 83" svg:d="M81 41c0 55-81 55-81 0s81-55 81 0z">
          <text:p/>
        </draw:path>
        <draw:path draw:style-name="gr11" draw:text-style-name="P2" draw:layer="layout" svg:width="0.08cm" svg:height="0.082cm" svg:x="2.692cm" svg:y="2.686cm" svg:viewBox="0 0 81 83" svg:d="M81 41c0 55-81 55-81 0s81-55 81 0z">
          <text:p/>
        </draw:path>
        <draw:path draw:style-name="gr10" draw:text-style-name="P5" draw:layer="layout" svg:width="0.08cm" svg:height="0.082cm" svg:x="3.017cm" svg:y="3.006cm" svg:viewBox="0 0 81 83" svg:d="M81 41c0 55-81 55-81 0s81-55 81 0z">
          <text:p/>
        </draw:path>
        <draw:path draw:style-name="gr11" draw:text-style-name="P2" draw:layer="layout" svg:width="0.08cm" svg:height="0.082cm" svg:x="3.017cm" svg:y="3.006cm" svg:viewBox="0 0 81 83" svg:d="M81 41c0 55-81 55-81 0s81-55 81 0z">
          <text:p/>
        </draw:path>
        <draw:path draw:style-name="gr10" draw:text-style-name="P5" draw:layer="layout" svg:width="0.081cm" svg:height="0.08cm" svg:x="3.342cm" svg:y="3.053cm" svg:viewBox="0 0 82 81" svg:d="M82 41c0 53-82 53-82 0 0-55 82-55 82 0z">
          <text:p/>
        </draw:path>
        <draw:path draw:style-name="gr11" draw:text-style-name="P2" draw:layer="layout" svg:width="0.081cm" svg:height="0.08cm" svg:x="3.342cm" svg:y="3.053cm" svg:viewBox="0 0 82 81" svg:d="M82 41c0 53-82 53-82 0 0-55 82-55 82 0z">
          <text:p/>
        </draw:path>
        <draw:path draw:style-name="gr10" draw:text-style-name="P5" draw:layer="layout" svg:width="0.08cm" svg:height="0.081cm" svg:x="3.668cm" svg:y="3.159cm" svg:viewBox="0 0 81 82" svg:d="M81 41c0 54-81 54-81 0 0-55 81-55 81 0z">
          <text:p/>
        </draw:path>
        <draw:path draw:style-name="gr11" draw:text-style-name="P2" draw:layer="layout" svg:width="0.08cm" svg:height="0.081cm" svg:x="3.668cm" svg:y="3.159cm" svg:viewBox="0 0 81 82" svg:d="M81 41c0 54-81 54-81 0 0-55 81-55 81 0z">
          <text:p/>
        </draw:path>
        <draw:path draw:style-name="gr10" draw:text-style-name="P5" draw:layer="layout" svg:width="0.08cm" svg:height="0.081cm" svg:x="4.97cm" svg:y="3.333cm" svg:viewBox="0 0 81 82" svg:d="M81 41c0 54-81 54-81 0 0-55 81-55 81 0z">
          <text:p/>
        </draw:path>
        <draw:path draw:style-name="gr11" draw:text-style-name="P2" draw:layer="layout" svg:width="0.08cm" svg:height="0.081cm" svg:x="4.97cm" svg:y="3.333cm" svg:viewBox="0 0 81 82" svg:d="M81 41c0 54-81 54-81 0 0-55 81-55 81 0z">
          <text:p/>
        </draw:path>
        <draw:path draw:style-name="gr10" draw:text-style-name="P5" draw:layer="layout" svg:width="0.08cm" svg:height="0.081cm" svg:x="6.271cm" svg:y="3.602cm" svg:viewBox="0 0 81 82" svg:d="M81 41c0 54-81 54-81 0 0-55 81-55 81 0z">
          <text:p/>
        </draw:path>
        <draw:path draw:style-name="gr11" draw:text-style-name="P2" draw:layer="layout" svg:width="0.08cm" svg:height="0.081cm" svg:x="6.271cm" svg:y="3.602cm" svg:viewBox="0 0 81 82" svg:d="M81 41c0 54-81 54-81 0 0-55 81-55 81 0z">
          <text:p/>
        </draw:path>
        <draw:path draw:style-name="gr10" draw:text-style-name="P5" draw:layer="layout" svg:width="0.08cm" svg:height="0.081cm" svg:x="6.597cm" svg:y="3.499cm" svg:viewBox="0 0 81 82" svg:d="M81 41c0 54-81 54-81 0 0-55 81-55 81 0z">
          <text:p/>
        </draw:path>
        <draw:path draw:style-name="gr11" draw:text-style-name="P2" draw:layer="layout" svg:width="0.08cm" svg:height="0.081cm" svg:x="6.597cm" svg:y="3.499cm" svg:viewBox="0 0 81 82" svg:d="M81 41c0 54-81 54-81 0 0-55 81-55 81 0z">
          <text:p/>
        </draw:path>
        <draw:path draw:style-name="gr10" draw:text-style-name="P5" draw:layer="layout" svg:width="0.08cm" svg:height="0.08cm" svg:x="6.922cm" svg:y="3.768cm" svg:viewBox="0 0 81 81" svg:d="M81 41c0 53-81 53-81 0 0-55 81-55 81 0z">
          <text:p/>
        </draw:path>
        <draw:path draw:style-name="gr11" draw:text-style-name="P2" draw:layer="layout" svg:width="0.08cm" svg:height="0.08cm" svg:x="6.922cm" svg:y="3.768cm" svg:viewBox="0 0 81 81" svg:d="M81 41c0 53-81 53-81 0 0-55 81-55 81 0z">
          <text:p/>
        </draw:path>
        <draw:path draw:style-name="gr10" draw:text-style-name="P5" draw:layer="layout" svg:width="0.08cm" svg:height="0.08cm" svg:x="7.248cm" svg:y="3.598cm" svg:viewBox="0 0 81 81" svg:d="M81 40c0 55-81 55-81 0 0-53 81-53 81 0z">
          <text:p/>
        </draw:path>
        <draw:path draw:style-name="gr11" draw:text-style-name="P2" draw:layer="layout" svg:width="0.08cm" svg:height="0.08cm" svg:x="7.248cm" svg:y="3.598cm" svg:viewBox="0 0 81 81" svg:d="M81 40c0 55-81 55-81 0 0-53 81-53 81 0z">
          <text:p/>
        </draw:path>
        <draw:path draw:style-name="gr10" draw:text-style-name="P5" draw:layer="layout" svg:width="0.08cm" svg:height="0.082cm" svg:x="8.875cm" svg:y="3.558cm" svg:viewBox="0 0 81 83" svg:d="M81 41c0 55-81 55-81 0s81-55 81 0z">
          <text:p/>
        </draw:path>
        <draw:path draw:style-name="gr11" draw:text-style-name="P2" draw:layer="layout" svg:width="0.08cm" svg:height="0.082cm" svg:x="8.875cm" svg:y="3.558cm" svg:viewBox="0 0 81 83" svg:d="M81 41c0 55-81 55-81 0s81-55 81 0z">
          <text:p/>
        </draw:path>
        <draw:polygon draw:style-name="gr12" draw:text-style-name="P6" draw:layer="layout" svg:width="8.787cm" svg:height="3.185cm" svg:x="1.701cm" svg:y="2.21cm" svg:viewBox="0 0 8788 3186" draw:points="0,0 306,139 681,296 727,314 791,353 819,355 963,443 997,443 1039,457 1175,519 1221,550 1263,566 1470,659 1580,719 1635,741 1656,754 1959,887 1986,886 3303,1430 4402,1815 5006,2000 5068,2021 5468,2138 7022,2500 7486,2599 7811,2664 8137,2717 8462,2774 8788,2818 8788,3186 8462,3162 8137,3137 7811,3100 7486,3066 7022,3001 5468,2687 5068,2584 5006,2561 4402,2365 3303,1961 1986,1403 1959,1384 1656,1250 1635,1244 1580,1210 1470,1178 1263,1081 1221,1060 1175,1043 1039,982 997,975 963,945 819,884 791,875 727,841 681,831 306,679 0,551">
          <text:p/>
        </draw:polygon>
        <draw:polyline draw:style-name="gr13" draw:text-style-name="P2" draw:layer="layout" svg:width="8.787cm" svg:height="2.817cm" svg:x="1.701cm" svg:y="2.21cm" svg:viewBox="0 0 8788 2818" draw:points="0,0 306,139 681,296 727,314 791,353 819,355 963,443 997,443 1039,457 1175,519 1221,550 1263,566 1470,659 1580,719 1635,741 1656,754 1959,887 1986,886 3303,1430 4402,1815 5006,2000 5068,2022 5468,2139 7022,2501 7486,2599 7811,2664 8137,2717 8462,2774 8788,2818">
          <text:p/>
        </draw:polyline>
        <draw:polyline draw:style-name="gr13" draw:text-style-name="P2" draw:layer="layout" svg:width="8.787cm" svg:height="2.634cm" svg:x="1.701cm" svg:y="2.761cm" svg:viewBox="0 0 8788 2635" draw:points="8788,2635 8462,2611 8137,2586 7811,2549 7486,2515 7022,2450 5468,2136 5068,2033 5006,2011 4402,1815 3303,1411 1986,852 1959,833 1656,699 1635,693 1580,659 1470,627 1263,530 1221,509 1175,492 1039,431 997,424 963,394 819,333 791,324 727,290 681,280 306,128 0,0">
          <text:p/>
        </draw:polyline>
        <draw:polygon draw:style-name="gr14" draw:text-style-name="P7" draw:layer="layout" svg:width="8.787cm" svg:height="2.759cm" svg:x="1.701cm" svg:y="2.146cm" svg:viewBox="0 0 8788 2760" draw:points="0,0 306,83 681,187 727,196 791,225 819,230 963,272 997,268 1039,292 1175,327 1221,331 1263,348 1470,405 1580,434 1635,447 1656,451 1959,523 1986,535 3303,814 4402,1006 5006,1096 5068,1105 5468,1164 7022,1391 7486,1452 7811,1499 8137,1538 8462,1586 8788,1621 8788,2760 8462,2713 8137,2638 7811,2578 7486,2510 7022,2412 5468,1990 5068,1886 5006,1852 4402,1669 3303,1332 1986,948 1959,936 1656,860 1635,861 1580,837 1470,816 1263,766 1221,759 1175,747 1039,713 997,713 963,701 819,665 791,666 727,658 681,647 306,580 0,524">
          <text:p/>
        </draw:polygon>
        <draw:polyline draw:style-name="gr15" draw:text-style-name="P2" draw:layer="layout" svg:width="8.787cm" svg:height="1.621cm" svg:x="1.701cm" svg:y="2.146cm" svg:viewBox="0 0 8788 1622" draw:points="0,0 306,83 681,187 727,196 791,225 819,230 963,272 997,268 1039,293 1175,328 1221,332 1263,349 1470,406 1580,435 1635,448 1656,452 1959,524 1986,536 3303,815 4402,1007 5006,1097 5068,1106 5468,1165 7022,1392 7486,1453 7811,1500 8137,1539 8462,1587 8788,1622">
          <text:p/>
        </draw:polyline>
        <draw:polyline draw:style-name="gr15" draw:text-style-name="P2" draw:layer="layout" svg:width="8.787cm" svg:height="2.235cm" svg:x="1.701cm" svg:y="2.67cm" svg:viewBox="0 0 8788 2236" draw:points="8788,2236 8462,2189 8137,2114 7811,2054 7486,1986 7022,1888 5468,1467 5068,1363 5006,1329 4402,1146 3303,809 1986,424 1959,412 1656,336 1635,337 1580,313 1470,292 1263,242 1221,235 1175,223 1039,189 997,189 963,177 819,141 791,142 727,134 681,123 306,56 0,0">
          <text:p/>
        </draw:polyline>
        <draw:polygon draw:style-name="gr16" draw:text-style-name="P8" draw:layer="layout" svg:width="8.787cm" svg:height="2.263cm" svg:x="1.701cm" svg:y="2.513cm" svg:viewBox="0 0 8788 2264" draw:points="0,0 306,75 681,167 727,166 791,194 819,198 963,226 997,235 1039,244 1175,277 1221,284 1263,293 1470,343 1580,364 1635,382 1656,382 1959,439 1986,439 3303,634 4402,747 5006,799 5068,804 5468,837 7022,969 7486,1008 7811,1028 8137,1053 8462,1086 8788,1095 8788,2264 8462,2210 8137,2155 7811,2100 7486,2043 7022,1942 5468,1613 5068,1523 5006,1506 4402,1358 3303,1100 1986,803 1959,805 1656,747 1635,745 1580,732 1470,711 1263,682 1221,675 1175,665 1039,647 997,638 963,629 819,617 791,618 727,607 681,603 306,554 0,523">
          <text:p/>
        </draw:polygon>
        <draw:polyline draw:style-name="gr17" draw:text-style-name="P2" draw:layer="layout" svg:width="8.787cm" svg:height="1.094cm" svg:x="1.701cm" svg:y="2.513cm" svg:viewBox="0 0 8788 1095" draw:points="0,0 306,75 681,167 727,166 791,194 819,198 963,227 997,236 1039,245 1175,278 1221,285 1263,294 1470,344 1580,365 1635,383 1656,383 1959,440 1986,440 3303,635 4402,748 5006,800 5068,805 5468,838 7022,969 7486,1008 7811,1028 8137,1053 8462,1086 8788,1095">
          <text:p/>
        </draw:polyline>
        <draw:polyline draw:style-name="gr17" draw:text-style-name="P2" draw:layer="layout" svg:width="8.787cm" svg:height="1.74cm" svg:x="1.701cm" svg:y="3.036cm" svg:viewBox="0 0 8788 1741" draw:points="8788,1741 8462,1687 8137,1632 7811,1577 7486,1520 7022,1419 5468,1089 5068,999 5006,982 4402,834 3303,576 1986,280 1959,282 1656,224 1635,222 1580,209 1470,188 1263,159 1221,152 1175,142 1039,124 997,115 963,106 819,94 791,95 727,84 681,80 306,31 0,0">
          <text:p/>
        </draw:polyline>
        <draw:polyline draw:style-name="gr18" draw:text-style-name="P2" draw:layer="layout" svg:width="8.787cm" svg:height="2.753cm" svg:x="1.701cm" svg:y="2.492cm" svg:viewBox="0 0 8788 2754" draw:points="0,0 306,132 681,290 727,307 791,336 819,349 963,415 997,425 1039,445 1175,502 1221,524 1263,545 1470,631 1580,677 1635,704 1656,718 1959,847 1986,859 3303,1405 4402,1810 5006,2004 5068,2024 5468,2137 7022,2496 7486,2577 7811,2630 8137,2675 8462,2717 8788,2754">
          <text:p/>
        </draw:polyline>
        <draw:polyline draw:style-name="gr19" draw:text-style-name="P2" draw:layer="layout" svg:width="8.787cm" svg:height="1.979cm" svg:x="1.701cm" svg:y="2.413cm" svg:viewBox="0 0 8788 1980" draw:points="0,0 306,71 681,157 727,169 791,184 819,189 963,224 997,232 1039,243 1175,276 1221,287 1263,295 1470,348 1580,372 1635,387 1656,392 1959,465 1986,471 3303,794 4402,1061 5006,1201 5068,1218 5468,1310 7022,1648 7486,1742 7811,1802 8137,1863 8462,1922 8788,1980">
          <text:p/>
        </draw:polyline>
        <draw:polyline draw:style-name="gr20" draw:text-style-name="P2" draw:layer="layout" svg:width="8.787cm" svg:height="1.457cm" svg:x="1.701cm" svg:y="2.785cm" svg:viewBox="0 0 8788 1458" draw:points="0,0 306,53 681,121 727,127 791,140 819,145 963,170 997,175 1039,184 1175,208 1221,216 1263,225 1470,260 1580,280 1635,290 1656,294 1959,349 1986,352 3303,588 4402,777 5006,881 5068,893 5468,958 7022,1204 7486,1274 7811,1322 8137,1368 8462,1413 8788,1458">
          <text:p/>
        </draw:polyline>
        <draw:frame draw:style-name="gr21" draw:text-style-name="P10" draw:layer="layout" svg:width="0.27cm" svg:height="0.306cm" svg:x="2.189cm" svg:y="0.614cm">
          <draw:text-box>
            <text:p text:style-name="P9"><text:span text:style-name="T1">R</text:span></text:p>
          </draw:text-box>
        </draw:frame>
        <draw:frame draw:style-name="gr22" draw:text-style-name="P11" draw:layer="layout" svg:width="0.189cm" svg:height="0.217cm" svg:x="2.385cm" svg:y="0.554cm">
          <draw:text-box>
            <text:p text:style-name="P9"><text:span text:style-name="T2">2</text:span></text:p>
          </draw:text-box>
        </draw:frame>
        <draw:polygon draw:style-name="gr23" draw:text-style-name="P12" draw:layer="layout" svg:width="1.4cm" svg:height="4.967cm" svg:x="9.088cm" svg:y="0.5cm" svg:viewBox="0 0 1401 4968" draw:points="0,0 1401,0 1401,4968 0,4968">
          <text:p/>
        </draw:polygon>
        <draw:polygon draw:style-name="gr1" draw:text-style-name="P1" draw:layer="layout" svg:width="0.976cm" svg:height="0.752cm" svg:x="8.21cm" svg:y="5.518cm" svg:viewBox="0 0 977 753" draw:points="0,0 977,0 977,753 0,753">
          <text:p/>
        </draw:polygon>
        <draw:polygon draw:style-name="gr24" draw:text-style-name="P13" draw:layer="layout" svg:width="0.236cm" svg:height="0.204cm" svg:x="3.536cm" svg:y="5.542cm" svg:viewBox="0 0 237 205" draw:points="118,0 237,205 0,205">
          <text:p/>
        </draw:polygon>
        <draw:polygon draw:style-name="gr25" draw:text-style-name="P14" draw:layer="layout" svg:width="0.237cm" svg:height="0.204cm" svg:x="8.384cm" svg:y="5.542cm" svg:viewBox="0 0 238 205" draw:points="119,0 238,205 0,205">
          <text:p/>
        </draw:polygon>
        <draw:frame draw:style-name="gr26" draw:text-style-name="P10" draw:layer="layout" svg:width="2.652cm" svg:height="0.306cm" svg:x="2.49cm" svg:y="0.614cm">
          <draw:text-box>
            <text:p text:style-name="P9"><text:span text:style-name="T1"><text:s/></text:span><text:span text:style-name="T1">= CI 95% [0.17, 0.27]</text:span></text:p>
          </draw:text-box>
        </draw:frame>
        <draw:polygon draw:style-name="gr27" draw:text-style-name="P15" draw:layer="layout" svg:width="0.237cm" svg:height="0.204cm" svg:x="10.109cm" svg:y="5.542cm" svg:viewBox="0 0 238 205" draw:points="118,0 238,205 0,205">
          <text:p/>
        </draw:polygon>
        <draw:frame draw:style-name="gr28" draw:text-style-name="P16" draw:layer="layout" svg:width="0.62cm" svg:height="0.272cm" svg:x="8.195cm" svg:y="5.823cm">
          <draw:text-box>
            <text:p text:style-name="P9"><text:span text:style-name="T3">SSP2</text:span></text:p>
          </draw:text-box>
        </draw:frame>
        <draw:line draw:style-name="gr29" draw:text-style-name="P2" draw:layer="layout" svg:x1="1.701cm" svg:y1="5.518cm" svg:x2="1.701cm" svg:y2="0.499cm">
          <text:p/>
        </draw:line>
        <draw:frame draw:style-name="gr28" draw:text-style-name="P16" draw:layer="layout" svg:width="0.62cm" svg:height="0.272cm" svg:x="9.92cm" svg:y="5.823cm">
          <draw:text-box>
            <text:p text:style-name="P9"><text:span text:style-name="T4">SSP5</text:span></text:p>
          </draw:text-box>
        </draw:frame>
        <draw:frame draw:style-name="gr30" draw:text-style-name="P17" draw:layer="layout" svg:width="0.396cm" svg:height="0.319cm" svg:x="1.135cm" svg:y="5.364cm">
          <draw:text-box>
            <text:p text:style-name="P9"><text:span text:style-name="T5">0.0</text:span></text:p>
          </draw:text-box>
        </draw:frame>
        <draw:frame draw:style-name="gr30" draw:text-style-name="P17" draw:layer="layout" svg:width="0.396cm" svg:height="0.319cm" svg:x="1.135cm" svg:y="4.36cm">
          <draw:text-box>
            <text:p text:style-name="P9"><text:span text:style-name="T5">0.2</text:span></text:p>
          </draw:text-box>
        </draw:frame>
        <draw:frame draw:style-name="gr30" draw:text-style-name="P17" draw:layer="layout" svg:width="0.396cm" svg:height="0.319cm" svg:x="1.135cm" svg:y="3.356cm">
          <draw:text-box>
            <text:p text:style-name="P9"><text:span text:style-name="T5">0.4</text:span></text:p>
          </draw:text-box>
        </draw:frame>
        <draw:frame draw:style-name="gr30" draw:text-style-name="P17" draw:layer="layout" svg:width="0.396cm" svg:height="0.319cm" svg:x="1.135cm" svg:y="2.353cm">
          <draw:text-box>
            <text:p text:style-name="P9"><text:span text:style-name="T5">0.6</text:span></text:p>
          </draw:text-box>
        </draw:frame>
        <draw:frame draw:style-name="gr30" draw:text-style-name="P17" draw:layer="layout" svg:width="0.396cm" svg:height="0.319cm" svg:x="1.135cm" svg:y="1.349cm">
          <draw:text-box>
            <text:p text:style-name="P9"><text:span text:style-name="T5">0.8</text:span></text:p>
          </draw:text-box>
        </draw:frame>
        <draw:line draw:style-name="gr31" draw:text-style-name="P2" draw:layer="layout" svg:x1="1.605cm" svg:y1="5.518cm" svg:x2="1.701cm" svg:y2="5.518cm">
          <text:p/>
        </draw:line>
        <draw:line draw:style-name="gr31" draw:text-style-name="P2" draw:layer="layout" svg:x1="1.605cm" svg:y1="4.514cm" svg:x2="1.701cm" svg:y2="4.514cm">
          <text:p/>
        </draw:line>
        <draw:line draw:style-name="gr31" draw:text-style-name="P2" draw:layer="layout" svg:x1="1.605cm" svg:y1="3.51cm" svg:x2="1.701cm" svg:y2="3.51cm">
          <text:p/>
        </draw:line>
        <draw:line draw:style-name="gr31" draw:text-style-name="P2" draw:layer="layout" svg:x1="1.605cm" svg:y1="2.507cm" svg:x2="1.701cm" svg:y2="2.507cm">
          <text:p/>
        </draw:line>
        <draw:line draw:style-name="gr31" draw:text-style-name="P2" draw:layer="layout" svg:x1="1.605cm" svg:y1="1.503cm" svg:x2="1.701cm" svg:y2="1.503cm">
          <text:p/>
        </draw:line>
        <draw:line draw:style-name="gr31" draw:text-style-name="P2" draw:layer="layout" svg:x1="1.605cm" svg:y1="0.499cm" svg:x2="1.701cm" svg:y2="0.499cm">
          <text:p/>
        </draw:line>
        <draw:line draw:style-name="gr29" draw:text-style-name="P2" draw:layer="layout" svg:x1="1.701cm" svg:y1="5.518cm" svg:x2="10.488cm" svg:y2="5.518cm">
          <text:p/>
        </draw:line>
        <draw:line draw:style-name="gr31" draw:text-style-name="P2" draw:layer="layout" svg:x1="2.677cm" svg:y1="5.614cm" svg:x2="2.677cm" svg:y2="5.518cm">
          <text:p/>
        </draw:line>
        <draw:line draw:style-name="gr31" draw:text-style-name="P2" draw:layer="layout" svg:x1="4.305cm" svg:y1="5.614cm" svg:x2="4.305cm" svg:y2="5.518cm">
          <text:p/>
        </draw:line>
        <draw:line draw:style-name="gr31" draw:text-style-name="P2" draw:layer="layout" svg:x1="5.932cm" svg:y1="5.614cm" svg:x2="5.932cm" svg:y2="5.518cm">
          <text:p/>
        </draw:line>
        <draw:line draw:style-name="gr31" draw:text-style-name="P2" draw:layer="layout" svg:x1="7.559cm" svg:y1="5.614cm" svg:x2="7.559cm" svg:y2="5.518cm">
          <text:p/>
        </draw:line>
        <draw:line draw:style-name="gr31" draw:text-style-name="P2" draw:layer="layout" svg:x1="9.186cm" svg:y1="5.614cm" svg:x2="9.186cm" svg:y2="5.518cm">
          <text:p/>
        </draw:line>
        <draw:frame draw:style-name="gr30" draw:text-style-name="P17" draw:layer="layout" svg:width="0.396cm" svg:height="0.319cm" svg:x="1.135cm" svg:y="0.346cm">
          <draw:text-box>
            <text:p text:style-name="P9"><text:span text:style-name="T5">1.0</text:span></text:p>
          </draw:text-box>
        </draw:frame>
        <draw:frame draw:style-name="gr32" draw:text-style-name="P17" draw:layer="layout" svg:width="0.552cm" svg:height="0.319cm" svg:x="2.403cm" svg:y="5.639cm">
          <draw:text-box>
            <text:p text:style-name="P9"><text:span text:style-name="T5">0.10</text:span></text:p>
          </draw:text-box>
        </draw:frame>
        <draw:frame draw:style-name="gr32" draw:text-style-name="P17" draw:layer="layout" svg:width="0.552cm" svg:height="0.319cm" svg:x="4.03cm" svg:y="5.639cm">
          <draw:text-box>
            <text:p text:style-name="P9"><text:span text:style-name="T5">0.15</text:span></text:p>
          </draw:text-box>
        </draw:frame>
        <draw:frame draw:style-name="gr32" draw:text-style-name="P17" draw:layer="layout" svg:width="0.552cm" svg:height="0.319cm" svg:x="5.657cm" svg:y="5.639cm">
          <draw:text-box>
            <text:p text:style-name="P9"><text:span text:style-name="T5">0.20</text:span></text:p>
          </draw:text-box>
        </draw:frame>
        <draw:frame draw:style-name="gr32" draw:text-style-name="P17" draw:layer="layout" svg:width="0.552cm" svg:height="0.319cm" svg:x="7.285cm" svg:y="5.639cm">
          <draw:text-box>
            <text:p text:style-name="P9"><text:span text:style-name="T5">0.25</text:span></text:p>
          </draw:text-box>
        </draw:frame>
        <draw:frame draw:style-name="gr32" draw:text-style-name="P17" draw:layer="layout" svg:width="0.552cm" svg:height="0.319cm" svg:x="8.911cm" svg:y="5.639cm">
          <draw:text-box>
            <text:p text:style-name="P9"><text:span text:style-name="T5">0.30</text:span></text:p>
          </draw:text-box>
        </draw:frame>
        <draw:frame draw:style-name="gr33" draw:text-style-name="P18" draw:layer="layout" svg:width="2.881cm" svg:height="0.357cm" svg:x="4.666cm" svg:y="5.992cm">
          <draw:text-box>
            <text:p text:style-name="P9"><text:span text:style-name="T6">Climatic dissimilarity</text:span></text:p>
          </draw:text-box>
        </draw:frame>
        <draw:frame draw:style-name="gr34" draw:text-style-name="P18" draw:layer="layout" svg:width="4.21cm" svg:height="0.357cm" draw:transform="rotate (1.5707963267949) translate (0.69cm 5.1cm)">
          <draw:text-box>
            <text:p text:style-name="P9"><text:span text:style-name="T6">Model predictive performance</text:span></text:p>
          </draw:text-box>
        </draw:frame>
        <draw:polygon draw:style-name="gr2" draw:text-style-name="P1" draw:layer="layout" svg:width="7.065cm" svg:height="5.215cm" svg:x="0cm" svg:y="6.779cm" svg:viewBox="0 0 7066 5216" draw:points="0,0 7066,0 7066,5216 0,5216">
          <text:p/>
        </draw:polygon>
        <draw:polygon draw:style-name="gr1" draw:text-style-name="P1" draw:layer="layout" svg:width="2.346cm" svg:height="3.836cm" svg:x="1.679cm" svg:y="7.561cm" svg:viewBox="0 0 2347 3837" draw:points="0,0 2347,0 2347,3837 0,3837">
          <text:p/>
        </draw:polygon>
        <draw:line draw:style-name="gr18" draw:text-style-name="P2" draw:layer="layout" svg:x1="1.981cm" svg:y1="9.898cm" svg:x2="1.981cm" svg:y2="8.955cm">
          <text:p/>
        </draw:line>
        <draw:line draw:style-name="gr18" draw:text-style-name="P2" draw:layer="layout" svg:x1="1.981cm" svg:y1="10.635cm" svg:x2="1.981cm" svg:y2="11.397cm">
          <text:p/>
        </draw:line>
        <draw:polygon draw:style-name="gr12" draw:text-style-name="P6" draw:layer="layout" svg:width="0.248cm" svg:height="0.737cm" svg:x="1.857cm" svg:y="9.898cm" svg:viewBox="0 0 249 738" draw:points="0,0 249,0 249,738 0,738">
          <text:p/>
        </draw:polygon>
        <draw:polygon draw:style-name="gr35" draw:text-style-name="P2" draw:layer="layout" svg:width="0.248cm" svg:height="0.737cm" svg:x="1.857cm" svg:y="9.898cm" svg:viewBox="0 0 249 738" draw:points="0,0 249,0 249,738 0,738">
          <text:p/>
        </draw:polygon>
        <draw:line draw:style-name="gr36" draw:text-style-name="P2" draw:layer="layout" svg:x1="1.857cm" svg:y1="10.318cm" svg:x2="2.105cm" svg:y2="10.318cm">
          <text:p/>
        </draw:line>
        <draw:line draw:style-name="gr18" draw:text-style-name="P2" draw:layer="layout" svg:x1="2.256cm" svg:y1="9.355cm" svg:x2="2.256cm" svg:y2="8.121cm">
          <text:p/>
        </draw:line>
        <draw:line draw:style-name="gr18" draw:text-style-name="P2" draw:layer="layout" svg:x1="2.256cm" svg:y1="10.18cm" svg:x2="2.256cm" svg:y2="11.397cm">
          <text:p/>
        </draw:line>
        <draw:polygon draw:style-name="gr12" draw:text-style-name="P6" draw:layer="layout" svg:width="0.248cm" svg:height="0.825cm" svg:x="2.132cm" svg:y="9.355cm" svg:viewBox="0 0 249 826" draw:points="0,0 249,0 249,826 0,826">
          <text:p/>
        </draw:polygon>
        <draw:polygon draw:style-name="gr35" draw:text-style-name="P2" draw:layer="layout" svg:width="0.248cm" svg:height="0.825cm" svg:x="2.132cm" svg:y="9.355cm" svg:viewBox="0 0 249 826" draw:points="0,0 249,0 249,826 0,826">
          <text:p/>
        </draw:polygon>
        <draw:line draw:style-name="gr36" draw:text-style-name="P2" draw:layer="layout" svg:x1="2.132cm" svg:y1="9.786cm" svg:x2="2.38cm" svg:y2="9.786cm">
          <text:p/>
        </draw:line>
        <draw:path draw:style-name="gr14" draw:text-style-name="P7" draw:layer="layout" svg:width="0.035cm" svg:height="0.036cm" svg:x="2.834cm" svg:y="8.878cm" svg:viewBox="0 0 36 37" svg:d="M36 18c0 25-36 25-36 0 0-24 36-24 36 0z">
          <text:p/>
        </draw:path>
        <draw:path draw:style-name="gr37" draw:text-style-name="P2" draw:layer="layout" svg:width="0.035cm" svg:height="0.036cm" svg:x="2.834cm" svg:y="8.878cm" svg:viewBox="0 0 36 37" svg:d="M36 18c0 25-36 25-36 0 0-24 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6cm" svg:x="2.834cm" svg:y="8.904cm" svg:viewBox="0 0 36 37" svg:d="M36 19c0 24-36 24-36 0 0-25 36-25 36 0z">
          <text:p/>
        </draw:path>
        <draw:path draw:style-name="gr37" draw:text-style-name="P2" draw:layer="layout" svg:width="0.035cm" svg:height="0.036cm" svg:x="2.834cm" svg:y="8.904cm" svg:viewBox="0 0 36 37" svg:d="M36 19c0 24-36 24-36 0 0-25 36-25 36 0z">
          <text:p/>
        </draw:path>
        <draw:line draw:style-name="gr19" draw:text-style-name="P2" draw:layer="layout" svg:x1="2.852cm" svg:y1="9.873cm" svg:x2="2.852cm" svg:y2="9.011cm">
          <text:p/>
        </draw:line>
        <draw:line draw:style-name="gr19" draw:text-style-name="P2" draw:layer="layout" svg:x1="2.852cm" svg:y1="10.493cm" svg:x2="2.852cm" svg:y2="11.149cm">
          <text:p/>
        </draw:line>
        <draw:polygon draw:style-name="gr14" draw:text-style-name="P7" draw:layer="layout" svg:width="0.248cm" svg:height="0.62cm" svg:x="2.728cm" svg:y="9.873cm" svg:viewBox="0 0 249 621" draw:points="0,0 249,0 249,621 0,621">
          <text:p/>
        </draw:polygon>
        <draw:polygon draw:style-name="gr38" draw:text-style-name="P2" draw:layer="layout" svg:width="0.248cm" svg:height="0.62cm" svg:x="2.728cm" svg:y="9.873cm" svg:viewBox="0 0 249 621" draw:points="0,0 249,0 249,621 0,621">
          <text:p/>
        </draw:polygon>
        <draw:line draw:style-name="gr39" draw:text-style-name="P2" draw:layer="layout" svg:x1="2.728cm" svg:y1="10.072cm" svg:x2="2.975cm" svg:y2="10.072cm">
          <text:p/>
        </draw:line>
        <draw:path draw:style-name="gr16" draw:text-style-name="P8" draw:layer="layout" svg:width="0.036cm" svg:height="0.035cm" svg:x="3.567cm" svg:y="8.3cm" svg:viewBox="0 0 37 36" svg:d="M37 18c0 24-37 24-37 0s37-24 37 0z">
          <text:p/>
        </draw:path>
        <draw:path draw:style-name="gr40" draw:text-style-name="P2" draw:layer="layout" svg:width="0.036cm" svg:height="0.035cm" svg:x="3.567cm" svg:y="8.3cm" svg:viewBox="0 0 37 36" svg:d="M37 18c0 24-37 24-37 0s37-24 37 0z">
          <text:p/>
        </draw:path>
        <draw:path draw:style-name="gr16" draw:text-style-name="P8" draw:layer="layout" svg:width="0.036cm" svg:height="0.036cm" svg:x="3.567cm" svg:y="7.922cm" svg:viewBox="0 0 37 37" svg:d="M37 18c0 25-37 25-37 0 0-24 37-24 37 0z">
          <text:p/>
        </draw:path>
        <draw:path draw:style-name="gr40" draw:text-style-name="P2" draw:layer="layout" svg:width="0.036cm" svg:height="0.036cm" svg:x="3.567cm" svg:y="7.922cm" svg:viewBox="0 0 37 37" svg:d="M37 18c0 25-37 25-37 0 0-24 37-24 37 0z">
          <text:p/>
        </draw:path>
        <draw:path draw:style-name="gr16" draw:text-style-name="P8" draw:layer="layout" svg:width="0.036cm" svg:height="0.035cm" svg:x="3.567cm" svg:y="7.89cm" svg:viewBox="0 0 37 36" svg:d="M37 18c0 24-37 24-37 0s37-24 37 0z">
          <text:p/>
        </draw:path>
        <draw:path draw:style-name="gr40" draw:text-style-name="P2" draw:layer="layout" svg:width="0.036cm" svg:height="0.035cm" svg:x="3.567cm" svg:y="7.89cm" svg:viewBox="0 0 37 36" svg:d="M37 18c0 24-37 24-37 0s37-24 37 0z">
          <text:p/>
        </draw:path>
        <draw:path draw:style-name="gr16" draw:text-style-name="P8" draw:layer="layout" svg:width="0.036cm" svg:height="0.035cm" svg:x="3.567cm" svg:y="8.057cm" svg:viewBox="0 0 37 36" svg:d="M37 18c0 24-37 24-37 0s37-24 37 0z">
          <text:p/>
        </draw:path>
        <draw:path draw:style-name="gr40" draw:text-style-name="P2" draw:layer="layout" svg:width="0.036cm" svg:height="0.035cm" svg:x="3.567cm" svg:y="8.057cm" svg:viewBox="0 0 37 36" svg:d="M37 18c0 24-37 24-37 0s37-24 37 0z">
          <text:p/>
        </draw:path>
        <draw:line draw:style-name="gr20" draw:text-style-name="P2" draw:layer="layout" svg:x1="3.585cm" svg:y1="9.53cm" svg:x2="3.585cm" svg:y2="8.436cm">
          <text:p/>
        </draw:line>
        <draw:line draw:style-name="gr20" draw:text-style-name="P2" draw:layer="layout" svg:x1="3.585cm" svg:y1="10.3cm" svg:x2="3.585cm" svg:y2="11.12cm">
          <text:p/>
        </draw:line>
        <draw:polygon draw:style-name="gr16" draw:text-style-name="P8" draw:layer="layout" svg:width="0.248cm" svg:height="0.77cm" svg:x="3.461cm" svg:y="9.53cm" svg:viewBox="0 0 249 771" draw:points="0,0 249,0 249,771 0,771">
          <text:p/>
        </draw:polygon>
        <draw:polygon draw:style-name="gr41" draw:text-style-name="P2" draw:layer="layout" svg:width="0.248cm" svg:height="0.77cm" svg:x="3.461cm" svg:y="9.53cm" svg:viewBox="0 0 249 771" draw:points="0,0 249,0 249,771 0,771">
          <text:p/>
        </draw:polygon>
        <draw:line draw:style-name="gr42" draw:text-style-name="P2" draw:layer="layout" svg:x1="3.461cm" svg:y1="9.963cm" svg:x2="3.709cm" svg:y2="9.963cm">
          <text:p/>
        </draw:line>
        <draw:frame draw:style-name="gr43" draw:text-style-name="P19" draw:layer="layout" svg:width="0.387cm" svg:height="0.433cm" svg:x="0.108cm" svg:y="0.066cm">
          <draw:text-box>
            <text:p text:style-name="P9"><text:span text:style-name="T7">a</text:span></text:p>
          </draw:text-box>
        </draw:frame>
        <draw:frame draw:style-name="gr44" draw:text-style-name="P20" draw:layer="layout" svg:width="0.425cm" svg:height="0.34cm" svg:x="1.888cm" svg:y="7.519cm">
          <draw:text-box>
            <text:p text:style-name="P9"><text:span text:style-name="T8">a b</text:span></text:p>
          </draw:text-box>
        </draw:frame>
        <draw:frame draw:style-name="gr45" draw:text-style-name="P20" draw:layer="layout" svg:width="0.3cm" svg:height="0.34cm" svg:x="2.777cm" svg:y="7.519cm">
          <draw:text-box>
            <text:p text:style-name="P9"><text:span text:style-name="T8">c</text:span></text:p>
          </draw:text-box>
        </draw:frame>
        <draw:frame draw:style-name="gr45" draw:text-style-name="P20" draw:layer="layout" svg:width="0.3cm" svg:height="0.34cm" svg:x="3.502cm" svg:y="7.519cm">
          <draw:text-box>
            <text:p text:style-name="P9"><text:span text:style-name="T8">b</text:span></text:p>
          </draw:text-box>
        </draw:frame>
        <draw:line draw:style-name="gr46" draw:text-style-name="P2" draw:layer="layout" svg:x1="4.025cm" svg:y1="11.397cm" svg:x2="4.025cm" svg:y2="7.561cm">
          <text:p/>
        </draw:line>
        <draw:polygon draw:style-name="gr1" draw:text-style-name="P1" draw:layer="layout" svg:width="2.347cm" svg:height="3.836cm" svg:x="4.218cm" svg:y="7.561cm" svg:viewBox="0 0 2348 3837" draw:points="0,0 2348,0 2348,3837 0,3837">
          <text:p/>
        </draw:polygon>
        <draw:path draw:style-name="gr12" draw:text-style-name="P6" draw:layer="layout" svg:width="0.035cm" svg:height="0.035cm" svg:x="4.503cm" svg:y="9.834cm" svg:viewBox="0 0 36 36" svg:d="M36 18c0 24-36 24-36 0s36-24 36 0z">
          <text:p/>
        </draw:path>
        <draw:path draw:style-name="gr47" draw:text-style-name="P2" draw:layer="layout" svg:width="0.035cm" svg:height="0.035cm" svg:x="4.503cm" svg:y="9.834cm" svg:viewBox="0 0 36 36" svg:d="M36 18c0 24-36 24-36 0s36-24 36 0z">
          <text:p/>
        </draw:path>
        <draw:path draw:style-name="gr12" draw:text-style-name="P6" draw:layer="layout" svg:width="0.035cm" svg:height="0.036cm" svg:x="4.503cm" svg:y="9.469cm" svg:viewBox="0 0 36 37" svg:d="M36 18c0 25-36 25-36 0 0-24 36-24 36 0z">
          <text:p/>
        </draw:path>
        <draw:path draw:style-name="gr47" draw:text-style-name="P2" draw:layer="layout" svg:width="0.035cm" svg:height="0.036cm" svg:x="4.503cm" svg:y="9.469cm" svg:viewBox="0 0 36 37" svg:d="M36 18c0 25-36 25-36 0 0-24 36-24 36 0z">
          <text:p/>
        </draw:path>
        <draw:line draw:style-name="gr18" draw:text-style-name="P2" draw:layer="layout" svg:x1="4.521cm" svg:y1="10.794cm" svg:x2="4.521cm" svg:y2="9.936cm">
          <text:p/>
        </draw:line>
        <draw:polygon draw:style-name="gr12" draw:text-style-name="P6" draw:layer="layout" svg:width="0.248cm" svg:height="0.603cm" svg:x="4.397cm" svg:y="10.794cm" svg:viewBox="0 0 249 604" draw:points="0,0 249,0 249,604 0,604">
          <text:p/>
        </draw:polygon>
        <draw:polygon draw:style-name="gr35" draw:text-style-name="P2" draw:layer="layout" svg:width="0.248cm" svg:height="0.603cm" svg:x="4.397cm" svg:y="10.794cm" svg:viewBox="0 0 249 604" draw:points="0,0 249,0 249,604 0,604">
          <text:p/>
        </draw:polygon>
        <draw:line draw:style-name="gr36" draw:text-style-name="P2" draw:layer="layout" svg:x1="4.397cm" svg:y1="10.996cm" svg:x2="4.645cm" svg:y2="10.996cm">
          <text:p/>
        </draw:line>
        <draw:path draw:style-name="gr12" draw:text-style-name="P6" draw:layer="layout" svg:width="0.035cm" svg:height="0.035cm" svg:x="4.778cm" svg:y="8.997cm" svg:viewBox="0 0 36 36" svg:d="M36 19c0 23-36 23-36 0 0-25 36-25 36 0z">
          <text:p/>
        </draw:path>
        <draw:path draw:style-name="gr47" draw:text-style-name="P2" draw:layer="layout" svg:width="0.035cm" svg:height="0.035cm" svg:x="4.778cm" svg:y="8.997cm" svg:viewBox="0 0 36 36" svg:d="M36 19c0 23-36 23-36 0 0-25 36-25 36 0z">
          <text:p/>
        </draw:path>
        <draw:line draw:style-name="gr18" draw:text-style-name="P2" draw:layer="layout" svg:x1="4.796cm" svg:y1="10.458cm" svg:x2="4.796cm" svg:y2="9.274cm">
          <text:p/>
        </draw:line>
        <draw:polygon draw:style-name="gr12" draw:text-style-name="P6" draw:layer="layout" svg:width="0.248cm" svg:height="0.939cm" svg:x="4.672cm" svg:y="10.458cm" svg:viewBox="0 0 249 940" draw:points="0,0 249,0 249,940 0,940">
          <text:p/>
        </draw:polygon>
        <draw:polygon draw:style-name="gr35" draw:text-style-name="P2" draw:layer="layout" svg:width="0.248cm" svg:height="0.939cm" svg:x="4.672cm" svg:y="10.458cm" svg:viewBox="0 0 249 940" draw:points="0,0 249,0 249,940 0,940">
          <text:p/>
        </draw:polygon>
        <draw:line draw:style-name="gr36" draw:text-style-name="P2" draw:layer="layout" svg:x1="4.672cm" svg:y1="10.796cm" svg:x2="4.92cm" svg:y2="10.796cm">
          <text:p/>
        </draw:line>
        <draw:line draw:style-name="gr19" draw:text-style-name="P2" draw:layer="layout" svg:x1="5.392cm" svg:y1="10.195cm" svg:x2="5.392cm" svg:y2="9.933cm">
          <text:p/>
        </draw:line>
        <draw:line draw:style-name="gr19" draw:text-style-name="P2" draw:layer="layout" svg:x1="5.392cm" svg:y1="10.765cm" svg:x2="5.392cm" svg:y2="11.397cm">
          <text:p/>
        </draw:line>
        <draw:polygon draw:style-name="gr14" draw:text-style-name="P7" draw:layer="layout" svg:width="0.247cm" svg:height="0.57cm" svg:x="5.268cm" svg:y="10.195cm" svg:viewBox="0 0 248 571" draw:points="0,0 248,0 248,571 0,571">
          <text:p/>
        </draw:polygon>
        <draw:polygon draw:style-name="gr38" draw:text-style-name="P2" draw:layer="layout" svg:width="0.247cm" svg:height="0.57cm" svg:x="5.268cm" svg:y="10.195cm" svg:viewBox="0 0 248 571" draw:points="0,0 248,0 248,571 0,571">
          <text:p/>
        </draw:polygon>
        <draw:line draw:style-name="gr39" draw:text-style-name="P2" draw:layer="layout" svg:x1="5.268cm" svg:y1="10.483cm" svg:x2="5.515cm" svg:y2="10.483cm">
          <text:p/>
        </draw:line>
        <draw:line draw:style-name="gr20" draw:text-style-name="P2" draw:layer="layout" svg:x1="6.125cm" svg:y1="9.824cm" svg:x2="6.125cm" svg:y2="9.071cm">
          <text:p/>
        </draw:line>
        <draw:line draw:style-name="gr20" draw:text-style-name="P2" draw:layer="layout" svg:x1="6.125cm" svg:y1="10.587cm" svg:x2="6.125cm" svg:y2="11.397cm">
          <text:p/>
        </draw:line>
        <draw:polygon draw:style-name="gr16" draw:text-style-name="P8" draw:layer="layout" svg:width="0.248cm" svg:height="0.763cm" svg:x="6.001cm" svg:y="9.824cm" svg:viewBox="0 0 249 764" draw:points="0,0 249,0 249,764 0,764">
          <text:p/>
        </draw:polygon>
        <draw:polygon draw:style-name="gr41" draw:text-style-name="P2" draw:layer="layout" svg:width="0.248cm" svg:height="0.763cm" svg:x="6.001cm" svg:y="9.824cm" svg:viewBox="0 0 249 764" draw:points="0,0 249,0 249,764 0,764">
          <text:p/>
        </draw:polygon>
        <draw:line draw:style-name="gr42" draw:text-style-name="P2" draw:layer="layout" svg:x1="6.001cm" svg:y1="10.328cm" svg:x2="6.249cm" svg:y2="10.328cm">
          <text:p/>
        </draw:line>
        <draw:frame draw:style-name="gr48" draw:text-style-name="P21" draw:layer="layout" svg:width="0.294cm" svg:height="0.239cm" svg:x="2.103cm" svg:y="9.848cm">
          <draw:text-box>
            <text:p text:style-name="P9"><text:span text:style-name="T9">CV</text:span></text:p>
          </draw:text-box>
        </draw:frame>
        <draw:frame draw:style-name="gr44" draw:text-style-name="P20" draw:layer="layout" svg:width="0.425cm" svg:height="0.34cm" svg:x="4.428cm" svg:y="7.519cm">
          <draw:text-box>
            <text:p text:style-name="P9"><text:span text:style-name="T8">a a</text:span></text:p>
          </draw:text-box>
        </draw:frame>
        <draw:frame draw:style-name="gr45" draw:text-style-name="P20" draw:layer="layout" svg:width="0.3cm" svg:height="0.34cm" svg:x="5.308cm" svg:y="7.519cm">
          <draw:text-box>
            <text:p text:style-name="P9"><text:span text:style-name="T8">b</text:span></text:p>
          </draw:text-box>
        </draw:frame>
        <draw:frame draw:style-name="gr45" draw:text-style-name="P20" draw:layer="layout" svg:width="0.3cm" svg:height="0.34cm" svg:x="6.041cm" svg:y="7.519cm">
          <draw:text-box>
            <text:p text:style-name="P9"><text:span text:style-name="T8">b</text:span></text:p>
          </draw:text-box>
        </draw:frame>
        <draw:frame draw:style-name="gr48" draw:text-style-name="P21" draw:layer="layout" svg:width="0.294cm" svg:height="0.239cm" svg:x="4.643cm" svg:y="10.968cm">
          <draw:text-box>
            <text:p text:style-name="P9"><text:span text:style-name="T9">CV</text:span></text:p>
          </draw:text-box>
        </draw:frame>
        <draw:line draw:style-name="gr29" draw:text-style-name="P2" draw:layer="layout" svg:x1="1.679cm" svg:y1="11.397cm" svg:x2="1.679cm" svg:y2="7.561cm">
          <text:p/>
        </draw:line>
        <draw:frame draw:style-name="gr49" draw:text-style-name="P18" draw:layer="layout" svg:width="5.277cm" svg:height="0.357cm" svg:x="1.308cm" svg:y="7.093cm">
          <draw:text-box>
            <text:p text:style-name="P9"><text:span text:style-name="T6">Late-Middle HoloceneEarly Holocene</text:span></text:p>
          </draw:text-box>
        </draw:frame>
        <draw:frame draw:style-name="gr50" draw:text-style-name="P17" draw:layer="layout" svg:width="0.565cm" svg:height="0.319cm" svg:x="0.94cm" svg:y="11.243cm">
          <draw:text-box>
            <text:p text:style-name="P9"><text:span text:style-name="T5">-100</text:span></text:p>
          </draw:text-box>
        </draw:frame>
        <draw:frame draw:style-name="gr51" draw:text-style-name="P17" draw:layer="layout" svg:width="0.408cm" svg:height="0.319cm" svg:x="1.097cm" svg:y="10.476cm">
          <draw:text-box>
            <text:p text:style-name="P9"><text:span text:style-name="T5">-50</text:span></text:p>
          </draw:text-box>
        </draw:frame>
        <draw:frame draw:style-name="gr52" draw:text-style-name="P17" draw:layer="layout" svg:width="0.281cm" svg:height="0.319cm" svg:x="1.348cm" svg:y="9.709cm">
          <draw:text-box>
            <text:p text:style-name="P9"><text:span text:style-name="T5">0</text:span></text:p>
          </draw:text-box>
        </draw:frame>
        <draw:frame draw:style-name="gr53" draw:text-style-name="P17" draw:layer="layout" svg:width="0.315cm" svg:height="0.319cm" svg:x="1.191cm" svg:y="8.942cm">
          <draw:text-box>
            <text:p text:style-name="P9"><text:span text:style-name="T5">50</text:span></text:p>
          </draw:text-box>
        </draw:frame>
        <draw:frame draw:style-name="gr54" draw:text-style-name="P17" draw:layer="layout" svg:width="0.472cm" svg:height="0.319cm" svg:x="1.034cm" svg:y="8.174cm">
          <draw:text-box>
            <text:p text:style-name="P9"><text:span text:style-name="T5">100</text:span></text:p>
          </draw:text-box>
        </draw:frame>
        <draw:line draw:style-name="gr31" draw:text-style-name="P2" draw:layer="layout" svg:x1="1.582cm" svg:y1="11.397cm" svg:x2="1.679cm" svg:y2="11.397cm">
          <text:p/>
        </draw:line>
        <draw:line draw:style-name="gr31" draw:text-style-name="P2" draw:layer="layout" svg:x1="1.582cm" svg:y1="10.63cm" svg:x2="1.679cm" svg:y2="10.63cm">
          <text:p/>
        </draw:line>
        <draw:line draw:style-name="gr31" draw:text-style-name="P2" draw:layer="layout" svg:x1="1.582cm" svg:y1="9.863cm" svg:x2="1.679cm" svg:y2="9.863cm">
          <text:p/>
        </draw:line>
        <draw:line draw:style-name="gr31" draw:text-style-name="P2" draw:layer="layout" svg:x1="1.582cm" svg:y1="9.096cm" svg:x2="1.679cm" svg:y2="9.096cm">
          <text:p/>
        </draw:line>
        <draw:line draw:style-name="gr31" draw:text-style-name="P2" draw:layer="layout" svg:x1="1.582cm" svg:y1="8.328cm" svg:x2="1.679cm" svg:y2="8.328cm">
          <text:p/>
        </draw:line>
        <draw:line draw:style-name="gr31" draw:text-style-name="P2" draw:layer="layout" svg:x1="1.582cm" svg:y1="7.561cm" svg:x2="1.679cm" svg:y2="7.561cm">
          <text:p/>
        </draw:line>
        <draw:frame draw:style-name="gr54" draw:text-style-name="P17" draw:layer="layout" svg:width="0.472cm" svg:height="0.319cm" svg:x="1.034cm" svg:y="7.407cm">
          <draw:text-box>
            <text:p text:style-name="P9"><text:span text:style-name="T5">150</text:span></text:p>
          </draw:text-box>
        </draw:frame>
        <draw:frame draw:style-name="gr55" draw:text-style-name="P18" draw:layer="layout" svg:width="2.013cm" svg:height="0.357cm" draw:transform="rotate (1.5707963267949) translate (0.557cm 10.477cm)">
          <draw:text-box>
            <text:p text:style-name="P9"><text:span text:style-name="T6">Transferability</text:span></text:p>
          </draw:text-box>
        </draw:frame>
        <draw:polygon draw:style-name="gr2" draw:text-style-name="P1" draw:layer="layout" svg:width="7.342cm" svg:height="5.215cm" svg:x="7.065cm" svg:y="6.779cm" svg:viewBox="0 0 7343 5216" draw:points="0,0 7343,0 7343,5216 0,5216">
          <text:p/>
        </draw:polygon>
        <draw:polygon draw:style-name="gr1" draw:text-style-name="P1" draw:layer="layout" svg:width="2.485cm" svg:height="3.836cm" svg:x="8.744cm" svg:y="7.561cm" svg:viewBox="0 0 2486 3837" draw:points="0,0 2486,0 2486,3837 0,3837">
          <text:p/>
        </draw:polygon>
        <draw:line draw:style-name="gr18" draw:text-style-name="P2" draw:layer="layout" svg:x1="9.189cm" svg:y1="8.651cm" svg:x2="9.189cm" svg:y2="8.029cm">
          <text:p/>
        </draw:line>
        <draw:line draw:style-name="gr18" draw:text-style-name="P2" draw:layer="layout" svg:x1="9.189cm" svg:y1="9.893cm" svg:x2="9.189cm" svg:y2="11.397cm">
          <text:p/>
        </draw:line>
        <draw:polygon draw:style-name="gr12" draw:text-style-name="P6" draw:layer="layout" svg:width="0.222cm" svg:height="1.242cm" svg:x="9.078cm" svg:y="8.651cm" svg:viewBox="0 0 223 1243" draw:points="0,0 223,0 223,1243 0,1243">
          <text:p/>
        </draw:polygon>
        <draw:polygon draw:style-name="gr35" draw:text-style-name="P2" draw:layer="layout" svg:width="0.222cm" svg:height="1.242cm" svg:x="9.078cm" svg:y="8.651cm" svg:viewBox="0 0 223 1243" draw:points="0,0 223,0 223,1243 0,1243">
          <text:p/>
        </draw:polygon>
        <draw:line draw:style-name="gr36" draw:text-style-name="P2" draw:layer="layout" svg:x1="9.078cm" svg:y1="9.048cm" svg:x2="9.3cm" svg:y2="9.048cm">
          <text:p/>
        </draw:line>
        <draw:line draw:style-name="gr19" draw:text-style-name="P2" draw:layer="layout" svg:x1="9.931cm" svg:y1="8.629cm" svg:x2="9.931cm" svg:y2="7.998cm">
          <text:p/>
        </draw:line>
        <draw:line draw:style-name="gr19" draw:text-style-name="P2" draw:layer="layout" svg:x1="9.931cm" svg:y1="9.726cm" svg:x2="9.931cm" svg:y2="10.868cm">
          <text:p/>
        </draw:line>
        <draw:polygon draw:style-name="gr14" draw:text-style-name="P7" draw:layer="layout" svg:width="0.223cm" svg:height="1.097cm" svg:x="9.819cm" svg:y="8.629cm" svg:viewBox="0 0 224 1098" draw:points="0,0 224,0 224,1098 0,1098">
          <text:p/>
        </draw:polygon>
        <draw:polygon draw:style-name="gr38" draw:text-style-name="P2" draw:layer="layout" svg:width="0.223cm" svg:height="1.097cm" svg:x="9.819cm" svg:y="8.629cm" svg:viewBox="0 0 224 1098" draw:points="0,0 224,0 224,1098 0,1098">
          <text:p/>
        </draw:polygon>
        <draw:line draw:style-name="gr39" draw:text-style-name="P2" draw:layer="layout" svg:x1="9.819cm" svg:y1="8.991cm" svg:x2="10.042cm" svg:y2="8.991cm">
          <text:p/>
        </draw:line>
        <draw:line draw:style-name="gr20" draw:text-style-name="P2" draw:layer="layout" svg:x1="10.673cm" svg:y1="8.903cm" svg:x2="10.673cm" svg:y2="8.226cm">
          <text:p/>
        </draw:line>
        <draw:line draw:style-name="gr20" draw:text-style-name="P2" draw:layer="layout" svg:x1="10.673cm" svg:y1="9.863cm" svg:x2="10.673cm" svg:y2="10.994cm">
          <text:p/>
        </draw:line>
        <draw:polygon draw:style-name="gr16" draw:text-style-name="P8" draw:layer="layout" svg:width="0.223cm" svg:height="0.96cm" svg:x="10.561cm" svg:y="8.903cm" svg:viewBox="0 0 224 961" draw:points="0,0 224,0 224,961 0,961">
          <text:p/>
        </draw:polygon>
        <draw:polygon draw:style-name="gr41" draw:text-style-name="P2" draw:layer="layout" svg:width="0.223cm" svg:height="0.96cm" svg:x="10.561cm" svg:y="8.903cm" svg:viewBox="0 0 224 961" draw:points="0,0 224,0 224,961 0,961">
          <text:p/>
        </draw:polygon>
        <draw:line draw:style-name="gr42" draw:text-style-name="P2" draw:layer="layout" svg:x1="10.561cm" svg:y1="9.261cm" svg:x2="10.784cm" svg:y2="9.261cm">
          <text:p/>
        </draw:line>
        <draw:frame draw:style-name="gr43" draw:text-style-name="P19" draw:layer="layout" svg:width="0.387cm" svg:height="0.433cm" svg:x="0.119cm" svg:y="6.845cm">
          <draw:text-box>
            <text:p text:style-name="P9"><text:span text:style-name="T7">b</text:span></text:p>
          </draw:text-box>
        </draw:frame>
        <draw:frame draw:style-name="gr56" draw:text-style-name="P20" draw:layer="layout" svg:width="0.341cm" svg:height="0.34cm" svg:x="9.022cm" svg:y="7.557cm">
          <draw:text-box>
            <text:p text:style-name="P9"><text:span text:style-name="T8">ab</text:span></text:p>
          </draw:text-box>
        </draw:frame>
        <draw:frame draw:style-name="gr45" draw:text-style-name="P20" draw:layer="layout" svg:width="0.3cm" svg:height="0.34cm" svg:x="9.847cm" svg:y="7.557cm">
          <draw:text-box>
            <text:p text:style-name="P9"><text:span text:style-name="T8">a</text:span></text:p>
          </draw:text-box>
        </draw:frame>
        <draw:line draw:style-name="gr46" draw:text-style-name="P2" draw:layer="layout" svg:x1="11.229cm" svg:y1="11.397cm" svg:x2="11.229cm" svg:y2="7.561cm">
          <text:p/>
        </draw:line>
        <draw:polygon draw:style-name="gr1" draw:text-style-name="P1" draw:layer="layout" svg:width="2.485cm" svg:height="3.836cm" svg:x="11.422cm" svg:y="7.561cm" svg:viewBox="0 0 2486 3837" draw:points="0,0 2486,0 2486,3837 0,3837">
          <text:p/>
        </draw:polygon>
        <draw:path draw:style-name="gr12" draw:text-style-name="P6" draw:layer="layout" svg:width="0.035cm" svg:height="0.035cm" svg:x="11.85cm" svg:y="8.639cm" svg:viewBox="0 0 36 36" svg:d="M36 17c0 25-36 25-36 0 0-23 36-23 36 0z">
          <text:p/>
        </draw:path>
        <draw:path draw:style-name="gr47" draw:text-style-name="P2" draw:layer="layout" svg:width="0.035cm" svg:height="0.035cm" svg:x="11.85cm" svg:y="8.639cm" svg:viewBox="0 0 36 36" svg:d="M36 17c0 25-36 25-36 0 0-23 36-23 36 0z">
          <text:p/>
        </draw:path>
        <draw:path draw:style-name="gr12" draw:text-style-name="P6" draw:layer="layout" svg:width="0.035cm" svg:height="0.036cm" svg:x="11.85cm" svg:y="8.59cm" svg:viewBox="0 0 36 37" svg:d="M36 18c0 25-36 25-36 0 0-24 36-24 36 0z">
          <text:p/>
        </draw:path>
        <draw:path draw:style-name="gr47" draw:text-style-name="P2" draw:layer="layout" svg:width="0.035cm" svg:height="0.036cm" svg:x="11.85cm" svg:y="8.59cm" svg:viewBox="0 0 36 37" svg:d="M36 18c0 25-36 25-36 0 0-24 36-24 36 0z">
          <text:p/>
        </draw:path>
        <draw:line draw:style-name="gr18" draw:text-style-name="P2" draw:layer="layout" svg:x1="11.867cm" svg:y1="10.301cm" svg:x2="11.867cm" svg:y2="8.84cm">
          <text:p/>
        </draw:line>
        <draw:polygon draw:style-name="gr12" draw:text-style-name="P6" draw:layer="layout" svg:width="0.223cm" svg:height="1.096cm" svg:x="11.756cm" svg:y="10.301cm" svg:viewBox="0 0 224 1097" draw:points="0,0 224,0 224,1097 0,1097">
          <text:p/>
        </draw:polygon>
        <draw:polygon draw:style-name="gr35" draw:text-style-name="P2" draw:layer="layout" svg:width="0.223cm" svg:height="1.096cm" svg:x="11.756cm" svg:y="10.301cm" svg:viewBox="0 0 224 1097" draw:points="0,0 224,0 224,1097 0,1097">
          <text:p/>
        </draw:polygon>
        <draw:line draw:style-name="gr36" draw:text-style-name="P2" draw:layer="layout" svg:x1="11.756cm" svg:y1="10.725cm" svg:x2="11.979cm" svg:y2="10.725cm">
          <text:p/>
        </draw:line>
        <draw:line draw:style-name="gr19" draw:text-style-name="P2" draw:layer="layout" svg:x1="12.609cm" svg:y1="9.185cm" svg:x2="12.609cm" svg:y2="8.84cm">
          <text:p/>
        </draw:line>
        <draw:line draw:style-name="gr19" draw:text-style-name="P2" draw:layer="layout" svg:x1="12.609cm" svg:y1="10.385cm" svg:x2="12.609cm" svg:y2="11.397cm">
          <text:p/>
        </draw:line>
        <draw:polygon draw:style-name="gr14" draw:text-style-name="P7" draw:layer="layout" svg:width="0.222cm" svg:height="1.2cm" svg:x="12.498cm" svg:y="9.185cm" svg:viewBox="0 0 223 1201" draw:points="0,0 223,0 223,1201 0,1201">
          <text:p/>
        </draw:polygon>
        <draw:polygon draw:style-name="gr38" draw:text-style-name="P2" draw:layer="layout" svg:width="0.222cm" svg:height="1.2cm" svg:x="12.498cm" svg:y="9.185cm" svg:viewBox="0 0 223 1201" draw:points="0,0 223,0 223,1201 0,1201">
          <text:p/>
        </draw:polygon>
        <draw:line draw:style-name="gr39" draw:text-style-name="P2" draw:layer="layout" svg:x1="12.498cm" svg:y1="10.001cm" svg:x2="12.72cm" svg:y2="10.001cm">
          <text:p/>
        </draw:line>
        <draw:line draw:style-name="gr20" draw:text-style-name="P2" draw:layer="layout" svg:x1="13.351cm" svg:y1="9.337cm" svg:x2="13.351cm" svg:y2="8.657cm">
          <text:p/>
        </draw:line>
        <draw:line draw:style-name="gr20" draw:text-style-name="P2" draw:layer="layout" svg:x1="13.351cm" svg:y1="10.438cm" svg:x2="13.351cm" svg:y2="11.397cm">
          <text:p/>
        </draw:line>
        <draw:polygon draw:style-name="gr16" draw:text-style-name="P8" draw:layer="layout" svg:width="0.222cm" svg:height="1.101cm" svg:x="13.24cm" svg:y="9.337cm" svg:viewBox="0 0 223 1102" draw:points="0,0 223,0 223,1102 0,1102">
          <text:p/>
        </draw:polygon>
        <draw:polygon draw:style-name="gr41" draw:text-style-name="P2" draw:layer="layout" svg:width="0.222cm" svg:height="1.101cm" svg:x="13.24cm" svg:y="9.337cm" svg:viewBox="0 0 223 1102" draw:points="0,0 223,0 223,1102 0,1102">
          <text:p/>
        </draw:polygon>
        <draw:line draw:style-name="gr42" draw:text-style-name="P2" draw:layer="layout" svg:x1="13.24cm" svg:y1="9.826cm" svg:x2="13.462cm" svg:y2="9.826cm">
          <text:p/>
        </draw:line>
        <draw:frame draw:style-name="gr45" draw:text-style-name="P20" draw:layer="layout" svg:width="0.3cm" svg:height="0.34cm" svg:x="10.589cm" svg:y="7.557cm">
          <draw:text-box>
            <text:p text:style-name="P9"><text:span text:style-name="T8">b</text:span></text:p>
          </draw:text-box>
        </draw:frame>
        <draw:frame draw:style-name="gr45" draw:text-style-name="P20" draw:layer="layout" svg:width="0.3cm" svg:height="0.34cm" svg:x="11.784cm" svg:y="7.557cm">
          <draw:text-box>
            <text:p text:style-name="P9"><text:span text:style-name="T8">a</text:span></text:p>
          </draw:text-box>
        </draw:frame>
        <draw:frame draw:style-name="gr45" draw:text-style-name="P20" draw:layer="layout" svg:width="0.3cm" svg:height="0.34cm" svg:x="12.526cm" svg:y="7.557cm">
          <draw:text-box>
            <text:p text:style-name="P9"><text:span text:style-name="T8">b</text:span></text:p>
          </draw:text-box>
        </draw:frame>
        <draw:frame draw:style-name="gr45" draw:text-style-name="P20" draw:layer="layout" svg:width="0.3cm" svg:height="0.34cm" svg:x="13.268cm" svg:y="7.557cm">
          <draw:text-box>
            <text:p text:style-name="P9"><text:span text:style-name="T8">b</text:span></text:p>
          </draw:text-box>
        </draw:frame>
        <draw:line draw:style-name="gr29" draw:text-style-name="P2" draw:layer="layout" svg:x1="8.744cm" svg:y1="11.397cm" svg:x2="8.744cm" svg:y2="7.561cm">
          <text:p/>
        </draw:line>
        <draw:frame draw:style-name="gr57" draw:text-style-name="P18" draw:layer="layout" svg:width="5.366cm" svg:height="0.357cm" svg:x="8.443cm" svg:y="7.093cm">
          <draw:text-box>
            <text:p text:style-name="P9"><text:span text:style-name="T6">Late-Middle Holocene Early Holocene</text:span></text:p>
          </draw:text-box>
        </draw:frame>
        <draw:frame draw:style-name="gr30" draw:text-style-name="P17" draw:layer="layout" svg:width="0.396cm" svg:height="0.319cm" svg:x="8.178cm" svg:y="11.243cm">
          <draw:text-box>
            <text:p text:style-name="P9"><text:span text:style-name="T5">0.0</text:span></text:p>
          </draw:text-box>
        </draw:frame>
        <draw:frame draw:style-name="gr30" draw:text-style-name="P17" draw:layer="layout" svg:width="0.396cm" svg:height="0.319cm" svg:x="8.178cm" svg:y="10.476cm">
          <draw:text-box>
            <text:p text:style-name="P9"><text:span text:style-name="T5">0.2</text:span></text:p>
          </draw:text-box>
        </draw:frame>
        <draw:frame draw:style-name="gr30" draw:text-style-name="P17" draw:layer="layout" svg:width="0.396cm" svg:height="0.319cm" svg:x="8.178cm" svg:y="9.709cm">
          <draw:text-box>
            <text:p text:style-name="P9"><text:span text:style-name="T5">0.4</text:span></text:p>
          </draw:text-box>
        </draw:frame>
        <draw:frame draw:style-name="gr30" draw:text-style-name="P17" draw:layer="layout" svg:width="0.396cm" svg:height="0.319cm" svg:x="8.178cm" svg:y="8.942cm">
          <draw:text-box>
            <text:p text:style-name="P9"><text:span text:style-name="T5">0.6</text:span></text:p>
          </draw:text-box>
        </draw:frame>
        <draw:frame draw:style-name="gr30" draw:text-style-name="P17" draw:layer="layout" svg:width="0.396cm" svg:height="0.319cm" svg:x="8.178cm" svg:y="8.174cm">
          <draw:text-box>
            <text:p text:style-name="P9"><text:span text:style-name="T5">0.8</text:span></text:p>
          </draw:text-box>
        </draw:frame>
        <draw:line draw:style-name="gr31" draw:text-style-name="P2" draw:layer="layout" svg:x1="8.647cm" svg:y1="11.397cm" svg:x2="8.744cm" svg:y2="11.397cm">
          <text:p/>
        </draw:line>
        <draw:line draw:style-name="gr31" draw:text-style-name="P2" draw:layer="layout" svg:x1="8.647cm" svg:y1="10.63cm" svg:x2="8.744cm" svg:y2="10.63cm">
          <text:p/>
        </draw:line>
        <draw:line draw:style-name="gr31" draw:text-style-name="P2" draw:layer="layout" svg:x1="8.647cm" svg:y1="9.863cm" svg:x2="8.744cm" svg:y2="9.863cm">
          <text:p/>
        </draw:line>
        <draw:line draw:style-name="gr31" draw:text-style-name="P2" draw:layer="layout" svg:x1="8.647cm" svg:y1="9.096cm" svg:x2="8.744cm" svg:y2="9.096cm">
          <text:p/>
        </draw:line>
        <draw:line draw:style-name="gr31" draw:text-style-name="P2" draw:layer="layout" svg:x1="8.647cm" svg:y1="8.328cm" svg:x2="8.744cm" svg:y2="8.328cm">
          <text:p/>
        </draw:line>
        <draw:line draw:style-name="gr31" draw:text-style-name="P2" draw:layer="layout" svg:x1="8.647cm" svg:y1="7.561cm" svg:x2="8.744cm" svg:y2="7.561cm">
          <text:p/>
        </draw:line>
        <draw:frame draw:style-name="gr30" draw:text-style-name="P17" draw:layer="layout" svg:width="0.396cm" svg:height="0.319cm" svg:x="8.178cm" svg:y="7.407cm">
          <draw:text-box>
            <text:p text:style-name="P9"><text:span text:style-name="T5">1.0</text:span></text:p>
          </draw:text-box>
        </draw:frame>
        <draw:frame draw:style-name="gr58" draw:text-style-name="P18" draw:layer="layout" svg:width="1.827cm" svg:height="0.357cm" draw:transform="rotate (1.5707963267949) translate (7.702cm 10.388cm)">
          <draw:text-box>
            <text:p text:style-name="P9"><text:span text:style-name="T6">Performance</text:span></text:p>
          </draw:text-box>
        </draw:frame>
        <draw:polygon draw:style-name="gr2" draw:text-style-name="P1" draw:layer="layout" svg:width="4.572cm" svg:height="5.215cm" svg:x="14.407cm" svg:y="6.779cm" svg:viewBox="0 0 4573 5216" draw:points="0,0 4573,0 4573,5216 0,5216">
          <text:p/>
        </draw:polygon>
        <draw:polygon draw:style-name="gr1" draw:text-style-name="P1" draw:layer="layout" svg:width="2.393cm" svg:height="3.836cm" svg:x="16.086cm" svg:y="7.561cm" svg:viewBox="0 0 2394 3837" draw:points="0,0 2394,0 2394,3837 0,3837">
          <text:p/>
        </draw:polygon>
        <draw:path draw:style-name="gr12" draw:text-style-name="P6" draw:layer="layout" svg:width="0.036cm" svg:height="0.035cm" svg:x="16.517cm" svg:y="10.598cm" svg:viewBox="0 0 37 36" svg:d="M37 17c0 25-37 25-37 0 0-23 37-23 37 0z">
          <text:p/>
        </draw:path>
        <draw:path draw:style-name="gr47" draw:text-style-name="P2" draw:layer="layout" svg:width="0.036cm" svg:height="0.035cm" svg:x="16.517cm" svg:y="10.598cm" svg:viewBox="0 0 37 36" svg:d="M37 17c0 25-37 25-37 0 0-23 37-23 37 0z">
          <text:p/>
        </draw:path>
        <draw:path draw:style-name="gr12" draw:text-style-name="P6" draw:layer="layout" svg:width="0.036cm" svg:height="0.036cm" svg:x="16.517cm" svg:y="11.002cm" svg:viewBox="0 0 37 37" svg:d="M37 18c0 25-37 25-37 0 0-24 37-24 37 0z">
          <text:p/>
        </draw:path>
        <draw:path draw:style-name="gr47" draw:text-style-name="P2" draw:layer="layout" svg:width="0.036cm" svg:height="0.036cm" svg:x="16.517cm" svg:y="11.002cm" svg:viewBox="0 0 37 37" svg:d="M37 18c0 25-37 25-37 0 0-24 37-24 37 0z">
          <text:p/>
        </draw:path>
        <draw:path draw:style-name="gr12" draw:text-style-name="P6" draw:layer="layout" svg:width="0.036cm" svg:height="0.035cm" svg:x="16.517cm" svg:y="8.128cm" svg:viewBox="0 0 37 36" svg:d="M37 19c0 23-37 23-37 0 0-25 37-25 37 0z">
          <text:p/>
        </draw:path>
        <draw:path draw:style-name="gr47" draw:text-style-name="P2" draw:layer="layout" svg:width="0.036cm" svg:height="0.035cm" svg:x="16.517cm" svg:y="8.128cm" svg:viewBox="0 0 37 36" svg:d="M37 19c0 23-37 23-37 0 0-25 37-25 37 0z">
          <text:p/>
        </draw:path>
        <draw:line draw:style-name="gr18" draw:text-style-name="P2" draw:layer="layout" svg:x1="16.535cm" svg:y1="9.145cm" svg:x2="16.535cm" svg:y2="8.726cm">
          <text:p/>
        </draw:line>
        <draw:line draw:style-name="gr18" draw:text-style-name="P2" draw:layer="layout" svg:x1="16.535cm" svg:y1="9.711cm" svg:x2="16.535cm" svg:y2="9.925cm">
          <text:p/>
        </draw:line>
        <draw:polygon draw:style-name="gr12" draw:text-style-name="P6" draw:layer="layout" svg:width="0.224cm" svg:height="0.566cm" svg:x="16.423cm" svg:y="9.145cm" svg:viewBox="0 0 225 567" draw:points="0,0 225,0 225,567 0,567">
          <text:p/>
        </draw:polygon>
        <draw:polygon draw:style-name="gr35" draw:text-style-name="P2" draw:layer="layout" svg:width="0.224cm" svg:height="0.566cm" svg:x="16.423cm" svg:y="9.145cm" svg:viewBox="0 0 225 567" draw:points="0,0 225,0 225,567 0,567">
          <text:p/>
        </draw:polygon>
        <draw:line draw:style-name="gr36" draw:text-style-name="P2" draw:layer="layout" svg:x1="16.423cm" svg:y1="9.485cm" svg:x2="16.647cm" svg:y2="9.485cm">
          <text:p/>
        </draw:line>
        <draw:path draw:style-name="gr14" draw:text-style-name="P7" draw:layer="layout" svg:width="0.035cm" svg:height="0.035cm" svg:x="17.265cm" svg:y="8.899cm" svg:viewBox="0 0 36 36" svg:d="M36 18c0 24-36 24-36 0s36-24 36 0z">
          <text:p/>
        </draw:path>
        <draw:path draw:style-name="gr37" draw:text-style-name="P2" draw:layer="layout" svg:width="0.035cm" svg:height="0.035cm" svg:x="17.265cm" svg:y="8.899cm" svg:viewBox="0 0 36 36" svg:d="M36 18c0 24-36 24-36 0s36-24 36 0z">
          <text:p/>
        </draw:path>
        <draw:line draw:style-name="gr19" draw:text-style-name="P2" draw:layer="layout" svg:x1="17.283cm" svg:y1="9.978cm" svg:x2="17.283cm" svg:y2="9.356cm">
          <text:p/>
        </draw:line>
        <draw:line draw:style-name="gr19" draw:text-style-name="P2" draw:layer="layout" svg:x1="17.283cm" svg:y1="10.505cm" svg:x2="17.283cm" svg:y2="11.26cm">
          <text:p/>
        </draw:line>
        <draw:polygon draw:style-name="gr14" draw:text-style-name="P7" draw:layer="layout" svg:width="0.225cm" svg:height="0.527cm" svg:x="17.17cm" svg:y="9.978cm" svg:viewBox="0 0 226 528" draw:points="0,0 226,0 226,528 0,528">
          <text:p/>
        </draw:polygon>
        <draw:polygon draw:style-name="gr38" draw:text-style-name="P2" draw:layer="layout" svg:width="0.225cm" svg:height="0.527cm" svg:x="17.17cm" svg:y="9.978cm" svg:viewBox="0 0 226 528" draw:points="0,0 226,0 226,528 0,528">
          <text:p/>
        </draw:polygon>
        <draw:line draw:style-name="gr39" draw:text-style-name="P2" draw:layer="layout" svg:x1="17.17cm" svg:y1="10.254cm" svg:x2="17.395cm" svg:y2="10.254cm">
          <text:p/>
        </draw:line>
        <draw:line draw:style-name="gr20" draw:text-style-name="P2" draw:layer="layout" svg:x1="18.03cm" svg:y1="9.24cm" svg:x2="18.03cm" svg:y2="8.697cm">
          <text:p/>
        </draw:line>
        <draw:line draw:style-name="gr20" draw:text-style-name="P2" draw:layer="layout" svg:x1="18.03cm" svg:y1="10.249cm" svg:x2="18.03cm" svg:y2="10.91cm">
          <text:p/>
        </draw:line>
        <draw:polygon draw:style-name="gr16" draw:text-style-name="P8" draw:layer="layout" svg:width="0.224cm" svg:height="1.009cm" svg:x="17.918cm" svg:y="9.24cm" svg:viewBox="0 0 225 1010" draw:points="0,0 225,0 225,1010 0,1010">
          <text:p/>
        </draw:polygon>
        <draw:polygon draw:style-name="gr41" draw:text-style-name="P2" draw:layer="layout" svg:width="0.224cm" svg:height="1.009cm" svg:x="17.918cm" svg:y="9.24cm" svg:viewBox="0 0 225 1010" draw:points="0,0 225,0 225,1010 0,1010">
          <text:p/>
        </draw:polygon>
        <draw:line draw:style-name="gr42" draw:text-style-name="P2" draw:layer="layout" svg:x1="17.918cm" svg:y1="9.498cm" svg:x2="18.142cm" svg:y2="9.498cm">
          <text:p/>
        </draw:line>
        <draw:frame draw:style-name="gr43" draw:text-style-name="P19" draw:layer="layout" svg:width="0.387cm" svg:height="0.433cm" svg:x="7.173cm" svg:y="6.845cm">
          <draw:text-box>
            <text:p text:style-name="P9"><text:span text:style-name="T7">c</text:span></text:p>
          </draw:text-box>
        </draw:frame>
        <draw:frame draw:style-name="gr45" draw:text-style-name="P20" draw:layer="layout" svg:width="0.3cm" svg:height="0.34cm" svg:x="16.452cm" svg:y="7.673cm">
          <draw:text-box>
            <text:p text:style-name="P9"><text:span text:style-name="T8">a</text:span></text:p>
          </draw:text-box>
        </draw:frame>
        <draw:frame draw:style-name="gr45" draw:text-style-name="P20" draw:layer="layout" svg:width="0.3cm" svg:height="0.34cm" svg:x="17.199cm" svg:y="7.673cm">
          <draw:text-box>
            <text:p text:style-name="P9"><text:span text:style-name="T8">b</text:span></text:p>
          </draw:text-box>
        </draw:frame>
        <draw:line draw:style-name="gr29" draw:text-style-name="P2" draw:layer="layout" svg:x1="16.086cm" svg:y1="11.397cm" svg:x2="16.086cm" svg:y2="7.561cm">
          <text:p/>
        </draw:line>
        <draw:frame draw:style-name="gr45" draw:text-style-name="P20" draw:layer="layout" svg:width="0.3cm" svg:height="0.34cm" svg:x="17.947cm" svg:y="7.673cm">
          <draw:text-box>
            <text:p text:style-name="P9"><text:span text:style-name="T8">a</text:span></text:p>
          </draw:text-box>
        </draw:frame>
        <draw:frame draw:style-name="gr32" draw:text-style-name="P17" draw:layer="layout" svg:width="0.552cm" svg:height="0.319cm" svg:x="15.363cm" svg:y="11.243cm">
          <draw:text-box>
            <text:p text:style-name="P9"><text:span text:style-name="T5">0.10</text:span></text:p>
          </draw:text-box>
        </draw:frame>
        <draw:frame draw:style-name="gr32" draw:text-style-name="P17" draw:layer="layout" svg:width="0.552cm" svg:height="0.319cm" svg:x="15.363cm" svg:y="10.284cm">
          <draw:text-box>
            <text:p text:style-name="P9"><text:span text:style-name="T5">0.15</text:span></text:p>
          </draw:text-box>
        </draw:frame>
        <draw:frame draw:style-name="gr32" draw:text-style-name="P17" draw:layer="layout" svg:width="0.552cm" svg:height="0.319cm" svg:x="15.363cm" svg:y="9.325cm">
          <draw:text-box>
            <text:p text:style-name="P9"><text:span text:style-name="T5">0.20</text:span></text:p>
          </draw:text-box>
        </draw:frame>
        <draw:frame draw:style-name="gr32" draw:text-style-name="P17" draw:layer="layout" svg:width="0.552cm" svg:height="0.319cm" svg:x="15.363cm" svg:y="8.366cm">
          <draw:text-box>
            <text:p text:style-name="P9"><text:span text:style-name="T5">0.25</text:span></text:p>
          </draw:text-box>
        </draw:frame>
        <draw:line draw:style-name="gr31" draw:text-style-name="P2" draw:layer="layout" svg:x1="15.99cm" svg:y1="11.397cm" svg:x2="16.086cm" svg:y2="11.397cm">
          <text:p/>
        </draw:line>
        <draw:line draw:style-name="gr31" draw:text-style-name="P2" draw:layer="layout" svg:x1="15.99cm" svg:y1="10.438cm" svg:x2="16.086cm" svg:y2="10.438cm">
          <text:p/>
        </draw:line>
        <draw:line draw:style-name="gr31" draw:text-style-name="P2" draw:layer="layout" svg:x1="15.99cm" svg:y1="9.479cm" svg:x2="16.086cm" svg:y2="9.479cm">
          <text:p/>
        </draw:line>
        <draw:line draw:style-name="gr31" draw:text-style-name="P2" draw:layer="layout" svg:x1="15.99cm" svg:y1="8.52cm" svg:x2="16.086cm" svg:y2="8.52cm">
          <text:p/>
        </draw:line>
        <draw:line draw:style-name="gr31" draw:text-style-name="P2" draw:layer="layout" svg:x1="15.99cm" svg:y1="7.561cm" svg:x2="16.086cm" svg:y2="7.561cm">
          <text:p/>
        </draw:line>
        <draw:frame draw:style-name="gr32" draw:text-style-name="P17" draw:layer="layout" svg:width="0.552cm" svg:height="0.319cm" svg:x="15.363cm" svg:y="7.407cm">
          <draw:text-box>
            <text:p text:style-name="P9"><text:span text:style-name="T5">0.30</text:span></text:p>
          </draw:text-box>
        </draw:frame>
        <draw:frame draw:style-name="gr59" draw:text-style-name="P18" draw:layer="layout" svg:width="3.338cm" svg:height="0.357cm" draw:transform="rotate (1.5707963267949) translate (14.848cm 11.138cm)">
          <draw:text-box>
            <text:p text:style-name="P9"><text:span text:style-name="T6">Performance (std. dev.)</text:span></text:p>
          </draw:text-box>
        </draw:frame>
        <draw:frame draw:style-name="gr43" draw:text-style-name="P19" draw:layer="layout" svg:width="0.387cm" svg:height="0.433cm" svg:x="14.526cm" svg:y="6.845cm">
          <draw:text-box>
            <text:p text:style-name="P9"><text:span text:style-name="T7">d</text:span></text:p>
          </draw:text-box>
        </draw:frame>
        <draw:polygon draw:style-name="gr60" draw:text-style-name="P1" draw:layer="layout" svg:width="0.518cm" svg:height="0.515cm" svg:x="10.901cm" svg:y="1.972cm" svg:viewBox="0 0 519 516" draw:points="0,0 519,0 519,516 0,516">
          <text:p/>
        </draw:polygon>
        <draw:line draw:style-name="gr61" draw:text-style-name="P2" draw:layer="layout" svg:x1="11.16cm" svg:y1="2.436cm" svg:x2="11.16cm" svg:y2="2.023cm">
          <text:p/>
        </draw:line>
        <draw:path draw:style-name="gr62" draw:text-style-name="P3" draw:layer="layout" svg:width="0.083cm" svg:height="0.083cm" svg:x="11.119cm" svg:y="2.189cm" svg:viewBox="0 0 84 84" svg:d="M84 41c0 57-84 57-84 0 0-55 84-55 84 0z">
          <text:p/>
        </draw:path>
        <draw:path draw:style-name="gr63" draw:text-style-name="P2" draw:layer="layout" svg:width="0.083cm" svg:height="0.083cm" svg:x="11.119cm" svg:y="2.189cm" svg:viewBox="0 0 84 84" svg:d="M84 41c0 57-84 57-84 0 0-55 84-55 84 0z">
          <text:p/>
        </draw:path>
        <draw:polygon draw:style-name="gr64" draw:text-style-name="P6" draw:layer="layout" svg:width="0.476cm" svg:height="0.474cm" svg:x="10.922cm" svg:y="1.993cm" svg:viewBox="0 0 477 475" draw:points="0,0 477,0 477,475 0,475">
          <text:p/>
        </draw:polygon>
        <draw:polygon draw:style-name="gr65" draw:text-style-name="P2" draw:layer="layout" svg:width="0.476cm" svg:height="0.474cm" svg:x="10.922cm" svg:y="1.993cm" svg:viewBox="0 0 477 475" draw:points="0,0 477,0 477,475 0,475">
          <text:p/>
        </draw:polygon>
        <draw:line draw:style-name="gr66" draw:text-style-name="P2" draw:layer="layout" svg:x1="10.953cm" svg:y1="2.23cm" svg:x2="11.367cm" svg:y2="2.23cm">
          <text:p/>
        </draw:line>
        <draw:polygon draw:style-name="gr60" draw:text-style-name="P1" draw:layer="layout" svg:width="0.518cm" svg:height="0.515cm" svg:x="12.862cm" svg:y="4.304cm" svg:viewBox="0 0 519 516" draw:points="0,0 519,0 519,516 0,516">
          <text:p/>
        </draw:polygon>
        <draw:line draw:style-name="gr67" draw:text-style-name="P2" draw:layer="layout" svg:x1="13.121cm" svg:y1="4.768cm" svg:x2="13.121cm" svg:y2="4.355cm">
          <text:p/>
        </draw:line>
        <draw:path draw:style-name="gr68" draw:text-style-name="P4" draw:layer="layout" svg:width="0.083cm" svg:height="0.083cm" svg:x="13.079cm" svg:y="4.52cm" svg:viewBox="0 0 84 84" svg:d="M84 41c0 57-84 57-84 0 0-55 84-55 84 0z">
          <text:p/>
        </draw:path>
        <draw:path draw:style-name="gr69" draw:text-style-name="P2" draw:layer="layout" svg:width="0.083cm" svg:height="0.083cm" svg:x="13.079cm" svg:y="4.52cm" svg:viewBox="0 0 84 84" svg:d="M84 41c0 57-84 57-84 0 0-55 84-55 84 0z">
          <text:p/>
        </draw:path>
        <draw:polygon draw:style-name="gr70" draw:text-style-name="P7" draw:layer="layout" svg:width="0.476cm" svg:height="0.474cm" svg:x="12.883cm" svg:y="4.325cm" svg:viewBox="0 0 477 475" draw:points="0,0 477,0 477,475 0,475">
          <text:p/>
        </draw:polygon>
        <draw:polygon draw:style-name="gr71" draw:text-style-name="P2" draw:layer="layout" svg:width="0.476cm" svg:height="0.474cm" svg:x="12.883cm" svg:y="4.325cm" svg:viewBox="0 0 477 475" draw:points="0,0 477,0 477,475 0,475">
          <text:p/>
        </draw:polygon>
        <draw:line draw:style-name="gr72" draw:text-style-name="P2" draw:layer="layout" svg:x1="12.914cm" svg:y1="4.561cm" svg:x2="13.328cm" svg:y2="4.561cm">
          <text:p/>
        </draw:line>
        <draw:polygon draw:style-name="gr73" draw:text-style-name="P1" draw:layer="layout" svg:width="0.518cm" svg:height="0.515cm" svg:x="17.978cm" svg:y="1.972cm" svg:viewBox="0 0 519 516" draw:points="0,0 519,0 519,516 0,516">
          <text:p/>
        </draw:polygon>
        <draw:line draw:style-name="gr74" draw:text-style-name="P2" draw:layer="layout" svg:x1="18.237cm" svg:y1="2.435cm" svg:x2="18.237cm" svg:y2="2.023cm">
          <text:p/>
        </draw:line>
        <draw:path draw:style-name="gr75" draw:text-style-name="P5" draw:layer="layout" svg:width="0.083cm" svg:height="0.083cm" svg:x="18.196cm" svg:y="2.189cm" svg:viewBox="0 0 84 84" svg:d="M84 41c0 57-84 57-84 0 0-55 84-55 84 0z">
          <text:p/>
        </draw:path>
        <draw:path draw:style-name="gr76" draw:text-style-name="P2" draw:layer="layout" svg:width="0.083cm" svg:height="0.083cm" svg:x="18.196cm" svg:y="2.189cm" svg:viewBox="0 0 84 84" svg:d="M84 41c0 57-84 57-84 0 0-55 84-55 84 0z">
          <text:p/>
        </draw:path>
        <draw:polygon draw:style-name="gr77" draw:text-style-name="P8" draw:layer="layout" svg:width="0.476cm" svg:height="0.474cm" svg:x="17.999cm" svg:y="1.993cm" svg:viewBox="0 0 477 475" draw:points="0,0 477,0 477,475 0,475">
          <text:p/>
        </draw:polygon>
        <draw:polygon draw:style-name="gr78" draw:text-style-name="P2" draw:layer="layout" svg:width="0.476cm" svg:height="0.474cm" svg:x="17.999cm" svg:y="1.993cm" svg:viewBox="0 0 477 475" draw:points="0,0 477,0 477,475 0,475">
          <text:p/>
        </draw:polygon>
        <draw:line draw:style-name="gr79" draw:text-style-name="P2" draw:layer="layout" svg:x1="18.03cm" svg:y1="2.23cm" svg:x2="18.444cm" svg:y2="2.23cm">
          <text:p/>
        </draw:line>
        <draw:frame draw:style-name="gr80" draw:text-style-name="P22" draw:layer="layout" svg:width="1.604cm" svg:height="0.368cm" svg:x="11.546cm" svg:y="2.052cm">
          <draw:text-box>
            <text:p text:style-name="P9"><text:span text:style-name="T10">Correlative</text:span></text:p>
          </draw:text-box>
        </draw:frame>
        <draw:frame draw:style-name="gr81" draw:text-style-name="P22" draw:layer="layout" svg:width="3.1cm" svg:height="0.368cm" svg:x="13.478cm" svg:y="4.383cm">
          <draw:text-box>
            <text:p text:style-name="P9"><text:span text:style-name="T10">Fitted process-based</text:span></text:p>
          </draw:text-box>
        </draw:frame>
        <draw:frame draw:style-name="gr82" draw:text-style-name="P24" draw:layer="layout" svg:width="2.178cm" svg:height="0.735cm" svg:x="15.723cm" svg:y="1.87cm">
          <draw:text-box>
            <text:p text:style-name="P23"><text:span text:style-name="T10">Expert</text:span></text:p>
            <text:p text:style-name="P23"><text:span text:style-name="T10">process-based</text:span></text:p>
          </draw:text-box>
        </draw:frame>
        <draw:polygon draw:style-name="gr83" draw:text-style-name="P25" draw:layer="layout" svg:width="4.432cm" svg:height="0.514cm" svg:x="13.995cm" svg:y="2.784cm" svg:viewBox="0 0 4433 515" draw:points="735,0 4433,0 4433,515 0,515">
          <text:p/>
        </draw:polygon>
        <draw:polygon draw:style-name="gr84" draw:text-style-name="P26" draw:layer="layout" svg:width="3.381cm" svg:height="0.514cm" svg:x="10.961cm" svg:y="2.784cm" svg:viewBox="0 0 3382 515" draw:points="2623,515 0,515 0,0 3382,0">
          <text:p/>
        </draw:polygon>
        <draw:polygon draw:style-name="gr83" draw:text-style-name="P27" draw:layer="layout" svg:width="4.52cm" svg:height="0.514cm" draw:transform="rotate (-3.14159265358979) translate (15.4823973916315cm 4.02087612355527cm)" svg:viewBox="0 0 4521 515" draw:points="750,0 4521,0 4521,515 0,515">
          <text:p/>
        </draw:polygon>
        <draw:polygon draw:style-name="gr83" draw:text-style-name="P25" draw:layer="layout" svg:width="3.292cm" svg:height="0.514cm" draw:transform="rotate (-3.14159265358979) translate (18.4275751986663cm 4.02087612355527cm)" svg:viewBox="0 0 3293 515" draw:points="2554,515 0,515 0,0 3293,0">
          <text:p/>
        </draw:polygon>
        <draw:frame draw:style-name="gr85" draw:text-style-name="P29" draw:layer="layout" svg:width="2.741cm" svg:height="0.515cm" svg:x="11.061cm" svg:y="2.785cm">
          <draw:text-box>
            <text:p text:style-name="P28"><text:span text:style-name="T11">Correlations</text:span></text:p>
          </draw:text-box>
        </draw:frame>
        <draw:frame draw:style-name="gr85" draw:text-style-name="P29" draw:layer="layout" svg:width="3.94cm" svg:height="0.516cm" svg:x="11.061cm" svg:y="3.505cm">
          <draw:text-box>
            <text:p text:style-name="P28"><text:span text:style-name="T11">Species distributions</text:span></text:p>
          </draw:text-box>
        </draw:frame>
        <draw:frame draw:style-name="gr85" draw:text-style-name="P31" draw:layer="layout" svg:width="3.015cm" svg:height="0.516cm" svg:x="15.313cm" svg:y="3.505cm">
          <draw:text-box>
            <text:p text:style-name="P30"><text:span text:style-name="T11">Measurements</text:span></text:p>
          </draw:text-box>
        </draw:frame>
        <draw:frame draw:style-name="gr85" draw:text-style-name="P31" draw:layer="layout" svg:width="3.015cm" svg:height="0.515cm" svg:x="15.313cm" svg:y="2.785cm">
          <draw:text-box>
            <text:p text:style-name="P30"><text:span text:style-name="T11">Mechanisms</text:span></text:p>
          </draw:text-box>
        </draw:frame>
      </draw:page>
      <draw:page draw:name="page2" draw:style-name="dp1" draw:master-page-name="master-page3">
        <draw:polygon draw:style-name="gr1" draw:text-style-name="P1" draw:layer="layout" svg:width="18.979cm" svg:height="11.994cm" svg:x="0cm" svg:y="0cm" svg:viewBox="0 0 18980 11995" draw:points="0,0 18980,0 18980,11995 0,11995">
          <text:p/>
        </draw:polygon>
        <draw:polygon draw:style-name="gr2" draw:text-style-name="P1" draw:layer="layout" svg:width="10.988cm" svg:height="6.779cm" svg:x="0cm" svg:y="0cm" svg:viewBox="0 0 10989 6780" draw:points="0,0 10989,0 10989,6780 0,6780">
          <text:p/>
        </draw:polygon>
        <draw:polygon draw:style-name="gr1" draw:text-style-name="P1" draw:layer="layout" svg:width="8.787cm" svg:height="5.018cm" svg:x="1.701cm" svg:y="0.5cm" svg:viewBox="0 0 8788 5019" draw:points="0,0 8788,0 8788,5019 0,5019">
          <text:p/>
        </draw:polygon>
        <draw:line draw:style-name="gr3" draw:text-style-name="P2" draw:layer="layout" svg:x1="1.972cm" svg:y1="3.864cm" svg:x2="1.972cm" svg:y2="1.769cm">
          <text:p/>
        </draw:line>
        <draw:line draw:style-name="gr3" draw:text-style-name="P2" draw:layer="layout" svg:x1="2.298cm" svg:y1="3.662cm" svg:x2="2.298cm" svg:y2="1.494cm">
          <text:p/>
        </draw:line>
        <draw:line draw:style-name="gr3" draw:text-style-name="P2" draw:layer="layout" svg:x1="2.623cm" svg:y1="3.517cm" svg:x2="2.623cm" svg:y2="1.401cm">
          <text:p/>
        </draw:line>
        <draw:line draw:style-name="gr3" draw:text-style-name="P2" draw:layer="layout" svg:x1="2.949cm" svg:y1="4.114cm" svg:x2="2.949cm" svg:y2="1.795cm">
          <text:p/>
        </draw:line>
        <draw:line draw:style-name="gr3" draw:text-style-name="P2" draw:layer="layout" svg:x1="3.274cm" svg:y1="4.36cm" svg:x2="3.274cm" svg:y2="2.121cm">
          <text:p/>
        </draw:line>
        <draw:line draw:style-name="gr3" draw:text-style-name="P2" draw:layer="layout" svg:x1="3.599cm" svg:y1="4.734cm" svg:x2="3.599cm" svg:y2="2.088cm">
          <text:p/>
        </draw:line>
        <draw:line draw:style-name="gr3" draw:text-style-name="P2" draw:layer="layout" svg:x1="4.901cm" svg:y1="5.129cm" svg:x2="4.901cm" svg:y2="3.717cm">
          <text:p/>
        </draw:line>
        <draw:line draw:style-name="gr3" draw:text-style-name="P2" draw:layer="layout" svg:x1="6.203cm" svg:y1="5.273cm" svg:x2="6.203cm" svg:y2="4.071cm">
          <text:p/>
        </draw:line>
        <draw:line draw:style-name="gr3" draw:text-style-name="P2" draw:layer="layout" svg:x1="6.528cm" svg:y1="5.423cm" svg:x2="6.528cm" svg:y2="3.331cm">
          <text:p/>
        </draw:line>
        <draw:line draw:style-name="gr3" draw:text-style-name="P2" draw:layer="layout" svg:x1="6.854cm" svg:y1="5.605cm" svg:x2="6.854cm" svg:y2="2.901cm">
          <text:p/>
        </draw:line>
        <draw:line draw:style-name="gr3" draw:text-style-name="P2" draw:layer="layout" svg:x1="7.179cm" svg:y1="5.505cm" svg:x2="7.179cm" svg:y2="3.572cm">
          <text:p/>
        </draw:line>
        <draw:line draw:style-name="gr3" draw:text-style-name="P2" draw:layer="layout" svg:x1="8.806cm" svg:y1="6.091cm" svg:x2="8.806cm" svg:y2="4.317cm">
          <text:p/>
        </draw:line>
        <draw:line draw:style-name="gr4" draw:text-style-name="P2" draw:layer="layout" svg:x1="2.027cm" svg:y1="3.328cm" svg:x2="2.027cm" svg:y2="2.03cm">
          <text:p/>
        </draw:line>
        <draw:line draw:style-name="gr4" draw:text-style-name="P2" draw:layer="layout" svg:x1="2.352cm" svg:y1="3.34cm" svg:x2="2.352cm" svg:y2="1.795cm">
          <text:p/>
        </draw:line>
        <draw:line draw:style-name="gr4" draw:text-style-name="P2" draw:layer="layout" svg:x1="2.677cm" svg:y1="3.135cm" svg:x2="2.677cm" svg:y2="1.633cm">
          <text:p/>
        </draw:line>
        <draw:line draw:style-name="gr4" draw:text-style-name="P2" draw:layer="layout" svg:x1="3.003cm" svg:y1="3.403cm" svg:x2="3.003cm" svg:y2="1.733cm">
          <text:p/>
        </draw:line>
        <draw:line draw:style-name="gr4" draw:text-style-name="P2" draw:layer="layout" svg:x1="3.328cm" svg:y1="3.555cm" svg:x2="3.328cm" svg:y2="1.844cm">
          <text:p/>
        </draw:line>
        <draw:line draw:style-name="gr4" draw:text-style-name="P2" draw:layer="layout" svg:x1="3.654cm" svg:y1="3.97cm" svg:x2="3.654cm" svg:y2="1.829cm">
          <text:p/>
        </draw:line>
        <draw:line draw:style-name="gr4" draw:text-style-name="P2" draw:layer="layout" svg:x1="4.955cm" svg:y1="3.615cm" svg:x2="4.955cm" svg:y2="2.54cm">
          <text:p/>
        </draw:line>
        <draw:line draw:style-name="gr4" draw:text-style-name="P2" draw:layer="layout" svg:x1="6.257cm" svg:y1="4.294cm" svg:x2="6.257cm" svg:y2="2.672cm">
          <text:p/>
        </draw:line>
        <draw:line draw:style-name="gr4" draw:text-style-name="P2" draw:layer="layout" svg:x1="6.583cm" svg:y1="4.446cm" svg:x2="6.583cm" svg:y2="2.642cm">
          <text:p/>
        </draw:line>
        <draw:line draw:style-name="gr4" draw:text-style-name="P2" draw:layer="layout" svg:x1="6.908cm" svg:y1="4.406cm" svg:x2="6.908cm" svg:y2="2.912cm">
          <text:p/>
        </draw:line>
        <draw:line draw:style-name="gr4" draw:text-style-name="P2" draw:layer="layout" svg:x1="7.233cm" svg:y1="5.017cm" svg:x2="7.233cm" svg:y2="2.715cm">
          <text:p/>
        </draw:line>
        <draw:line draw:style-name="gr4" draw:text-style-name="P2" draw:layer="layout" svg:x1="8.861cm" svg:y1="5.754cm" svg:x2="8.861cm" svg:y2="2.232cm">
          <text:p/>
        </draw:line>
        <draw:line draw:style-name="gr5" draw:text-style-name="P2" draw:layer="layout" svg:x1="2.081cm" svg:y1="3.541cm" svg:x2="2.081cm" svg:y2="1.984cm">
          <text:p/>
        </draw:line>
        <draw:line draw:style-name="gr5" draw:text-style-name="P2" draw:layer="layout" svg:x1="2.406cm" svg:y1="3.37cm" svg:x2="2.406cm" svg:y2="2.027cm">
          <text:p/>
        </draw:line>
        <draw:line draw:style-name="gr5" draw:text-style-name="P2" draw:layer="layout" svg:x1="2.732cm" svg:y1="3.502cm" svg:x2="2.732cm" svg:y2="1.951cm">
          <text:p/>
        </draw:line>
        <draw:line draw:style-name="gr5" draw:text-style-name="P2" draw:layer="layout" svg:x1="3.057cm" svg:y1="4.072cm" svg:x2="3.057cm" svg:y2="2.021cm">
          <text:p/>
        </draw:line>
        <draw:line draw:style-name="gr5" draw:text-style-name="P2" draw:layer="layout" svg:x1="3.383cm" svg:y1="4.118cm" svg:x2="3.383cm" svg:y2="2.068cm">
          <text:p/>
        </draw:line>
        <draw:line draw:style-name="gr5" draw:text-style-name="P2" draw:layer="layout" svg:x1="3.708cm" svg:y1="4.259cm" svg:x2="3.708cm" svg:y2="2.139cm">
          <text:p/>
        </draw:line>
        <draw:line draw:style-name="gr5" draw:text-style-name="P2" draw:layer="layout" svg:x1="5.01cm" svg:y1="4.445cm" svg:x2="5.01cm" svg:y2="2.301cm">
          <text:p/>
        </draw:line>
        <draw:line draw:style-name="gr5" draw:text-style-name="P2" draw:layer="layout" svg:x1="6.311cm" svg:y1="4.53cm" svg:x2="6.311cm" svg:y2="2.755cm">
          <text:p/>
        </draw:line>
        <draw:line draw:style-name="gr5" draw:text-style-name="P2" draw:layer="layout" svg:x1="6.637cm" svg:y1="4.501cm" svg:x2="6.637cm" svg:y2="2.577cm">
          <text:p/>
        </draw:line>
        <draw:line draw:style-name="gr5" draw:text-style-name="P2" draw:layer="layout" svg:x1="6.962cm" svg:y1="5.016cm" svg:x2="6.962cm" svg:y2="2.6cm">
          <text:p/>
        </draw:line>
        <draw:line draw:style-name="gr5" draw:text-style-name="P2" draw:layer="layout" svg:x1="7.288cm" svg:y1="4.769cm" svg:x2="7.288cm" svg:y2="2.508cm">
          <text:p/>
        </draw:line>
        <draw:line draw:style-name="gr5" draw:text-style-name="P2" draw:layer="layout" svg:x1="8.915cm" svg:y1="5.116cm" svg:x2="8.915cm" svg:y2="2.08cm">
          <text:p/>
        </draw:line>
        <draw:path draw:style-name="gr6" draw:text-style-name="P3" draw:layer="layout" svg:width="0.081cm" svg:height="0.08cm" svg:x="1.932cm" svg:y="2.776cm" svg:viewBox="0 0 82 81" svg:d="M82 40c0 55-82 55-82 0 0-53 82-53 82 0z">
          <text:p/>
        </draw:path>
        <draw:path draw:style-name="gr7" draw:text-style-name="P2" draw:layer="layout" svg:width="0.081cm" svg:height="0.08cm" svg:x="1.932cm" svg:y="2.776cm" svg:viewBox="0 0 82 81" svg:d="M82 40c0 55-82 55-82 0 0-53 82-53 82 0z">
          <text:p/>
        </draw:path>
        <draw:path draw:style-name="gr6" draw:text-style-name="P3" draw:layer="layout" svg:width="0.08cm" svg:height="0.081cm" svg:x="2.258cm" svg:y="2.538cm" svg:viewBox="0 0 81 82" svg:d="M81 41c0 54-81 54-81 0 0-55 81-55 81 0z">
          <text:p/>
        </draw:path>
        <draw:path draw:style-name="gr7" draw:text-style-name="P2" draw:layer="layout" svg:width="0.08cm" svg:height="0.081cm" svg:x="2.258cm" svg:y="2.538cm" svg:viewBox="0 0 81 82" svg:d="M81 41c0 54-81 54-81 0 0-55 81-55 81 0z">
          <text:p/>
        </draw:path>
        <draw:path draw:style-name="gr6" draw:text-style-name="P3" draw:layer="layout" svg:width="0.08cm" svg:height="0.08cm" svg:x="2.583cm" svg:y="2.418cm" svg:viewBox="0 0 81 81" svg:d="M81 41c0 53-81 53-81 0 0-55 81-55 81 0z">
          <text:p/>
        </draw:path>
        <draw:path draw:style-name="gr7" draw:text-style-name="P2" draw:layer="layout" svg:width="0.08cm" svg:height="0.08cm" svg:x="2.583cm" svg:y="2.418cm" svg:viewBox="0 0 81 81" svg:d="M81 41c0 53-81 53-81 0 0-55 81-55 81 0z">
          <text:p/>
        </draw:path>
        <draw:path draw:style-name="gr6" draw:text-style-name="P3" draw:layer="layout" svg:width="0.08cm" svg:height="0.082cm" svg:x="2.909cm" svg:y="2.914cm" svg:viewBox="0 0 81 83" svg:d="M81 41c0 55-81 55-81 0s81-55 81 0z">
          <text:p/>
        </draw:path>
        <draw:path draw:style-name="gr7" draw:text-style-name="P2" draw:layer="layout" svg:width="0.08cm" svg:height="0.082cm" svg:x="2.909cm" svg:y="2.914cm" svg:viewBox="0 0 81 83" svg:d="M81 41c0 55-81 55-81 0s81-55 81 0z">
          <text:p/>
        </draw:path>
        <draw:path draw:style-name="gr6" draw:text-style-name="P3" draw:layer="layout" svg:width="0.08cm" svg:height="0.081cm" svg:x="3.234cm" svg:y="3.2cm" svg:viewBox="0 0 81 82" svg:d="M81 41c0 54-81 54-81 0 0-55 81-55 81 0z">
          <text:p/>
        </draw:path>
        <draw:path draw:style-name="gr7" draw:text-style-name="P2" draw:layer="layout" svg:width="0.08cm" svg:height="0.081cm" svg:x="3.234cm" svg:y="3.2cm" svg:viewBox="0 0 81 82" svg:d="M81 41c0 54-81 54-81 0 0-55 81-55 81 0z">
          <text:p/>
        </draw:path>
        <draw:path draw:style-name="gr6" draw:text-style-name="P3" draw:layer="layout" svg:width="0.082cm" svg:height="0.081cm" svg:x="3.559cm" svg:y="3.371cm" svg:viewBox="0 0 83 82" svg:d="M83 41c0 54-83 54-83 0 0-55 83-55 83 0z">
          <text:p/>
        </draw:path>
        <draw:path draw:style-name="gr7" draw:text-style-name="P2" draw:layer="layout" svg:width="0.082cm" svg:height="0.081cm" svg:x="3.559cm" svg:y="3.371cm" svg:viewBox="0 0 83 82" svg:d="M83 41c0 54-83 54-83 0 0-55 83-55 83 0z">
          <text:p/>
        </draw:path>
        <draw:path draw:style-name="gr6" draw:text-style-name="P3" draw:layer="layout" svg:width="0.08cm" svg:height="0.079cm" svg:x="4.861cm" svg:y="4.383cm" svg:viewBox="0 0 81 80" svg:d="M81 40c0 54-81 54-81 0 0-53 81-53 81 0z">
          <text:p/>
        </draw:path>
        <draw:path draw:style-name="gr7" draw:text-style-name="P2" draw:layer="layout" svg:width="0.08cm" svg:height="0.079cm" svg:x="4.861cm" svg:y="4.383cm" svg:viewBox="0 0 81 80" svg:d="M81 40c0 54-81 54-81 0 0-53 81-53 81 0z">
          <text:p/>
        </draw:path>
        <draw:path draw:style-name="gr6" draw:text-style-name="P3" draw:layer="layout" svg:width="0.08cm" svg:height="0.081cm" svg:x="6.163cm" svg:y="4.632cm" svg:viewBox="0 0 81 82" svg:d="M81 41c0 54-81 54-81 0 0-55 81-55 81 0z">
          <text:p/>
        </draw:path>
        <draw:path draw:style-name="gr7" draw:text-style-name="P2" draw:layer="layout" svg:width="0.08cm" svg:height="0.081cm" svg:x="6.163cm" svg:y="4.632cm" svg:viewBox="0 0 81 82" svg:d="M81 41c0 54-81 54-81 0 0-55 81-55 81 0z">
          <text:p/>
        </draw:path>
        <draw:path draw:style-name="gr6" draw:text-style-name="P3" draw:layer="layout" svg:width="0.08cm" svg:height="0.081cm" svg:x="6.488cm" svg:y="4.337cm" svg:viewBox="0 0 81 82" svg:d="M81 41c0 54-81 54-81 0 0-55 81-55 81 0z">
          <text:p/>
        </draw:path>
        <draw:path draw:style-name="gr7" draw:text-style-name="P2" draw:layer="layout" svg:width="0.08cm" svg:height="0.081cm" svg:x="6.488cm" svg:y="4.337cm" svg:viewBox="0 0 81 82" svg:d="M81 41c0 54-81 54-81 0 0-55 81-55 81 0z">
          <text:p/>
        </draw:path>
        <draw:path draw:style-name="gr6" draw:text-style-name="P3" draw:layer="layout" svg:width="0.08cm" svg:height="0.082cm" svg:x="6.814cm" svg:y="4.213cm" svg:viewBox="0 0 81 83" svg:d="M81 41c0 55-81 55-81 0s81-55 81 0z">
          <text:p/>
        </draw:path>
        <draw:path draw:style-name="gr7" draw:text-style-name="P2" draw:layer="layout" svg:width="0.08cm" svg:height="0.082cm" svg:x="6.814cm" svg:y="4.213cm" svg:viewBox="0 0 81 83" svg:d="M81 41c0 55-81 55-81 0s81-55 81 0z">
          <text:p/>
        </draw:path>
        <draw:path draw:style-name="gr6" draw:text-style-name="P3" draw:layer="layout" svg:width="0.08cm" svg:height="0.081cm" svg:x="7.139cm" svg:y="4.498cm" svg:viewBox="0 0 81 82" svg:d="M81 41c0 54-81 54-81 0 0-55 81-55 81 0z">
          <text:p/>
        </draw:path>
        <draw:path draw:style-name="gr7" draw:text-style-name="P2" draw:layer="layout" svg:width="0.08cm" svg:height="0.081cm" svg:x="7.139cm" svg:y="4.498cm" svg:viewBox="0 0 81 82" svg:d="M81 41c0 54-81 54-81 0 0-55 81-55 81 0z">
          <text:p/>
        </draw:path>
        <draw:path draw:style-name="gr6" draw:text-style-name="P3" draw:layer="layout" svg:width="0.08cm" svg:height="0.081cm" svg:x="8.766cm" svg:y="5.164cm" svg:viewBox="0 0 81 82" svg:d="M81 41c0 54-81 54-81 0 0-55 81-55 81 0z">
          <text:p/>
        </draw:path>
        <draw:path draw:style-name="gr7" draw:text-style-name="P2" draw:layer="layout" svg:width="0.08cm" svg:height="0.081cm" svg:x="8.766cm" svg:y="5.164cm" svg:viewBox="0 0 81 82" svg:d="M81 41c0 54-81 54-81 0 0-55 81-55 81 0z">
          <text:p/>
        </draw:path>
        <draw:path draw:style-name="gr8" draw:text-style-name="P4" draw:layer="layout" svg:width="0.081cm" svg:height="0.081cm" svg:x="1.986cm" svg:y="2.639cm" svg:viewBox="0 0 82 82" svg:d="M82 41c0 54-82 54-82 0 0-55 82-55 82 0z">
          <text:p/>
        </draw:path>
        <draw:path draw:style-name="gr9" draw:text-style-name="P2" draw:layer="layout" svg:width="0.081cm" svg:height="0.081cm" svg:x="1.986cm" svg:y="2.639cm" svg:viewBox="0 0 82 82" svg:d="M82 41c0 54-82 54-82 0 0-55 82-55 82 0z">
          <text:p/>
        </draw:path>
        <draw:path draw:style-name="gr8" draw:text-style-name="P4" draw:layer="layout" svg:width="0.08cm" svg:height="0.081cm" svg:x="2.312cm" svg:y="2.528cm" svg:viewBox="0 0 81 82" svg:d="M81 41c0 54-81 54-81 0 0-55 81-55 81 0z">
          <text:p/>
        </draw:path>
        <draw:path draw:style-name="gr9" draw:text-style-name="P2" draw:layer="layout" svg:width="0.08cm" svg:height="0.081cm" svg:x="2.312cm" svg:y="2.528cm" svg:viewBox="0 0 81 82" svg:d="M81 41c0 54-81 54-81 0 0-55 81-55 81 0z">
          <text:p/>
        </draw:path>
        <draw:path draw:style-name="gr8" draw:text-style-name="P4" draw:layer="layout" svg:width="0.081cm" svg:height="0.081cm" svg:x="2.637cm" svg:y="2.344cm" svg:viewBox="0 0 82 82" svg:d="M82 41c0 54-82 54-82 0 0-55 82-55 82 0z">
          <text:p/>
        </draw:path>
        <draw:path draw:style-name="gr9" draw:text-style-name="P2" draw:layer="layout" svg:width="0.081cm" svg:height="0.081cm" svg:x="2.637cm" svg:y="2.344cm" svg:viewBox="0 0 82 82" svg:d="M82 41c0 54-82 54-82 0 0-55 82-55 82 0z">
          <text:p/>
        </draw:path>
        <draw:path draw:style-name="gr8" draw:text-style-name="P4" draw:layer="layout" svg:width="0.08cm" svg:height="0.081cm" svg:x="2.963cm" svg:y="2.528cm" svg:viewBox="0 0 81 82" svg:d="M81 41c0 54-81 54-81 0 0-55 81-55 81 0z">
          <text:p/>
        </draw:path>
        <draw:path draw:style-name="gr9" draw:text-style-name="P2" draw:layer="layout" svg:width="0.08cm" svg:height="0.081cm" svg:x="2.963cm" svg:y="2.528cm" svg:viewBox="0 0 81 82" svg:d="M81 41c0 54-81 54-81 0 0-55 81-55 81 0z">
          <text:p/>
        </draw:path>
        <draw:path draw:style-name="gr8" draw:text-style-name="P4" draw:layer="layout" svg:width="0.08cm" svg:height="0.08cm" svg:x="3.288cm" svg:y="2.66cm" svg:viewBox="0 0 81 81" svg:d="M81 41c0 53-81 53-81 0 0-55 81-55 81 0z">
          <text:p/>
        </draw:path>
        <draw:path draw:style-name="gr9" draw:text-style-name="P2" draw:layer="layout" svg:width="0.08cm" svg:height="0.08cm" svg:x="3.288cm" svg:y="2.66cm" svg:viewBox="0 0 81 81" svg:d="M81 41c0 53-81 53-81 0 0-55 81-55 81 0z">
          <text:p/>
        </draw:path>
        <draw:path draw:style-name="gr8" draw:text-style-name="P4" draw:layer="layout" svg:width="0.08cm" svg:height="0.08cm" svg:x="3.614cm" svg:y="2.859cm" svg:viewBox="0 0 81 81" svg:d="M81 40c0 55-81 55-81 0 0-53 81-53 81 0z">
          <text:p/>
        </draw:path>
        <draw:path draw:style-name="gr9" draw:text-style-name="P2" draw:layer="layout" svg:width="0.08cm" svg:height="0.08cm" svg:x="3.614cm" svg:y="2.859cm" svg:viewBox="0 0 81 81" svg:d="M81 40c0 55-81 55-81 0 0-53 81-53 81 0z">
          <text:p/>
        </draw:path>
        <draw:path draw:style-name="gr8" draw:text-style-name="P4" draw:layer="layout" svg:width="0.081cm" svg:height="0.08cm" svg:x="4.915cm" svg:y="3.037cm" svg:viewBox="0 0 82 81" svg:d="M82 40c0 55-82 55-82 0 0-53 82-53 82 0z">
          <text:p/>
        </draw:path>
        <draw:path draw:style-name="gr9" draw:text-style-name="P2" draw:layer="layout" svg:width="0.081cm" svg:height="0.08cm" svg:x="4.915cm" svg:y="3.037cm" svg:viewBox="0 0 82 81" svg:d="M82 40c0 55-82 55-82 0 0-53 82-53 82 0z">
          <text:p/>
        </draw:path>
        <draw:path draw:style-name="gr8" draw:text-style-name="P4" draw:layer="layout" svg:width="0.08cm" svg:height="0.081cm" svg:x="6.217cm" svg:y="3.443cm" svg:viewBox="0 0 81 82" svg:d="M81 41c0 54-81 54-81 0 0-55 81-55 81 0z">
          <text:p/>
        </draw:path>
        <draw:path draw:style-name="gr9" draw:text-style-name="P2" draw:layer="layout" svg:width="0.08cm" svg:height="0.081cm" svg:x="6.217cm" svg:y="3.443cm" svg:viewBox="0 0 81 82" svg:d="M81 41c0 54-81 54-81 0 0-55 81-55 81 0z">
          <text:p/>
        </draw:path>
        <draw:path draw:style-name="gr8" draw:text-style-name="P4" draw:layer="layout" svg:width="0.081cm" svg:height="0.081cm" svg:x="6.542cm" svg:y="3.504cm" svg:viewBox="0 0 82 82" svg:d="M82 41c0 54-82 54-82 0 0-55 82-55 82 0z">
          <text:p/>
        </draw:path>
        <draw:path draw:style-name="gr9" draw:text-style-name="P2" draw:layer="layout" svg:width="0.081cm" svg:height="0.081cm" svg:x="6.542cm" svg:y="3.504cm" svg:viewBox="0 0 82 82" svg:d="M82 41c0 54-82 54-82 0 0-55 82-55 82 0z">
          <text:p/>
        </draw:path>
        <draw:path draw:style-name="gr8" draw:text-style-name="P4" draw:layer="layout" svg:width="0.08cm" svg:height="0.081cm" svg:x="6.868cm" svg:y="3.619cm" svg:viewBox="0 0 81 82" svg:d="M81 41c0 54-81 54-81 0 0-55 81-55 81 0z">
          <text:p/>
        </draw:path>
        <draw:path draw:style-name="gr9" draw:text-style-name="P2" draw:layer="layout" svg:width="0.08cm" svg:height="0.081cm" svg:x="6.868cm" svg:y="3.619cm" svg:viewBox="0 0 81 82" svg:d="M81 41c0 54-81 54-81 0 0-55 81-55 81 0z">
          <text:p/>
        </draw:path>
        <draw:path draw:style-name="gr8" draw:text-style-name="P4" draw:layer="layout" svg:width="0.08cm" svg:height="0.08cm" svg:x="7.193cm" svg:y="3.826cm" svg:viewBox="0 0 81 81" svg:d="M81 40c0 55-81 55-81 0 0-53 81-53 81 0z">
          <text:p/>
        </draw:path>
        <draw:path draw:style-name="gr9" draw:text-style-name="P2" draw:layer="layout" svg:width="0.08cm" svg:height="0.08cm" svg:x="7.193cm" svg:y="3.826cm" svg:viewBox="0 0 81 81" svg:d="M81 40c0 55-81 55-81 0 0-53 81-53 81 0z">
          <text:p/>
        </draw:path>
        <draw:path draw:style-name="gr8" draw:text-style-name="P4" draw:layer="layout" svg:width="0.081cm" svg:height="0.081cm" svg:x="8.82cm" svg:y="3.953cm" svg:viewBox="0 0 82 82" svg:d="M82 41c0 54-82 54-82 0 0-55 82-55 82 0z">
          <text:p/>
        </draw:path>
        <draw:path draw:style-name="gr9" draw:text-style-name="P2" draw:layer="layout" svg:width="0.081cm" svg:height="0.081cm" svg:x="8.82cm" svg:y="3.953cm" svg:viewBox="0 0 82 82" svg:d="M82 41c0 54-82 54-82 0 0-55 82-55 82 0z">
          <text:p/>
        </draw:path>
        <draw:path draw:style-name="gr10" draw:text-style-name="P5" draw:layer="layout" svg:width="0.08cm" svg:height="0.08cm" svg:x="2.041cm" svg:y="2.723cm" svg:viewBox="0 0 81 81" svg:d="M81 41c0 53-81 53-81 0 0-55 81-55 81 0z">
          <text:p/>
        </draw:path>
        <draw:path draw:style-name="gr11" draw:text-style-name="P2" draw:layer="layout" svg:width="0.08cm" svg:height="0.08cm" svg:x="2.041cm" svg:y="2.723cm" svg:viewBox="0 0 81 81" svg:d="M81 41c0 53-81 53-81 0 0-55 81-55 81 0z">
          <text:p/>
        </draw:path>
        <draw:path draw:style-name="gr10" draw:text-style-name="P5" draw:layer="layout" svg:width="0.08cm" svg:height="0.081cm" svg:x="2.366cm" svg:y="2.658cm" svg:viewBox="0 0 81 82" svg:d="M81 41c0 54-81 54-81 0 0-55 81-55 81 0z">
          <text:p/>
        </draw:path>
        <draw:path draw:style-name="gr11" draw:text-style-name="P2" draw:layer="layout" svg:width="0.08cm" svg:height="0.081cm" svg:x="2.366cm" svg:y="2.658cm" svg:viewBox="0 0 81 82" svg:d="M81 41c0 54-81 54-81 0 0-55 81-55 81 0z">
          <text:p/>
        </draw:path>
        <draw:path draw:style-name="gr10" draw:text-style-name="P5" draw:layer="layout" svg:width="0.08cm" svg:height="0.082cm" svg:x="2.692cm" svg:y="2.686cm" svg:viewBox="0 0 81 83" svg:d="M81 41c0 55-81 55-81 0s81-55 81 0z">
          <text:p/>
        </draw:path>
        <draw:path draw:style-name="gr11" draw:text-style-name="P2" draw:layer="layout" svg:width="0.08cm" svg:height="0.082cm" svg:x="2.692cm" svg:y="2.686cm" svg:viewBox="0 0 81 83" svg:d="M81 41c0 55-81 55-81 0s81-55 81 0z">
          <text:p/>
        </draw:path>
        <draw:path draw:style-name="gr10" draw:text-style-name="P5" draw:layer="layout" svg:width="0.08cm" svg:height="0.082cm" svg:x="3.017cm" svg:y="3.006cm" svg:viewBox="0 0 81 83" svg:d="M81 41c0 55-81 55-81 0s81-55 81 0z">
          <text:p/>
        </draw:path>
        <draw:path draw:style-name="gr11" draw:text-style-name="P2" draw:layer="layout" svg:width="0.08cm" svg:height="0.082cm" svg:x="3.017cm" svg:y="3.006cm" svg:viewBox="0 0 81 83" svg:d="M81 41c0 55-81 55-81 0s81-55 81 0z">
          <text:p/>
        </draw:path>
        <draw:path draw:style-name="gr10" draw:text-style-name="P5" draw:layer="layout" svg:width="0.081cm" svg:height="0.08cm" svg:x="3.342cm" svg:y="3.053cm" svg:viewBox="0 0 82 81" svg:d="M82 41c0 53-82 53-82 0 0-55 82-55 82 0z">
          <text:p/>
        </draw:path>
        <draw:path draw:style-name="gr11" draw:text-style-name="P2" draw:layer="layout" svg:width="0.081cm" svg:height="0.08cm" svg:x="3.342cm" svg:y="3.053cm" svg:viewBox="0 0 82 81" svg:d="M82 41c0 53-82 53-82 0 0-55 82-55 82 0z">
          <text:p/>
        </draw:path>
        <draw:path draw:style-name="gr10" draw:text-style-name="P5" draw:layer="layout" svg:width="0.08cm" svg:height="0.081cm" svg:x="3.668cm" svg:y="3.159cm" svg:viewBox="0 0 81 82" svg:d="M81 41c0 54-81 54-81 0 0-55 81-55 81 0z">
          <text:p/>
        </draw:path>
        <draw:path draw:style-name="gr11" draw:text-style-name="P2" draw:layer="layout" svg:width="0.08cm" svg:height="0.081cm" svg:x="3.668cm" svg:y="3.159cm" svg:viewBox="0 0 81 82" svg:d="M81 41c0 54-81 54-81 0 0-55 81-55 81 0z">
          <text:p/>
        </draw:path>
        <draw:path draw:style-name="gr10" draw:text-style-name="P5" draw:layer="layout" svg:width="0.08cm" svg:height="0.081cm" svg:x="4.97cm" svg:y="3.333cm" svg:viewBox="0 0 81 82" svg:d="M81 41c0 54-81 54-81 0 0-55 81-55 81 0z">
          <text:p/>
        </draw:path>
        <draw:path draw:style-name="gr11" draw:text-style-name="P2" draw:layer="layout" svg:width="0.08cm" svg:height="0.081cm" svg:x="4.97cm" svg:y="3.333cm" svg:viewBox="0 0 81 82" svg:d="M81 41c0 54-81 54-81 0 0-55 81-55 81 0z">
          <text:p/>
        </draw:path>
        <draw:path draw:style-name="gr10" draw:text-style-name="P5" draw:layer="layout" svg:width="0.08cm" svg:height="0.081cm" svg:x="6.271cm" svg:y="3.602cm" svg:viewBox="0 0 81 82" svg:d="M81 41c0 54-81 54-81 0 0-55 81-55 81 0z">
          <text:p/>
        </draw:path>
        <draw:path draw:style-name="gr11" draw:text-style-name="P2" draw:layer="layout" svg:width="0.08cm" svg:height="0.081cm" svg:x="6.271cm" svg:y="3.602cm" svg:viewBox="0 0 81 82" svg:d="M81 41c0 54-81 54-81 0 0-55 81-55 81 0z">
          <text:p/>
        </draw:path>
        <draw:path draw:style-name="gr10" draw:text-style-name="P5" draw:layer="layout" svg:width="0.08cm" svg:height="0.081cm" svg:x="6.597cm" svg:y="3.499cm" svg:viewBox="0 0 81 82" svg:d="M81 41c0 54-81 54-81 0 0-55 81-55 81 0z">
          <text:p/>
        </draw:path>
        <draw:path draw:style-name="gr11" draw:text-style-name="P2" draw:layer="layout" svg:width="0.08cm" svg:height="0.081cm" svg:x="6.597cm" svg:y="3.499cm" svg:viewBox="0 0 81 82" svg:d="M81 41c0 54-81 54-81 0 0-55 81-55 81 0z">
          <text:p/>
        </draw:path>
        <draw:path draw:style-name="gr10" draw:text-style-name="P5" draw:layer="layout" svg:width="0.08cm" svg:height="0.08cm" svg:x="6.922cm" svg:y="3.768cm" svg:viewBox="0 0 81 81" svg:d="M81 41c0 53-81 53-81 0 0-55 81-55 81 0z">
          <text:p/>
        </draw:path>
        <draw:path draw:style-name="gr11" draw:text-style-name="P2" draw:layer="layout" svg:width="0.08cm" svg:height="0.08cm" svg:x="6.922cm" svg:y="3.768cm" svg:viewBox="0 0 81 81" svg:d="M81 41c0 53-81 53-81 0 0-55 81-55 81 0z">
          <text:p/>
        </draw:path>
        <draw:path draw:style-name="gr10" draw:text-style-name="P5" draw:layer="layout" svg:width="0.08cm" svg:height="0.08cm" svg:x="7.248cm" svg:y="3.598cm" svg:viewBox="0 0 81 81" svg:d="M81 40c0 55-81 55-81 0 0-53 81-53 81 0z">
          <text:p/>
        </draw:path>
        <draw:path draw:style-name="gr11" draw:text-style-name="P2" draw:layer="layout" svg:width="0.08cm" svg:height="0.08cm" svg:x="7.248cm" svg:y="3.598cm" svg:viewBox="0 0 81 81" svg:d="M81 40c0 55-81 55-81 0 0-53 81-53 81 0z">
          <text:p/>
        </draw:path>
        <draw:path draw:style-name="gr10" draw:text-style-name="P5" draw:layer="layout" svg:width="0.08cm" svg:height="0.082cm" svg:x="8.875cm" svg:y="3.558cm" svg:viewBox="0 0 81 83" svg:d="M81 41c0 55-81 55-81 0s81-55 81 0z">
          <text:p/>
        </draw:path>
        <draw:path draw:style-name="gr11" draw:text-style-name="P2" draw:layer="layout" svg:width="0.08cm" svg:height="0.082cm" svg:x="8.875cm" svg:y="3.558cm" svg:viewBox="0 0 81 83" svg:d="M81 41c0 55-81 55-81 0s81-55 81 0z">
          <text:p/>
        </draw:path>
        <draw:polygon draw:style-name="gr12" draw:text-style-name="P6" draw:layer="layout" svg:width="8.787cm" svg:height="3.185cm" svg:x="1.701cm" svg:y="2.21cm" svg:viewBox="0 0 8788 3186" draw:points="0,0 306,139 681,296 727,314 791,353 819,355 963,443 997,443 1039,457 1175,519 1221,550 1263,566 1470,659 1580,719 1635,741 1656,754 1959,887 1986,886 3303,1430 4402,1815 5006,2000 5068,2021 5468,2138 7022,2500 7486,2599 7811,2664 8137,2717 8462,2774 8788,2818 8788,3186 8462,3162 8137,3137 7811,3100 7486,3066 7022,3001 5468,2687 5068,2584 5006,2561 4402,2365 3303,1961 1986,1403 1959,1384 1656,1250 1635,1244 1580,1210 1470,1178 1263,1081 1221,1060 1175,1043 1039,982 997,975 963,945 819,884 791,875 727,841 681,831 306,679 0,551">
          <text:p/>
        </draw:polygon>
        <draw:polyline draw:style-name="gr13" draw:text-style-name="P2" draw:layer="layout" svg:width="8.787cm" svg:height="2.817cm" svg:x="1.701cm" svg:y="2.21cm" svg:viewBox="0 0 8788 2818" draw:points="0,0 306,139 681,296 727,314 791,353 819,355 963,443 997,443 1039,457 1175,519 1221,550 1263,566 1470,659 1580,719 1635,741 1656,754 1959,887 1986,886 3303,1430 4402,1815 5006,2000 5068,2022 5468,2139 7022,2501 7486,2599 7811,2664 8137,2717 8462,2774 8788,2818">
          <text:p/>
        </draw:polyline>
        <draw:polyline draw:style-name="gr13" draw:text-style-name="P2" draw:layer="layout" svg:width="8.787cm" svg:height="2.634cm" svg:x="1.701cm" svg:y="2.761cm" svg:viewBox="0 0 8788 2635" draw:points="8788,2635 8462,2611 8137,2586 7811,2549 7486,2515 7022,2450 5468,2136 5068,2033 5006,2011 4402,1815 3303,1411 1986,852 1959,833 1656,699 1635,693 1580,659 1470,627 1263,530 1221,509 1175,492 1039,431 997,424 963,394 819,333 791,324 727,290 681,280 306,128 0,0">
          <text:p/>
        </draw:polyline>
        <draw:polygon draw:style-name="gr14" draw:text-style-name="P7" draw:layer="layout" svg:width="8.787cm" svg:height="2.759cm" svg:x="1.701cm" svg:y="2.146cm" svg:viewBox="0 0 8788 2760" draw:points="0,0 306,83 681,187 727,196 791,225 819,230 963,272 997,268 1039,292 1175,327 1221,331 1263,348 1470,405 1580,434 1635,447 1656,451 1959,523 1986,535 3303,814 4402,1006 5006,1096 5068,1105 5468,1164 7022,1391 7486,1452 7811,1499 8137,1538 8462,1586 8788,1621 8788,2760 8462,2713 8137,2638 7811,2578 7486,2510 7022,2412 5468,1990 5068,1886 5006,1852 4402,1669 3303,1332 1986,948 1959,936 1656,860 1635,861 1580,837 1470,816 1263,766 1221,759 1175,747 1039,713 997,713 963,701 819,665 791,666 727,658 681,647 306,580 0,524">
          <text:p/>
        </draw:polygon>
        <draw:polyline draw:style-name="gr15" draw:text-style-name="P2" draw:layer="layout" svg:width="8.787cm" svg:height="1.621cm" svg:x="1.701cm" svg:y="2.146cm" svg:viewBox="0 0 8788 1622" draw:points="0,0 306,83 681,187 727,196 791,225 819,230 963,272 997,268 1039,293 1175,328 1221,332 1263,349 1470,406 1580,435 1635,448 1656,452 1959,524 1986,536 3303,815 4402,1007 5006,1097 5068,1106 5468,1165 7022,1392 7486,1453 7811,1500 8137,1539 8462,1587 8788,1622">
          <text:p/>
        </draw:polyline>
        <draw:polyline draw:style-name="gr15" draw:text-style-name="P2" draw:layer="layout" svg:width="8.787cm" svg:height="2.235cm" svg:x="1.701cm" svg:y="2.67cm" svg:viewBox="0 0 8788 2236" draw:points="8788,2236 8462,2189 8137,2114 7811,2054 7486,1986 7022,1888 5468,1467 5068,1363 5006,1329 4402,1146 3303,809 1986,424 1959,412 1656,336 1635,337 1580,313 1470,292 1263,242 1221,235 1175,223 1039,189 997,189 963,177 819,141 791,142 727,134 681,123 306,56 0,0">
          <text:p/>
        </draw:polyline>
        <draw:polygon draw:style-name="gr16" draw:text-style-name="P8" draw:layer="layout" svg:width="8.787cm" svg:height="2.263cm" svg:x="1.701cm" svg:y="2.513cm" svg:viewBox="0 0 8788 2264" draw:points="0,0 306,75 681,167 727,166 791,194 819,198 963,226 997,235 1039,244 1175,277 1221,284 1263,293 1470,343 1580,364 1635,382 1656,382 1959,439 1986,439 3303,634 4402,747 5006,799 5068,804 5468,837 7022,969 7486,1008 7811,1028 8137,1053 8462,1086 8788,1095 8788,2264 8462,2210 8137,2155 7811,2100 7486,2043 7022,1942 5468,1613 5068,1523 5006,1506 4402,1358 3303,1100 1986,803 1959,805 1656,747 1635,745 1580,732 1470,711 1263,682 1221,675 1175,665 1039,647 997,638 963,629 819,617 791,618 727,607 681,603 306,554 0,523">
          <text:p/>
        </draw:polygon>
        <draw:polyline draw:style-name="gr17" draw:text-style-name="P2" draw:layer="layout" svg:width="8.787cm" svg:height="1.094cm" svg:x="1.701cm" svg:y="2.513cm" svg:viewBox="0 0 8788 1095" draw:points="0,0 306,75 681,167 727,166 791,194 819,198 963,227 997,236 1039,245 1175,278 1221,285 1263,294 1470,344 1580,365 1635,383 1656,383 1959,440 1986,440 3303,635 4402,748 5006,800 5068,805 5468,838 7022,969 7486,1008 7811,1028 8137,1053 8462,1086 8788,1095">
          <text:p/>
        </draw:polyline>
        <draw:polyline draw:style-name="gr17" draw:text-style-name="P2" draw:layer="layout" svg:width="8.787cm" svg:height="1.74cm" svg:x="1.701cm" svg:y="3.036cm" svg:viewBox="0 0 8788 1741" draw:points="8788,1741 8462,1687 8137,1632 7811,1577 7486,1520 7022,1419 5468,1089 5068,999 5006,982 4402,834 3303,576 1986,280 1959,282 1656,224 1635,222 1580,209 1470,188 1263,159 1221,152 1175,142 1039,124 997,115 963,106 819,94 791,95 727,84 681,80 306,31 0,0">
          <text:p/>
        </draw:polyline>
        <draw:polyline draw:style-name="gr18" draw:text-style-name="P2" draw:layer="layout" svg:width="8.787cm" svg:height="2.753cm" svg:x="1.701cm" svg:y="2.492cm" svg:viewBox="0 0 8788 2754" draw:points="0,0 306,132 681,290 727,307 791,336 819,349 963,415 997,425 1039,445 1175,502 1221,524 1263,545 1470,631 1580,677 1635,704 1656,718 1959,847 1986,859 3303,1405 4402,1810 5006,2004 5068,2024 5468,2137 7022,2496 7486,2577 7811,2630 8137,2675 8462,2717 8788,2754">
          <text:p/>
        </draw:polyline>
        <draw:polyline draw:style-name="gr19" draw:text-style-name="P2" draw:layer="layout" svg:width="8.787cm" svg:height="1.979cm" svg:x="1.701cm" svg:y="2.413cm" svg:viewBox="0 0 8788 1980" draw:points="0,0 306,71 681,157 727,169 791,184 819,189 963,224 997,232 1039,243 1175,276 1221,287 1263,295 1470,348 1580,372 1635,387 1656,392 1959,465 1986,471 3303,794 4402,1061 5006,1201 5068,1218 5468,1310 7022,1648 7486,1742 7811,1802 8137,1863 8462,1922 8788,1980">
          <text:p/>
        </draw:polyline>
        <draw:polyline draw:style-name="gr20" draw:text-style-name="P2" draw:layer="layout" svg:width="8.787cm" svg:height="1.457cm" svg:x="1.701cm" svg:y="2.785cm" svg:viewBox="0 0 8788 1458" draw:points="0,0 306,53 681,121 727,127 791,140 819,145 963,170 997,175 1039,184 1175,208 1221,216 1263,225 1470,260 1580,280 1635,290 1656,294 1959,349 1986,352 3303,588 4402,777 5006,881 5068,893 5468,958 7022,1204 7486,1274 7811,1322 8137,1368 8462,1413 8788,1458">
          <text:p/>
        </draw:polyline>
        <draw:frame draw:style-name="gr21" draw:text-style-name="P10" draw:layer="layout" svg:width="0.27cm" svg:height="0.306cm" svg:x="2.189cm" svg:y="0.614cm">
          <draw:text-box>
            <text:p text:style-name="P9"><text:span text:style-name="T1">R</text:span></text:p>
          </draw:text-box>
        </draw:frame>
        <draw:frame draw:style-name="gr22" draw:text-style-name="P11" draw:layer="layout" svg:width="0.189cm" svg:height="0.217cm" svg:x="2.385cm" svg:y="0.554cm">
          <draw:text-box>
            <text:p text:style-name="P9"><text:span text:style-name="T2">2</text:span></text:p>
          </draw:text-box>
        </draw:frame>
        <draw:polygon draw:style-name="gr23" draw:text-style-name="P12" draw:layer="layout" svg:width="1.4cm" svg:height="4.967cm" svg:x="9.088cm" svg:y="0.5cm" svg:viewBox="0 0 1401 4968" draw:points="0,0 1401,0 1401,4968 0,4968">
          <text:p/>
        </draw:polygon>
        <draw:polygon draw:style-name="gr1" draw:text-style-name="P1" draw:layer="layout" svg:width="0.976cm" svg:height="0.752cm" svg:x="8.21cm" svg:y="5.518cm" svg:viewBox="0 0 977 753" draw:points="0,0 977,0 977,753 0,753">
          <text:p/>
        </draw:polygon>
        <draw:polygon draw:style-name="gr24" draw:text-style-name="P13" draw:layer="layout" svg:width="0.236cm" svg:height="0.204cm" svg:x="3.536cm" svg:y="5.542cm" svg:viewBox="0 0 237 205" draw:points="118,0 237,205 0,205">
          <text:p/>
        </draw:polygon>
        <draw:polygon draw:style-name="gr25" draw:text-style-name="P14" draw:layer="layout" svg:width="0.237cm" svg:height="0.204cm" svg:x="8.384cm" svg:y="5.542cm" svg:viewBox="0 0 238 205" draw:points="119,0 238,205 0,205">
          <text:p/>
        </draw:polygon>
        <draw:frame draw:style-name="gr26" draw:text-style-name="P10" draw:layer="layout" svg:width="2.652cm" svg:height="0.306cm" svg:x="2.49cm" svg:y="0.614cm">
          <draw:text-box>
            <text:p text:style-name="P9"><text:span text:style-name="T1"><text:s/></text:span><text:span text:style-name="T1">= CI 95% [0.17, 0.27]</text:span></text:p>
          </draw:text-box>
        </draw:frame>
        <draw:polygon draw:style-name="gr27" draw:text-style-name="P15" draw:layer="layout" svg:width="0.237cm" svg:height="0.204cm" svg:x="10.109cm" svg:y="5.542cm" svg:viewBox="0 0 238 205" draw:points="118,0 238,205 0,205">
          <text:p/>
        </draw:polygon>
        <draw:frame draw:style-name="gr28" draw:text-style-name="P16" draw:layer="layout" svg:width="0.62cm" svg:height="0.272cm" svg:x="8.195cm" svg:y="5.823cm">
          <draw:text-box>
            <text:p text:style-name="P9"><text:span text:style-name="T3">SSP2</text:span></text:p>
          </draw:text-box>
        </draw:frame>
        <draw:line draw:style-name="gr29" draw:text-style-name="P2" draw:layer="layout" svg:x1="1.701cm" svg:y1="5.518cm" svg:x2="1.701cm" svg:y2="0.499cm">
          <text:p/>
        </draw:line>
        <draw:frame draw:style-name="gr28" draw:text-style-name="P16" draw:layer="layout" svg:width="0.62cm" svg:height="0.272cm" svg:x="9.92cm" svg:y="5.823cm">
          <draw:text-box>
            <text:p text:style-name="P9"><text:span text:style-name="T4">SSP5</text:span></text:p>
          </draw:text-box>
        </draw:frame>
        <draw:frame draw:style-name="gr30" draw:text-style-name="P17" draw:layer="layout" svg:width="0.396cm" svg:height="0.319cm" svg:x="1.135cm" svg:y="5.364cm">
          <draw:text-box>
            <text:p text:style-name="P9"><text:span text:style-name="T5">0.0</text:span></text:p>
          </draw:text-box>
        </draw:frame>
        <draw:frame draw:style-name="gr30" draw:text-style-name="P17" draw:layer="layout" svg:width="0.396cm" svg:height="0.319cm" svg:x="1.135cm" svg:y="4.36cm">
          <draw:text-box>
            <text:p text:style-name="P9"><text:span text:style-name="T5">0.2</text:span></text:p>
          </draw:text-box>
        </draw:frame>
        <draw:frame draw:style-name="gr30" draw:text-style-name="P17" draw:layer="layout" svg:width="0.396cm" svg:height="0.319cm" svg:x="1.135cm" svg:y="3.356cm">
          <draw:text-box>
            <text:p text:style-name="P9"><text:span text:style-name="T5">0.4</text:span></text:p>
          </draw:text-box>
        </draw:frame>
        <draw:frame draw:style-name="gr30" draw:text-style-name="P17" draw:layer="layout" svg:width="0.396cm" svg:height="0.319cm" svg:x="1.135cm" svg:y="2.353cm">
          <draw:text-box>
            <text:p text:style-name="P9"><text:span text:style-name="T5">0.6</text:span></text:p>
          </draw:text-box>
        </draw:frame>
        <draw:frame draw:style-name="gr30" draw:text-style-name="P17" draw:layer="layout" svg:width="0.396cm" svg:height="0.319cm" svg:x="1.135cm" svg:y="1.349cm">
          <draw:text-box>
            <text:p text:style-name="P9"><text:span text:style-name="T5">0.8</text:span></text:p>
          </draw:text-box>
        </draw:frame>
        <draw:line draw:style-name="gr31" draw:text-style-name="P2" draw:layer="layout" svg:x1="1.605cm" svg:y1="5.518cm" svg:x2="1.701cm" svg:y2="5.518cm">
          <text:p/>
        </draw:line>
        <draw:line draw:style-name="gr31" draw:text-style-name="P2" draw:layer="layout" svg:x1="1.605cm" svg:y1="4.514cm" svg:x2="1.701cm" svg:y2="4.514cm">
          <text:p/>
        </draw:line>
        <draw:line draw:style-name="gr31" draw:text-style-name="P2" draw:layer="layout" svg:x1="1.605cm" svg:y1="3.51cm" svg:x2="1.701cm" svg:y2="3.51cm">
          <text:p/>
        </draw:line>
        <draw:line draw:style-name="gr31" draw:text-style-name="P2" draw:layer="layout" svg:x1="1.605cm" svg:y1="2.507cm" svg:x2="1.701cm" svg:y2="2.507cm">
          <text:p/>
        </draw:line>
        <draw:line draw:style-name="gr31" draw:text-style-name="P2" draw:layer="layout" svg:x1="1.605cm" svg:y1="1.503cm" svg:x2="1.701cm" svg:y2="1.503cm">
          <text:p/>
        </draw:line>
        <draw:line draw:style-name="gr31" draw:text-style-name="P2" draw:layer="layout" svg:x1="1.605cm" svg:y1="0.499cm" svg:x2="1.701cm" svg:y2="0.499cm">
          <text:p/>
        </draw:line>
        <draw:line draw:style-name="gr29" draw:text-style-name="P2" draw:layer="layout" svg:x1="1.701cm" svg:y1="5.518cm" svg:x2="10.488cm" svg:y2="5.518cm">
          <text:p/>
        </draw:line>
        <draw:line draw:style-name="gr31" draw:text-style-name="P2" draw:layer="layout" svg:x1="2.677cm" svg:y1="5.614cm" svg:x2="2.677cm" svg:y2="5.518cm">
          <text:p/>
        </draw:line>
        <draw:line draw:style-name="gr31" draw:text-style-name="P2" draw:layer="layout" svg:x1="4.305cm" svg:y1="5.614cm" svg:x2="4.305cm" svg:y2="5.518cm">
          <text:p/>
        </draw:line>
        <draw:line draw:style-name="gr31" draw:text-style-name="P2" draw:layer="layout" svg:x1="5.932cm" svg:y1="5.614cm" svg:x2="5.932cm" svg:y2="5.518cm">
          <text:p/>
        </draw:line>
        <draw:line draw:style-name="gr31" draw:text-style-name="P2" draw:layer="layout" svg:x1="7.559cm" svg:y1="5.614cm" svg:x2="7.559cm" svg:y2="5.518cm">
          <text:p/>
        </draw:line>
        <draw:line draw:style-name="gr31" draw:text-style-name="P2" draw:layer="layout" svg:x1="9.186cm" svg:y1="5.614cm" svg:x2="9.186cm" svg:y2="5.518cm">
          <text:p/>
        </draw:line>
        <draw:frame draw:style-name="gr30" draw:text-style-name="P17" draw:layer="layout" svg:width="0.396cm" svg:height="0.319cm" svg:x="1.135cm" svg:y="0.346cm">
          <draw:text-box>
            <text:p text:style-name="P9"><text:span text:style-name="T5">1.0</text:span></text:p>
          </draw:text-box>
        </draw:frame>
        <draw:frame draw:style-name="gr32" draw:text-style-name="P17" draw:layer="layout" svg:width="0.552cm" svg:height="0.319cm" svg:x="2.403cm" svg:y="5.639cm">
          <draw:text-box>
            <text:p text:style-name="P9"><text:span text:style-name="T5">0.10</text:span></text:p>
          </draw:text-box>
        </draw:frame>
        <draw:frame draw:style-name="gr32" draw:text-style-name="P17" draw:layer="layout" svg:width="0.552cm" svg:height="0.319cm" svg:x="4.03cm" svg:y="5.639cm">
          <draw:text-box>
            <text:p text:style-name="P9"><text:span text:style-name="T5">0.15</text:span></text:p>
          </draw:text-box>
        </draw:frame>
        <draw:frame draw:style-name="gr32" draw:text-style-name="P17" draw:layer="layout" svg:width="0.552cm" svg:height="0.319cm" svg:x="5.657cm" svg:y="5.639cm">
          <draw:text-box>
            <text:p text:style-name="P9"><text:span text:style-name="T5">0.20</text:span></text:p>
          </draw:text-box>
        </draw:frame>
        <draw:frame draw:style-name="gr32" draw:text-style-name="P17" draw:layer="layout" svg:width="0.552cm" svg:height="0.319cm" svg:x="7.285cm" svg:y="5.639cm">
          <draw:text-box>
            <text:p text:style-name="P9"><text:span text:style-name="T5">0.25</text:span></text:p>
          </draw:text-box>
        </draw:frame>
        <draw:frame draw:style-name="gr32" draw:text-style-name="P17" draw:layer="layout" svg:width="0.552cm" svg:height="0.319cm" svg:x="8.911cm" svg:y="5.639cm">
          <draw:text-box>
            <text:p text:style-name="P9"><text:span text:style-name="T5">0.30</text:span></text:p>
          </draw:text-box>
        </draw:frame>
        <draw:frame draw:style-name="gr33" draw:text-style-name="P18" draw:layer="layout" svg:width="2.881cm" svg:height="0.357cm" svg:x="4.666cm" svg:y="5.992cm">
          <draw:text-box>
            <text:p text:style-name="P9"><text:span text:style-name="T6">Climatic dissimilarity</text:span></text:p>
          </draw:text-box>
        </draw:frame>
        <draw:frame draw:style-name="gr34" draw:text-style-name="P18" draw:layer="layout" svg:width="4.21cm" svg:height="0.357cm" draw:transform="rotate (1.5707963267949) translate (0.69cm 5.1cm)">
          <draw:text-box>
            <text:p text:style-name="P9"><text:span text:style-name="T6">Model predictive performance</text:span></text:p>
          </draw:text-box>
        </draw:frame>
        <draw:polygon draw:style-name="gr2" draw:text-style-name="P1" draw:layer="layout" svg:width="7.065cm" svg:height="5.215cm" svg:x="0cm" svg:y="6.779cm" svg:viewBox="0 0 7066 5216" draw:points="0,0 7066,0 7066,5216 0,5216">
          <text:p/>
        </draw:polygon>
        <draw:polygon draw:style-name="gr1" draw:text-style-name="P1" draw:layer="layout" svg:width="2.346cm" svg:height="3.836cm" svg:x="1.679cm" svg:y="7.561cm" svg:viewBox="0 0 2347 3837" draw:points="0,0 2347,0 2347,3837 0,3837">
          <text:p/>
        </draw:polygon>
        <draw:line draw:style-name="gr18" draw:text-style-name="P2" draw:layer="layout" svg:x1="1.981cm" svg:y1="9.898cm" svg:x2="1.981cm" svg:y2="8.955cm">
          <text:p/>
        </draw:line>
        <draw:line draw:style-name="gr18" draw:text-style-name="P2" draw:layer="layout" svg:x1="1.981cm" svg:y1="10.635cm" svg:x2="1.981cm" svg:y2="11.397cm">
          <text:p/>
        </draw:line>
        <draw:polygon draw:style-name="gr12" draw:text-style-name="P6" draw:layer="layout" svg:width="0.248cm" svg:height="0.737cm" svg:x="1.857cm" svg:y="9.898cm" svg:viewBox="0 0 249 738" draw:points="0,0 249,0 249,738 0,738">
          <text:p/>
        </draw:polygon>
        <draw:polygon draw:style-name="gr35" draw:text-style-name="P2" draw:layer="layout" svg:width="0.248cm" svg:height="0.737cm" svg:x="1.857cm" svg:y="9.898cm" svg:viewBox="0 0 249 738" draw:points="0,0 249,0 249,738 0,738">
          <text:p/>
        </draw:polygon>
        <draw:line draw:style-name="gr36" draw:text-style-name="P2" draw:layer="layout" svg:x1="1.857cm" svg:y1="10.318cm" svg:x2="2.105cm" svg:y2="10.318cm">
          <text:p/>
        </draw:line>
        <draw:line draw:style-name="gr18" draw:text-style-name="P2" draw:layer="layout" svg:x1="2.256cm" svg:y1="9.355cm" svg:x2="2.256cm" svg:y2="8.121cm">
          <text:p/>
        </draw:line>
        <draw:line draw:style-name="gr18" draw:text-style-name="P2" draw:layer="layout" svg:x1="2.256cm" svg:y1="10.18cm" svg:x2="2.256cm" svg:y2="11.397cm">
          <text:p/>
        </draw:line>
        <draw:polygon draw:style-name="gr12" draw:text-style-name="P6" draw:layer="layout" svg:width="0.248cm" svg:height="0.825cm" svg:x="2.132cm" svg:y="9.355cm" svg:viewBox="0 0 249 826" draw:points="0,0 249,0 249,826 0,826">
          <text:p/>
        </draw:polygon>
        <draw:polygon draw:style-name="gr35" draw:text-style-name="P2" draw:layer="layout" svg:width="0.248cm" svg:height="0.825cm" svg:x="2.132cm" svg:y="9.355cm" svg:viewBox="0 0 249 826" draw:points="0,0 249,0 249,826 0,826">
          <text:p/>
        </draw:polygon>
        <draw:line draw:style-name="gr36" draw:text-style-name="P2" draw:layer="layout" svg:x1="2.132cm" svg:y1="9.786cm" svg:x2="2.38cm" svg:y2="9.786cm">
          <text:p/>
        </draw:line>
        <draw:path draw:style-name="gr14" draw:text-style-name="P7" draw:layer="layout" svg:width="0.035cm" svg:height="0.036cm" svg:x="2.834cm" svg:y="8.878cm" svg:viewBox="0 0 36 37" svg:d="M36 18c0 25-36 25-36 0 0-24 36-24 36 0z">
          <text:p/>
        </draw:path>
        <draw:path draw:style-name="gr37" draw:text-style-name="P2" draw:layer="layout" svg:width="0.035cm" svg:height="0.036cm" svg:x="2.834cm" svg:y="8.878cm" svg:viewBox="0 0 36 37" svg:d="M36 18c0 25-36 25-36 0 0-24 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6cm" svg:x="2.834cm" svg:y="8.904cm" svg:viewBox="0 0 36 37" svg:d="M36 19c0 24-36 24-36 0 0-25 36-25 36 0z">
          <text:p/>
        </draw:path>
        <draw:path draw:style-name="gr37" draw:text-style-name="P2" draw:layer="layout" svg:width="0.035cm" svg:height="0.036cm" svg:x="2.834cm" svg:y="8.904cm" svg:viewBox="0 0 36 37" svg:d="M36 19c0 24-36 24-36 0 0-25 36-25 36 0z">
          <text:p/>
        </draw:path>
        <draw:line draw:style-name="gr19" draw:text-style-name="P2" draw:layer="layout" svg:x1="2.852cm" svg:y1="9.873cm" svg:x2="2.852cm" svg:y2="9.011cm">
          <text:p/>
        </draw:line>
        <draw:line draw:style-name="gr19" draw:text-style-name="P2" draw:layer="layout" svg:x1="2.852cm" svg:y1="10.493cm" svg:x2="2.852cm" svg:y2="11.149cm">
          <text:p/>
        </draw:line>
        <draw:polygon draw:style-name="gr14" draw:text-style-name="P7" draw:layer="layout" svg:width="0.248cm" svg:height="0.62cm" svg:x="2.728cm" svg:y="9.873cm" svg:viewBox="0 0 249 621" draw:points="0,0 249,0 249,621 0,621">
          <text:p/>
        </draw:polygon>
        <draw:polygon draw:style-name="gr38" draw:text-style-name="P2" draw:layer="layout" svg:width="0.248cm" svg:height="0.62cm" svg:x="2.728cm" svg:y="9.873cm" svg:viewBox="0 0 249 621" draw:points="0,0 249,0 249,621 0,621">
          <text:p/>
        </draw:polygon>
        <draw:line draw:style-name="gr39" draw:text-style-name="P2" draw:layer="layout" svg:x1="2.728cm" svg:y1="10.072cm" svg:x2="2.975cm" svg:y2="10.072cm">
          <text:p/>
        </draw:line>
        <draw:path draw:style-name="gr16" draw:text-style-name="P8" draw:layer="layout" svg:width="0.036cm" svg:height="0.035cm" svg:x="3.567cm" svg:y="8.3cm" svg:viewBox="0 0 37 36" svg:d="M37 18c0 24-37 24-37 0s37-24 37 0z">
          <text:p/>
        </draw:path>
        <draw:path draw:style-name="gr40" draw:text-style-name="P2" draw:layer="layout" svg:width="0.036cm" svg:height="0.035cm" svg:x="3.567cm" svg:y="8.3cm" svg:viewBox="0 0 37 36" svg:d="M37 18c0 24-37 24-37 0s37-24 37 0z">
          <text:p/>
        </draw:path>
        <draw:path draw:style-name="gr16" draw:text-style-name="P8" draw:layer="layout" svg:width="0.036cm" svg:height="0.036cm" svg:x="3.567cm" svg:y="7.922cm" svg:viewBox="0 0 37 37" svg:d="M37 18c0 25-37 25-37 0 0-24 37-24 37 0z">
          <text:p/>
        </draw:path>
        <draw:path draw:style-name="gr40" draw:text-style-name="P2" draw:layer="layout" svg:width="0.036cm" svg:height="0.036cm" svg:x="3.567cm" svg:y="7.922cm" svg:viewBox="0 0 37 37" svg:d="M37 18c0 25-37 25-37 0 0-24 37-24 37 0z">
          <text:p/>
        </draw:path>
        <draw:path draw:style-name="gr16" draw:text-style-name="P8" draw:layer="layout" svg:width="0.036cm" svg:height="0.035cm" svg:x="3.567cm" svg:y="7.89cm" svg:viewBox="0 0 37 36" svg:d="M37 18c0 24-37 24-37 0s37-24 37 0z">
          <text:p/>
        </draw:path>
        <draw:path draw:style-name="gr40" draw:text-style-name="P2" draw:layer="layout" svg:width="0.036cm" svg:height="0.035cm" svg:x="3.567cm" svg:y="7.89cm" svg:viewBox="0 0 37 36" svg:d="M37 18c0 24-37 24-37 0s37-24 37 0z">
          <text:p/>
        </draw:path>
        <draw:path draw:style-name="gr16" draw:text-style-name="P8" draw:layer="layout" svg:width="0.036cm" svg:height="0.035cm" svg:x="3.567cm" svg:y="8.057cm" svg:viewBox="0 0 37 36" svg:d="M37 18c0 24-37 24-37 0s37-24 37 0z">
          <text:p/>
        </draw:path>
        <draw:path draw:style-name="gr40" draw:text-style-name="P2" draw:layer="layout" svg:width="0.036cm" svg:height="0.035cm" svg:x="3.567cm" svg:y="8.057cm" svg:viewBox="0 0 37 36" svg:d="M37 18c0 24-37 24-37 0s37-24 37 0z">
          <text:p/>
        </draw:path>
        <draw:line draw:style-name="gr20" draw:text-style-name="P2" draw:layer="layout" svg:x1="3.585cm" svg:y1="9.53cm" svg:x2="3.585cm" svg:y2="8.436cm">
          <text:p/>
        </draw:line>
        <draw:line draw:style-name="gr20" draw:text-style-name="P2" draw:layer="layout" svg:x1="3.585cm" svg:y1="10.3cm" svg:x2="3.585cm" svg:y2="11.12cm">
          <text:p/>
        </draw:line>
        <draw:polygon draw:style-name="gr16" draw:text-style-name="P8" draw:layer="layout" svg:width="0.248cm" svg:height="0.77cm" svg:x="3.461cm" svg:y="9.53cm" svg:viewBox="0 0 249 771" draw:points="0,0 249,0 249,771 0,771">
          <text:p/>
        </draw:polygon>
        <draw:polygon draw:style-name="gr41" draw:text-style-name="P2" draw:layer="layout" svg:width="0.248cm" svg:height="0.77cm" svg:x="3.461cm" svg:y="9.53cm" svg:viewBox="0 0 249 771" draw:points="0,0 249,0 249,771 0,771">
          <text:p/>
        </draw:polygon>
        <draw:line draw:style-name="gr42" draw:text-style-name="P2" draw:layer="layout" svg:x1="3.461cm" svg:y1="9.963cm" svg:x2="3.709cm" svg:y2="9.963cm">
          <text:p/>
        </draw:line>
        <draw:frame draw:style-name="gr43" draw:text-style-name="P19" draw:layer="layout" svg:width="0.387cm" svg:height="0.433cm" svg:x="0.108cm" svg:y="0.066cm">
          <draw:text-box>
            <text:p text:style-name="P9"><text:span text:style-name="T7">a</text:span></text:p>
          </draw:text-box>
        </draw:frame>
        <draw:frame draw:style-name="gr44" draw:text-style-name="P20" draw:layer="layout" svg:width="0.425cm" svg:height="0.34cm" svg:x="1.888cm" svg:y="7.519cm">
          <draw:text-box>
            <text:p text:style-name="P9"><text:span text:style-name="T8">a b</text:span></text:p>
          </draw:text-box>
        </draw:frame>
        <draw:frame draw:style-name="gr45" draw:text-style-name="P20" draw:layer="layout" svg:width="0.3cm" svg:height="0.34cm" svg:x="2.777cm" svg:y="7.519cm">
          <draw:text-box>
            <text:p text:style-name="P9"><text:span text:style-name="T8">c</text:span></text:p>
          </draw:text-box>
        </draw:frame>
        <draw:frame draw:style-name="gr45" draw:text-style-name="P20" draw:layer="layout" svg:width="0.3cm" svg:height="0.34cm" svg:x="3.502cm" svg:y="7.519cm">
          <draw:text-box>
            <text:p text:style-name="P9"><text:span text:style-name="T8">b</text:span></text:p>
          </draw:text-box>
        </draw:frame>
        <draw:line draw:style-name="gr46" draw:text-style-name="P2" draw:layer="layout" svg:x1="4.025cm" svg:y1="11.397cm" svg:x2="4.025cm" svg:y2="7.561cm">
          <text:p/>
        </draw:line>
        <draw:polygon draw:style-name="gr1" draw:text-style-name="P1" draw:layer="layout" svg:width="2.347cm" svg:height="3.836cm" svg:x="4.218cm" svg:y="7.561cm" svg:viewBox="0 0 2348 3837" draw:points="0,0 2348,0 2348,3837 0,3837">
          <text:p/>
        </draw:polygon>
        <draw:path draw:style-name="gr12" draw:text-style-name="P6" draw:layer="layout" svg:width="0.035cm" svg:height="0.035cm" svg:x="4.503cm" svg:y="9.834cm" svg:viewBox="0 0 36 36" svg:d="M36 18c0 24-36 24-36 0s36-24 36 0z">
          <text:p/>
        </draw:path>
        <draw:path draw:style-name="gr47" draw:text-style-name="P2" draw:layer="layout" svg:width="0.035cm" svg:height="0.035cm" svg:x="4.503cm" svg:y="9.834cm" svg:viewBox="0 0 36 36" svg:d="M36 18c0 24-36 24-36 0s36-24 36 0z">
          <text:p/>
        </draw:path>
        <draw:path draw:style-name="gr12" draw:text-style-name="P6" draw:layer="layout" svg:width="0.035cm" svg:height="0.036cm" svg:x="4.503cm" svg:y="9.469cm" svg:viewBox="0 0 36 37" svg:d="M36 18c0 25-36 25-36 0 0-24 36-24 36 0z">
          <text:p/>
        </draw:path>
        <draw:path draw:style-name="gr47" draw:text-style-name="P2" draw:layer="layout" svg:width="0.035cm" svg:height="0.036cm" svg:x="4.503cm" svg:y="9.469cm" svg:viewBox="0 0 36 37" svg:d="M36 18c0 25-36 25-36 0 0-24 36-24 36 0z">
          <text:p/>
        </draw:path>
        <draw:line draw:style-name="gr18" draw:text-style-name="P2" draw:layer="layout" svg:x1="4.521cm" svg:y1="10.794cm" svg:x2="4.521cm" svg:y2="9.936cm">
          <text:p/>
        </draw:line>
        <draw:polygon draw:style-name="gr12" draw:text-style-name="P6" draw:layer="layout" svg:width="0.248cm" svg:height="0.603cm" svg:x="4.397cm" svg:y="10.794cm" svg:viewBox="0 0 249 604" draw:points="0,0 249,0 249,604 0,604">
          <text:p/>
        </draw:polygon>
        <draw:polygon draw:style-name="gr35" draw:text-style-name="P2" draw:layer="layout" svg:width="0.248cm" svg:height="0.603cm" svg:x="4.397cm" svg:y="10.794cm" svg:viewBox="0 0 249 604" draw:points="0,0 249,0 249,604 0,604">
          <text:p/>
        </draw:polygon>
        <draw:line draw:style-name="gr36" draw:text-style-name="P2" draw:layer="layout" svg:x1="4.397cm" svg:y1="10.996cm" svg:x2="4.645cm" svg:y2="10.996cm">
          <text:p/>
        </draw:line>
        <draw:path draw:style-name="gr12" draw:text-style-name="P6" draw:layer="layout" svg:width="0.035cm" svg:height="0.035cm" svg:x="4.778cm" svg:y="8.997cm" svg:viewBox="0 0 36 36" svg:d="M36 19c0 23-36 23-36 0 0-25 36-25 36 0z">
          <text:p/>
        </draw:path>
        <draw:path draw:style-name="gr47" draw:text-style-name="P2" draw:layer="layout" svg:width="0.035cm" svg:height="0.035cm" svg:x="4.778cm" svg:y="8.997cm" svg:viewBox="0 0 36 36" svg:d="M36 19c0 23-36 23-36 0 0-25 36-25 36 0z">
          <text:p/>
        </draw:path>
        <draw:line draw:style-name="gr18" draw:text-style-name="P2" draw:layer="layout" svg:x1="4.796cm" svg:y1="10.458cm" svg:x2="4.796cm" svg:y2="9.274cm">
          <text:p/>
        </draw:line>
        <draw:polygon draw:style-name="gr12" draw:text-style-name="P6" draw:layer="layout" svg:width="0.248cm" svg:height="0.939cm" svg:x="4.672cm" svg:y="10.458cm" svg:viewBox="0 0 249 940" draw:points="0,0 249,0 249,940 0,940">
          <text:p/>
        </draw:polygon>
        <draw:polygon draw:style-name="gr35" draw:text-style-name="P2" draw:layer="layout" svg:width="0.248cm" svg:height="0.939cm" svg:x="4.672cm" svg:y="10.458cm" svg:viewBox="0 0 249 940" draw:points="0,0 249,0 249,940 0,940">
          <text:p/>
        </draw:polygon>
        <draw:line draw:style-name="gr36" draw:text-style-name="P2" draw:layer="layout" svg:x1="4.672cm" svg:y1="10.796cm" svg:x2="4.92cm" svg:y2="10.796cm">
          <text:p/>
        </draw:line>
        <draw:line draw:style-name="gr19" draw:text-style-name="P2" draw:layer="layout" svg:x1="5.392cm" svg:y1="10.195cm" svg:x2="5.392cm" svg:y2="9.933cm">
          <text:p/>
        </draw:line>
        <draw:line draw:style-name="gr19" draw:text-style-name="P2" draw:layer="layout" svg:x1="5.392cm" svg:y1="10.765cm" svg:x2="5.392cm" svg:y2="11.397cm">
          <text:p/>
        </draw:line>
        <draw:polygon draw:style-name="gr14" draw:text-style-name="P7" draw:layer="layout" svg:width="0.247cm" svg:height="0.57cm" svg:x="5.268cm" svg:y="10.195cm" svg:viewBox="0 0 248 571" draw:points="0,0 248,0 248,571 0,571">
          <text:p/>
        </draw:polygon>
        <draw:polygon draw:style-name="gr38" draw:text-style-name="P2" draw:layer="layout" svg:width="0.247cm" svg:height="0.57cm" svg:x="5.268cm" svg:y="10.195cm" svg:viewBox="0 0 248 571" draw:points="0,0 248,0 248,571 0,571">
          <text:p/>
        </draw:polygon>
        <draw:line draw:style-name="gr39" draw:text-style-name="P2" draw:layer="layout" svg:x1="5.268cm" svg:y1="10.483cm" svg:x2="5.515cm" svg:y2="10.483cm">
          <text:p/>
        </draw:line>
        <draw:line draw:style-name="gr20" draw:text-style-name="P2" draw:layer="layout" svg:x1="6.125cm" svg:y1="9.824cm" svg:x2="6.125cm" svg:y2="9.071cm">
          <text:p/>
        </draw:line>
        <draw:line draw:style-name="gr20" draw:text-style-name="P2" draw:layer="layout" svg:x1="6.125cm" svg:y1="10.587cm" svg:x2="6.125cm" svg:y2="11.397cm">
          <text:p/>
        </draw:line>
        <draw:polygon draw:style-name="gr16" draw:text-style-name="P8" draw:layer="layout" svg:width="0.248cm" svg:height="0.763cm" svg:x="6.001cm" svg:y="9.824cm" svg:viewBox="0 0 249 764" draw:points="0,0 249,0 249,764 0,764">
          <text:p/>
        </draw:polygon>
        <draw:polygon draw:style-name="gr41" draw:text-style-name="P2" draw:layer="layout" svg:width="0.248cm" svg:height="0.763cm" svg:x="6.001cm" svg:y="9.824cm" svg:viewBox="0 0 249 764" draw:points="0,0 249,0 249,764 0,764">
          <text:p/>
        </draw:polygon>
        <draw:line draw:style-name="gr42" draw:text-style-name="P2" draw:layer="layout" svg:x1="6.001cm" svg:y1="10.328cm" svg:x2="6.249cm" svg:y2="10.328cm">
          <text:p/>
        </draw:line>
        <draw:frame draw:style-name="gr48" draw:text-style-name="P21" draw:layer="layout" svg:width="0.294cm" svg:height="0.239cm" svg:x="2.103cm" svg:y="9.848cm">
          <draw:text-box>
            <text:p text:style-name="P9"><text:span text:style-name="T9">CV</text:span></text:p>
          </draw:text-box>
        </draw:frame>
        <draw:frame draw:style-name="gr44" draw:text-style-name="P20" draw:layer="layout" svg:width="0.425cm" svg:height="0.34cm" svg:x="4.428cm" svg:y="7.519cm">
          <draw:text-box>
            <text:p text:style-name="P9"><text:span text:style-name="T8">a a</text:span></text:p>
          </draw:text-box>
        </draw:frame>
        <draw:frame draw:style-name="gr45" draw:text-style-name="P20" draw:layer="layout" svg:width="0.3cm" svg:height="0.34cm" svg:x="5.308cm" svg:y="7.519cm">
          <draw:text-box>
            <text:p text:style-name="P9"><text:span text:style-name="T8">b</text:span></text:p>
          </draw:text-box>
        </draw:frame>
        <draw:frame draw:style-name="gr45" draw:text-style-name="P20" draw:layer="layout" svg:width="0.3cm" svg:height="0.34cm" svg:x="6.041cm" svg:y="7.519cm">
          <draw:text-box>
            <text:p text:style-name="P9"><text:span text:style-name="T8">b</text:span></text:p>
          </draw:text-box>
        </draw:frame>
        <draw:frame draw:style-name="gr48" draw:text-style-name="P21" draw:layer="layout" svg:width="0.294cm" svg:height="0.239cm" svg:x="4.643cm" svg:y="10.968cm">
          <draw:text-box>
            <text:p text:style-name="P9"><text:span text:style-name="T9">CV</text:span></text:p>
          </draw:text-box>
        </draw:frame>
        <draw:line draw:style-name="gr29" draw:text-style-name="P2" draw:layer="layout" svg:x1="1.679cm" svg:y1="11.397cm" svg:x2="1.679cm" svg:y2="7.561cm">
          <text:p/>
        </draw:line>
        <draw:frame draw:style-name="gr49" draw:text-style-name="P18" draw:layer="layout" svg:width="5.277cm" svg:height="0.357cm" svg:x="1.308cm" svg:y="7.093cm">
          <draw:text-box>
            <text:p text:style-name="P9"><text:span text:style-name="T6">Late-Middle HoloceneEarly Holocene</text:span></text:p>
          </draw:text-box>
        </draw:frame>
        <draw:frame draw:style-name="gr50" draw:text-style-name="P17" draw:layer="layout" svg:width="0.565cm" svg:height="0.319cm" svg:x="0.94cm" svg:y="11.243cm">
          <draw:text-box>
            <text:p text:style-name="P9"><text:span text:style-name="T5">-100</text:span></text:p>
          </draw:text-box>
        </draw:frame>
        <draw:frame draw:style-name="gr51" draw:text-style-name="P17" draw:layer="layout" svg:width="0.408cm" svg:height="0.319cm" svg:x="1.097cm" svg:y="10.476cm">
          <draw:text-box>
            <text:p text:style-name="P9"><text:span text:style-name="T5">-50</text:span></text:p>
          </draw:text-box>
        </draw:frame>
        <draw:frame draw:style-name="gr52" draw:text-style-name="P17" draw:layer="layout" svg:width="0.281cm" svg:height="0.319cm" svg:x="1.348cm" svg:y="9.709cm">
          <draw:text-box>
            <text:p text:style-name="P9"><text:span text:style-name="T5">0</text:span></text:p>
          </draw:text-box>
        </draw:frame>
        <draw:frame draw:style-name="gr53" draw:text-style-name="P17" draw:layer="layout" svg:width="0.315cm" svg:height="0.319cm" svg:x="1.191cm" svg:y="8.942cm">
          <draw:text-box>
            <text:p text:style-name="P9"><text:span text:style-name="T5">50</text:span></text:p>
          </draw:text-box>
        </draw:frame>
        <draw:frame draw:style-name="gr54" draw:text-style-name="P17" draw:layer="layout" svg:width="0.472cm" svg:height="0.319cm" svg:x="1.034cm" svg:y="8.174cm">
          <draw:text-box>
            <text:p text:style-name="P9"><text:span text:style-name="T5">100</text:span></text:p>
          </draw:text-box>
        </draw:frame>
        <draw:line draw:style-name="gr31" draw:text-style-name="P2" draw:layer="layout" svg:x1="1.582cm" svg:y1="11.397cm" svg:x2="1.679cm" svg:y2="11.397cm">
          <text:p/>
        </draw:line>
        <draw:line draw:style-name="gr31" draw:text-style-name="P2" draw:layer="layout" svg:x1="1.582cm" svg:y1="10.63cm" svg:x2="1.679cm" svg:y2="10.63cm">
          <text:p/>
        </draw:line>
        <draw:line draw:style-name="gr31" draw:text-style-name="P2" draw:layer="layout" svg:x1="1.582cm" svg:y1="9.863cm" svg:x2="1.679cm" svg:y2="9.863cm">
          <text:p/>
        </draw:line>
        <draw:line draw:style-name="gr31" draw:text-style-name="P2" draw:layer="layout" svg:x1="1.582cm" svg:y1="9.096cm" svg:x2="1.679cm" svg:y2="9.096cm">
          <text:p/>
        </draw:line>
        <draw:line draw:style-name="gr31" draw:text-style-name="P2" draw:layer="layout" svg:x1="1.582cm" svg:y1="8.328cm" svg:x2="1.679cm" svg:y2="8.328cm">
          <text:p/>
        </draw:line>
        <draw:line draw:style-name="gr31" draw:text-style-name="P2" draw:layer="layout" svg:x1="1.582cm" svg:y1="7.561cm" svg:x2="1.679cm" svg:y2="7.561cm">
          <text:p/>
        </draw:line>
        <draw:frame draw:style-name="gr54" draw:text-style-name="P17" draw:layer="layout" svg:width="0.472cm" svg:height="0.319cm" svg:x="1.034cm" svg:y="7.407cm">
          <draw:text-box>
            <text:p text:style-name="P9"><text:span text:style-name="T5">150</text:span></text:p>
          </draw:text-box>
        </draw:frame>
        <draw:frame draw:style-name="gr55" draw:text-style-name="P18" draw:layer="layout" svg:width="2.013cm" svg:height="0.357cm" draw:transform="rotate (1.5707963267949) translate (0.557cm 10.477cm)">
          <draw:text-box>
            <text:p text:style-name="P9"><text:span text:style-name="T6">Transferability</text:span></text:p>
          </draw:text-box>
        </draw:frame>
        <draw:polygon draw:style-name="gr2" draw:text-style-name="P1" draw:layer="layout" svg:width="7.342cm" svg:height="5.215cm" svg:x="7.065cm" svg:y="6.779cm" svg:viewBox="0 0 7343 5216" draw:points="0,0 7343,0 7343,5216 0,5216">
          <text:p/>
        </draw:polygon>
        <draw:polygon draw:style-name="gr1" draw:text-style-name="P1" draw:layer="layout" svg:width="2.485cm" svg:height="3.836cm" svg:x="8.744cm" svg:y="7.561cm" svg:viewBox="0 0 2486 3837" draw:points="0,0 2486,0 2486,3837 0,3837">
          <text:p/>
        </draw:polygon>
        <draw:line draw:style-name="gr18" draw:text-style-name="P2" draw:layer="layout" svg:x1="9.189cm" svg:y1="8.651cm" svg:x2="9.189cm" svg:y2="8.029cm">
          <text:p/>
        </draw:line>
        <draw:line draw:style-name="gr18" draw:text-style-name="P2" draw:layer="layout" svg:x1="9.189cm" svg:y1="9.893cm" svg:x2="9.189cm" svg:y2="11.397cm">
          <text:p/>
        </draw:line>
        <draw:polygon draw:style-name="gr12" draw:text-style-name="P6" draw:layer="layout" svg:width="0.222cm" svg:height="1.242cm" svg:x="9.078cm" svg:y="8.651cm" svg:viewBox="0 0 223 1243" draw:points="0,0 223,0 223,1243 0,1243">
          <text:p/>
        </draw:polygon>
        <draw:polygon draw:style-name="gr35" draw:text-style-name="P2" draw:layer="layout" svg:width="0.222cm" svg:height="1.242cm" svg:x="9.078cm" svg:y="8.651cm" svg:viewBox="0 0 223 1243" draw:points="0,0 223,0 223,1243 0,1243">
          <text:p/>
        </draw:polygon>
        <draw:line draw:style-name="gr36" draw:text-style-name="P2" draw:layer="layout" svg:x1="9.078cm" svg:y1="9.048cm" svg:x2="9.3cm" svg:y2="9.048cm">
          <text:p/>
        </draw:line>
        <draw:line draw:style-name="gr19" draw:text-style-name="P2" draw:layer="layout" svg:x1="9.931cm" svg:y1="8.629cm" svg:x2="9.931cm" svg:y2="7.998cm">
          <text:p/>
        </draw:line>
        <draw:line draw:style-name="gr19" draw:text-style-name="P2" draw:layer="layout" svg:x1="9.931cm" svg:y1="9.726cm" svg:x2="9.931cm" svg:y2="10.868cm">
          <text:p/>
        </draw:line>
        <draw:polygon draw:style-name="gr14" draw:text-style-name="P7" draw:layer="layout" svg:width="0.223cm" svg:height="1.097cm" svg:x="9.819cm" svg:y="8.629cm" svg:viewBox="0 0 224 1098" draw:points="0,0 224,0 224,1098 0,1098">
          <text:p/>
        </draw:polygon>
        <draw:polygon draw:style-name="gr38" draw:text-style-name="P2" draw:layer="layout" svg:width="0.223cm" svg:height="1.097cm" svg:x="9.819cm" svg:y="8.629cm" svg:viewBox="0 0 224 1098" draw:points="0,0 224,0 224,1098 0,1098">
          <text:p/>
        </draw:polygon>
        <draw:line draw:style-name="gr39" draw:text-style-name="P2" draw:layer="layout" svg:x1="9.819cm" svg:y1="8.991cm" svg:x2="10.042cm" svg:y2="8.991cm">
          <text:p/>
        </draw:line>
        <draw:line draw:style-name="gr20" draw:text-style-name="P2" draw:layer="layout" svg:x1="10.673cm" svg:y1="8.903cm" svg:x2="10.673cm" svg:y2="8.226cm">
          <text:p/>
        </draw:line>
        <draw:line draw:style-name="gr20" draw:text-style-name="P2" draw:layer="layout" svg:x1="10.673cm" svg:y1="9.863cm" svg:x2="10.673cm" svg:y2="10.994cm">
          <text:p/>
        </draw:line>
        <draw:polygon draw:style-name="gr16" draw:text-style-name="P8" draw:layer="layout" svg:width="0.223cm" svg:height="0.96cm" svg:x="10.561cm" svg:y="8.903cm" svg:viewBox="0 0 224 961" draw:points="0,0 224,0 224,961 0,961">
          <text:p/>
        </draw:polygon>
        <draw:polygon draw:style-name="gr41" draw:text-style-name="P2" draw:layer="layout" svg:width="0.223cm" svg:height="0.96cm" svg:x="10.561cm" svg:y="8.903cm" svg:viewBox="0 0 224 961" draw:points="0,0 224,0 224,961 0,961">
          <text:p/>
        </draw:polygon>
        <draw:line draw:style-name="gr42" draw:text-style-name="P2" draw:layer="layout" svg:x1="10.561cm" svg:y1="9.261cm" svg:x2="10.784cm" svg:y2="9.261cm">
          <text:p/>
        </draw:line>
        <draw:frame draw:style-name="gr43" draw:text-style-name="P19" draw:layer="layout" svg:width="0.387cm" svg:height="0.433cm" svg:x="0.119cm" svg:y="6.845cm">
          <draw:text-box>
            <text:p text:style-name="P9"><text:span text:style-name="T7">b</text:span></text:p>
          </draw:text-box>
        </draw:frame>
        <draw:frame draw:style-name="gr56" draw:text-style-name="P20" draw:layer="layout" svg:width="0.341cm" svg:height="0.34cm" svg:x="9.022cm" svg:y="7.557cm">
          <draw:text-box>
            <text:p text:style-name="P9"><text:span text:style-name="T8">ab</text:span></text:p>
          </draw:text-box>
        </draw:frame>
        <draw:frame draw:style-name="gr45" draw:text-style-name="P20" draw:layer="layout" svg:width="0.3cm" svg:height="0.34cm" svg:x="9.847cm" svg:y="7.557cm">
          <draw:text-box>
            <text:p text:style-name="P9"><text:span text:style-name="T8">a</text:span></text:p>
          </draw:text-box>
        </draw:frame>
        <draw:line draw:style-name="gr46" draw:text-style-name="P2" draw:layer="layout" svg:x1="11.229cm" svg:y1="11.397cm" svg:x2="11.229cm" svg:y2="7.561cm">
          <text:p/>
        </draw:line>
        <draw:polygon draw:style-name="gr1" draw:text-style-name="P1" draw:layer="layout" svg:width="2.485cm" svg:height="3.836cm" svg:x="11.422cm" svg:y="7.561cm" svg:viewBox="0 0 2486 3837" draw:points="0,0 2486,0 2486,3837 0,3837">
          <text:p/>
        </draw:polygon>
        <draw:path draw:style-name="gr12" draw:text-style-name="P6" draw:layer="layout" svg:width="0.035cm" svg:height="0.035cm" svg:x="11.85cm" svg:y="8.639cm" svg:viewBox="0 0 36 36" svg:d="M36 17c0 25-36 25-36 0 0-23 36-23 36 0z">
          <text:p/>
        </draw:path>
        <draw:path draw:style-name="gr47" draw:text-style-name="P2" draw:layer="layout" svg:width="0.035cm" svg:height="0.035cm" svg:x="11.85cm" svg:y="8.639cm" svg:viewBox="0 0 36 36" svg:d="M36 17c0 25-36 25-36 0 0-23 36-23 36 0z">
          <text:p/>
        </draw:path>
        <draw:path draw:style-name="gr12" draw:text-style-name="P6" draw:layer="layout" svg:width="0.035cm" svg:height="0.036cm" svg:x="11.85cm" svg:y="8.59cm" svg:viewBox="0 0 36 37" svg:d="M36 18c0 25-36 25-36 0 0-24 36-24 36 0z">
          <text:p/>
        </draw:path>
        <draw:path draw:style-name="gr47" draw:text-style-name="P2" draw:layer="layout" svg:width="0.035cm" svg:height="0.036cm" svg:x="11.85cm" svg:y="8.59cm" svg:viewBox="0 0 36 37" svg:d="M36 18c0 25-36 25-36 0 0-24 36-24 36 0z">
          <text:p/>
        </draw:path>
        <draw:line draw:style-name="gr18" draw:text-style-name="P2" draw:layer="layout" svg:x1="11.867cm" svg:y1="10.301cm" svg:x2="11.867cm" svg:y2="8.84cm">
          <text:p/>
        </draw:line>
        <draw:polygon draw:style-name="gr12" draw:text-style-name="P6" draw:layer="layout" svg:width="0.223cm" svg:height="1.096cm" svg:x="11.756cm" svg:y="10.301cm" svg:viewBox="0 0 224 1097" draw:points="0,0 224,0 224,1097 0,1097">
          <text:p/>
        </draw:polygon>
        <draw:polygon draw:style-name="gr35" draw:text-style-name="P2" draw:layer="layout" svg:width="0.223cm" svg:height="1.096cm" svg:x="11.756cm" svg:y="10.301cm" svg:viewBox="0 0 224 1097" draw:points="0,0 224,0 224,1097 0,1097">
          <text:p/>
        </draw:polygon>
        <draw:line draw:style-name="gr36" draw:text-style-name="P2" draw:layer="layout" svg:x1="11.756cm" svg:y1="10.725cm" svg:x2="11.979cm" svg:y2="10.725cm">
          <text:p/>
        </draw:line>
        <draw:line draw:style-name="gr19" draw:text-style-name="P2" draw:layer="layout" svg:x1="12.609cm" svg:y1="9.185cm" svg:x2="12.609cm" svg:y2="8.84cm">
          <text:p/>
        </draw:line>
        <draw:line draw:style-name="gr19" draw:text-style-name="P2" draw:layer="layout" svg:x1="12.609cm" svg:y1="10.385cm" svg:x2="12.609cm" svg:y2="11.397cm">
          <text:p/>
        </draw:line>
        <draw:polygon draw:style-name="gr14" draw:text-style-name="P7" draw:layer="layout" svg:width="0.222cm" svg:height="1.2cm" svg:x="12.498cm" svg:y="9.185cm" svg:viewBox="0 0 223 1201" draw:points="0,0 223,0 223,1201 0,1201">
          <text:p/>
        </draw:polygon>
        <draw:polygon draw:style-name="gr38" draw:text-style-name="P2" draw:layer="layout" svg:width="0.222cm" svg:height="1.2cm" svg:x="12.498cm" svg:y="9.185cm" svg:viewBox="0 0 223 1201" draw:points="0,0 223,0 223,1201 0,1201">
          <text:p/>
        </draw:polygon>
        <draw:line draw:style-name="gr39" draw:text-style-name="P2" draw:layer="layout" svg:x1="12.498cm" svg:y1="10.001cm" svg:x2="12.72cm" svg:y2="10.001cm">
          <text:p/>
        </draw:line>
        <draw:line draw:style-name="gr20" draw:text-style-name="P2" draw:layer="layout" svg:x1="13.351cm" svg:y1="9.337cm" svg:x2="13.351cm" svg:y2="8.657cm">
          <text:p/>
        </draw:line>
        <draw:line draw:style-name="gr20" draw:text-style-name="P2" draw:layer="layout" svg:x1="13.351cm" svg:y1="10.438cm" svg:x2="13.351cm" svg:y2="11.397cm">
          <text:p/>
        </draw:line>
        <draw:polygon draw:style-name="gr16" draw:text-style-name="P8" draw:layer="layout" svg:width="0.222cm" svg:height="1.101cm" svg:x="13.24cm" svg:y="9.337cm" svg:viewBox="0 0 223 1102" draw:points="0,0 223,0 223,1102 0,1102">
          <text:p/>
        </draw:polygon>
        <draw:polygon draw:style-name="gr41" draw:text-style-name="P2" draw:layer="layout" svg:width="0.222cm" svg:height="1.101cm" svg:x="13.24cm" svg:y="9.337cm" svg:viewBox="0 0 223 1102" draw:points="0,0 223,0 223,1102 0,1102">
          <text:p/>
        </draw:polygon>
        <draw:line draw:style-name="gr42" draw:text-style-name="P2" draw:layer="layout" svg:x1="13.24cm" svg:y1="9.826cm" svg:x2="13.462cm" svg:y2="9.826cm">
          <text:p/>
        </draw:line>
        <draw:frame draw:style-name="gr45" draw:text-style-name="P20" draw:layer="layout" svg:width="0.3cm" svg:height="0.34cm" svg:x="10.589cm" svg:y="7.557cm">
          <draw:text-box>
            <text:p text:style-name="P9"><text:span text:style-name="T8">b</text:span></text:p>
          </draw:text-box>
        </draw:frame>
        <draw:frame draw:style-name="gr45" draw:text-style-name="P20" draw:layer="layout" svg:width="0.3cm" svg:height="0.34cm" svg:x="11.784cm" svg:y="7.557cm">
          <draw:text-box>
            <text:p text:style-name="P9"><text:span text:style-name="T8">a</text:span></text:p>
          </draw:text-box>
        </draw:frame>
        <draw:frame draw:style-name="gr45" draw:text-style-name="P20" draw:layer="layout" svg:width="0.3cm" svg:height="0.34cm" svg:x="12.526cm" svg:y="7.557cm">
          <draw:text-box>
            <text:p text:style-name="P9"><text:span text:style-name="T8">b</text:span></text:p>
          </draw:text-box>
        </draw:frame>
        <draw:frame draw:style-name="gr45" draw:text-style-name="P20" draw:layer="layout" svg:width="0.3cm" svg:height="0.34cm" svg:x="13.268cm" svg:y="7.557cm">
          <draw:text-box>
            <text:p text:style-name="P9"><text:span text:style-name="T8">b</text:span></text:p>
          </draw:text-box>
        </draw:frame>
        <draw:line draw:style-name="gr29" draw:text-style-name="P2" draw:layer="layout" svg:x1="8.744cm" svg:y1="11.397cm" svg:x2="8.744cm" svg:y2="7.561cm">
          <text:p/>
        </draw:line>
        <draw:frame draw:style-name="gr57" draw:text-style-name="P18" draw:layer="layout" svg:width="5.366cm" svg:height="0.357cm" svg:x="8.443cm" svg:y="7.093cm">
          <draw:text-box>
            <text:p text:style-name="P9"><text:span text:style-name="T6">Late-Middle Holocene Early Holocene</text:span></text:p>
          </draw:text-box>
        </draw:frame>
        <draw:frame draw:style-name="gr30" draw:text-style-name="P17" draw:layer="layout" svg:width="0.396cm" svg:height="0.319cm" svg:x="8.178cm" svg:y="11.243cm">
          <draw:text-box>
            <text:p text:style-name="P9"><text:span text:style-name="T5">0.0</text:span></text:p>
          </draw:text-box>
        </draw:frame>
        <draw:frame draw:style-name="gr30" draw:text-style-name="P17" draw:layer="layout" svg:width="0.396cm" svg:height="0.319cm" svg:x="8.178cm" svg:y="10.476cm">
          <draw:text-box>
            <text:p text:style-name="P9"><text:span text:style-name="T5">0.2</text:span></text:p>
          </draw:text-box>
        </draw:frame>
        <draw:frame draw:style-name="gr30" draw:text-style-name="P17" draw:layer="layout" svg:width="0.396cm" svg:height="0.319cm" svg:x="8.178cm" svg:y="9.709cm">
          <draw:text-box>
            <text:p text:style-name="P9"><text:span text:style-name="T5">0.4</text:span></text:p>
          </draw:text-box>
        </draw:frame>
        <draw:frame draw:style-name="gr30" draw:text-style-name="P17" draw:layer="layout" svg:width="0.396cm" svg:height="0.319cm" svg:x="8.178cm" svg:y="8.942cm">
          <draw:text-box>
            <text:p text:style-name="P9"><text:span text:style-name="T5">0.6</text:span></text:p>
          </draw:text-box>
        </draw:frame>
        <draw:frame draw:style-name="gr30" draw:text-style-name="P17" draw:layer="layout" svg:width="0.396cm" svg:height="0.319cm" svg:x="8.178cm" svg:y="8.174cm">
          <draw:text-box>
            <text:p text:style-name="P9"><text:span text:style-name="T5">0.8</text:span></text:p>
          </draw:text-box>
        </draw:frame>
        <draw:line draw:style-name="gr31" draw:text-style-name="P2" draw:layer="layout" svg:x1="8.647cm" svg:y1="11.397cm" svg:x2="8.744cm" svg:y2="11.397cm">
          <text:p/>
        </draw:line>
        <draw:line draw:style-name="gr31" draw:text-style-name="P2" draw:layer="layout" svg:x1="8.647cm" svg:y1="10.63cm" svg:x2="8.744cm" svg:y2="10.63cm">
          <text:p/>
        </draw:line>
        <draw:line draw:style-name="gr31" draw:text-style-name="P2" draw:layer="layout" svg:x1="8.647cm" svg:y1="9.863cm" svg:x2="8.744cm" svg:y2="9.863cm">
          <text:p/>
        </draw:line>
        <draw:line draw:style-name="gr31" draw:text-style-name="P2" draw:layer="layout" svg:x1="8.647cm" svg:y1="9.096cm" svg:x2="8.744cm" svg:y2="9.096cm">
          <text:p/>
        </draw:line>
        <draw:line draw:style-name="gr31" draw:text-style-name="P2" draw:layer="layout" svg:x1="8.647cm" svg:y1="8.328cm" svg:x2="8.744cm" svg:y2="8.328cm">
          <text:p/>
        </draw:line>
        <draw:line draw:style-name="gr31" draw:text-style-name="P2" draw:layer="layout" svg:x1="8.647cm" svg:y1="7.561cm" svg:x2="8.744cm" svg:y2="7.561cm">
          <text:p/>
        </draw:line>
        <draw:frame draw:style-name="gr30" draw:text-style-name="P17" draw:layer="layout" svg:width="0.396cm" svg:height="0.319cm" svg:x="8.178cm" svg:y="7.407cm">
          <draw:text-box>
            <text:p text:style-name="P9"><text:span text:style-name="T5">1.0</text:span></text:p>
          </draw:text-box>
        </draw:frame>
        <draw:frame draw:style-name="gr58" draw:text-style-name="P18" draw:layer="layout" svg:width="1.827cm" svg:height="0.357cm" draw:transform="rotate (1.5707963267949) translate (7.702cm 10.388cm)">
          <draw:text-box>
            <text:p text:style-name="P9"><text:span text:style-name="T6">Performance</text:span></text:p>
          </draw:text-box>
        </draw:frame>
        <draw:polygon draw:style-name="gr2" draw:text-style-name="P1" draw:layer="layout" svg:width="4.572cm" svg:height="5.215cm" svg:x="14.407cm" svg:y="6.779cm" svg:viewBox="0 0 4573 5216" draw:points="0,0 4573,0 4573,5216 0,5216">
          <text:p/>
        </draw:polygon>
        <draw:polygon draw:style-name="gr1" draw:text-style-name="P1" draw:layer="layout" svg:width="2.393cm" svg:height="3.836cm" svg:x="16.086cm" svg:y="7.561cm" svg:viewBox="0 0 2394 3837" draw:points="0,0 2394,0 2394,3837 0,3837">
          <text:p/>
        </draw:polygon>
        <draw:path draw:style-name="gr12" draw:text-style-name="P6" draw:layer="layout" svg:width="0.036cm" svg:height="0.035cm" svg:x="16.517cm" svg:y="10.598cm" svg:viewBox="0 0 37 36" svg:d="M37 17c0 25-37 25-37 0 0-23 37-23 37 0z">
          <text:p/>
        </draw:path>
        <draw:path draw:style-name="gr47" draw:text-style-name="P2" draw:layer="layout" svg:width="0.036cm" svg:height="0.035cm" svg:x="16.517cm" svg:y="10.598cm" svg:viewBox="0 0 37 36" svg:d="M37 17c0 25-37 25-37 0 0-23 37-23 37 0z">
          <text:p/>
        </draw:path>
        <draw:path draw:style-name="gr12" draw:text-style-name="P6" draw:layer="layout" svg:width="0.036cm" svg:height="0.036cm" svg:x="16.517cm" svg:y="11.002cm" svg:viewBox="0 0 37 37" svg:d="M37 18c0 25-37 25-37 0 0-24 37-24 37 0z">
          <text:p/>
        </draw:path>
        <draw:path draw:style-name="gr47" draw:text-style-name="P2" draw:layer="layout" svg:width="0.036cm" svg:height="0.036cm" svg:x="16.517cm" svg:y="11.002cm" svg:viewBox="0 0 37 37" svg:d="M37 18c0 25-37 25-37 0 0-24 37-24 37 0z">
          <text:p/>
        </draw:path>
        <draw:path draw:style-name="gr12" draw:text-style-name="P6" draw:layer="layout" svg:width="0.036cm" svg:height="0.035cm" svg:x="16.517cm" svg:y="8.128cm" svg:viewBox="0 0 37 36" svg:d="M37 19c0 23-37 23-37 0 0-25 37-25 37 0z">
          <text:p/>
        </draw:path>
        <draw:path draw:style-name="gr47" draw:text-style-name="P2" draw:layer="layout" svg:width="0.036cm" svg:height="0.035cm" svg:x="16.517cm" svg:y="8.128cm" svg:viewBox="0 0 37 36" svg:d="M37 19c0 23-37 23-37 0 0-25 37-25 37 0z">
          <text:p/>
        </draw:path>
        <draw:line draw:style-name="gr18" draw:text-style-name="P2" draw:layer="layout" svg:x1="16.535cm" svg:y1="9.145cm" svg:x2="16.535cm" svg:y2="8.726cm">
          <text:p/>
        </draw:line>
        <draw:line draw:style-name="gr18" draw:text-style-name="P2" draw:layer="layout" svg:x1="16.535cm" svg:y1="9.711cm" svg:x2="16.535cm" svg:y2="9.925cm">
          <text:p/>
        </draw:line>
        <draw:polygon draw:style-name="gr12" draw:text-style-name="P6" draw:layer="layout" svg:width="0.224cm" svg:height="0.566cm" svg:x="16.423cm" svg:y="9.145cm" svg:viewBox="0 0 225 567" draw:points="0,0 225,0 225,567 0,567">
          <text:p/>
        </draw:polygon>
        <draw:polygon draw:style-name="gr35" draw:text-style-name="P2" draw:layer="layout" svg:width="0.224cm" svg:height="0.566cm" svg:x="16.423cm" svg:y="9.145cm" svg:viewBox="0 0 225 567" draw:points="0,0 225,0 225,567 0,567">
          <text:p/>
        </draw:polygon>
        <draw:line draw:style-name="gr36" draw:text-style-name="P2" draw:layer="layout" svg:x1="16.423cm" svg:y1="9.485cm" svg:x2="16.647cm" svg:y2="9.485cm">
          <text:p/>
        </draw:line>
        <draw:path draw:style-name="gr14" draw:text-style-name="P7" draw:layer="layout" svg:width="0.035cm" svg:height="0.035cm" svg:x="17.265cm" svg:y="8.899cm" svg:viewBox="0 0 36 36" svg:d="M36 18c0 24-36 24-36 0s36-24 36 0z">
          <text:p/>
        </draw:path>
        <draw:path draw:style-name="gr37" draw:text-style-name="P2" draw:layer="layout" svg:width="0.035cm" svg:height="0.035cm" svg:x="17.265cm" svg:y="8.899cm" svg:viewBox="0 0 36 36" svg:d="M36 18c0 24-36 24-36 0s36-24 36 0z">
          <text:p/>
        </draw:path>
        <draw:line draw:style-name="gr19" draw:text-style-name="P2" draw:layer="layout" svg:x1="17.283cm" svg:y1="9.978cm" svg:x2="17.283cm" svg:y2="9.356cm">
          <text:p/>
        </draw:line>
        <draw:line draw:style-name="gr19" draw:text-style-name="P2" draw:layer="layout" svg:x1="17.283cm" svg:y1="10.505cm" svg:x2="17.283cm" svg:y2="11.26cm">
          <text:p/>
        </draw:line>
        <draw:polygon draw:style-name="gr14" draw:text-style-name="P7" draw:layer="layout" svg:width="0.225cm" svg:height="0.527cm" svg:x="17.17cm" svg:y="9.978cm" svg:viewBox="0 0 226 528" draw:points="0,0 226,0 226,528 0,528">
          <text:p/>
        </draw:polygon>
        <draw:polygon draw:style-name="gr38" draw:text-style-name="P2" draw:layer="layout" svg:width="0.225cm" svg:height="0.527cm" svg:x="17.17cm" svg:y="9.978cm" svg:viewBox="0 0 226 528" draw:points="0,0 226,0 226,528 0,528">
          <text:p/>
        </draw:polygon>
        <draw:line draw:style-name="gr39" draw:text-style-name="P2" draw:layer="layout" svg:x1="17.17cm" svg:y1="10.254cm" svg:x2="17.395cm" svg:y2="10.254cm">
          <text:p/>
        </draw:line>
        <draw:line draw:style-name="gr20" draw:text-style-name="P2" draw:layer="layout" svg:x1="18.03cm" svg:y1="9.24cm" svg:x2="18.03cm" svg:y2="8.697cm">
          <text:p/>
        </draw:line>
        <draw:line draw:style-name="gr20" draw:text-style-name="P2" draw:layer="layout" svg:x1="18.03cm" svg:y1="10.249cm" svg:x2="18.03cm" svg:y2="10.91cm">
          <text:p/>
        </draw:line>
        <draw:polygon draw:style-name="gr16" draw:text-style-name="P8" draw:layer="layout" svg:width="0.224cm" svg:height="1.009cm" svg:x="17.918cm" svg:y="9.24cm" svg:viewBox="0 0 225 1010" draw:points="0,0 225,0 225,1010 0,1010">
          <text:p/>
        </draw:polygon>
        <draw:polygon draw:style-name="gr41" draw:text-style-name="P2" draw:layer="layout" svg:width="0.224cm" svg:height="1.009cm" svg:x="17.918cm" svg:y="9.24cm" svg:viewBox="0 0 225 1010" draw:points="0,0 225,0 225,1010 0,1010">
          <text:p/>
        </draw:polygon>
        <draw:line draw:style-name="gr42" draw:text-style-name="P2" draw:layer="layout" svg:x1="17.918cm" svg:y1="9.498cm" svg:x2="18.142cm" svg:y2="9.498cm">
          <text:p/>
        </draw:line>
        <draw:frame draw:style-name="gr43" draw:text-style-name="P19" draw:layer="layout" svg:width="0.387cm" svg:height="0.433cm" svg:x="7.173cm" svg:y="6.845cm">
          <draw:text-box>
            <text:p text:style-name="P9"><text:span text:style-name="T7">c</text:span></text:p>
          </draw:text-box>
        </draw:frame>
        <draw:frame draw:style-name="gr45" draw:text-style-name="P20" draw:layer="layout" svg:width="0.3cm" svg:height="0.34cm" svg:x="16.452cm" svg:y="7.673cm">
          <draw:text-box>
            <text:p text:style-name="P9"><text:span text:style-name="T8">a</text:span></text:p>
          </draw:text-box>
        </draw:frame>
        <draw:frame draw:style-name="gr45" draw:text-style-name="P20" draw:layer="layout" svg:width="0.3cm" svg:height="0.34cm" svg:x="17.199cm" svg:y="7.673cm">
          <draw:text-box>
            <text:p text:style-name="P9"><text:span text:style-name="T8">b</text:span></text:p>
          </draw:text-box>
        </draw:frame>
        <draw:line draw:style-name="gr29" draw:text-style-name="P2" draw:layer="layout" svg:x1="16.086cm" svg:y1="11.397cm" svg:x2="16.086cm" svg:y2="7.561cm">
          <text:p/>
        </draw:line>
        <draw:frame draw:style-name="gr45" draw:text-style-name="P20" draw:layer="layout" svg:width="0.3cm" svg:height="0.34cm" svg:x="17.947cm" svg:y="7.673cm">
          <draw:text-box>
            <text:p text:style-name="P9"><text:span text:style-name="T8">a</text:span></text:p>
          </draw:text-box>
        </draw:frame>
        <draw:frame draw:style-name="gr32" draw:text-style-name="P17" draw:layer="layout" svg:width="0.552cm" svg:height="0.319cm" svg:x="15.363cm" svg:y="11.243cm">
          <draw:text-box>
            <text:p text:style-name="P9"><text:span text:style-name="T5">0.10</text:span></text:p>
          </draw:text-box>
        </draw:frame>
        <draw:frame draw:style-name="gr32" draw:text-style-name="P17" draw:layer="layout" svg:width="0.552cm" svg:height="0.319cm" svg:x="15.363cm" svg:y="10.284cm">
          <draw:text-box>
            <text:p text:style-name="P9"><text:span text:style-name="T5">0.15</text:span></text:p>
          </draw:text-box>
        </draw:frame>
        <draw:frame draw:style-name="gr32" draw:text-style-name="P17" draw:layer="layout" svg:width="0.552cm" svg:height="0.319cm" svg:x="15.363cm" svg:y="9.325cm">
          <draw:text-box>
            <text:p text:style-name="P9"><text:span text:style-name="T5">0.20</text:span></text:p>
          </draw:text-box>
        </draw:frame>
        <draw:frame draw:style-name="gr32" draw:text-style-name="P17" draw:layer="layout" svg:width="0.552cm" svg:height="0.319cm" svg:x="15.363cm" svg:y="8.366cm">
          <draw:text-box>
            <text:p text:style-name="P9"><text:span text:style-name="T5">0.25</text:span></text:p>
          </draw:text-box>
        </draw:frame>
        <draw:line draw:style-name="gr31" draw:text-style-name="P2" draw:layer="layout" svg:x1="15.99cm" svg:y1="11.397cm" svg:x2="16.086cm" svg:y2="11.397cm">
          <text:p/>
        </draw:line>
        <draw:line draw:style-name="gr31" draw:text-style-name="P2" draw:layer="layout" svg:x1="15.99cm" svg:y1="10.438cm" svg:x2="16.086cm" svg:y2="10.438cm">
          <text:p/>
        </draw:line>
        <draw:line draw:style-name="gr31" draw:text-style-name="P2" draw:layer="layout" svg:x1="15.99cm" svg:y1="9.479cm" svg:x2="16.086cm" svg:y2="9.479cm">
          <text:p/>
        </draw:line>
        <draw:line draw:style-name="gr31" draw:text-style-name="P2" draw:layer="layout" svg:x1="15.99cm" svg:y1="8.52cm" svg:x2="16.086cm" svg:y2="8.52cm">
          <text:p/>
        </draw:line>
        <draw:line draw:style-name="gr31" draw:text-style-name="P2" draw:layer="layout" svg:x1="15.99cm" svg:y1="7.561cm" svg:x2="16.086cm" svg:y2="7.561cm">
          <text:p/>
        </draw:line>
        <draw:frame draw:style-name="gr32" draw:text-style-name="P17" draw:layer="layout" svg:width="0.552cm" svg:height="0.319cm" svg:x="15.363cm" svg:y="7.407cm">
          <draw:text-box>
            <text:p text:style-name="P9"><text:span text:style-name="T5">0.30</text:span></text:p>
          </draw:text-box>
        </draw:frame>
        <draw:frame draw:style-name="gr59" draw:text-style-name="P18" draw:layer="layout" svg:width="3.338cm" svg:height="0.357cm" draw:transform="rotate (1.5707963267949) translate (14.848cm 11.138cm)">
          <draw:text-box>
            <text:p text:style-name="P9"><text:span text:style-name="T6">Performance (std. dev.)</text:span></text:p>
          </draw:text-box>
        </draw:frame>
        <draw:frame draw:style-name="gr43" draw:text-style-name="P19" draw:layer="layout" svg:width="0.387cm" svg:height="0.433cm" svg:x="14.526cm" svg:y="6.845cm">
          <draw:text-box>
            <text:p text:style-name="P9"><text:span text:style-name="T7">d</text:span></text:p>
          </draw:text-box>
        </draw:frame>
        <draw:polygon draw:style-name="gr86" draw:text-style-name="P1" draw:layer="layout" svg:width="0.518cm" svg:height="0.515cm" svg:x="10.901cm" svg:y="1.972cm" svg:viewBox="0 0 519 516" draw:points="0,0 519,0 519,516 0,516">
          <text:p/>
        </draw:polygon>
        <draw:line draw:style-name="gr87" draw:text-style-name="P2" draw:layer="layout" svg:x1="11.16cm" svg:y1="2.436cm" svg:x2="11.16cm" svg:y2="2.023cm">
          <text:p/>
        </draw:line>
        <draw:path draw:style-name="gr88" draw:text-style-name="P3" draw:layer="layout" svg:width="0.083cm" svg:height="0.083cm" svg:x="11.119cm" svg:y="2.189cm" svg:viewBox="0 0 84 84" svg:d="M84 41c0 57-84 57-84 0 0-55 84-55 84 0z">
          <text:p/>
        </draw:path>
        <draw:path draw:style-name="gr89" draw:text-style-name="P2" draw:layer="layout" svg:width="0.083cm" svg:height="0.083cm" svg:x="11.119cm" svg:y="2.189cm" svg:viewBox="0 0 84 84" svg:d="M84 41c0 57-84 57-84 0 0-55 84-55 84 0z">
          <text:p/>
        </draw:path>
        <draw:polygon draw:style-name="gr90" draw:text-style-name="P6" draw:layer="layout" svg:width="0.476cm" svg:height="0.474cm" svg:x="10.922cm" svg:y="1.993cm" svg:viewBox="0 0 477 475" draw:points="0,0 477,0 477,475 0,475">
          <text:p/>
        </draw:polygon>
        <draw:polygon draw:style-name="gr91" draw:text-style-name="P2" draw:layer="layout" svg:width="0.476cm" svg:height="0.474cm" svg:x="10.922cm" svg:y="1.993cm" svg:viewBox="0 0 477 475" draw:points="0,0 477,0 477,475 0,475">
          <text:p/>
        </draw:polygon>
        <draw:line draw:style-name="gr92" draw:text-style-name="P2" draw:layer="layout" svg:x1="10.953cm" svg:y1="2.23cm" svg:x2="11.367cm" svg:y2="2.23cm">
          <text:p/>
        </draw:line>
        <draw:polygon draw:style-name="gr86" draw:text-style-name="P1" draw:layer="layout" svg:width="0.518cm" svg:height="0.515cm" svg:x="12.862cm" svg:y="4.304cm" svg:viewBox="0 0 519 516" draw:points="0,0 519,0 519,516 0,516">
          <text:p/>
        </draw:polygon>
        <draw:line draw:style-name="gr93" draw:text-style-name="P2" draw:layer="layout" svg:x1="13.121cm" svg:y1="4.768cm" svg:x2="13.121cm" svg:y2="4.355cm">
          <text:p/>
        </draw:line>
        <draw:path draw:style-name="gr94" draw:text-style-name="P4" draw:layer="layout" svg:width="0.083cm" svg:height="0.083cm" svg:x="13.079cm" svg:y="4.52cm" svg:viewBox="0 0 84 84" svg:d="M84 41c0 57-84 57-84 0 0-55 84-55 84 0z">
          <text:p/>
        </draw:path>
        <draw:path draw:style-name="gr95" draw:text-style-name="P2" draw:layer="layout" svg:width="0.083cm" svg:height="0.083cm" svg:x="13.079cm" svg:y="4.52cm" svg:viewBox="0 0 84 84" svg:d="M84 41c0 57-84 57-84 0 0-55 84-55 84 0z">
          <text:p/>
        </draw:path>
        <draw:polygon draw:style-name="gr96" draw:text-style-name="P7" draw:layer="layout" svg:width="0.476cm" svg:height="0.474cm" svg:x="12.883cm" svg:y="4.325cm" svg:viewBox="0 0 477 475" draw:points="0,0 477,0 477,475 0,475">
          <text:p/>
        </draw:polygon>
        <draw:polygon draw:style-name="gr97" draw:text-style-name="P2" draw:layer="layout" svg:width="0.476cm" svg:height="0.474cm" svg:x="12.883cm" svg:y="4.325cm" svg:viewBox="0 0 477 475" draw:points="0,0 477,0 477,475 0,475">
          <text:p/>
        </draw:polygon>
        <draw:line draw:style-name="gr98" draw:text-style-name="P2" draw:layer="layout" svg:x1="12.914cm" svg:y1="4.561cm" svg:x2="13.328cm" svg:y2="4.561cm">
          <text:p/>
        </draw:line>
        <draw:polygon draw:style-name="gr99" draw:text-style-name="P1" draw:layer="layout" svg:width="0.518cm" svg:height="0.515cm" svg:x="17.951cm" svg:y="1.97cm" svg:viewBox="0 0 519 516" draw:points="0,0 519,0 519,516 0,516">
          <text:p/>
        </draw:polygon>
        <draw:line draw:style-name="gr100" draw:text-style-name="P2" draw:layer="layout" svg:x1="18.21cm" svg:y1="2.433cm" svg:x2="18.21cm" svg:y2="2.021cm">
          <text:p/>
        </draw:line>
        <draw:path draw:style-name="gr101" draw:text-style-name="P5" draw:layer="layout" svg:width="0.083cm" svg:height="0.083cm" svg:x="18.169cm" svg:y="2.187cm" svg:viewBox="0 0 84 84" svg:d="M84 41c0 57-84 57-84 0 0-55 84-55 84 0z">
          <text:p/>
        </draw:path>
        <draw:path draw:style-name="gr102" draw:text-style-name="P2" draw:layer="layout" svg:width="0.083cm" svg:height="0.083cm" svg:x="18.169cm" svg:y="2.187cm" svg:viewBox="0 0 84 84" svg:d="M84 41c0 57-84 57-84 0 0-55 84-55 84 0z">
          <text:p/>
        </draw:path>
        <draw:polygon draw:style-name="gr103" draw:text-style-name="P8" draw:layer="layout" svg:width="0.476cm" svg:height="0.474cm" svg:x="17.972cm" svg:y="1.991cm" svg:viewBox="0 0 477 475" draw:points="0,0 477,0 477,475 0,475">
          <text:p/>
        </draw:polygon>
        <draw:polygon draw:style-name="gr104" draw:text-style-name="P2" draw:layer="layout" svg:width="0.476cm" svg:height="0.474cm" svg:x="17.972cm" svg:y="1.991cm" svg:viewBox="0 0 477 475" draw:points="0,0 477,0 477,475 0,475">
          <text:p/>
        </draw:polygon>
        <draw:line draw:style-name="gr105" draw:text-style-name="P2" draw:layer="layout" svg:x1="18.003cm" svg:y1="2.228cm" svg:x2="18.417cm" svg:y2="2.228cm">
          <text:p/>
        </draw:line>
        <draw:frame draw:style-name="gr80" draw:text-style-name="P22" draw:layer="layout" svg:width="1.604cm" svg:height="0.368cm" svg:x="11.546cm" svg:y="2.052cm">
          <draw:text-box>
            <text:p text:style-name="P9"><text:span text:style-name="T10">Correlative</text:span></text:p>
          </draw:text-box>
        </draw:frame>
        <draw:frame draw:style-name="gr81" draw:text-style-name="P22" draw:layer="layout" svg:width="3.1cm" svg:height="0.368cm" svg:x="13.478cm" svg:y="4.383cm">
          <draw:text-box>
            <text:p text:style-name="P9"><text:span text:style-name="T10">Fitted process-based</text:span></text:p>
          </draw:text-box>
        </draw:frame>
        <draw:frame draw:style-name="gr82" draw:text-style-name="P24" draw:layer="layout" svg:width="2.178cm" svg:height="0.735cm" svg:x="15.723cm" svg:y="1.87cm">
          <draw:text-box>
            <text:p text:style-name="P23"><text:span text:style-name="T10">Expert</text:span></text:p>
            <text:p text:style-name="P23"><text:span text:style-name="T10">process-based</text:span></text:p>
          </draw:text-box>
        </draw:frame>
        <draw:polygon draw:style-name="gr106" draw:text-style-name="P32" draw:layer="layout" svg:width="4.432cm" svg:height="0.514cm" svg:x="13.995cm" svg:y="2.784cm" svg:viewBox="0 0 4433 515" draw:points="735,0 4433,0 4433,515 0,515">
          <text:p/>
        </draw:polygon>
        <draw:polygon draw:style-name="gr107" draw:text-style-name="P33" draw:layer="layout" svg:width="3.381cm" svg:height="0.514cm" svg:x="10.961cm" svg:y="2.784cm" svg:viewBox="0 0 3382 515" draw:points="2623,515 0,515 0,0 3382,0">
          <text:p/>
        </draw:polygon>
        <draw:polygon draw:style-name="gr107" draw:text-style-name="P33" draw:layer="layout" svg:width="4.52cm" svg:height="0.514cm" draw:transform="rotate (-3.14159265358979) translate (15.4823973916315cm 4.02087612355527cm)" svg:viewBox="0 0 4521 515" draw:points="750,0 4521,0 4521,515 0,515">
          <text:p/>
        </draw:polygon>
        <draw:polygon draw:style-name="gr108" draw:text-style-name="P32" draw:layer="layout" svg:width="3.292cm" svg:height="0.514cm" draw:transform="rotate (-3.14159265358979) translate (18.4275751986663cm 4.02087612355527cm)" svg:viewBox="0 0 3293 515" draw:points="2554,515 0,515 0,0 3293,0">
          <text:p/>
        </draw:polygon>
        <draw:frame draw:style-name="gr85" draw:text-style-name="P34" draw:layer="layout" svg:width="2.741cm" svg:height="0.515cm" svg:x="11.061cm" svg:y="2.785cm">
          <draw:text-box>
            <text:p text:style-name="P28"><text:span text:style-name="T12">Correlations</text:span></text:p>
          </draw:text-box>
        </draw:frame>
        <draw:frame draw:style-name="gr85" draw:text-style-name="P35" draw:layer="layout" svg:width="3.94cm" svg:height="0.516cm" svg:x="11.061cm" svg:y="3.505cm">
          <draw:text-box>
            <text:p text:style-name="P28"><text:span text:style-name="T13">Species distributions</text:span></text:p>
          </draw:text-box>
        </draw:frame>
        <draw:frame draw:style-name="gr85" draw:text-style-name="P36" draw:layer="layout" svg:width="3.015cm" svg:height="0.516cm" svg:x="15.313cm" svg:y="3.505cm">
          <draw:text-box>
            <text:p text:style-name="P30"><text:span text:style-name="T13">Measurements</text:span></text:p>
          </draw:text-box>
        </draw:frame>
        <draw:frame draw:style-name="gr109" draw:text-style-name="P37" draw:layer="layout" svg:width="3.015cm" svg:height="0.515cm" svg:x="15.313cm" svg:y="2.785cm">
          <draw:text-box>
            <text:p text:style-name="P30"><text:span text:style-name="T13">Mechanisms</text:span></text:p>
          </draw:text-box>
        </draw:frame>
      </draw:page>
      <draw:page draw:name="page3" draw:style-name="dp1" draw:master-page-name="master-page3">
        <draw:polygon draw:style-name="gr1" draw:text-style-name="P1" draw:layer="layout" svg:width="18.979cm" svg:height="11.994cm" svg:x="0cm" svg:y="0cm" svg:viewBox="0 0 18980 11995" draw:points="0,0 18980,0 18980,11995 0,11995">
          <text:p/>
        </draw:polygon>
        <draw:polygon draw:style-name="gr2" draw:text-style-name="P1" draw:layer="layout" svg:width="10.988cm" svg:height="6.779cm" svg:x="0cm" svg:y="0cm" svg:viewBox="0 0 10989 6780" draw:points="0,0 10989,0 10989,6780 0,6780">
          <text:p/>
        </draw:polygon>
        <draw:polygon draw:style-name="gr1" draw:text-style-name="P1" draw:layer="layout" svg:width="8.787cm" svg:height="5.018cm" svg:x="1.701cm" svg:y="0.5cm" svg:viewBox="0 0 8788 5019" draw:points="0,0 8788,0 8788,5019 0,5019">
          <text:p/>
        </draw:polygon>
        <draw:line draw:style-name="gr3" draw:text-style-name="P2" draw:layer="layout" svg:x1="1.972cm" svg:y1="3.864cm" svg:x2="1.972cm" svg:y2="1.769cm">
          <text:p/>
        </draw:line>
        <draw:line draw:style-name="gr3" draw:text-style-name="P2" draw:layer="layout" svg:x1="2.298cm" svg:y1="3.662cm" svg:x2="2.298cm" svg:y2="1.494cm">
          <text:p/>
        </draw:line>
        <draw:line draw:style-name="gr3" draw:text-style-name="P2" draw:layer="layout" svg:x1="2.623cm" svg:y1="3.517cm" svg:x2="2.623cm" svg:y2="1.401cm">
          <text:p/>
        </draw:line>
        <draw:line draw:style-name="gr3" draw:text-style-name="P2" draw:layer="layout" svg:x1="2.949cm" svg:y1="4.114cm" svg:x2="2.949cm" svg:y2="1.795cm">
          <text:p/>
        </draw:line>
        <draw:line draw:style-name="gr3" draw:text-style-name="P2" draw:layer="layout" svg:x1="3.274cm" svg:y1="4.36cm" svg:x2="3.274cm" svg:y2="2.121cm">
          <text:p/>
        </draw:line>
        <draw:line draw:style-name="gr3" draw:text-style-name="P2" draw:layer="layout" svg:x1="3.599cm" svg:y1="4.734cm" svg:x2="3.599cm" svg:y2="2.088cm">
          <text:p/>
        </draw:line>
        <draw:line draw:style-name="gr3" draw:text-style-name="P2" draw:layer="layout" svg:x1="4.901cm" svg:y1="5.129cm" svg:x2="4.901cm" svg:y2="3.717cm">
          <text:p/>
        </draw:line>
        <draw:line draw:style-name="gr3" draw:text-style-name="P2" draw:layer="layout" svg:x1="6.203cm" svg:y1="5.273cm" svg:x2="6.203cm" svg:y2="4.071cm">
          <text:p/>
        </draw:line>
        <draw:line draw:style-name="gr3" draw:text-style-name="P2" draw:layer="layout" svg:x1="6.528cm" svg:y1="5.423cm" svg:x2="6.528cm" svg:y2="3.331cm">
          <text:p/>
        </draw:line>
        <draw:line draw:style-name="gr3" draw:text-style-name="P2" draw:layer="layout" svg:x1="6.854cm" svg:y1="5.605cm" svg:x2="6.854cm" svg:y2="2.901cm">
          <text:p/>
        </draw:line>
        <draw:line draw:style-name="gr3" draw:text-style-name="P2" draw:layer="layout" svg:x1="7.179cm" svg:y1="5.505cm" svg:x2="7.179cm" svg:y2="3.572cm">
          <text:p/>
        </draw:line>
        <draw:line draw:style-name="gr3" draw:text-style-name="P2" draw:layer="layout" svg:x1="8.806cm" svg:y1="6.091cm" svg:x2="8.806cm" svg:y2="4.317cm">
          <text:p/>
        </draw:line>
        <draw:line draw:style-name="gr4" draw:text-style-name="P2" draw:layer="layout" svg:x1="2.027cm" svg:y1="3.328cm" svg:x2="2.027cm" svg:y2="2.03cm">
          <text:p/>
        </draw:line>
        <draw:line draw:style-name="gr4" draw:text-style-name="P2" draw:layer="layout" svg:x1="2.352cm" svg:y1="3.34cm" svg:x2="2.352cm" svg:y2="1.795cm">
          <text:p/>
        </draw:line>
        <draw:line draw:style-name="gr4" draw:text-style-name="P2" draw:layer="layout" svg:x1="2.677cm" svg:y1="3.135cm" svg:x2="2.677cm" svg:y2="1.633cm">
          <text:p/>
        </draw:line>
        <draw:line draw:style-name="gr4" draw:text-style-name="P2" draw:layer="layout" svg:x1="3.003cm" svg:y1="3.403cm" svg:x2="3.003cm" svg:y2="1.733cm">
          <text:p/>
        </draw:line>
        <draw:line draw:style-name="gr4" draw:text-style-name="P2" draw:layer="layout" svg:x1="3.328cm" svg:y1="3.555cm" svg:x2="3.328cm" svg:y2="1.844cm">
          <text:p/>
        </draw:line>
        <draw:line draw:style-name="gr4" draw:text-style-name="P2" draw:layer="layout" svg:x1="3.654cm" svg:y1="3.97cm" svg:x2="3.654cm" svg:y2="1.829cm">
          <text:p/>
        </draw:line>
        <draw:line draw:style-name="gr4" draw:text-style-name="P2" draw:layer="layout" svg:x1="4.955cm" svg:y1="3.615cm" svg:x2="4.955cm" svg:y2="2.54cm">
          <text:p/>
        </draw:line>
        <draw:line draw:style-name="gr4" draw:text-style-name="P2" draw:layer="layout" svg:x1="6.257cm" svg:y1="4.294cm" svg:x2="6.257cm" svg:y2="2.672cm">
          <text:p/>
        </draw:line>
        <draw:line draw:style-name="gr4" draw:text-style-name="P2" draw:layer="layout" svg:x1="6.583cm" svg:y1="4.446cm" svg:x2="6.583cm" svg:y2="2.642cm">
          <text:p/>
        </draw:line>
        <draw:line draw:style-name="gr4" draw:text-style-name="P2" draw:layer="layout" svg:x1="6.908cm" svg:y1="4.406cm" svg:x2="6.908cm" svg:y2="2.912cm">
          <text:p/>
        </draw:line>
        <draw:line draw:style-name="gr4" draw:text-style-name="P2" draw:layer="layout" svg:x1="7.233cm" svg:y1="5.017cm" svg:x2="7.233cm" svg:y2="2.715cm">
          <text:p/>
        </draw:line>
        <draw:line draw:style-name="gr4" draw:text-style-name="P2" draw:layer="layout" svg:x1="8.861cm" svg:y1="5.754cm" svg:x2="8.861cm" svg:y2="2.232cm">
          <text:p/>
        </draw:line>
        <draw:line draw:style-name="gr5" draw:text-style-name="P2" draw:layer="layout" svg:x1="2.081cm" svg:y1="3.541cm" svg:x2="2.081cm" svg:y2="1.984cm">
          <text:p/>
        </draw:line>
        <draw:line draw:style-name="gr5" draw:text-style-name="P2" draw:layer="layout" svg:x1="2.406cm" svg:y1="3.37cm" svg:x2="2.406cm" svg:y2="2.027cm">
          <text:p/>
        </draw:line>
        <draw:line draw:style-name="gr5" draw:text-style-name="P2" draw:layer="layout" svg:x1="2.732cm" svg:y1="3.502cm" svg:x2="2.732cm" svg:y2="1.951cm">
          <text:p/>
        </draw:line>
        <draw:line draw:style-name="gr5" draw:text-style-name="P2" draw:layer="layout" svg:x1="3.057cm" svg:y1="4.072cm" svg:x2="3.057cm" svg:y2="2.021cm">
          <text:p/>
        </draw:line>
        <draw:line draw:style-name="gr5" draw:text-style-name="P2" draw:layer="layout" svg:x1="3.383cm" svg:y1="4.118cm" svg:x2="3.383cm" svg:y2="2.068cm">
          <text:p/>
        </draw:line>
        <draw:line draw:style-name="gr5" draw:text-style-name="P2" draw:layer="layout" svg:x1="3.708cm" svg:y1="4.259cm" svg:x2="3.708cm" svg:y2="2.139cm">
          <text:p/>
        </draw:line>
        <draw:line draw:style-name="gr5" draw:text-style-name="P2" draw:layer="layout" svg:x1="5.01cm" svg:y1="4.445cm" svg:x2="5.01cm" svg:y2="2.301cm">
          <text:p/>
        </draw:line>
        <draw:line draw:style-name="gr5" draw:text-style-name="P2" draw:layer="layout" svg:x1="6.311cm" svg:y1="4.53cm" svg:x2="6.311cm" svg:y2="2.755cm">
          <text:p/>
        </draw:line>
        <draw:line draw:style-name="gr5" draw:text-style-name="P2" draw:layer="layout" svg:x1="6.637cm" svg:y1="4.501cm" svg:x2="6.637cm" svg:y2="2.577cm">
          <text:p/>
        </draw:line>
        <draw:line draw:style-name="gr5" draw:text-style-name="P2" draw:layer="layout" svg:x1="6.962cm" svg:y1="5.016cm" svg:x2="6.962cm" svg:y2="2.6cm">
          <text:p/>
        </draw:line>
        <draw:line draw:style-name="gr5" draw:text-style-name="P2" draw:layer="layout" svg:x1="7.288cm" svg:y1="4.769cm" svg:x2="7.288cm" svg:y2="2.508cm">
          <text:p/>
        </draw:line>
        <draw:line draw:style-name="gr5" draw:text-style-name="P2" draw:layer="layout" svg:x1="8.915cm" svg:y1="5.116cm" svg:x2="8.915cm" svg:y2="2.08cm">
          <text:p/>
        </draw:line>
        <draw:path draw:style-name="gr6" draw:text-style-name="P3" draw:layer="layout" svg:width="0.081cm" svg:height="0.08cm" svg:x="1.932cm" svg:y="2.776cm" svg:viewBox="0 0 82 81" svg:d="M82 40c0 55-82 55-82 0 0-53 82-53 82 0z">
          <text:p/>
        </draw:path>
        <draw:path draw:style-name="gr7" draw:text-style-name="P2" draw:layer="layout" svg:width="0.081cm" svg:height="0.08cm" svg:x="1.932cm" svg:y="2.776cm" svg:viewBox="0 0 82 81" svg:d="M82 40c0 55-82 55-82 0 0-53 82-53 82 0z">
          <text:p/>
        </draw:path>
        <draw:path draw:style-name="gr6" draw:text-style-name="P3" draw:layer="layout" svg:width="0.08cm" svg:height="0.081cm" svg:x="2.258cm" svg:y="2.538cm" svg:viewBox="0 0 81 82" svg:d="M81 41c0 54-81 54-81 0 0-55 81-55 81 0z">
          <text:p/>
        </draw:path>
        <draw:path draw:style-name="gr7" draw:text-style-name="P2" draw:layer="layout" svg:width="0.08cm" svg:height="0.081cm" svg:x="2.258cm" svg:y="2.538cm" svg:viewBox="0 0 81 82" svg:d="M81 41c0 54-81 54-81 0 0-55 81-55 81 0z">
          <text:p/>
        </draw:path>
        <draw:path draw:style-name="gr6" draw:text-style-name="P3" draw:layer="layout" svg:width="0.08cm" svg:height="0.08cm" svg:x="2.583cm" svg:y="2.418cm" svg:viewBox="0 0 81 81" svg:d="M81 41c0 53-81 53-81 0 0-55 81-55 81 0z">
          <text:p/>
        </draw:path>
        <draw:path draw:style-name="gr7" draw:text-style-name="P2" draw:layer="layout" svg:width="0.08cm" svg:height="0.08cm" svg:x="2.583cm" svg:y="2.418cm" svg:viewBox="0 0 81 81" svg:d="M81 41c0 53-81 53-81 0 0-55 81-55 81 0z">
          <text:p/>
        </draw:path>
        <draw:path draw:style-name="gr6" draw:text-style-name="P3" draw:layer="layout" svg:width="0.08cm" svg:height="0.082cm" svg:x="2.909cm" svg:y="2.914cm" svg:viewBox="0 0 81 83" svg:d="M81 41c0 55-81 55-81 0s81-55 81 0z">
          <text:p/>
        </draw:path>
        <draw:path draw:style-name="gr7" draw:text-style-name="P2" draw:layer="layout" svg:width="0.08cm" svg:height="0.082cm" svg:x="2.909cm" svg:y="2.914cm" svg:viewBox="0 0 81 83" svg:d="M81 41c0 55-81 55-81 0s81-55 81 0z">
          <text:p/>
        </draw:path>
        <draw:path draw:style-name="gr6" draw:text-style-name="P3" draw:layer="layout" svg:width="0.08cm" svg:height="0.081cm" svg:x="3.234cm" svg:y="3.2cm" svg:viewBox="0 0 81 82" svg:d="M81 41c0 54-81 54-81 0 0-55 81-55 81 0z">
          <text:p/>
        </draw:path>
        <draw:path draw:style-name="gr7" draw:text-style-name="P2" draw:layer="layout" svg:width="0.08cm" svg:height="0.081cm" svg:x="3.234cm" svg:y="3.2cm" svg:viewBox="0 0 81 82" svg:d="M81 41c0 54-81 54-81 0 0-55 81-55 81 0z">
          <text:p/>
        </draw:path>
        <draw:path draw:style-name="gr6" draw:text-style-name="P3" draw:layer="layout" svg:width="0.082cm" svg:height="0.081cm" svg:x="3.559cm" svg:y="3.371cm" svg:viewBox="0 0 83 82" svg:d="M83 41c0 54-83 54-83 0 0-55 83-55 83 0z">
          <text:p/>
        </draw:path>
        <draw:path draw:style-name="gr7" draw:text-style-name="P2" draw:layer="layout" svg:width="0.082cm" svg:height="0.081cm" svg:x="3.559cm" svg:y="3.371cm" svg:viewBox="0 0 83 82" svg:d="M83 41c0 54-83 54-83 0 0-55 83-55 83 0z">
          <text:p/>
        </draw:path>
        <draw:path draw:style-name="gr6" draw:text-style-name="P3" draw:layer="layout" svg:width="0.08cm" svg:height="0.079cm" svg:x="4.861cm" svg:y="4.383cm" svg:viewBox="0 0 81 80" svg:d="M81 40c0 54-81 54-81 0 0-53 81-53 81 0z">
          <text:p/>
        </draw:path>
        <draw:path draw:style-name="gr7" draw:text-style-name="P2" draw:layer="layout" svg:width="0.08cm" svg:height="0.079cm" svg:x="4.861cm" svg:y="4.383cm" svg:viewBox="0 0 81 80" svg:d="M81 40c0 54-81 54-81 0 0-53 81-53 81 0z">
          <text:p/>
        </draw:path>
        <draw:path draw:style-name="gr6" draw:text-style-name="P3" draw:layer="layout" svg:width="0.08cm" svg:height="0.081cm" svg:x="6.163cm" svg:y="4.632cm" svg:viewBox="0 0 81 82" svg:d="M81 41c0 54-81 54-81 0 0-55 81-55 81 0z">
          <text:p/>
        </draw:path>
        <draw:path draw:style-name="gr7" draw:text-style-name="P2" draw:layer="layout" svg:width="0.08cm" svg:height="0.081cm" svg:x="6.163cm" svg:y="4.632cm" svg:viewBox="0 0 81 82" svg:d="M81 41c0 54-81 54-81 0 0-55 81-55 81 0z">
          <text:p/>
        </draw:path>
        <draw:path draw:style-name="gr6" draw:text-style-name="P3" draw:layer="layout" svg:width="0.08cm" svg:height="0.081cm" svg:x="6.488cm" svg:y="4.337cm" svg:viewBox="0 0 81 82" svg:d="M81 41c0 54-81 54-81 0 0-55 81-55 81 0z">
          <text:p/>
        </draw:path>
        <draw:path draw:style-name="gr7" draw:text-style-name="P2" draw:layer="layout" svg:width="0.08cm" svg:height="0.081cm" svg:x="6.488cm" svg:y="4.337cm" svg:viewBox="0 0 81 82" svg:d="M81 41c0 54-81 54-81 0 0-55 81-55 81 0z">
          <text:p/>
        </draw:path>
        <draw:path draw:style-name="gr6" draw:text-style-name="P3" draw:layer="layout" svg:width="0.08cm" svg:height="0.082cm" svg:x="6.814cm" svg:y="4.213cm" svg:viewBox="0 0 81 83" svg:d="M81 41c0 55-81 55-81 0s81-55 81 0z">
          <text:p/>
        </draw:path>
        <draw:path draw:style-name="gr7" draw:text-style-name="P2" draw:layer="layout" svg:width="0.08cm" svg:height="0.082cm" svg:x="6.814cm" svg:y="4.213cm" svg:viewBox="0 0 81 83" svg:d="M81 41c0 55-81 55-81 0s81-55 81 0z">
          <text:p/>
        </draw:path>
        <draw:path draw:style-name="gr6" draw:text-style-name="P3" draw:layer="layout" svg:width="0.08cm" svg:height="0.081cm" svg:x="7.139cm" svg:y="4.498cm" svg:viewBox="0 0 81 82" svg:d="M81 41c0 54-81 54-81 0 0-55 81-55 81 0z">
          <text:p/>
        </draw:path>
        <draw:path draw:style-name="gr7" draw:text-style-name="P2" draw:layer="layout" svg:width="0.08cm" svg:height="0.081cm" svg:x="7.139cm" svg:y="4.498cm" svg:viewBox="0 0 81 82" svg:d="M81 41c0 54-81 54-81 0 0-55 81-55 81 0z">
          <text:p/>
        </draw:path>
        <draw:path draw:style-name="gr6" draw:text-style-name="P3" draw:layer="layout" svg:width="0.08cm" svg:height="0.081cm" svg:x="8.766cm" svg:y="5.164cm" svg:viewBox="0 0 81 82" svg:d="M81 41c0 54-81 54-81 0 0-55 81-55 81 0z">
          <text:p/>
        </draw:path>
        <draw:path draw:style-name="gr7" draw:text-style-name="P2" draw:layer="layout" svg:width="0.08cm" svg:height="0.081cm" svg:x="8.766cm" svg:y="5.164cm" svg:viewBox="0 0 81 82" svg:d="M81 41c0 54-81 54-81 0 0-55 81-55 81 0z">
          <text:p/>
        </draw:path>
        <draw:path draw:style-name="gr8" draw:text-style-name="P4" draw:layer="layout" svg:width="0.081cm" svg:height="0.081cm" svg:x="1.986cm" svg:y="2.639cm" svg:viewBox="0 0 82 82" svg:d="M82 41c0 54-82 54-82 0 0-55 82-55 82 0z">
          <text:p/>
        </draw:path>
        <draw:path draw:style-name="gr9" draw:text-style-name="P2" draw:layer="layout" svg:width="0.081cm" svg:height="0.081cm" svg:x="1.986cm" svg:y="2.639cm" svg:viewBox="0 0 82 82" svg:d="M82 41c0 54-82 54-82 0 0-55 82-55 82 0z">
          <text:p/>
        </draw:path>
        <draw:path draw:style-name="gr8" draw:text-style-name="P4" draw:layer="layout" svg:width="0.08cm" svg:height="0.081cm" svg:x="2.312cm" svg:y="2.528cm" svg:viewBox="0 0 81 82" svg:d="M81 41c0 54-81 54-81 0 0-55 81-55 81 0z">
          <text:p/>
        </draw:path>
        <draw:path draw:style-name="gr9" draw:text-style-name="P2" draw:layer="layout" svg:width="0.08cm" svg:height="0.081cm" svg:x="2.312cm" svg:y="2.528cm" svg:viewBox="0 0 81 82" svg:d="M81 41c0 54-81 54-81 0 0-55 81-55 81 0z">
          <text:p/>
        </draw:path>
        <draw:path draw:style-name="gr8" draw:text-style-name="P4" draw:layer="layout" svg:width="0.081cm" svg:height="0.081cm" svg:x="2.637cm" svg:y="2.344cm" svg:viewBox="0 0 82 82" svg:d="M82 41c0 54-82 54-82 0 0-55 82-55 82 0z">
          <text:p/>
        </draw:path>
        <draw:path draw:style-name="gr9" draw:text-style-name="P2" draw:layer="layout" svg:width="0.081cm" svg:height="0.081cm" svg:x="2.637cm" svg:y="2.344cm" svg:viewBox="0 0 82 82" svg:d="M82 41c0 54-82 54-82 0 0-55 82-55 82 0z">
          <text:p/>
        </draw:path>
        <draw:path draw:style-name="gr8" draw:text-style-name="P4" draw:layer="layout" svg:width="0.08cm" svg:height="0.081cm" svg:x="2.963cm" svg:y="2.528cm" svg:viewBox="0 0 81 82" svg:d="M81 41c0 54-81 54-81 0 0-55 81-55 81 0z">
          <text:p/>
        </draw:path>
        <draw:path draw:style-name="gr9" draw:text-style-name="P2" draw:layer="layout" svg:width="0.08cm" svg:height="0.081cm" svg:x="2.963cm" svg:y="2.528cm" svg:viewBox="0 0 81 82" svg:d="M81 41c0 54-81 54-81 0 0-55 81-55 81 0z">
          <text:p/>
        </draw:path>
        <draw:path draw:style-name="gr8" draw:text-style-name="P4" draw:layer="layout" svg:width="0.08cm" svg:height="0.08cm" svg:x="3.288cm" svg:y="2.66cm" svg:viewBox="0 0 81 81" svg:d="M81 41c0 53-81 53-81 0 0-55 81-55 81 0z">
          <text:p/>
        </draw:path>
        <draw:path draw:style-name="gr9" draw:text-style-name="P2" draw:layer="layout" svg:width="0.08cm" svg:height="0.08cm" svg:x="3.288cm" svg:y="2.66cm" svg:viewBox="0 0 81 81" svg:d="M81 41c0 53-81 53-81 0 0-55 81-55 81 0z">
          <text:p/>
        </draw:path>
        <draw:path draw:style-name="gr8" draw:text-style-name="P4" draw:layer="layout" svg:width="0.08cm" svg:height="0.08cm" svg:x="3.614cm" svg:y="2.859cm" svg:viewBox="0 0 81 81" svg:d="M81 40c0 55-81 55-81 0 0-53 81-53 81 0z">
          <text:p/>
        </draw:path>
        <draw:path draw:style-name="gr9" draw:text-style-name="P2" draw:layer="layout" svg:width="0.08cm" svg:height="0.08cm" svg:x="3.614cm" svg:y="2.859cm" svg:viewBox="0 0 81 81" svg:d="M81 40c0 55-81 55-81 0 0-53 81-53 81 0z">
          <text:p/>
        </draw:path>
        <draw:path draw:style-name="gr8" draw:text-style-name="P4" draw:layer="layout" svg:width="0.081cm" svg:height="0.08cm" svg:x="4.915cm" svg:y="3.037cm" svg:viewBox="0 0 82 81" svg:d="M82 40c0 55-82 55-82 0 0-53 82-53 82 0z">
          <text:p/>
        </draw:path>
        <draw:path draw:style-name="gr9" draw:text-style-name="P2" draw:layer="layout" svg:width="0.081cm" svg:height="0.08cm" svg:x="4.915cm" svg:y="3.037cm" svg:viewBox="0 0 82 81" svg:d="M82 40c0 55-82 55-82 0 0-53 82-53 82 0z">
          <text:p/>
        </draw:path>
        <draw:path draw:style-name="gr8" draw:text-style-name="P4" draw:layer="layout" svg:width="0.08cm" svg:height="0.081cm" svg:x="6.217cm" svg:y="3.443cm" svg:viewBox="0 0 81 82" svg:d="M81 41c0 54-81 54-81 0 0-55 81-55 81 0z">
          <text:p/>
        </draw:path>
        <draw:path draw:style-name="gr9" draw:text-style-name="P2" draw:layer="layout" svg:width="0.08cm" svg:height="0.081cm" svg:x="6.217cm" svg:y="3.443cm" svg:viewBox="0 0 81 82" svg:d="M81 41c0 54-81 54-81 0 0-55 81-55 81 0z">
          <text:p/>
        </draw:path>
        <draw:path draw:style-name="gr8" draw:text-style-name="P4" draw:layer="layout" svg:width="0.081cm" svg:height="0.081cm" svg:x="6.542cm" svg:y="3.504cm" svg:viewBox="0 0 82 82" svg:d="M82 41c0 54-82 54-82 0 0-55 82-55 82 0z">
          <text:p/>
        </draw:path>
        <draw:path draw:style-name="gr9" draw:text-style-name="P2" draw:layer="layout" svg:width="0.081cm" svg:height="0.081cm" svg:x="6.542cm" svg:y="3.504cm" svg:viewBox="0 0 82 82" svg:d="M82 41c0 54-82 54-82 0 0-55 82-55 82 0z">
          <text:p/>
        </draw:path>
        <draw:path draw:style-name="gr8" draw:text-style-name="P4" draw:layer="layout" svg:width="0.08cm" svg:height="0.081cm" svg:x="6.868cm" svg:y="3.619cm" svg:viewBox="0 0 81 82" svg:d="M81 41c0 54-81 54-81 0 0-55 81-55 81 0z">
          <text:p/>
        </draw:path>
        <draw:path draw:style-name="gr9" draw:text-style-name="P2" draw:layer="layout" svg:width="0.08cm" svg:height="0.081cm" svg:x="6.868cm" svg:y="3.619cm" svg:viewBox="0 0 81 82" svg:d="M81 41c0 54-81 54-81 0 0-55 81-55 81 0z">
          <text:p/>
        </draw:path>
        <draw:path draw:style-name="gr8" draw:text-style-name="P4" draw:layer="layout" svg:width="0.08cm" svg:height="0.08cm" svg:x="7.193cm" svg:y="3.826cm" svg:viewBox="0 0 81 81" svg:d="M81 40c0 55-81 55-81 0 0-53 81-53 81 0z">
          <text:p/>
        </draw:path>
        <draw:path draw:style-name="gr9" draw:text-style-name="P2" draw:layer="layout" svg:width="0.08cm" svg:height="0.08cm" svg:x="7.193cm" svg:y="3.826cm" svg:viewBox="0 0 81 81" svg:d="M81 40c0 55-81 55-81 0 0-53 81-53 81 0z">
          <text:p/>
        </draw:path>
        <draw:path draw:style-name="gr8" draw:text-style-name="P4" draw:layer="layout" svg:width="0.081cm" svg:height="0.081cm" svg:x="8.82cm" svg:y="3.953cm" svg:viewBox="0 0 82 82" svg:d="M82 41c0 54-82 54-82 0 0-55 82-55 82 0z">
          <text:p/>
        </draw:path>
        <draw:path draw:style-name="gr9" draw:text-style-name="P2" draw:layer="layout" svg:width="0.081cm" svg:height="0.081cm" svg:x="8.82cm" svg:y="3.953cm" svg:viewBox="0 0 82 82" svg:d="M82 41c0 54-82 54-82 0 0-55 82-55 82 0z">
          <text:p/>
        </draw:path>
        <draw:path draw:style-name="gr10" draw:text-style-name="P5" draw:layer="layout" svg:width="0.08cm" svg:height="0.08cm" svg:x="2.041cm" svg:y="2.723cm" svg:viewBox="0 0 81 81" svg:d="M81 41c0 53-81 53-81 0 0-55 81-55 81 0z">
          <text:p/>
        </draw:path>
        <draw:path draw:style-name="gr11" draw:text-style-name="P2" draw:layer="layout" svg:width="0.08cm" svg:height="0.08cm" svg:x="2.041cm" svg:y="2.723cm" svg:viewBox="0 0 81 81" svg:d="M81 41c0 53-81 53-81 0 0-55 81-55 81 0z">
          <text:p/>
        </draw:path>
        <draw:path draw:style-name="gr10" draw:text-style-name="P5" draw:layer="layout" svg:width="0.08cm" svg:height="0.081cm" svg:x="2.366cm" svg:y="2.658cm" svg:viewBox="0 0 81 82" svg:d="M81 41c0 54-81 54-81 0 0-55 81-55 81 0z">
          <text:p/>
        </draw:path>
        <draw:path draw:style-name="gr11" draw:text-style-name="P2" draw:layer="layout" svg:width="0.08cm" svg:height="0.081cm" svg:x="2.366cm" svg:y="2.658cm" svg:viewBox="0 0 81 82" svg:d="M81 41c0 54-81 54-81 0 0-55 81-55 81 0z">
          <text:p/>
        </draw:path>
        <draw:path draw:style-name="gr10" draw:text-style-name="P5" draw:layer="layout" svg:width="0.08cm" svg:height="0.082cm" svg:x="2.692cm" svg:y="2.686cm" svg:viewBox="0 0 81 83" svg:d="M81 41c0 55-81 55-81 0s81-55 81 0z">
          <text:p/>
        </draw:path>
        <draw:path draw:style-name="gr11" draw:text-style-name="P2" draw:layer="layout" svg:width="0.08cm" svg:height="0.082cm" svg:x="2.692cm" svg:y="2.686cm" svg:viewBox="0 0 81 83" svg:d="M81 41c0 55-81 55-81 0s81-55 81 0z">
          <text:p/>
        </draw:path>
        <draw:path draw:style-name="gr10" draw:text-style-name="P5" draw:layer="layout" svg:width="0.08cm" svg:height="0.082cm" svg:x="3.017cm" svg:y="3.006cm" svg:viewBox="0 0 81 83" svg:d="M81 41c0 55-81 55-81 0s81-55 81 0z">
          <text:p/>
        </draw:path>
        <draw:path draw:style-name="gr11" draw:text-style-name="P2" draw:layer="layout" svg:width="0.08cm" svg:height="0.082cm" svg:x="3.017cm" svg:y="3.006cm" svg:viewBox="0 0 81 83" svg:d="M81 41c0 55-81 55-81 0s81-55 81 0z">
          <text:p/>
        </draw:path>
        <draw:path draw:style-name="gr10" draw:text-style-name="P5" draw:layer="layout" svg:width="0.081cm" svg:height="0.08cm" svg:x="3.342cm" svg:y="3.053cm" svg:viewBox="0 0 82 81" svg:d="M82 41c0 53-82 53-82 0 0-55 82-55 82 0z">
          <text:p/>
        </draw:path>
        <draw:path draw:style-name="gr11" draw:text-style-name="P2" draw:layer="layout" svg:width="0.081cm" svg:height="0.08cm" svg:x="3.342cm" svg:y="3.053cm" svg:viewBox="0 0 82 81" svg:d="M82 41c0 53-82 53-82 0 0-55 82-55 82 0z">
          <text:p/>
        </draw:path>
        <draw:path draw:style-name="gr10" draw:text-style-name="P5" draw:layer="layout" svg:width="0.08cm" svg:height="0.081cm" svg:x="3.668cm" svg:y="3.159cm" svg:viewBox="0 0 81 82" svg:d="M81 41c0 54-81 54-81 0 0-55 81-55 81 0z">
          <text:p/>
        </draw:path>
        <draw:path draw:style-name="gr11" draw:text-style-name="P2" draw:layer="layout" svg:width="0.08cm" svg:height="0.081cm" svg:x="3.668cm" svg:y="3.159cm" svg:viewBox="0 0 81 82" svg:d="M81 41c0 54-81 54-81 0 0-55 81-55 81 0z">
          <text:p/>
        </draw:path>
        <draw:path draw:style-name="gr10" draw:text-style-name="P5" draw:layer="layout" svg:width="0.08cm" svg:height="0.081cm" svg:x="4.97cm" svg:y="3.333cm" svg:viewBox="0 0 81 82" svg:d="M81 41c0 54-81 54-81 0 0-55 81-55 81 0z">
          <text:p/>
        </draw:path>
        <draw:path draw:style-name="gr11" draw:text-style-name="P2" draw:layer="layout" svg:width="0.08cm" svg:height="0.081cm" svg:x="4.97cm" svg:y="3.333cm" svg:viewBox="0 0 81 82" svg:d="M81 41c0 54-81 54-81 0 0-55 81-55 81 0z">
          <text:p/>
        </draw:path>
        <draw:path draw:style-name="gr10" draw:text-style-name="P5" draw:layer="layout" svg:width="0.08cm" svg:height="0.081cm" svg:x="6.271cm" svg:y="3.602cm" svg:viewBox="0 0 81 82" svg:d="M81 41c0 54-81 54-81 0 0-55 81-55 81 0z">
          <text:p/>
        </draw:path>
        <draw:path draw:style-name="gr11" draw:text-style-name="P2" draw:layer="layout" svg:width="0.08cm" svg:height="0.081cm" svg:x="6.271cm" svg:y="3.602cm" svg:viewBox="0 0 81 82" svg:d="M81 41c0 54-81 54-81 0 0-55 81-55 81 0z">
          <text:p/>
        </draw:path>
        <draw:path draw:style-name="gr10" draw:text-style-name="P5" draw:layer="layout" svg:width="0.08cm" svg:height="0.081cm" svg:x="6.597cm" svg:y="3.499cm" svg:viewBox="0 0 81 82" svg:d="M81 41c0 54-81 54-81 0 0-55 81-55 81 0z">
          <text:p/>
        </draw:path>
        <draw:path draw:style-name="gr11" draw:text-style-name="P2" draw:layer="layout" svg:width="0.08cm" svg:height="0.081cm" svg:x="6.597cm" svg:y="3.499cm" svg:viewBox="0 0 81 82" svg:d="M81 41c0 54-81 54-81 0 0-55 81-55 81 0z">
          <text:p/>
        </draw:path>
        <draw:path draw:style-name="gr10" draw:text-style-name="P5" draw:layer="layout" svg:width="0.08cm" svg:height="0.08cm" svg:x="6.922cm" svg:y="3.768cm" svg:viewBox="0 0 81 81" svg:d="M81 41c0 53-81 53-81 0 0-55 81-55 81 0z">
          <text:p/>
        </draw:path>
        <draw:path draw:style-name="gr11" draw:text-style-name="P2" draw:layer="layout" svg:width="0.08cm" svg:height="0.08cm" svg:x="6.922cm" svg:y="3.768cm" svg:viewBox="0 0 81 81" svg:d="M81 41c0 53-81 53-81 0 0-55 81-55 81 0z">
          <text:p/>
        </draw:path>
        <draw:path draw:style-name="gr10" draw:text-style-name="P5" draw:layer="layout" svg:width="0.08cm" svg:height="0.08cm" svg:x="7.248cm" svg:y="3.598cm" svg:viewBox="0 0 81 81" svg:d="M81 40c0 55-81 55-81 0 0-53 81-53 81 0z">
          <text:p/>
        </draw:path>
        <draw:path draw:style-name="gr11" draw:text-style-name="P2" draw:layer="layout" svg:width="0.08cm" svg:height="0.08cm" svg:x="7.248cm" svg:y="3.598cm" svg:viewBox="0 0 81 81" svg:d="M81 40c0 55-81 55-81 0 0-53 81-53 81 0z">
          <text:p/>
        </draw:path>
        <draw:path draw:style-name="gr10" draw:text-style-name="P5" draw:layer="layout" svg:width="0.08cm" svg:height="0.082cm" svg:x="8.875cm" svg:y="3.558cm" svg:viewBox="0 0 81 83" svg:d="M81 41c0 55-81 55-81 0s81-55 81 0z">
          <text:p/>
        </draw:path>
        <draw:path draw:style-name="gr11" draw:text-style-name="P2" draw:layer="layout" svg:width="0.08cm" svg:height="0.082cm" svg:x="8.875cm" svg:y="3.558cm" svg:viewBox="0 0 81 83" svg:d="M81 41c0 55-81 55-81 0s81-55 81 0z">
          <text:p/>
        </draw:path>
        <draw:polygon draw:style-name="gr12" draw:text-style-name="P6" draw:layer="layout" svg:width="8.787cm" svg:height="3.185cm" svg:x="1.701cm" svg:y="2.21cm" svg:viewBox="0 0 8788 3186" draw:points="0,0 306,139 681,296 727,314 791,353 819,355 963,443 997,443 1039,457 1175,519 1221,550 1263,566 1470,659 1580,719 1635,741 1656,754 1959,887 1986,886 3303,1430 4402,1815 5006,2000 5068,2021 5468,2138 7022,2500 7486,2599 7811,2664 8137,2717 8462,2774 8788,2818 8788,3186 8462,3162 8137,3137 7811,3100 7486,3066 7022,3001 5468,2687 5068,2584 5006,2561 4402,2365 3303,1961 1986,1403 1959,1384 1656,1250 1635,1244 1580,1210 1470,1178 1263,1081 1221,1060 1175,1043 1039,982 997,975 963,945 819,884 791,875 727,841 681,831 306,679 0,551">
          <text:p/>
        </draw:polygon>
        <draw:polyline draw:style-name="gr13" draw:text-style-name="P2" draw:layer="layout" svg:width="8.787cm" svg:height="2.817cm" svg:x="1.701cm" svg:y="2.21cm" svg:viewBox="0 0 8788 2818" draw:points="0,0 306,139 681,296 727,314 791,353 819,355 963,443 997,443 1039,457 1175,519 1221,550 1263,566 1470,659 1580,719 1635,741 1656,754 1959,887 1986,886 3303,1430 4402,1815 5006,2000 5068,2022 5468,2139 7022,2501 7486,2599 7811,2664 8137,2717 8462,2774 8788,2818">
          <text:p/>
        </draw:polyline>
        <draw:polyline draw:style-name="gr13" draw:text-style-name="P2" draw:layer="layout" svg:width="8.787cm" svg:height="2.634cm" svg:x="1.701cm" svg:y="2.761cm" svg:viewBox="0 0 8788 2635" draw:points="8788,2635 8462,2611 8137,2586 7811,2549 7486,2515 7022,2450 5468,2136 5068,2033 5006,2011 4402,1815 3303,1411 1986,852 1959,833 1656,699 1635,693 1580,659 1470,627 1263,530 1221,509 1175,492 1039,431 997,424 963,394 819,333 791,324 727,290 681,280 306,128 0,0">
          <text:p/>
        </draw:polyline>
        <draw:polygon draw:style-name="gr14" draw:text-style-name="P7" draw:layer="layout" svg:width="8.787cm" svg:height="2.759cm" svg:x="1.701cm" svg:y="2.146cm" svg:viewBox="0 0 8788 2760" draw:points="0,0 306,83 681,187 727,196 791,225 819,230 963,272 997,268 1039,292 1175,327 1221,331 1263,348 1470,405 1580,434 1635,447 1656,451 1959,523 1986,535 3303,814 4402,1006 5006,1096 5068,1105 5468,1164 7022,1391 7486,1452 7811,1499 8137,1538 8462,1586 8788,1621 8788,2760 8462,2713 8137,2638 7811,2578 7486,2510 7022,2412 5468,1990 5068,1886 5006,1852 4402,1669 3303,1332 1986,948 1959,936 1656,860 1635,861 1580,837 1470,816 1263,766 1221,759 1175,747 1039,713 997,713 963,701 819,665 791,666 727,658 681,647 306,580 0,524">
          <text:p/>
        </draw:polygon>
        <draw:polyline draw:style-name="gr15" draw:text-style-name="P2" draw:layer="layout" svg:width="8.787cm" svg:height="1.621cm" svg:x="1.701cm" svg:y="2.146cm" svg:viewBox="0 0 8788 1622" draw:points="0,0 306,83 681,187 727,196 791,225 819,230 963,272 997,268 1039,293 1175,328 1221,332 1263,349 1470,406 1580,435 1635,448 1656,452 1959,524 1986,536 3303,815 4402,1007 5006,1097 5068,1106 5468,1165 7022,1392 7486,1453 7811,1500 8137,1539 8462,1587 8788,1622">
          <text:p/>
        </draw:polyline>
        <draw:polyline draw:style-name="gr15" draw:text-style-name="P2" draw:layer="layout" svg:width="8.787cm" svg:height="2.235cm" svg:x="1.701cm" svg:y="2.67cm" svg:viewBox="0 0 8788 2236" draw:points="8788,2236 8462,2189 8137,2114 7811,2054 7486,1986 7022,1888 5468,1467 5068,1363 5006,1329 4402,1146 3303,809 1986,424 1959,412 1656,336 1635,337 1580,313 1470,292 1263,242 1221,235 1175,223 1039,189 997,189 963,177 819,141 791,142 727,134 681,123 306,56 0,0">
          <text:p/>
        </draw:polyline>
        <draw:polygon draw:style-name="gr16" draw:text-style-name="P8" draw:layer="layout" svg:width="8.787cm" svg:height="2.263cm" svg:x="1.701cm" svg:y="2.513cm" svg:viewBox="0 0 8788 2264" draw:points="0,0 306,75 681,167 727,166 791,194 819,198 963,226 997,235 1039,244 1175,277 1221,284 1263,293 1470,343 1580,364 1635,382 1656,382 1959,439 1986,439 3303,634 4402,747 5006,799 5068,804 5468,837 7022,969 7486,1008 7811,1028 8137,1053 8462,1086 8788,1095 8788,2264 8462,2210 8137,2155 7811,2100 7486,2043 7022,1942 5468,1613 5068,1523 5006,1506 4402,1358 3303,1100 1986,803 1959,805 1656,747 1635,745 1580,732 1470,711 1263,682 1221,675 1175,665 1039,647 997,638 963,629 819,617 791,618 727,607 681,603 306,554 0,523">
          <text:p/>
        </draw:polygon>
        <draw:polyline draw:style-name="gr17" draw:text-style-name="P2" draw:layer="layout" svg:width="8.787cm" svg:height="1.094cm" svg:x="1.701cm" svg:y="2.513cm" svg:viewBox="0 0 8788 1095" draw:points="0,0 306,75 681,167 727,166 791,194 819,198 963,227 997,236 1039,245 1175,278 1221,285 1263,294 1470,344 1580,365 1635,383 1656,383 1959,440 1986,440 3303,635 4402,748 5006,800 5068,805 5468,838 7022,969 7486,1008 7811,1028 8137,1053 8462,1086 8788,1095">
          <text:p/>
        </draw:polyline>
        <draw:polyline draw:style-name="gr17" draw:text-style-name="P2" draw:layer="layout" svg:width="8.787cm" svg:height="1.74cm" svg:x="1.701cm" svg:y="3.036cm" svg:viewBox="0 0 8788 1741" draw:points="8788,1741 8462,1687 8137,1632 7811,1577 7486,1520 7022,1419 5468,1089 5068,999 5006,982 4402,834 3303,576 1986,280 1959,282 1656,224 1635,222 1580,209 1470,188 1263,159 1221,152 1175,142 1039,124 997,115 963,106 819,94 791,95 727,84 681,80 306,31 0,0">
          <text:p/>
        </draw:polyline>
        <draw:polyline draw:style-name="gr18" draw:text-style-name="P2" draw:layer="layout" svg:width="8.787cm" svg:height="2.753cm" svg:x="1.701cm" svg:y="2.492cm" svg:viewBox="0 0 8788 2754" draw:points="0,0 306,132 681,290 727,307 791,336 819,349 963,415 997,425 1039,445 1175,502 1221,524 1263,545 1470,631 1580,677 1635,704 1656,718 1959,847 1986,859 3303,1405 4402,1810 5006,2004 5068,2024 5468,2137 7022,2496 7486,2577 7811,2630 8137,2675 8462,2717 8788,2754">
          <text:p/>
        </draw:polyline>
        <draw:polyline draw:style-name="gr19" draw:text-style-name="P2" draw:layer="layout" svg:width="8.787cm" svg:height="1.979cm" svg:x="1.701cm" svg:y="2.413cm" svg:viewBox="0 0 8788 1980" draw:points="0,0 306,71 681,157 727,169 791,184 819,189 963,224 997,232 1039,243 1175,276 1221,287 1263,295 1470,348 1580,372 1635,387 1656,392 1959,465 1986,471 3303,794 4402,1061 5006,1201 5068,1218 5468,1310 7022,1648 7486,1742 7811,1802 8137,1863 8462,1922 8788,1980">
          <text:p/>
        </draw:polyline>
        <draw:polyline draw:style-name="gr20" draw:text-style-name="P2" draw:layer="layout" svg:width="8.787cm" svg:height="1.457cm" svg:x="1.701cm" svg:y="2.785cm" svg:viewBox="0 0 8788 1458" draw:points="0,0 306,53 681,121 727,127 791,140 819,145 963,170 997,175 1039,184 1175,208 1221,216 1263,225 1470,260 1580,280 1635,290 1656,294 1959,349 1986,352 3303,588 4402,777 5006,881 5068,893 5468,958 7022,1204 7486,1274 7811,1322 8137,1368 8462,1413 8788,1458">
          <text:p/>
        </draw:polyline>
        <draw:frame draw:style-name="gr21" draw:text-style-name="P10" draw:layer="layout" svg:width="0.27cm" svg:height="0.306cm" svg:x="2.189cm" svg:y="0.614cm">
          <draw:text-box>
            <text:p text:style-name="P9"><text:span text:style-name="T1">R</text:span></text:p>
          </draw:text-box>
        </draw:frame>
        <draw:frame draw:style-name="gr22" draw:text-style-name="P11" draw:layer="layout" svg:width="0.189cm" svg:height="0.217cm" svg:x="2.385cm" svg:y="0.554cm">
          <draw:text-box>
            <text:p text:style-name="P9"><text:span text:style-name="T2">2</text:span></text:p>
          </draw:text-box>
        </draw:frame>
        <draw:polygon draw:style-name="gr23" draw:text-style-name="P12" draw:layer="layout" svg:width="1.4cm" svg:height="4.967cm" svg:x="9.088cm" svg:y="0.5cm" svg:viewBox="0 0 1401 4968" draw:points="0,0 1401,0 1401,4968 0,4968">
          <text:p/>
        </draw:polygon>
        <draw:polygon draw:style-name="gr1" draw:text-style-name="P1" draw:layer="layout" svg:width="0.976cm" svg:height="0.752cm" svg:x="8.21cm" svg:y="5.518cm" svg:viewBox="0 0 977 753" draw:points="0,0 977,0 977,753 0,753">
          <text:p/>
        </draw:polygon>
        <draw:polygon draw:style-name="gr24" draw:text-style-name="P13" draw:layer="layout" svg:width="0.236cm" svg:height="0.204cm" svg:x="3.536cm" svg:y="5.542cm" svg:viewBox="0 0 237 205" draw:points="118,0 237,205 0,205">
          <text:p/>
        </draw:polygon>
        <draw:polygon draw:style-name="gr25" draw:text-style-name="P14" draw:layer="layout" svg:width="0.237cm" svg:height="0.204cm" svg:x="8.384cm" svg:y="5.542cm" svg:viewBox="0 0 238 205" draw:points="119,0 238,205 0,205">
          <text:p/>
        </draw:polygon>
        <draw:frame draw:style-name="gr26" draw:text-style-name="P10" draw:layer="layout" svg:width="2.652cm" svg:height="0.306cm" svg:x="2.49cm" svg:y="0.614cm">
          <draw:text-box>
            <text:p text:style-name="P9"><text:span text:style-name="T1"><text:s/></text:span><text:span text:style-name="T1">= CI 95% [0.17, 0.27]</text:span></text:p>
          </draw:text-box>
        </draw:frame>
        <draw:polygon draw:style-name="gr27" draw:text-style-name="P15" draw:layer="layout" svg:width="0.237cm" svg:height="0.204cm" svg:x="10.109cm" svg:y="5.542cm" svg:viewBox="0 0 238 205" draw:points="118,0 238,205 0,205">
          <text:p/>
        </draw:polygon>
        <draw:frame draw:style-name="gr28" draw:text-style-name="P16" draw:layer="layout" svg:width="0.62cm" svg:height="0.272cm" svg:x="8.195cm" svg:y="5.823cm">
          <draw:text-box>
            <text:p text:style-name="P9"><text:span text:style-name="T3">SSP2</text:span></text:p>
          </draw:text-box>
        </draw:frame>
        <draw:line draw:style-name="gr29" draw:text-style-name="P2" draw:layer="layout" svg:x1="1.701cm" svg:y1="5.518cm" svg:x2="1.701cm" svg:y2="0.499cm">
          <text:p/>
        </draw:line>
        <draw:frame draw:style-name="gr28" draw:text-style-name="P16" draw:layer="layout" svg:width="0.62cm" svg:height="0.272cm" svg:x="9.92cm" svg:y="5.823cm">
          <draw:text-box>
            <text:p text:style-name="P9"><text:span text:style-name="T4">SSP5</text:span></text:p>
          </draw:text-box>
        </draw:frame>
        <draw:frame draw:style-name="gr30" draw:text-style-name="P17" draw:layer="layout" svg:width="0.396cm" svg:height="0.319cm" svg:x="1.135cm" svg:y="5.364cm">
          <draw:text-box>
            <text:p text:style-name="P9"><text:span text:style-name="T5">0.0</text:span></text:p>
          </draw:text-box>
        </draw:frame>
        <draw:frame draw:style-name="gr30" draw:text-style-name="P17" draw:layer="layout" svg:width="0.396cm" svg:height="0.319cm" svg:x="1.135cm" svg:y="4.36cm">
          <draw:text-box>
            <text:p text:style-name="P9"><text:span text:style-name="T5">0.2</text:span></text:p>
          </draw:text-box>
        </draw:frame>
        <draw:frame draw:style-name="gr30" draw:text-style-name="P17" draw:layer="layout" svg:width="0.396cm" svg:height="0.319cm" svg:x="1.135cm" svg:y="3.356cm">
          <draw:text-box>
            <text:p text:style-name="P9"><text:span text:style-name="T5">0.4</text:span></text:p>
          </draw:text-box>
        </draw:frame>
        <draw:frame draw:style-name="gr30" draw:text-style-name="P17" draw:layer="layout" svg:width="0.396cm" svg:height="0.319cm" svg:x="1.135cm" svg:y="2.353cm">
          <draw:text-box>
            <text:p text:style-name="P9"><text:span text:style-name="T5">0.6</text:span></text:p>
          </draw:text-box>
        </draw:frame>
        <draw:frame draw:style-name="gr30" draw:text-style-name="P17" draw:layer="layout" svg:width="0.396cm" svg:height="0.319cm" svg:x="1.135cm" svg:y="1.349cm">
          <draw:text-box>
            <text:p text:style-name="P9"><text:span text:style-name="T5">0.8</text:span></text:p>
          </draw:text-box>
        </draw:frame>
        <draw:line draw:style-name="gr31" draw:text-style-name="P2" draw:layer="layout" svg:x1="1.605cm" svg:y1="5.518cm" svg:x2="1.701cm" svg:y2="5.518cm">
          <text:p/>
        </draw:line>
        <draw:line draw:style-name="gr31" draw:text-style-name="P2" draw:layer="layout" svg:x1="1.605cm" svg:y1="4.514cm" svg:x2="1.701cm" svg:y2="4.514cm">
          <text:p/>
        </draw:line>
        <draw:line draw:style-name="gr31" draw:text-style-name="P2" draw:layer="layout" svg:x1="1.605cm" svg:y1="3.51cm" svg:x2="1.701cm" svg:y2="3.51cm">
          <text:p/>
        </draw:line>
        <draw:line draw:style-name="gr31" draw:text-style-name="P2" draw:layer="layout" svg:x1="1.605cm" svg:y1="2.507cm" svg:x2="1.701cm" svg:y2="2.507cm">
          <text:p/>
        </draw:line>
        <draw:line draw:style-name="gr31" draw:text-style-name="P2" draw:layer="layout" svg:x1="1.605cm" svg:y1="1.503cm" svg:x2="1.701cm" svg:y2="1.503cm">
          <text:p/>
        </draw:line>
        <draw:line draw:style-name="gr31" draw:text-style-name="P2" draw:layer="layout" svg:x1="1.605cm" svg:y1="0.499cm" svg:x2="1.701cm" svg:y2="0.499cm">
          <text:p/>
        </draw:line>
        <draw:line draw:style-name="gr29" draw:text-style-name="P2" draw:layer="layout" svg:x1="1.701cm" svg:y1="5.518cm" svg:x2="10.488cm" svg:y2="5.518cm">
          <text:p/>
        </draw:line>
        <draw:line draw:style-name="gr31" draw:text-style-name="P2" draw:layer="layout" svg:x1="2.677cm" svg:y1="5.614cm" svg:x2="2.677cm" svg:y2="5.518cm">
          <text:p/>
        </draw:line>
        <draw:line draw:style-name="gr31" draw:text-style-name="P2" draw:layer="layout" svg:x1="4.305cm" svg:y1="5.614cm" svg:x2="4.305cm" svg:y2="5.518cm">
          <text:p/>
        </draw:line>
        <draw:line draw:style-name="gr31" draw:text-style-name="P2" draw:layer="layout" svg:x1="5.932cm" svg:y1="5.614cm" svg:x2="5.932cm" svg:y2="5.518cm">
          <text:p/>
        </draw:line>
        <draw:line draw:style-name="gr31" draw:text-style-name="P2" draw:layer="layout" svg:x1="7.559cm" svg:y1="5.614cm" svg:x2="7.559cm" svg:y2="5.518cm">
          <text:p/>
        </draw:line>
        <draw:line draw:style-name="gr31" draw:text-style-name="P2" draw:layer="layout" svg:x1="9.186cm" svg:y1="5.614cm" svg:x2="9.186cm" svg:y2="5.518cm">
          <text:p/>
        </draw:line>
        <draw:frame draw:style-name="gr30" draw:text-style-name="P17" draw:layer="layout" svg:width="0.396cm" svg:height="0.319cm" svg:x="1.135cm" svg:y="0.346cm">
          <draw:text-box>
            <text:p text:style-name="P9"><text:span text:style-name="T5">1.0</text:span></text:p>
          </draw:text-box>
        </draw:frame>
        <draw:frame draw:style-name="gr32" draw:text-style-name="P17" draw:layer="layout" svg:width="0.552cm" svg:height="0.319cm" svg:x="2.403cm" svg:y="5.639cm">
          <draw:text-box>
            <text:p text:style-name="P9"><text:span text:style-name="T5">0.10</text:span></text:p>
          </draw:text-box>
        </draw:frame>
        <draw:frame draw:style-name="gr32" draw:text-style-name="P17" draw:layer="layout" svg:width="0.552cm" svg:height="0.319cm" svg:x="4.03cm" svg:y="5.639cm">
          <draw:text-box>
            <text:p text:style-name="P9"><text:span text:style-name="T5">0.15</text:span></text:p>
          </draw:text-box>
        </draw:frame>
        <draw:frame draw:style-name="gr32" draw:text-style-name="P17" draw:layer="layout" svg:width="0.552cm" svg:height="0.319cm" svg:x="5.657cm" svg:y="5.639cm">
          <draw:text-box>
            <text:p text:style-name="P9"><text:span text:style-name="T5">0.20</text:span></text:p>
          </draw:text-box>
        </draw:frame>
        <draw:frame draw:style-name="gr32" draw:text-style-name="P17" draw:layer="layout" svg:width="0.552cm" svg:height="0.319cm" svg:x="7.285cm" svg:y="5.639cm">
          <draw:text-box>
            <text:p text:style-name="P9"><text:span text:style-name="T5">0.25</text:span></text:p>
          </draw:text-box>
        </draw:frame>
        <draw:frame draw:style-name="gr32" draw:text-style-name="P17" draw:layer="layout" svg:width="0.552cm" svg:height="0.319cm" svg:x="8.911cm" svg:y="5.639cm">
          <draw:text-box>
            <text:p text:style-name="P9"><text:span text:style-name="T5">0.30</text:span></text:p>
          </draw:text-box>
        </draw:frame>
        <draw:frame draw:style-name="gr33" draw:text-style-name="P18" draw:layer="layout" svg:width="2.881cm" svg:height="0.357cm" svg:x="4.666cm" svg:y="5.992cm">
          <draw:text-box>
            <text:p text:style-name="P9"><text:span text:style-name="T6">Climatic dissimilarity</text:span></text:p>
          </draw:text-box>
        </draw:frame>
        <draw:frame draw:style-name="gr34" draw:text-style-name="P18" draw:layer="layout" svg:width="4.21cm" svg:height="0.357cm" draw:transform="rotate (1.5707963267949) translate (0.69cm 5.1cm)">
          <draw:text-box>
            <text:p text:style-name="P9"><text:span text:style-name="T6">Model predictive performance</text:span></text:p>
          </draw:text-box>
        </draw:frame>
        <draw:polygon draw:style-name="gr2" draw:text-style-name="P1" draw:layer="layout" svg:width="7.065cm" svg:height="5.215cm" svg:x="0cm" svg:y="6.779cm" svg:viewBox="0 0 7066 5216" draw:points="0,0 7066,0 7066,5216 0,5216">
          <text:p/>
        </draw:polygon>
        <draw:polygon draw:style-name="gr1" draw:text-style-name="P1" draw:layer="layout" svg:width="2.346cm" svg:height="3.836cm" svg:x="1.679cm" svg:y="7.561cm" svg:viewBox="0 0 2347 3837" draw:points="0,0 2347,0 2347,3837 0,3837">
          <text:p/>
        </draw:polygon>
        <draw:line draw:style-name="gr18" draw:text-style-name="P2" draw:layer="layout" svg:x1="1.981cm" svg:y1="9.898cm" svg:x2="1.981cm" svg:y2="8.955cm">
          <text:p/>
        </draw:line>
        <draw:line draw:style-name="gr18" draw:text-style-name="P2" draw:layer="layout" svg:x1="1.981cm" svg:y1="10.635cm" svg:x2="1.981cm" svg:y2="11.397cm">
          <text:p/>
        </draw:line>
        <draw:polygon draw:style-name="gr12" draw:text-style-name="P6" draw:layer="layout" svg:width="0.248cm" svg:height="0.737cm" svg:x="1.857cm" svg:y="9.898cm" svg:viewBox="0 0 249 738" draw:points="0,0 249,0 249,738 0,738">
          <text:p/>
        </draw:polygon>
        <draw:polygon draw:style-name="gr35" draw:text-style-name="P2" draw:layer="layout" svg:width="0.248cm" svg:height="0.737cm" svg:x="1.857cm" svg:y="9.898cm" svg:viewBox="0 0 249 738" draw:points="0,0 249,0 249,738 0,738">
          <text:p/>
        </draw:polygon>
        <draw:line draw:style-name="gr36" draw:text-style-name="P2" draw:layer="layout" svg:x1="1.857cm" svg:y1="10.318cm" svg:x2="2.105cm" svg:y2="10.318cm">
          <text:p/>
        </draw:line>
        <draw:line draw:style-name="gr18" draw:text-style-name="P2" draw:layer="layout" svg:x1="2.256cm" svg:y1="9.355cm" svg:x2="2.256cm" svg:y2="8.121cm">
          <text:p/>
        </draw:line>
        <draw:line draw:style-name="gr18" draw:text-style-name="P2" draw:layer="layout" svg:x1="2.256cm" svg:y1="10.18cm" svg:x2="2.256cm" svg:y2="11.397cm">
          <text:p/>
        </draw:line>
        <draw:polygon draw:style-name="gr12" draw:text-style-name="P6" draw:layer="layout" svg:width="0.248cm" svg:height="0.825cm" svg:x="2.132cm" svg:y="9.355cm" svg:viewBox="0 0 249 826" draw:points="0,0 249,0 249,826 0,826">
          <text:p/>
        </draw:polygon>
        <draw:polygon draw:style-name="gr35" draw:text-style-name="P2" draw:layer="layout" svg:width="0.248cm" svg:height="0.825cm" svg:x="2.132cm" svg:y="9.355cm" svg:viewBox="0 0 249 826" draw:points="0,0 249,0 249,826 0,826">
          <text:p/>
        </draw:polygon>
        <draw:line draw:style-name="gr36" draw:text-style-name="P2" draw:layer="layout" svg:x1="2.132cm" svg:y1="9.786cm" svg:x2="2.38cm" svg:y2="9.786cm">
          <text:p/>
        </draw:line>
        <draw:path draw:style-name="gr14" draw:text-style-name="P7" draw:layer="layout" svg:width="0.035cm" svg:height="0.036cm" svg:x="2.834cm" svg:y="8.878cm" svg:viewBox="0 0 36 37" svg:d="M36 18c0 25-36 25-36 0 0-24 36-24 36 0z">
          <text:p/>
        </draw:path>
        <draw:path draw:style-name="gr37" draw:text-style-name="P2" draw:layer="layout" svg:width="0.035cm" svg:height="0.036cm" svg:x="2.834cm" svg:y="8.878cm" svg:viewBox="0 0 36 37" svg:d="M36 18c0 25-36 25-36 0 0-24 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5cm" svg:x="2.834cm" svg:y="8.81cm" svg:viewBox="0 0 36 36" svg:d="M36 18c0 24-36 24-36 0s36-24 36 0z">
          <text:p/>
        </draw:path>
        <draw:path draw:style-name="gr37" draw:text-style-name="P2" draw:layer="layout" svg:width="0.035cm" svg:height="0.035cm" svg:x="2.834cm" svg:y="8.81cm" svg:viewBox="0 0 36 36" svg:d="M36 18c0 24-36 24-36 0s36-24 36 0z">
          <text:p/>
        </draw:path>
        <draw:path draw:style-name="gr14" draw:text-style-name="P7" draw:layer="layout" svg:width="0.035cm" svg:height="0.036cm" svg:x="2.834cm" svg:y="8.904cm" svg:viewBox="0 0 36 37" svg:d="M36 19c0 24-36 24-36 0 0-25 36-25 36 0z">
          <text:p/>
        </draw:path>
        <draw:path draw:style-name="gr37" draw:text-style-name="P2" draw:layer="layout" svg:width="0.035cm" svg:height="0.036cm" svg:x="2.834cm" svg:y="8.904cm" svg:viewBox="0 0 36 37" svg:d="M36 19c0 24-36 24-36 0 0-25 36-25 36 0z">
          <text:p/>
        </draw:path>
        <draw:line draw:style-name="gr19" draw:text-style-name="P2" draw:layer="layout" svg:x1="2.852cm" svg:y1="9.873cm" svg:x2="2.852cm" svg:y2="9.011cm">
          <text:p/>
        </draw:line>
        <draw:line draw:style-name="gr19" draw:text-style-name="P2" draw:layer="layout" svg:x1="2.852cm" svg:y1="10.493cm" svg:x2="2.852cm" svg:y2="11.149cm">
          <text:p/>
        </draw:line>
        <draw:polygon draw:style-name="gr14" draw:text-style-name="P7" draw:layer="layout" svg:width="0.248cm" svg:height="0.62cm" svg:x="2.728cm" svg:y="9.873cm" svg:viewBox="0 0 249 621" draw:points="0,0 249,0 249,621 0,621">
          <text:p/>
        </draw:polygon>
        <draw:polygon draw:style-name="gr38" draw:text-style-name="P2" draw:layer="layout" svg:width="0.248cm" svg:height="0.62cm" svg:x="2.728cm" svg:y="9.873cm" svg:viewBox="0 0 249 621" draw:points="0,0 249,0 249,621 0,621">
          <text:p/>
        </draw:polygon>
        <draw:line draw:style-name="gr39" draw:text-style-name="P2" draw:layer="layout" svg:x1="2.728cm" svg:y1="10.072cm" svg:x2="2.975cm" svg:y2="10.072cm">
          <text:p/>
        </draw:line>
        <draw:path draw:style-name="gr16" draw:text-style-name="P8" draw:layer="layout" svg:width="0.036cm" svg:height="0.035cm" svg:x="3.567cm" svg:y="8.3cm" svg:viewBox="0 0 37 36" svg:d="M37 18c0 24-37 24-37 0s37-24 37 0z">
          <text:p/>
        </draw:path>
        <draw:path draw:style-name="gr40" draw:text-style-name="P2" draw:layer="layout" svg:width="0.036cm" svg:height="0.035cm" svg:x="3.567cm" svg:y="8.3cm" svg:viewBox="0 0 37 36" svg:d="M37 18c0 24-37 24-37 0s37-24 37 0z">
          <text:p/>
        </draw:path>
        <draw:path draw:style-name="gr16" draw:text-style-name="P8" draw:layer="layout" svg:width="0.036cm" svg:height="0.036cm" svg:x="3.567cm" svg:y="7.922cm" svg:viewBox="0 0 37 37" svg:d="M37 18c0 25-37 25-37 0 0-24 37-24 37 0z">
          <text:p/>
        </draw:path>
        <draw:path draw:style-name="gr40" draw:text-style-name="P2" draw:layer="layout" svg:width="0.036cm" svg:height="0.036cm" svg:x="3.567cm" svg:y="7.922cm" svg:viewBox="0 0 37 37" svg:d="M37 18c0 25-37 25-37 0 0-24 37-24 37 0z">
          <text:p/>
        </draw:path>
        <draw:path draw:style-name="gr16" draw:text-style-name="P8" draw:layer="layout" svg:width="0.036cm" svg:height="0.035cm" svg:x="3.567cm" svg:y="7.89cm" svg:viewBox="0 0 37 36" svg:d="M37 18c0 24-37 24-37 0s37-24 37 0z">
          <text:p/>
        </draw:path>
        <draw:path draw:style-name="gr40" draw:text-style-name="P2" draw:layer="layout" svg:width="0.036cm" svg:height="0.035cm" svg:x="3.567cm" svg:y="7.89cm" svg:viewBox="0 0 37 36" svg:d="M37 18c0 24-37 24-37 0s37-24 37 0z">
          <text:p/>
        </draw:path>
        <draw:path draw:style-name="gr16" draw:text-style-name="P8" draw:layer="layout" svg:width="0.036cm" svg:height="0.035cm" svg:x="3.567cm" svg:y="8.057cm" svg:viewBox="0 0 37 36" svg:d="M37 18c0 24-37 24-37 0s37-24 37 0z">
          <text:p/>
        </draw:path>
        <draw:path draw:style-name="gr40" draw:text-style-name="P2" draw:layer="layout" svg:width="0.036cm" svg:height="0.035cm" svg:x="3.567cm" svg:y="8.057cm" svg:viewBox="0 0 37 36" svg:d="M37 18c0 24-37 24-37 0s37-24 37 0z">
          <text:p/>
        </draw:path>
        <draw:line draw:style-name="gr20" draw:text-style-name="P2" draw:layer="layout" svg:x1="3.585cm" svg:y1="9.53cm" svg:x2="3.585cm" svg:y2="8.436cm">
          <text:p/>
        </draw:line>
        <draw:line draw:style-name="gr20" draw:text-style-name="P2" draw:layer="layout" svg:x1="3.585cm" svg:y1="10.3cm" svg:x2="3.585cm" svg:y2="11.12cm">
          <text:p/>
        </draw:line>
        <draw:polygon draw:style-name="gr16" draw:text-style-name="P8" draw:layer="layout" svg:width="0.248cm" svg:height="0.77cm" svg:x="3.461cm" svg:y="9.53cm" svg:viewBox="0 0 249 771" draw:points="0,0 249,0 249,771 0,771">
          <text:p/>
        </draw:polygon>
        <draw:polygon draw:style-name="gr41" draw:text-style-name="P2" draw:layer="layout" svg:width="0.248cm" svg:height="0.77cm" svg:x="3.461cm" svg:y="9.53cm" svg:viewBox="0 0 249 771" draw:points="0,0 249,0 249,771 0,771">
          <text:p/>
        </draw:polygon>
        <draw:line draw:style-name="gr42" draw:text-style-name="P2" draw:layer="layout" svg:x1="3.461cm" svg:y1="9.963cm" svg:x2="3.709cm" svg:y2="9.963cm">
          <text:p/>
        </draw:line>
        <draw:frame draw:style-name="gr43" draw:text-style-name="P19" draw:layer="layout" svg:width="0.387cm" svg:height="0.433cm" svg:x="0.108cm" svg:y="0.066cm">
          <draw:text-box>
            <text:p text:style-name="P9"><text:span text:style-name="T7">a</text:span></text:p>
          </draw:text-box>
        </draw:frame>
        <draw:frame draw:style-name="gr44" draw:text-style-name="P20" draw:layer="layout" svg:width="0.425cm" svg:height="0.34cm" svg:x="1.888cm" svg:y="7.519cm">
          <draw:text-box>
            <text:p text:style-name="P9"><text:span text:style-name="T8">a b</text:span></text:p>
          </draw:text-box>
        </draw:frame>
        <draw:frame draw:style-name="gr45" draw:text-style-name="P20" draw:layer="layout" svg:width="0.3cm" svg:height="0.34cm" svg:x="2.777cm" svg:y="7.519cm">
          <draw:text-box>
            <text:p text:style-name="P9"><text:span text:style-name="T8">c</text:span></text:p>
          </draw:text-box>
        </draw:frame>
        <draw:frame draw:style-name="gr45" draw:text-style-name="P20" draw:layer="layout" svg:width="0.3cm" svg:height="0.34cm" svg:x="3.502cm" svg:y="7.519cm">
          <draw:text-box>
            <text:p text:style-name="P9"><text:span text:style-name="T8">b</text:span></text:p>
          </draw:text-box>
        </draw:frame>
        <draw:line draw:style-name="gr46" draw:text-style-name="P2" draw:layer="layout" svg:x1="4.025cm" svg:y1="11.397cm" svg:x2="4.025cm" svg:y2="7.561cm">
          <text:p/>
        </draw:line>
        <draw:polygon draw:style-name="gr1" draw:text-style-name="P1" draw:layer="layout" svg:width="2.347cm" svg:height="3.836cm" svg:x="4.218cm" svg:y="7.561cm" svg:viewBox="0 0 2348 3837" draw:points="0,0 2348,0 2348,3837 0,3837">
          <text:p/>
        </draw:polygon>
        <draw:path draw:style-name="gr12" draw:text-style-name="P6" draw:layer="layout" svg:width="0.035cm" svg:height="0.035cm" svg:x="4.503cm" svg:y="9.834cm" svg:viewBox="0 0 36 36" svg:d="M36 18c0 24-36 24-36 0s36-24 36 0z">
          <text:p/>
        </draw:path>
        <draw:path draw:style-name="gr47" draw:text-style-name="P2" draw:layer="layout" svg:width="0.035cm" svg:height="0.035cm" svg:x="4.503cm" svg:y="9.834cm" svg:viewBox="0 0 36 36" svg:d="M36 18c0 24-36 24-36 0s36-24 36 0z">
          <text:p/>
        </draw:path>
        <draw:path draw:style-name="gr12" draw:text-style-name="P6" draw:layer="layout" svg:width="0.035cm" svg:height="0.036cm" svg:x="4.503cm" svg:y="9.469cm" svg:viewBox="0 0 36 37" svg:d="M36 18c0 25-36 25-36 0 0-24 36-24 36 0z">
          <text:p/>
        </draw:path>
        <draw:path draw:style-name="gr47" draw:text-style-name="P2" draw:layer="layout" svg:width="0.035cm" svg:height="0.036cm" svg:x="4.503cm" svg:y="9.469cm" svg:viewBox="0 0 36 37" svg:d="M36 18c0 25-36 25-36 0 0-24 36-24 36 0z">
          <text:p/>
        </draw:path>
        <draw:line draw:style-name="gr18" draw:text-style-name="P2" draw:layer="layout" svg:x1="4.521cm" svg:y1="10.794cm" svg:x2="4.521cm" svg:y2="9.936cm">
          <text:p/>
        </draw:line>
        <draw:polygon draw:style-name="gr12" draw:text-style-name="P6" draw:layer="layout" svg:width="0.248cm" svg:height="0.603cm" svg:x="4.397cm" svg:y="10.794cm" svg:viewBox="0 0 249 604" draw:points="0,0 249,0 249,604 0,604">
          <text:p/>
        </draw:polygon>
        <draw:polygon draw:style-name="gr35" draw:text-style-name="P2" draw:layer="layout" svg:width="0.248cm" svg:height="0.603cm" svg:x="4.397cm" svg:y="10.794cm" svg:viewBox="0 0 249 604" draw:points="0,0 249,0 249,604 0,604">
          <text:p/>
        </draw:polygon>
        <draw:line draw:style-name="gr36" draw:text-style-name="P2" draw:layer="layout" svg:x1="4.397cm" svg:y1="10.996cm" svg:x2="4.645cm" svg:y2="10.996cm">
          <text:p/>
        </draw:line>
        <draw:path draw:style-name="gr12" draw:text-style-name="P6" draw:layer="layout" svg:width="0.035cm" svg:height="0.035cm" svg:x="4.778cm" svg:y="8.997cm" svg:viewBox="0 0 36 36" svg:d="M36 19c0 23-36 23-36 0 0-25 36-25 36 0z">
          <text:p/>
        </draw:path>
        <draw:path draw:style-name="gr47" draw:text-style-name="P2" draw:layer="layout" svg:width="0.035cm" svg:height="0.035cm" svg:x="4.778cm" svg:y="8.997cm" svg:viewBox="0 0 36 36" svg:d="M36 19c0 23-36 23-36 0 0-25 36-25 36 0z">
          <text:p/>
        </draw:path>
        <draw:line draw:style-name="gr18" draw:text-style-name="P2" draw:layer="layout" svg:x1="4.796cm" svg:y1="10.458cm" svg:x2="4.796cm" svg:y2="9.274cm">
          <text:p/>
        </draw:line>
        <draw:polygon draw:style-name="gr12" draw:text-style-name="P6" draw:layer="layout" svg:width="0.248cm" svg:height="0.939cm" svg:x="4.672cm" svg:y="10.458cm" svg:viewBox="0 0 249 940" draw:points="0,0 249,0 249,940 0,940">
          <text:p/>
        </draw:polygon>
        <draw:polygon draw:style-name="gr35" draw:text-style-name="P2" draw:layer="layout" svg:width="0.248cm" svg:height="0.939cm" svg:x="4.672cm" svg:y="10.458cm" svg:viewBox="0 0 249 940" draw:points="0,0 249,0 249,940 0,940">
          <text:p/>
        </draw:polygon>
        <draw:line draw:style-name="gr36" draw:text-style-name="P2" draw:layer="layout" svg:x1="4.672cm" svg:y1="10.796cm" svg:x2="4.92cm" svg:y2="10.796cm">
          <text:p/>
        </draw:line>
        <draw:line draw:style-name="gr19" draw:text-style-name="P2" draw:layer="layout" svg:x1="5.392cm" svg:y1="10.195cm" svg:x2="5.392cm" svg:y2="9.933cm">
          <text:p/>
        </draw:line>
        <draw:line draw:style-name="gr19" draw:text-style-name="P2" draw:layer="layout" svg:x1="5.392cm" svg:y1="10.765cm" svg:x2="5.392cm" svg:y2="11.397cm">
          <text:p/>
        </draw:line>
        <draw:polygon draw:style-name="gr14" draw:text-style-name="P7" draw:layer="layout" svg:width="0.247cm" svg:height="0.57cm" svg:x="5.268cm" svg:y="10.195cm" svg:viewBox="0 0 248 571" draw:points="0,0 248,0 248,571 0,571">
          <text:p/>
        </draw:polygon>
        <draw:polygon draw:style-name="gr38" draw:text-style-name="P2" draw:layer="layout" svg:width="0.247cm" svg:height="0.57cm" svg:x="5.268cm" svg:y="10.195cm" svg:viewBox="0 0 248 571" draw:points="0,0 248,0 248,571 0,571">
          <text:p/>
        </draw:polygon>
        <draw:line draw:style-name="gr39" draw:text-style-name="P2" draw:layer="layout" svg:x1="5.268cm" svg:y1="10.483cm" svg:x2="5.515cm" svg:y2="10.483cm">
          <text:p/>
        </draw:line>
        <draw:line draw:style-name="gr20" draw:text-style-name="P2" draw:layer="layout" svg:x1="6.125cm" svg:y1="9.824cm" svg:x2="6.125cm" svg:y2="9.071cm">
          <text:p/>
        </draw:line>
        <draw:line draw:style-name="gr20" draw:text-style-name="P2" draw:layer="layout" svg:x1="6.125cm" svg:y1="10.587cm" svg:x2="6.125cm" svg:y2="11.397cm">
          <text:p/>
        </draw:line>
        <draw:polygon draw:style-name="gr16" draw:text-style-name="P8" draw:layer="layout" svg:width="0.248cm" svg:height="0.763cm" svg:x="6.001cm" svg:y="9.824cm" svg:viewBox="0 0 249 764" draw:points="0,0 249,0 249,764 0,764">
          <text:p/>
        </draw:polygon>
        <draw:polygon draw:style-name="gr41" draw:text-style-name="P2" draw:layer="layout" svg:width="0.248cm" svg:height="0.763cm" svg:x="6.001cm" svg:y="9.824cm" svg:viewBox="0 0 249 764" draw:points="0,0 249,0 249,764 0,764">
          <text:p/>
        </draw:polygon>
        <draw:line draw:style-name="gr42" draw:text-style-name="P2" draw:layer="layout" svg:x1="6.001cm" svg:y1="10.328cm" svg:x2="6.249cm" svg:y2="10.328cm">
          <text:p/>
        </draw:line>
        <draw:frame draw:style-name="gr48" draw:text-style-name="P21" draw:layer="layout" svg:width="0.294cm" svg:height="0.239cm" svg:x="2.103cm" svg:y="9.848cm">
          <draw:text-box>
            <text:p text:style-name="P9"><text:span text:style-name="T9">CV</text:span></text:p>
          </draw:text-box>
        </draw:frame>
        <draw:frame draw:style-name="gr44" draw:text-style-name="P20" draw:layer="layout" svg:width="0.425cm" svg:height="0.34cm" svg:x="4.428cm" svg:y="7.519cm">
          <draw:text-box>
            <text:p text:style-name="P9"><text:span text:style-name="T8">a a</text:span></text:p>
          </draw:text-box>
        </draw:frame>
        <draw:frame draw:style-name="gr45" draw:text-style-name="P20" draw:layer="layout" svg:width="0.3cm" svg:height="0.34cm" svg:x="5.308cm" svg:y="7.519cm">
          <draw:text-box>
            <text:p text:style-name="P9"><text:span text:style-name="T8">b</text:span></text:p>
          </draw:text-box>
        </draw:frame>
        <draw:frame draw:style-name="gr45" draw:text-style-name="P20" draw:layer="layout" svg:width="0.3cm" svg:height="0.34cm" svg:x="6.041cm" svg:y="7.519cm">
          <draw:text-box>
            <text:p text:style-name="P9"><text:span text:style-name="T8">b</text:span></text:p>
          </draw:text-box>
        </draw:frame>
        <draw:frame draw:style-name="gr48" draw:text-style-name="P21" draw:layer="layout" svg:width="0.294cm" svg:height="0.239cm" svg:x="4.643cm" svg:y="10.968cm">
          <draw:text-box>
            <text:p text:style-name="P9"><text:span text:style-name="T9">CV</text:span></text:p>
          </draw:text-box>
        </draw:frame>
        <draw:line draw:style-name="gr29" draw:text-style-name="P2" draw:layer="layout" svg:x1="1.679cm" svg:y1="11.397cm" svg:x2="1.679cm" svg:y2="7.561cm">
          <text:p/>
        </draw:line>
        <draw:frame draw:style-name="gr49" draw:text-style-name="P18" draw:layer="layout" svg:width="5.277cm" svg:height="0.357cm" svg:x="1.308cm" svg:y="7.093cm">
          <draw:text-box>
            <text:p text:style-name="P9"><text:span text:style-name="T6">Late-Middle HoloceneEarly Holocene</text:span></text:p>
          </draw:text-box>
        </draw:frame>
        <draw:frame draw:style-name="gr50" draw:text-style-name="P17" draw:layer="layout" svg:width="0.565cm" svg:height="0.319cm" svg:x="0.94cm" svg:y="11.243cm">
          <draw:text-box>
            <text:p text:style-name="P9"><text:span text:style-name="T5">-100</text:span></text:p>
          </draw:text-box>
        </draw:frame>
        <draw:frame draw:style-name="gr51" draw:text-style-name="P17" draw:layer="layout" svg:width="0.408cm" svg:height="0.319cm" svg:x="1.097cm" svg:y="10.476cm">
          <draw:text-box>
            <text:p text:style-name="P9"><text:span text:style-name="T5">-50</text:span></text:p>
          </draw:text-box>
        </draw:frame>
        <draw:frame draw:style-name="gr52" draw:text-style-name="P17" draw:layer="layout" svg:width="0.281cm" svg:height="0.319cm" svg:x="1.348cm" svg:y="9.709cm">
          <draw:text-box>
            <text:p text:style-name="P9"><text:span text:style-name="T5">0</text:span></text:p>
          </draw:text-box>
        </draw:frame>
        <draw:frame draw:style-name="gr53" draw:text-style-name="P17" draw:layer="layout" svg:width="0.315cm" svg:height="0.319cm" svg:x="1.191cm" svg:y="8.942cm">
          <draw:text-box>
            <text:p text:style-name="P9"><text:span text:style-name="T5">50</text:span></text:p>
          </draw:text-box>
        </draw:frame>
        <draw:frame draw:style-name="gr54" draw:text-style-name="P17" draw:layer="layout" svg:width="0.472cm" svg:height="0.319cm" svg:x="1.034cm" svg:y="8.174cm">
          <draw:text-box>
            <text:p text:style-name="P9"><text:span text:style-name="T5">100</text:span></text:p>
          </draw:text-box>
        </draw:frame>
        <draw:line draw:style-name="gr31" draw:text-style-name="P2" draw:layer="layout" svg:x1="1.582cm" svg:y1="11.397cm" svg:x2="1.679cm" svg:y2="11.397cm">
          <text:p/>
        </draw:line>
        <draw:line draw:style-name="gr31" draw:text-style-name="P2" draw:layer="layout" svg:x1="1.582cm" svg:y1="10.63cm" svg:x2="1.679cm" svg:y2="10.63cm">
          <text:p/>
        </draw:line>
        <draw:line draw:style-name="gr31" draw:text-style-name="P2" draw:layer="layout" svg:x1="1.582cm" svg:y1="9.863cm" svg:x2="1.679cm" svg:y2="9.863cm">
          <text:p/>
        </draw:line>
        <draw:line draw:style-name="gr31" draw:text-style-name="P2" draw:layer="layout" svg:x1="1.582cm" svg:y1="9.096cm" svg:x2="1.679cm" svg:y2="9.096cm">
          <text:p/>
        </draw:line>
        <draw:line draw:style-name="gr31" draw:text-style-name="P2" draw:layer="layout" svg:x1="1.582cm" svg:y1="8.328cm" svg:x2="1.679cm" svg:y2="8.328cm">
          <text:p/>
        </draw:line>
        <draw:line draw:style-name="gr31" draw:text-style-name="P2" draw:layer="layout" svg:x1="1.582cm" svg:y1="7.561cm" svg:x2="1.679cm" svg:y2="7.561cm">
          <text:p/>
        </draw:line>
        <draw:frame draw:style-name="gr54" draw:text-style-name="P17" draw:layer="layout" svg:width="0.472cm" svg:height="0.319cm" svg:x="1.034cm" svg:y="7.407cm">
          <draw:text-box>
            <text:p text:style-name="P9"><text:span text:style-name="T5">150</text:span></text:p>
          </draw:text-box>
        </draw:frame>
        <draw:frame draw:style-name="gr55" draw:text-style-name="P18" draw:layer="layout" svg:width="2.013cm" svg:height="0.357cm" draw:transform="rotate (1.5707963267949) translate (0.557cm 10.477cm)">
          <draw:text-box>
            <text:p text:style-name="P9"><text:span text:style-name="T6">Transferability</text:span></text:p>
          </draw:text-box>
        </draw:frame>
        <draw:polygon draw:style-name="gr2" draw:text-style-name="P1" draw:layer="layout" svg:width="7.342cm" svg:height="5.215cm" svg:x="7.065cm" svg:y="6.779cm" svg:viewBox="0 0 7343 5216" draw:points="0,0 7343,0 7343,5216 0,5216">
          <text:p/>
        </draw:polygon>
        <draw:polygon draw:style-name="gr1" draw:text-style-name="P1" draw:layer="layout" svg:width="2.485cm" svg:height="3.836cm" svg:x="8.744cm" svg:y="7.561cm" svg:viewBox="0 0 2486 3837" draw:points="0,0 2486,0 2486,3837 0,3837">
          <text:p/>
        </draw:polygon>
        <draw:line draw:style-name="gr18" draw:text-style-name="P2" draw:layer="layout" svg:x1="9.189cm" svg:y1="8.651cm" svg:x2="9.189cm" svg:y2="8.029cm">
          <text:p/>
        </draw:line>
        <draw:line draw:style-name="gr18" draw:text-style-name="P2" draw:layer="layout" svg:x1="9.189cm" svg:y1="9.893cm" svg:x2="9.189cm" svg:y2="11.397cm">
          <text:p/>
        </draw:line>
        <draw:polygon draw:style-name="gr12" draw:text-style-name="P6" draw:layer="layout" svg:width="0.222cm" svg:height="1.242cm" svg:x="9.078cm" svg:y="8.651cm" svg:viewBox="0 0 223 1243" draw:points="0,0 223,0 223,1243 0,1243">
          <text:p/>
        </draw:polygon>
        <draw:polygon draw:style-name="gr35" draw:text-style-name="P2" draw:layer="layout" svg:width="0.222cm" svg:height="1.242cm" svg:x="9.078cm" svg:y="8.651cm" svg:viewBox="0 0 223 1243" draw:points="0,0 223,0 223,1243 0,1243">
          <text:p/>
        </draw:polygon>
        <draw:line draw:style-name="gr36" draw:text-style-name="P2" draw:layer="layout" svg:x1="9.078cm" svg:y1="9.048cm" svg:x2="9.3cm" svg:y2="9.048cm">
          <text:p/>
        </draw:line>
        <draw:line draw:style-name="gr19" draw:text-style-name="P2" draw:layer="layout" svg:x1="9.931cm" svg:y1="8.629cm" svg:x2="9.931cm" svg:y2="7.998cm">
          <text:p/>
        </draw:line>
        <draw:line draw:style-name="gr19" draw:text-style-name="P2" draw:layer="layout" svg:x1="9.931cm" svg:y1="9.726cm" svg:x2="9.931cm" svg:y2="10.868cm">
          <text:p/>
        </draw:line>
        <draw:polygon draw:style-name="gr14" draw:text-style-name="P7" draw:layer="layout" svg:width="0.223cm" svg:height="1.097cm" svg:x="9.819cm" svg:y="8.629cm" svg:viewBox="0 0 224 1098" draw:points="0,0 224,0 224,1098 0,1098">
          <text:p/>
        </draw:polygon>
        <draw:polygon draw:style-name="gr38" draw:text-style-name="P2" draw:layer="layout" svg:width="0.223cm" svg:height="1.097cm" svg:x="9.819cm" svg:y="8.629cm" svg:viewBox="0 0 224 1098" draw:points="0,0 224,0 224,1098 0,1098">
          <text:p/>
        </draw:polygon>
        <draw:line draw:style-name="gr39" draw:text-style-name="P2" draw:layer="layout" svg:x1="9.819cm" svg:y1="8.991cm" svg:x2="10.042cm" svg:y2="8.991cm">
          <text:p/>
        </draw:line>
        <draw:line draw:style-name="gr20" draw:text-style-name="P2" draw:layer="layout" svg:x1="10.673cm" svg:y1="8.903cm" svg:x2="10.673cm" svg:y2="8.226cm">
          <text:p/>
        </draw:line>
        <draw:line draw:style-name="gr20" draw:text-style-name="P2" draw:layer="layout" svg:x1="10.673cm" svg:y1="9.863cm" svg:x2="10.673cm" svg:y2="10.994cm">
          <text:p/>
        </draw:line>
        <draw:polygon draw:style-name="gr16" draw:text-style-name="P8" draw:layer="layout" svg:width="0.223cm" svg:height="0.96cm" svg:x="10.561cm" svg:y="8.903cm" svg:viewBox="0 0 224 961" draw:points="0,0 224,0 224,961 0,961">
          <text:p/>
        </draw:polygon>
        <draw:polygon draw:style-name="gr41" draw:text-style-name="P2" draw:layer="layout" svg:width="0.223cm" svg:height="0.96cm" svg:x="10.561cm" svg:y="8.903cm" svg:viewBox="0 0 224 961" draw:points="0,0 224,0 224,961 0,961">
          <text:p/>
        </draw:polygon>
        <draw:line draw:style-name="gr42" draw:text-style-name="P2" draw:layer="layout" svg:x1="10.561cm" svg:y1="9.261cm" svg:x2="10.784cm" svg:y2="9.261cm">
          <text:p/>
        </draw:line>
        <draw:frame draw:style-name="gr43" draw:text-style-name="P19" draw:layer="layout" svg:width="0.387cm" svg:height="0.433cm" svg:x="0.119cm" svg:y="6.845cm">
          <draw:text-box>
            <text:p text:style-name="P9"><text:span text:style-name="T7">b</text:span></text:p>
          </draw:text-box>
        </draw:frame>
        <draw:frame draw:style-name="gr56" draw:text-style-name="P20" draw:layer="layout" svg:width="0.341cm" svg:height="0.34cm" svg:x="9.022cm" svg:y="7.557cm">
          <draw:text-box>
            <text:p text:style-name="P9"><text:span text:style-name="T8">ab</text:span></text:p>
          </draw:text-box>
        </draw:frame>
        <draw:frame draw:style-name="gr45" draw:text-style-name="P20" draw:layer="layout" svg:width="0.3cm" svg:height="0.34cm" svg:x="9.847cm" svg:y="7.557cm">
          <draw:text-box>
            <text:p text:style-name="P9"><text:span text:style-name="T8">a</text:span></text:p>
          </draw:text-box>
        </draw:frame>
        <draw:line draw:style-name="gr46" draw:text-style-name="P2" draw:layer="layout" svg:x1="11.229cm" svg:y1="11.397cm" svg:x2="11.229cm" svg:y2="7.561cm">
          <text:p/>
        </draw:line>
        <draw:polygon draw:style-name="gr1" draw:text-style-name="P1" draw:layer="layout" svg:width="2.485cm" svg:height="3.836cm" svg:x="11.422cm" svg:y="7.561cm" svg:viewBox="0 0 2486 3837" draw:points="0,0 2486,0 2486,3837 0,3837">
          <text:p/>
        </draw:polygon>
        <draw:path draw:style-name="gr12" draw:text-style-name="P6" draw:layer="layout" svg:width="0.035cm" svg:height="0.035cm" svg:x="11.85cm" svg:y="8.639cm" svg:viewBox="0 0 36 36" svg:d="M36 17c0 25-36 25-36 0 0-23 36-23 36 0z">
          <text:p/>
        </draw:path>
        <draw:path draw:style-name="gr47" draw:text-style-name="P2" draw:layer="layout" svg:width="0.035cm" svg:height="0.035cm" svg:x="11.85cm" svg:y="8.639cm" svg:viewBox="0 0 36 36" svg:d="M36 17c0 25-36 25-36 0 0-23 36-23 36 0z">
          <text:p/>
        </draw:path>
        <draw:path draw:style-name="gr12" draw:text-style-name="P6" draw:layer="layout" svg:width="0.035cm" svg:height="0.036cm" svg:x="11.85cm" svg:y="8.59cm" svg:viewBox="0 0 36 37" svg:d="M36 18c0 25-36 25-36 0 0-24 36-24 36 0z">
          <text:p/>
        </draw:path>
        <draw:path draw:style-name="gr47" draw:text-style-name="P2" draw:layer="layout" svg:width="0.035cm" svg:height="0.036cm" svg:x="11.85cm" svg:y="8.59cm" svg:viewBox="0 0 36 37" svg:d="M36 18c0 25-36 25-36 0 0-24 36-24 36 0z">
          <text:p/>
        </draw:path>
        <draw:line draw:style-name="gr18" draw:text-style-name="P2" draw:layer="layout" svg:x1="11.867cm" svg:y1="10.301cm" svg:x2="11.867cm" svg:y2="8.84cm">
          <text:p/>
        </draw:line>
        <draw:polygon draw:style-name="gr12" draw:text-style-name="P6" draw:layer="layout" svg:width="0.223cm" svg:height="1.096cm" svg:x="11.756cm" svg:y="10.301cm" svg:viewBox="0 0 224 1097" draw:points="0,0 224,0 224,1097 0,1097">
          <text:p/>
        </draw:polygon>
        <draw:polygon draw:style-name="gr35" draw:text-style-name="P2" draw:layer="layout" svg:width="0.223cm" svg:height="1.096cm" svg:x="11.756cm" svg:y="10.301cm" svg:viewBox="0 0 224 1097" draw:points="0,0 224,0 224,1097 0,1097">
          <text:p/>
        </draw:polygon>
        <draw:line draw:style-name="gr36" draw:text-style-name="P2" draw:layer="layout" svg:x1="11.756cm" svg:y1="10.725cm" svg:x2="11.979cm" svg:y2="10.725cm">
          <text:p/>
        </draw:line>
        <draw:line draw:style-name="gr19" draw:text-style-name="P2" draw:layer="layout" svg:x1="12.609cm" svg:y1="9.185cm" svg:x2="12.609cm" svg:y2="8.84cm">
          <text:p/>
        </draw:line>
        <draw:line draw:style-name="gr19" draw:text-style-name="P2" draw:layer="layout" svg:x1="12.609cm" svg:y1="10.385cm" svg:x2="12.609cm" svg:y2="11.397cm">
          <text:p/>
        </draw:line>
        <draw:polygon draw:style-name="gr14" draw:text-style-name="P7" draw:layer="layout" svg:width="0.222cm" svg:height="1.2cm" svg:x="12.498cm" svg:y="9.185cm" svg:viewBox="0 0 223 1201" draw:points="0,0 223,0 223,1201 0,1201">
          <text:p/>
        </draw:polygon>
        <draw:polygon draw:style-name="gr38" draw:text-style-name="P2" draw:layer="layout" svg:width="0.222cm" svg:height="1.2cm" svg:x="12.498cm" svg:y="9.185cm" svg:viewBox="0 0 223 1201" draw:points="0,0 223,0 223,1201 0,1201">
          <text:p/>
        </draw:polygon>
        <draw:line draw:style-name="gr39" draw:text-style-name="P2" draw:layer="layout" svg:x1="12.498cm" svg:y1="10.001cm" svg:x2="12.72cm" svg:y2="10.001cm">
          <text:p/>
        </draw:line>
        <draw:line draw:style-name="gr20" draw:text-style-name="P2" draw:layer="layout" svg:x1="13.351cm" svg:y1="9.337cm" svg:x2="13.351cm" svg:y2="8.657cm">
          <text:p/>
        </draw:line>
        <draw:line draw:style-name="gr20" draw:text-style-name="P2" draw:layer="layout" svg:x1="13.351cm" svg:y1="10.438cm" svg:x2="13.351cm" svg:y2="11.397cm">
          <text:p/>
        </draw:line>
        <draw:polygon draw:style-name="gr16" draw:text-style-name="P8" draw:layer="layout" svg:width="0.222cm" svg:height="1.101cm" svg:x="13.24cm" svg:y="9.337cm" svg:viewBox="0 0 223 1102" draw:points="0,0 223,0 223,1102 0,1102">
          <text:p/>
        </draw:polygon>
        <draw:polygon draw:style-name="gr41" draw:text-style-name="P2" draw:layer="layout" svg:width="0.222cm" svg:height="1.101cm" svg:x="13.24cm" svg:y="9.337cm" svg:viewBox="0 0 223 1102" draw:points="0,0 223,0 223,1102 0,1102">
          <text:p/>
        </draw:polygon>
        <draw:line draw:style-name="gr42" draw:text-style-name="P2" draw:layer="layout" svg:x1="13.24cm" svg:y1="9.826cm" svg:x2="13.462cm" svg:y2="9.826cm">
          <text:p/>
        </draw:line>
        <draw:frame draw:style-name="gr45" draw:text-style-name="P20" draw:layer="layout" svg:width="0.3cm" svg:height="0.34cm" svg:x="10.589cm" svg:y="7.557cm">
          <draw:text-box>
            <text:p text:style-name="P9"><text:span text:style-name="T8">b</text:span></text:p>
          </draw:text-box>
        </draw:frame>
        <draw:frame draw:style-name="gr45" draw:text-style-name="P20" draw:layer="layout" svg:width="0.3cm" svg:height="0.34cm" svg:x="11.784cm" svg:y="7.557cm">
          <draw:text-box>
            <text:p text:style-name="P9"><text:span text:style-name="T8">a</text:span></text:p>
          </draw:text-box>
        </draw:frame>
        <draw:frame draw:style-name="gr45" draw:text-style-name="P20" draw:layer="layout" svg:width="0.3cm" svg:height="0.34cm" svg:x="12.526cm" svg:y="7.557cm">
          <draw:text-box>
            <text:p text:style-name="P9"><text:span text:style-name="T8">b</text:span></text:p>
          </draw:text-box>
        </draw:frame>
        <draw:frame draw:style-name="gr45" draw:text-style-name="P20" draw:layer="layout" svg:width="0.3cm" svg:height="0.34cm" svg:x="13.268cm" svg:y="7.557cm">
          <draw:text-box>
            <text:p text:style-name="P9"><text:span text:style-name="T8">b</text:span></text:p>
          </draw:text-box>
        </draw:frame>
        <draw:line draw:style-name="gr29" draw:text-style-name="P2" draw:layer="layout" svg:x1="8.744cm" svg:y1="11.397cm" svg:x2="8.744cm" svg:y2="7.561cm">
          <text:p/>
        </draw:line>
        <draw:frame draw:style-name="gr57" draw:text-style-name="P18" draw:layer="layout" svg:width="5.366cm" svg:height="0.357cm" svg:x="8.443cm" svg:y="7.093cm">
          <draw:text-box>
            <text:p text:style-name="P9"><text:span text:style-name="T6">Late-Middle Holocene Early Holocene</text:span></text:p>
          </draw:text-box>
        </draw:frame>
        <draw:frame draw:style-name="gr30" draw:text-style-name="P17" draw:layer="layout" svg:width="0.396cm" svg:height="0.319cm" svg:x="8.178cm" svg:y="11.243cm">
          <draw:text-box>
            <text:p text:style-name="P9"><text:span text:style-name="T5">0.0</text:span></text:p>
          </draw:text-box>
        </draw:frame>
        <draw:frame draw:style-name="gr30" draw:text-style-name="P17" draw:layer="layout" svg:width="0.396cm" svg:height="0.319cm" svg:x="8.178cm" svg:y="10.476cm">
          <draw:text-box>
            <text:p text:style-name="P9"><text:span text:style-name="T5">0.2</text:span></text:p>
          </draw:text-box>
        </draw:frame>
        <draw:frame draw:style-name="gr30" draw:text-style-name="P17" draw:layer="layout" svg:width="0.396cm" svg:height="0.319cm" svg:x="8.178cm" svg:y="9.709cm">
          <draw:text-box>
            <text:p text:style-name="P9"><text:span text:style-name="T5">0.4</text:span></text:p>
          </draw:text-box>
        </draw:frame>
        <draw:frame draw:style-name="gr30" draw:text-style-name="P17" draw:layer="layout" svg:width="0.396cm" svg:height="0.319cm" svg:x="8.178cm" svg:y="8.942cm">
          <draw:text-box>
            <text:p text:style-name="P9"><text:span text:style-name="T5">0.6</text:span></text:p>
          </draw:text-box>
        </draw:frame>
        <draw:frame draw:style-name="gr30" draw:text-style-name="P17" draw:layer="layout" svg:width="0.396cm" svg:height="0.319cm" svg:x="8.178cm" svg:y="8.174cm">
          <draw:text-box>
            <text:p text:style-name="P9"><text:span text:style-name="T5">0.8</text:span></text:p>
          </draw:text-box>
        </draw:frame>
        <draw:line draw:style-name="gr31" draw:text-style-name="P2" draw:layer="layout" svg:x1="8.647cm" svg:y1="11.397cm" svg:x2="8.744cm" svg:y2="11.397cm">
          <text:p/>
        </draw:line>
        <draw:line draw:style-name="gr31" draw:text-style-name="P2" draw:layer="layout" svg:x1="8.647cm" svg:y1="10.63cm" svg:x2="8.744cm" svg:y2="10.63cm">
          <text:p/>
        </draw:line>
        <draw:line draw:style-name="gr31" draw:text-style-name="P2" draw:layer="layout" svg:x1="8.647cm" svg:y1="9.863cm" svg:x2="8.744cm" svg:y2="9.863cm">
          <text:p/>
        </draw:line>
        <draw:line draw:style-name="gr31" draw:text-style-name="P2" draw:layer="layout" svg:x1="8.647cm" svg:y1="9.096cm" svg:x2="8.744cm" svg:y2="9.096cm">
          <text:p/>
        </draw:line>
        <draw:line draw:style-name="gr31" draw:text-style-name="P2" draw:layer="layout" svg:x1="8.647cm" svg:y1="8.328cm" svg:x2="8.744cm" svg:y2="8.328cm">
          <text:p/>
        </draw:line>
        <draw:line draw:style-name="gr31" draw:text-style-name="P2" draw:layer="layout" svg:x1="8.647cm" svg:y1="7.561cm" svg:x2="8.744cm" svg:y2="7.561cm">
          <text:p/>
        </draw:line>
        <draw:frame draw:style-name="gr30" draw:text-style-name="P17" draw:layer="layout" svg:width="0.396cm" svg:height="0.319cm" svg:x="8.178cm" svg:y="7.407cm">
          <draw:text-box>
            <text:p text:style-name="P9"><text:span text:style-name="T5">1.0</text:span></text:p>
          </draw:text-box>
        </draw:frame>
        <draw:frame draw:style-name="gr58" draw:text-style-name="P18" draw:layer="layout" svg:width="1.827cm" svg:height="0.357cm" draw:transform="rotate (1.5707963267949) translate (7.702cm 10.388cm)">
          <draw:text-box>
            <text:p text:style-name="P9"><text:span text:style-name="T6">Performance</text:span></text:p>
          </draw:text-box>
        </draw:frame>
        <draw:polygon draw:style-name="gr2" draw:text-style-name="P1" draw:layer="layout" svg:width="4.572cm" svg:height="5.215cm" svg:x="14.407cm" svg:y="6.779cm" svg:viewBox="0 0 4573 5216" draw:points="0,0 4573,0 4573,5216 0,5216">
          <text:p/>
        </draw:polygon>
        <draw:polygon draw:style-name="gr1" draw:text-style-name="P1" draw:layer="layout" svg:width="2.393cm" svg:height="3.836cm" svg:x="16.086cm" svg:y="7.561cm" svg:viewBox="0 0 2394 3837" draw:points="0,0 2394,0 2394,3837 0,3837">
          <text:p/>
        </draw:polygon>
        <draw:path draw:style-name="gr12" draw:text-style-name="P6" draw:layer="layout" svg:width="0.036cm" svg:height="0.035cm" svg:x="16.517cm" svg:y="10.598cm" svg:viewBox="0 0 37 36" svg:d="M37 17c0 25-37 25-37 0 0-23 37-23 37 0z">
          <text:p/>
        </draw:path>
        <draw:path draw:style-name="gr47" draw:text-style-name="P2" draw:layer="layout" svg:width="0.036cm" svg:height="0.035cm" svg:x="16.517cm" svg:y="10.598cm" svg:viewBox="0 0 37 36" svg:d="M37 17c0 25-37 25-37 0 0-23 37-23 37 0z">
          <text:p/>
        </draw:path>
        <draw:path draw:style-name="gr12" draw:text-style-name="P6" draw:layer="layout" svg:width="0.036cm" svg:height="0.036cm" svg:x="16.517cm" svg:y="11.002cm" svg:viewBox="0 0 37 37" svg:d="M37 18c0 25-37 25-37 0 0-24 37-24 37 0z">
          <text:p/>
        </draw:path>
        <draw:path draw:style-name="gr47" draw:text-style-name="P2" draw:layer="layout" svg:width="0.036cm" svg:height="0.036cm" svg:x="16.517cm" svg:y="11.002cm" svg:viewBox="0 0 37 37" svg:d="M37 18c0 25-37 25-37 0 0-24 37-24 37 0z">
          <text:p/>
        </draw:path>
        <draw:path draw:style-name="gr12" draw:text-style-name="P6" draw:layer="layout" svg:width="0.036cm" svg:height="0.035cm" svg:x="16.517cm" svg:y="8.128cm" svg:viewBox="0 0 37 36" svg:d="M37 19c0 23-37 23-37 0 0-25 37-25 37 0z">
          <text:p/>
        </draw:path>
        <draw:path draw:style-name="gr47" draw:text-style-name="P2" draw:layer="layout" svg:width="0.036cm" svg:height="0.035cm" svg:x="16.517cm" svg:y="8.128cm" svg:viewBox="0 0 37 36" svg:d="M37 19c0 23-37 23-37 0 0-25 37-25 37 0z">
          <text:p/>
        </draw:path>
        <draw:line draw:style-name="gr18" draw:text-style-name="P2" draw:layer="layout" svg:x1="16.535cm" svg:y1="9.145cm" svg:x2="16.535cm" svg:y2="8.726cm">
          <text:p/>
        </draw:line>
        <draw:line draw:style-name="gr18" draw:text-style-name="P2" draw:layer="layout" svg:x1="16.535cm" svg:y1="9.711cm" svg:x2="16.535cm" svg:y2="9.925cm">
          <text:p/>
        </draw:line>
        <draw:polygon draw:style-name="gr12" draw:text-style-name="P6" draw:layer="layout" svg:width="0.224cm" svg:height="0.566cm" svg:x="16.423cm" svg:y="9.145cm" svg:viewBox="0 0 225 567" draw:points="0,0 225,0 225,567 0,567">
          <text:p/>
        </draw:polygon>
        <draw:polygon draw:style-name="gr35" draw:text-style-name="P2" draw:layer="layout" svg:width="0.224cm" svg:height="0.566cm" svg:x="16.423cm" svg:y="9.145cm" svg:viewBox="0 0 225 567" draw:points="0,0 225,0 225,567 0,567">
          <text:p/>
        </draw:polygon>
        <draw:line draw:style-name="gr36" draw:text-style-name="P2" draw:layer="layout" svg:x1="16.423cm" svg:y1="9.485cm" svg:x2="16.647cm" svg:y2="9.485cm">
          <text:p/>
        </draw:line>
        <draw:path draw:style-name="gr14" draw:text-style-name="P7" draw:layer="layout" svg:width="0.035cm" svg:height="0.035cm" svg:x="17.265cm" svg:y="8.899cm" svg:viewBox="0 0 36 36" svg:d="M36 18c0 24-36 24-36 0s36-24 36 0z">
          <text:p/>
        </draw:path>
        <draw:path draw:style-name="gr37" draw:text-style-name="P2" draw:layer="layout" svg:width="0.035cm" svg:height="0.035cm" svg:x="17.265cm" svg:y="8.899cm" svg:viewBox="0 0 36 36" svg:d="M36 18c0 24-36 24-36 0s36-24 36 0z">
          <text:p/>
        </draw:path>
        <draw:line draw:style-name="gr19" draw:text-style-name="P2" draw:layer="layout" svg:x1="17.283cm" svg:y1="9.978cm" svg:x2="17.283cm" svg:y2="9.356cm">
          <text:p/>
        </draw:line>
        <draw:line draw:style-name="gr19" draw:text-style-name="P2" draw:layer="layout" svg:x1="17.283cm" svg:y1="10.505cm" svg:x2="17.283cm" svg:y2="11.26cm">
          <text:p/>
        </draw:line>
        <draw:polygon draw:style-name="gr14" draw:text-style-name="P7" draw:layer="layout" svg:width="0.225cm" svg:height="0.527cm" svg:x="17.17cm" svg:y="9.978cm" svg:viewBox="0 0 226 528" draw:points="0,0 226,0 226,528 0,528">
          <text:p/>
        </draw:polygon>
        <draw:polygon draw:style-name="gr38" draw:text-style-name="P2" draw:layer="layout" svg:width="0.225cm" svg:height="0.527cm" svg:x="17.17cm" svg:y="9.978cm" svg:viewBox="0 0 226 528" draw:points="0,0 226,0 226,528 0,528">
          <text:p/>
        </draw:polygon>
        <draw:line draw:style-name="gr39" draw:text-style-name="P2" draw:layer="layout" svg:x1="17.17cm" svg:y1="10.254cm" svg:x2="17.395cm" svg:y2="10.254cm">
          <text:p/>
        </draw:line>
        <draw:line draw:style-name="gr20" draw:text-style-name="P2" draw:layer="layout" svg:x1="18.03cm" svg:y1="9.24cm" svg:x2="18.03cm" svg:y2="8.697cm">
          <text:p/>
        </draw:line>
        <draw:line draw:style-name="gr20" draw:text-style-name="P2" draw:layer="layout" svg:x1="18.03cm" svg:y1="10.249cm" svg:x2="18.03cm" svg:y2="10.91cm">
          <text:p/>
        </draw:line>
        <draw:polygon draw:style-name="gr16" draw:text-style-name="P8" draw:layer="layout" svg:width="0.224cm" svg:height="1.009cm" svg:x="17.918cm" svg:y="9.24cm" svg:viewBox="0 0 225 1010" draw:points="0,0 225,0 225,1010 0,1010">
          <text:p/>
        </draw:polygon>
        <draw:polygon draw:style-name="gr41" draw:text-style-name="P2" draw:layer="layout" svg:width="0.224cm" svg:height="1.009cm" svg:x="17.918cm" svg:y="9.24cm" svg:viewBox="0 0 225 1010" draw:points="0,0 225,0 225,1010 0,1010">
          <text:p/>
        </draw:polygon>
        <draw:line draw:style-name="gr42" draw:text-style-name="P2" draw:layer="layout" svg:x1="17.918cm" svg:y1="9.498cm" svg:x2="18.142cm" svg:y2="9.498cm">
          <text:p/>
        </draw:line>
        <draw:frame draw:style-name="gr43" draw:text-style-name="P19" draw:layer="layout" svg:width="0.387cm" svg:height="0.433cm" svg:x="7.173cm" svg:y="6.845cm">
          <draw:text-box>
            <text:p text:style-name="P9"><text:span text:style-name="T7">c</text:span></text:p>
          </draw:text-box>
        </draw:frame>
        <draw:frame draw:style-name="gr45" draw:text-style-name="P20" draw:layer="layout" svg:width="0.3cm" svg:height="0.34cm" svg:x="16.452cm" svg:y="7.673cm">
          <draw:text-box>
            <text:p text:style-name="P9"><text:span text:style-name="T8">a</text:span></text:p>
          </draw:text-box>
        </draw:frame>
        <draw:frame draw:style-name="gr45" draw:text-style-name="P20" draw:layer="layout" svg:width="0.3cm" svg:height="0.34cm" svg:x="17.199cm" svg:y="7.673cm">
          <draw:text-box>
            <text:p text:style-name="P9"><text:span text:style-name="T8">b</text:span></text:p>
          </draw:text-box>
        </draw:frame>
        <draw:line draw:style-name="gr29" draw:text-style-name="P2" draw:layer="layout" svg:x1="16.086cm" svg:y1="11.397cm" svg:x2="16.086cm" svg:y2="7.561cm">
          <text:p/>
        </draw:line>
        <draw:frame draw:style-name="gr45" draw:text-style-name="P20" draw:layer="layout" svg:width="0.3cm" svg:height="0.34cm" svg:x="17.947cm" svg:y="7.673cm">
          <draw:text-box>
            <text:p text:style-name="P9"><text:span text:style-name="T8">a</text:span></text:p>
          </draw:text-box>
        </draw:frame>
        <draw:frame draw:style-name="gr32" draw:text-style-name="P17" draw:layer="layout" svg:width="0.552cm" svg:height="0.319cm" svg:x="15.363cm" svg:y="11.243cm">
          <draw:text-box>
            <text:p text:style-name="P9"><text:span text:style-name="T5">0.10</text:span></text:p>
          </draw:text-box>
        </draw:frame>
        <draw:frame draw:style-name="gr32" draw:text-style-name="P17" draw:layer="layout" svg:width="0.552cm" svg:height="0.319cm" svg:x="15.363cm" svg:y="10.284cm">
          <draw:text-box>
            <text:p text:style-name="P9"><text:span text:style-name="T5">0.15</text:span></text:p>
          </draw:text-box>
        </draw:frame>
        <draw:frame draw:style-name="gr32" draw:text-style-name="P17" draw:layer="layout" svg:width="0.552cm" svg:height="0.319cm" svg:x="15.363cm" svg:y="9.325cm">
          <draw:text-box>
            <text:p text:style-name="P9"><text:span text:style-name="T5">0.20</text:span></text:p>
          </draw:text-box>
        </draw:frame>
        <draw:frame draw:style-name="gr32" draw:text-style-name="P17" draw:layer="layout" svg:width="0.552cm" svg:height="0.319cm" svg:x="15.363cm" svg:y="8.366cm">
          <draw:text-box>
            <text:p text:style-name="P9"><text:span text:style-name="T5">0.25</text:span></text:p>
          </draw:text-box>
        </draw:frame>
        <draw:line draw:style-name="gr31" draw:text-style-name="P2" draw:layer="layout" svg:x1="15.99cm" svg:y1="11.397cm" svg:x2="16.086cm" svg:y2="11.397cm">
          <text:p/>
        </draw:line>
        <draw:line draw:style-name="gr31" draw:text-style-name="P2" draw:layer="layout" svg:x1="15.99cm" svg:y1="10.438cm" svg:x2="16.086cm" svg:y2="10.438cm">
          <text:p/>
        </draw:line>
        <draw:line draw:style-name="gr31" draw:text-style-name="P2" draw:layer="layout" svg:x1="15.99cm" svg:y1="9.479cm" svg:x2="16.086cm" svg:y2="9.479cm">
          <text:p/>
        </draw:line>
        <draw:line draw:style-name="gr31" draw:text-style-name="P2" draw:layer="layout" svg:x1="15.99cm" svg:y1="8.52cm" svg:x2="16.086cm" svg:y2="8.52cm">
          <text:p/>
        </draw:line>
        <draw:line draw:style-name="gr31" draw:text-style-name="P2" draw:layer="layout" svg:x1="15.99cm" svg:y1="7.561cm" svg:x2="16.086cm" svg:y2="7.561cm">
          <text:p/>
        </draw:line>
        <draw:frame draw:style-name="gr32" draw:text-style-name="P17" draw:layer="layout" svg:width="0.552cm" svg:height="0.319cm" svg:x="15.363cm" svg:y="7.407cm">
          <draw:text-box>
            <text:p text:style-name="P9"><text:span text:style-name="T5">0.30</text:span></text:p>
          </draw:text-box>
        </draw:frame>
        <draw:frame draw:style-name="gr59" draw:text-style-name="P18" draw:layer="layout" svg:width="3.338cm" svg:height="0.357cm" draw:transform="rotate (1.5707963267949) translate (14.848cm 11.138cm)">
          <draw:text-box>
            <text:p text:style-name="P9"><text:span text:style-name="T6">Performance (std. dev.)</text:span></text:p>
          </draw:text-box>
        </draw:frame>
        <draw:frame draw:style-name="gr43" draw:text-style-name="P19" draw:layer="layout" svg:width="0.387cm" svg:height="0.433cm" svg:x="14.526cm" svg:y="6.845cm">
          <draw:text-box>
            <text:p text:style-name="P9"><text:span text:style-name="T7">d</text:span></text:p>
          </draw:text-box>
        </draw:frame>
        <draw:path draw:style-name="gr110" draw:text-style-name="P38" draw:layer="layout" svg:width="4.823cm" svg:height="0.5cm" svg:x="13.625cm" svg:y="3.899cm" svg:viewBox="0 0 4824 501" svg:d="M14 493c43-24 78-60 103-102 24-43 37-91 37-140 0-50-13-98-37-141-25-42-60-78-103-102-5-3-9-6-14-8h4574c44 0 87 12 125 34s70 53 92 91 33 82 33 126c0 43-11 87-33 125s-54 69-92 91-81 34-125 34h-1-4573c5-2 9-5 14-8z">
          <text:p/>
        </draw:path>
        <draw:custom-shape draw:style-name="gr111" draw:text-style-name="P39" draw:layer="layout" svg:width="4.76cm" svg:height="0.5cm" svg:x="10.951cm" svg:y="4.5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12" draw:text-style-name="P40" draw:layer="layout" svg:width="2.811cm" svg:height="0.49cm" svg:x="15.639cm" svg:y="4.502cm" svg:viewBox="0 0 2812 491" svg:d="M18 482c42-25 78-59 102-101s37-89 37-137c0-49-13-96-37-138s-60-76-102-101c-3-1-7-3-10-5h2555c44 0 87 11 125 33 38 21 69 52 91 90 22 37 33 79 33 123 0 43-11 85-33 122-22 38-53 69-91 90-38 22-81 33-125 33h-2563c6-3 12-6 18-9z">
          <text:p/>
        </draw:path>
        <draw:custom-shape draw:style-name="gr113" draw:text-style-name="P41" draw:layer="layout" svg:width="2.75cm" svg:height="0.5cm" svg:x="10.951cm" svg:y="3.902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42" draw:layer="layout" svg:width="2.15cm" svg:height="0.515cm" svg:x="11.1cm" svg:y="3.888cm">
          <draw:text-box>
            <text:p text:style-name="P28"><text:span text:style-name="T14">Correlations</text:span></text:p>
          </draw:text-box>
        </draw:frame>
        <draw:frame draw:style-name="gr115" draw:text-style-name="P43" draw:layer="layout" svg:width="3.8cm" svg:height="0.516cm" svg:x="11.1cm" svg:y="4.506cm">
          <draw:text-box>
            <text:p text:style-name="P28"><text:span text:style-name="T14">Species distributions</text:span></text:p>
          </draw:text-box>
        </draw:frame>
        <draw:frame draw:style-name="gr115" draw:text-style-name="P44" draw:layer="layout" svg:width="2.568cm" svg:height="0.516cm" svg:x="15.75cm" svg:y="4.506cm">
          <draw:text-box>
            <text:p text:style-name="P30"><text:span text:style-name="T14">Measurements</text:span></text:p>
          </draw:text-box>
        </draw:frame>
        <draw:frame draw:style-name="gr115" draw:text-style-name="P36" draw:layer="layout" svg:width="2.9cm" svg:height="0.516cm" svg:x="15.415cm" svg:y="3.906cm">
          <draw:text-box>
            <text:p text:style-name="P30"><text:span text:style-name="T14">Mechanisms</text:span></text:p>
          </draw:text-box>
        </draw:frame>
        <draw:frame draw:style-name="gr116" draw:text-style-name="P22" draw:layer="layout" svg:width="1.604cm" svg:height="0.357cm" svg:x="10.847cm" svg:y="2.651cm">
          <draw:text-box>
            <text:p text:style-name="P9"><text:span text:style-name="T10">Correlative</text:span></text:p>
          </draw:text-box>
        </draw:frame>
        <draw:g>
          <draw:polygon draw:style-name="gr60" draw:text-style-name="P1" draw:layer="layout" svg:width="0.518cm" svg:height="0.515cm" svg:x="11.35cm" svg:y="3.201cm" svg:viewBox="0 0 519 516" draw:points="0,0 519,0 519,516 0,516">
            <text:p/>
          </draw:polygon>
          <draw:line draw:style-name="gr61" draw:text-style-name="P2" draw:layer="layout" svg:x1="11.609cm" svg:y1="3.665cm" svg:x2="11.609cm" svg:y2="3.252cm">
            <text:p/>
          </draw:line>
          <draw:path draw:style-name="gr62" draw:text-style-name="P3" draw:layer="layout" svg:width="0.083cm" svg:height="0.083cm" svg:x="11.568cm" svg:y="3.418cm" svg:viewBox="0 0 84 84" svg:d="M84 41c0 57-84 57-84 0 0-55 84-55 84 0z">
            <text:p/>
          </draw:path>
          <draw:path draw:style-name="gr63" draw:text-style-name="P2" draw:layer="layout" svg:width="0.083cm" svg:height="0.083cm" svg:x="11.568cm" svg:y="3.418cm" svg:viewBox="0 0 84 84" svg:d="M84 41c0 57-84 57-84 0 0-55 84-55 84 0z">
            <text:p/>
          </draw:path>
          <draw:polygon draw:style-name="gr64" draw:text-style-name="P6" draw:layer="layout" svg:width="0.476cm" svg:height="0.474cm" svg:x="11.371cm" svg:y="3.222cm" svg:viewBox="0 0 477 475" draw:points="0,0 477,0 477,475 0,475">
            <text:p/>
          </draw:polygon>
          <draw:polygon draw:style-name="gr65" draw:text-style-name="P2" draw:layer="layout" svg:width="0.476cm" svg:height="0.474cm" svg:x="11.371cm" svg:y="3.222cm" svg:viewBox="0 0 477 475" draw:points="0,0 477,0 477,475 0,475">
            <text:p/>
          </draw:polygon>
          <draw:line draw:style-name="gr66" draw:text-style-name="P2" draw:layer="layout" svg:x1="11.402cm" svg:y1="3.459cm" svg:x2="11.816cm" svg:y2="3.459cm">
            <text:p/>
          </draw:line>
        </draw:g>
        <draw:g>
          <draw:polygon draw:style-name="gr60" draw:text-style-name="P1" draw:layer="layout" svg:width="0.518cm" svg:height="0.515cm" svg:x="14.441cm" svg:y="3.205cm" svg:viewBox="0 0 519 516" draw:points="0,0 519,0 519,516 0,516">
            <text:p/>
          </draw:polygon>
          <draw:line draw:style-name="gr67" draw:text-style-name="P2" draw:layer="layout" svg:x1="14.7cm" svg:y1="3.669cm" svg:x2="14.7cm" svg:y2="3.256cm">
            <text:p/>
          </draw:line>
          <draw:path draw:style-name="gr68" draw:text-style-name="P4" draw:layer="layout" svg:width="0.083cm" svg:height="0.083cm" svg:x="14.658cm" svg:y="3.421cm" svg:viewBox="0 0 84 84" svg:d="M84 41c0 57-84 57-84 0 0-55 84-55 84 0z">
            <text:p/>
          </draw:path>
          <draw:path draw:style-name="gr69" draw:text-style-name="P2" draw:layer="layout" svg:width="0.083cm" svg:height="0.083cm" svg:x="14.658cm" svg:y="3.421cm" svg:viewBox="0 0 84 84" svg:d="M84 41c0 57-84 57-84 0 0-55 84-55 84 0z">
            <text:p/>
          </draw:path>
          <draw:polygon draw:style-name="gr70" draw:text-style-name="P7" draw:layer="layout" svg:width="0.476cm" svg:height="0.474cm" svg:x="14.462cm" svg:y="3.226cm" svg:viewBox="0 0 477 475" draw:points="0,0 477,0 477,475 0,475">
            <text:p/>
          </draw:polygon>
          <draw:polygon draw:style-name="gr71" draw:text-style-name="P2" draw:layer="layout" svg:width="0.476cm" svg:height="0.474cm" svg:x="14.462cm" svg:y="3.226cm" svg:viewBox="0 0 477 475" draw:points="0,0 477,0 477,475 0,475">
            <text:p/>
          </draw:polygon>
          <draw:line draw:style-name="gr72" draw:text-style-name="P2" draw:layer="layout" svg:x1="14.493cm" svg:y1="3.462cm" svg:x2="14.907cm" svg:y2="3.462cm">
            <text:p/>
          </draw:line>
        </draw:g>
        <draw:frame draw:style-name="gr117" draw:text-style-name="P46" draw:layer="layout" svg:width="2.102cm" svg:height="0.713cm" svg:x="13.632cm" svg:y="2.355cm">
          <draw:text-box>
            <text:p text:style-name="P45"><text:span text:style-name="T10">Fitted</text:span></text:p>
            <text:p text:style-name="P45"><text:span text:style-name="T10">process-based</text:span></text:p>
          </draw:text-box>
        </draw:frame>
        <draw:g>
          <draw:polygon draw:style-name="gr73" draw:text-style-name="P1" draw:layer="layout" svg:width="0.518cm" svg:height="0.515cm" svg:x="17.55cm" svg:y="3.201cm" svg:viewBox="0 0 519 516" draw:points="0,0 519,0 519,516 0,516">
            <text:p/>
          </draw:polygon>
          <draw:line draw:style-name="gr74" draw:text-style-name="P2" draw:layer="layout" svg:x1="17.809cm" svg:y1="3.664cm" svg:x2="17.809cm" svg:y2="3.252cm">
            <text:p/>
          </draw:line>
          <draw:path draw:style-name="gr75" draw:text-style-name="P5" draw:layer="layout" svg:width="0.083cm" svg:height="0.083cm" svg:x="17.768cm" svg:y="3.418cm" svg:viewBox="0 0 84 84" svg:d="M84 41c0 57-84 57-84 0 0-55 84-55 84 0z">
            <text:p/>
          </draw:path>
          <draw:path draw:style-name="gr76" draw:text-style-name="P2" draw:layer="layout" svg:width="0.083cm" svg:height="0.083cm" svg:x="17.768cm" svg:y="3.418cm" svg:viewBox="0 0 84 84" svg:d="M84 41c0 57-84 57-84 0 0-55 84-55 84 0z">
            <text:p/>
          </draw:path>
          <draw:polygon draw:style-name="gr77" draw:text-style-name="P8" draw:layer="layout" svg:width="0.476cm" svg:height="0.474cm" svg:x="17.571cm" svg:y="3.222cm" svg:viewBox="0 0 477 475" draw:points="0,0 477,0 477,475 0,475">
            <text:p/>
          </draw:polygon>
          <draw:polygon draw:style-name="gr78" draw:text-style-name="P2" draw:layer="layout" svg:width="0.476cm" svg:height="0.474cm" svg:x="17.571cm" svg:y="3.222cm" svg:viewBox="0 0 477 475" draw:points="0,0 477,0 477,475 0,475">
            <text:p/>
          </draw:polygon>
          <draw:line draw:style-name="gr79" draw:text-style-name="P2" draw:layer="layout" svg:x1="17.602cm" svg:y1="3.459cm" svg:x2="18.016cm" svg:y2="3.459cm">
            <text:p/>
          </draw:line>
        </draw:g>
        <draw:frame draw:style-name="gr82" draw:text-style-name="P24" draw:layer="layout" svg:width="2.178cm" svg:height="0.735cm" svg:x="16.423cm" svg:y="2.373cm">
          <draw:text-box>
            <text:p text:style-name="P23"><text:span text:style-name="T10">Expert</text:span></text:p>
            <text:p text:style-name="P23"><text:span text:style-name="T10">process-based</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Gradient_20_10" draw:display-name="Gradient 10" draw:style="linear" draw:start-color="#995d81" draw:end-color="#018530" draw:start-intensity="100%" draw:end-intensity="100%" draw:angle="90deg" draw:border="0%"/>
    <draw:gradient draw:name="Gradient_20_22" draw:display-name="Gradient 22" draw:style="linear" draw:start-color="#457b9d" draw:end-color="#995d81" draw:start-intensity="95%" draw:end-intensity="80%" draw:angle="90deg" draw:border="20%"/>
    <draw:gradient draw:name="Gradient_20_23" draw:display-name="Gradient 23" draw:style="linear" draw:start-color="#995d81" draw:end-color="#018530" draw:start-intensity="80%" draw:end-intensity="95%" draw:angle="90deg" draw:border="20%"/>
    <draw:gradient draw:name="Gradient_20_5" draw:display-name="Gradient 5" draw:style="linear" draw:start-color="#457b9d" draw:end-color="#995d81" draw:start-intensity="100%" draw:end-intensity="100%" draw:angle="90deg" draw:border="0%"/>
    <draw:gradient draw:name="Gradient_20_9" draw:display-name="Gradient 9" draw:style="linear" draw:start-color="#995d81" draw:end-color="#018530" draw:start-intensity="100%" draw:end-intensity="100%" draw:angle="9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opacity draw:name="Transparency_20_3" draw:display-name="Transparency 3" draw:style="linear" draw:start="80%" draw:end="90%" draw:angle="90deg" draw:border="0%"/>
    <draw:opacity draw:name="Transparency_20_5" draw:display-name="Transparency 5" draw:style="linear" draw:start="90%" draw:end="80%" draw:angle="90deg" draw:border="0%"/>
    <draw:marker draw:name="Arrow" svg:viewBox="0 0 20 30" svg:d="M10 0l-10 30h20z"/>
    <draw:stroke-dash draw:name="Double_20_Dash" draw:display-name="Double Dash" draw:style="rect" draw:dots1="1" draw:dots1-length="800%" draw:distance="300%"/>
    <draw:stroke-dash draw:name="Long_20_Dash" draw:display-name="Long Dash" draw:style="rect" draw:dots1="1" draw:dots1-length="400%" draw:distance="300%"/>
    <draw:stroke-dash draw:name="stroke-dash54" draw:style="rect" draw:dots1="1" draw:dots1-length="0.12cm" draw:distance="0.12cm"/>
    <draw:stroke-dash draw:name="stroke-dash93" draw:style="rect" draw:dots1="1" draw:dots1-length="0.15cm" draw:distance="0.15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8.979cm" fo:page-height="11.9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1-30T17:51:32.247000000</dc:date>
    <dc:creator>Victor Van der Meersch</dc:creator>
    <meta:editing-duration>PT43M57S</meta:editing-duration>
    <meta:editing-cycles>11</meta:editing-cycles>
    <meta:generator>LibreOffice/7.5.8.2$Windows_X86_64 LibreOffice_project/f718d63693263970429a68f568db6046aaa9df01</meta:generator>
    <meta:document-statistic meta:object-count="1143"/>
  </office:meta>
</office:document-meta>
</file>